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39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976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704cm"/>
    </style:style>
    <style:style style:name="co13" style:family="table-column">
      <style:table-column-properties fo:break-before="auto" style:column-width="3.1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" style:family="table-cell" style:parent-style-name="Default">
      <style:table-cell-properties fo:background-color="#bf819e" fo:border="0.74pt solid #000000"/>
    </style:style>
    <style:style style:name="ce11" style:family="table-cell" style:parent-style-name="Default">
      <style:table-cell-properties fo:border-bottom="none" fo:background-color="#bbe33d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ackground-color="#bbe33d" fo:border-left="0.74pt solid #000000" fo:border-right="none" fo:border-top="none"/>
    </style:style>
    <style:style style:name="ce13" style:family="table-cell" style:parent-style-name="Default">
      <style:table-cell-properties fo:border-bottom="none" fo:background-color="#bbe33d" fo:border-left="none" fo:border-right="none" fo:border-top="0.74pt solid #000000"/>
    </style:style>
    <style:style style:name="ce16" style:family="table-cell" style:parent-style-name="Default">
      <style:table-cell-properties fo:background-color="#bbe33d"/>
    </style:style>
    <style:style style:name="ce18" style:family="table-cell" style:parent-style-name="Default">
      <style:table-cell-properties fo:border-bottom="0.74pt solid #000000" fo:background-color="#bbe33d" fo:border-left="none" fo:border-right="none" fo:border-top="none"/>
    </style:style>
    <style:style style:name="ce20" style:family="table-cell" style:parent-style-name="Default">
      <style:table-cell-properties fo:border-bottom="none" fo:background-color="#bbe33d" fo:border-left="none" fo:border-right="0.74pt solid #000000" fo:border-top="0.74pt solid #000000"/>
    </style:style>
    <style:style style:name="ce22" style:family="table-cell" style:parent-style-name="Default">
      <style:table-cell-properties fo:border-bottom="none" fo:background-color="#bbe33d" fo:border-left="none" fo:border-right="0.74pt solid #000000" fo:border-top="none"/>
    </style:style>
    <style:style style:name="ce23" style:family="table-cell" style:parent-style-name="Default">
      <style:table-cell-properties fo:border-bottom="0.74pt solid #000000" fo:background-color="#bbe33d" fo:border-left="none" fo:border-right="0.74pt solid #000000" fo:border-top="none"/>
    </style:style>
    <style:style style:name="ce32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b4c7dc" fo:border="0.74pt solid #000000"/>
    </style:style>
    <style:style style:name="ce39" style:family="table-cell" style:parent-style-name="Default">
      <style:table-cell-properties fo:background-color="#81aca6" fo:border="0.74pt solid #000000"/>
    </style:style>
    <style:style style:name="ce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8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 style:data-style-name="N10000">
      <style:table-cell-properties fo:background-color="#729fcf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00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0">
      <style:table-cell-properties fo:border="0.74pt solid #000000"/>
    </style:style>
    <style:style style:name="ce15" style:family="table-cell" style:parent-style-name="Default">
      <style:table-cell-properties style:vertical-align="middle"/>
    </style:style>
    <style:style style:name="ce14" style:family="table-cell" style:parent-style-name="Default" style:data-style-name="N10000">
      <style:table-cell-properties fo:background-color="#ff6d6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00">
      <style:table-cell-properties fo:background-color="#bbe33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diagonal-bl-tr="none" style:diagonal-tl-br="none" style:text-align-source="fix" style:repeat-content="false"/>
      <style:paragraph-properties fo:text-align="start" fo:margin-left="0cm"/>
    </style:style>
    <style:style style:name="ce19" style:family="table-cell" style:parent-style-name="Default" style:data-style-name="N10000">
      <style:table-cell-properties fo:background-color="#ffde59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81d41a" fo:border="0.74pt solid #000000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ffb66c"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a Gráficos" table:style-name="ta1">
        <table:table-column table:style-name="co1" table:default-cell-style-name="Default"/>
        <table:table-column table:style-name="co1" table:default-cell-style-name="ce11"/>
        <table:table-column table:style-name="co1" table:number-columns-repeated="13" table:default-cell-style-name="ce16"/>
        <table:table-column table:style-name="co1" table:default-cell-style-name="ce22"/>
        <table:table-column table:style-name="co1" table:default-cell-style-name="Default"/>
        <table:table-column table:style-name="co1" table:default-cell-style-name="ce11"/>
        <table:table-column table:style-name="co1" table:number-columns-repeated="7" table:default-cell-style-name="ce16"/>
        <table:table-column table:style-name="co2" table:default-cell-style-name="ce16"/>
        <table:table-column table:style-name="co1" table:number-columns-repeated="5" table:default-cell-style-name="ce16"/>
        <table:table-column table:style-name="co1" table:default-cell-style-name="ce22"/>
        <table:table-row table:style-name="ro1">
          <table:table-cell/>
          <table:table-cell table:style-name="Default" table:number-columns-repeated="15"/>
          <table:table-cell/>
          <table:table-cell table:style-name="Default" table:number-columns-repeated="15"/>
        </table:table-row>
        <table:table-row table:style-name="ro1">
          <table:table-cell/>
          <table:table-cell table:style-name="ce2" office:value-type="string" calcext:value-type="string">
            <text:p>Mínimo</text:p>
          </table:table-cell>
          <table:table-cell table:style-name="Default" table:number-columns-repeated="7"/>
          <table:table-cell table:style-name="ce2" office:value-type="string" calcext:value-type="string">
            <text:p>Média</text:p>
          </table:table-cell>
          <table:table-cell table:style-name="Default" table:number-columns-repeated="6"/>
          <table:table-cell/>
          <table:table-cell table:style-name="ce2" office:value-type="string" calcext:value-type="string">
            <text:p>Junção</text:p>
          </table:table-cell>
          <table:table-cell table:style-name="Default" table:number-columns-repeated="14"/>
        </table:table-row>
        <table:table-row table:style-name="ro1">
          <table:table-cell/>
          <table:table-cell table:style-name="Default">
            <draw:frame draw:z-index="1" draw:style-name="gr1" draw:text-style-name="P1" svg:width="16.009cm" svg:height="9.748cm" svg:x="0.003cm" svg:y="0cm">
              <draw:object draw:notify-on-update-of-ranges="'ProfBcast-MIN'.P32:'ProfBcast-MIN'.P32 'ProfBcast-MIN'.P33:'ProfBcast-MIN'.P33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style-name="Default" table:number-columns-repeated="7"/>
          <table:table-cell table:style-name="Default">
            <draw:frame draw:z-index="0" draw:style-name="gr1" draw:text-style-name="P1" svg:width="16.009cm" svg:height="9.748cm" svg:x="0.001cm" svg:y="0cm">
              <draw:object draw:notify-on-update-of-ranges="'ProfBcast-MED'.P32:'ProfBcast-MED'.P32 'ProfBcast-MED'.P33:'ProfBcast-MED'.P33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style-name="Default" table:number-columns-repeated="6"/>
          <table:table-cell/>
          <table:table-cell table:style-name="Default">
            <draw:frame draw:z-index="2" draw:style-name="gr1" draw:text-style-name="P1" svg:width="16.009cm" svg:height="9.748cm" svg:x="0.002cm" svg:y="0cm">
              <draw:object draw:notify-on-update-of-ranges="'Compara Gráficos'.Z3:'Compara Gráficos'.Z3 'Compara Gráficos'.Z4:'Compara Gráficos'.Z4 'Compara Gráficos'.Z6:'Compara Gráficos'.Z6 'Compara Gráficos'.Z5:'Compara Gráficos'.Z5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style-name="Default" table:number-columns-repeated="7"/>
          <table:table-cell table:style-name="ce7" office:value-type="string" calcext:value-type="string">
            <text:p>MPIBcast-MIN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15"/>
          <table:table-cell/>
          <table:table-cell table:style-name="Default" table:number-columns-repeated="8"/>
          <table:table-cell table:style-name="ce7" office:value-type="string" calcext:value-type="string">
            <text:p>ProfBcast-MIN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15"/>
          <table:table-cell/>
          <table:table-cell table:style-name="Default" table:number-columns-repeated="8"/>
          <table:table-cell table:style-name="ce7" office:value-type="string" calcext:value-type="string">
            <text:p>MPIBcast-MED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15"/>
          <table:table-cell/>
          <table:table-cell table:style-name="Default" table:number-columns-repeated="8"/>
          <table:table-cell table:style-name="ce7" office:value-type="string" calcext:value-type="string">
            <text:p>ProfBcast-MED</text:p>
          </table:table-cell>
          <table:table-cell table:style-name="Default" table:number-columns-repeated="6"/>
        </table:table-row>
        <table:table-row table:style-name="ro1" table:number-rows-repeated="2">
          <table:table-cell/>
          <table:table-cell table:style-name="Default" table:number-columns-repeated="15"/>
          <table:table-cell/>
          <table:table-cell table:style-name="Default" table:number-columns-repeated="15"/>
        </table:table-row>
        <table:table-row table:style-name="ro1">
          <table:table-cell/>
          <table:table-cell table:style-name="Default" table:number-columns-repeated="15"/>
          <table:table-cell/>
          <table:table-cell table:style-name="Default" table:number-columns-repeated="8"/>
          <table:table-cell table:style-name="ce39" office:value-type="string" calcext:value-type="string">
            <text:p>Experimentos Com: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15"/>
          <table:table-cell/>
          <table:table-cell table:style-name="Default" table:number-columns-repeated="8"/>
          <table:table-cell table:style-name="ce39" office:value-type="string" calcext:value-type="string">
            <text:p>20000 mensagens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15"/>
          <table:table-cell/>
          <table:table-cell table:style-name="Default" table:number-columns-repeated="8"/>
          <table:table-cell table:style-name="ce39" office:value-type="string" calcext:value-type="string">
            <text:p>20 testes em cada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15"/>
          <table:table-cell/>
          <table:table-cell table:style-name="Default" table:number-columns-repeated="8"/>
          <table:table-cell table:style-name="ce39" office:value-type="string" calcext:value-type="string">
            <text:p>200 usec min de trabalho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15"/>
          <table:table-cell/>
          <table:table-cell table:style-name="Default" table:number-columns-repeated="8"/>
          <table:table-cell table:style-name="ce39" office:value-type="string" calcext:value-type="string">
            <text:p>2 milisec max de trabalho</text:p>
          </table:table-cell>
          <table:table-cell table:style-name="Default" table:number-columns-repeated="6"/>
        </table:table-row>
        <table:table-row table:style-name="ro1" table:number-rows-repeated="11">
          <table:table-cell/>
          <table:table-cell table:style-name="Default" table:number-columns-repeated="15"/>
          <table:table-cell/>
          <table:table-cell table:style-name="Default" table:number-columns-repeated="15"/>
        </table:table-row>
        <table:table-row table:style-name="ro1">
          <table:table-cell/>
          <table:table-cell table:style-name="Default" table:number-columns-repeated="15"/>
          <table:table-cell/>
          <table:table-cell table:style-name="ce32"/>
          <table:table-cell table:style-name="Default" table:number-columns-repeated="14"/>
        </table:table-row>
        <table:table-row table:style-name="ro1">
          <table:table-cell/>
          <table:table-cell table:style-name="ce2" office:value-type="string" calcext:value-type="string">
            <text:p>8 Processos</text:p>
          </table:table-cell>
          <table:table-cell table:style-name="ce13" table:number-columns-repeated="7"/>
          <table:table-cell table:style-name="ce2" office:value-type="string" calcext:value-type="string">
            <text:p>16 Processos</text:p>
          </table:table-cell>
          <table:table-cell table:style-name="ce13" table:number-columns-repeated="5"/>
          <table:table-cell table:style-name="ce20"/>
          <table:table-cell/>
          <table:table-cell table:style-name="ce2" office:value-type="string" calcext:value-type="string">
            <text:p>8 Processos</text:p>
          </table:table-cell>
          <table:table-cell table:style-name="ce13" table:number-columns-repeated="7"/>
          <table:table-cell table:style-name="ce2" office:value-type="string" calcext:value-type="string">
            <text:p>16 Processos</text:p>
          </table:table-cell>
          <table:table-cell table:style-name="ce13" table:number-columns-repeated="5"/>
          <table:table-cell table:style-name="ce20"/>
        </table:table-row>
        <table:table-row table:style-name="ro1">
          <table:table-cell/>
          <table:table-cell>
            <draw:frame draw:z-index="3" draw:style-name="gr1" draw:text-style-name="P1" svg:width="16.009cm" svg:height="9.748cm" svg:x="0.001cm" svg:y="0cm">
              <draw:object draw:notify-on-update-of-ranges="'ProfBcast-MED'.B2:'ProfBcast-MED'.E3 'Compara Gráficos'.Z3:'Compara Gráficos'.Z3 'MPIBcast-MIN'.B27:'MPIBcast-MIN'.E27 'Compara Gráficos'.Z4:'Compara Gráficos'.Z4 'ProfBcast-MIN'.B27:'ProfBcast-MIN'.E27 'Compara Gráficos'.Z5:'Compara Gráficos'.Z5 'MPIBcast-MED'.B27:'MPIBcast-MED'.E27 'Compara Gráficos'.Z6:'Compara Gráficos'.Z6 'ProfBcast-MED'.B27:'ProfBcast-MED'.E27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7"/>
          <table:table-cell>
            <draw:frame draw:z-index="4" draw:style-name="gr1" draw:text-style-name="P1" svg:width="16.009cm" svg:height="9.748cm" svg:x="0.001cm" svg:y="0cm">
              <draw:object draw:notify-on-update-of-ranges="'ProfBcast-MED'.H2:'ProfBcast-MED'.K3 'Compara Gráficos'.Z3:'Compara Gráficos'.Z3 'MPIBcast-MIN'.H27:'MPIBcast-MIN'.K27 'Compara Gráficos'.Z4:'Compara Gráficos'.Z4 'ProfBcast-MIN'.H27:'ProfBcast-MIN'.K27 'Compara Gráficos'.Z5:'Compara Gráficos'.Z5 'MPIBcast-MED'.H27:'MPIBcast-MED'.K27 'Compara Gráficos'.Z6:'Compara Gráficos'.Z6 'ProfBcast-MED'.H27:'ProfBcast-MED'.K27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7"/>
          <table:table-cell>
            <draw:frame draw:z-index="7" draw:style-name="gr1" draw:text-style-name="P1" svg:width="16.237cm" svg:height="9.748cm" svg:x="0.001cm" svg:y="0cm">
              <draw:object draw:notify-on-update-of-ranges="'ProfBcast-MED'.B2:'ProfBcast-MED'.E3 'Compara Gráficos'.Z3:'Compara Gráficos'.Z3 'MPIBcast-MIN'.B27:'MPIBcast-MIN'.E27 'Compara Gráficos'.Z4:'Compara Gráficos'.Z4 'ProfBcast-MIN'.B27:'ProfBcast-MIN'.E27 'Compara Gráficos'.Z5:'Compara Gráficos'.Z5 'MPIBcast-MED'.B27:'MPIBcast-MED'.E27 'Compara Gráficos'.Z6:'Compara Gráficos'.Z6 'ProfBcast-MED'.B27:'ProfBcast-MED'.E27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7"/>
          <table:table-cell>
            <draw:frame draw:z-index="8" draw:style-name="gr1" draw:text-style-name="P1" svg:width="16.237cm" svg:height="9.748cm" svg:x="0.258cm" svg:y="0cm">
              <draw:object draw:notify-on-update-of-ranges="'ProfBcast-MED'.H2:'ProfBcast-MED'.K3 'Compara Gráficos'.Z3:'Compara Gráficos'.Z3 'MPIBcast-MIN'.H27:'MPIBcast-MIN'.K27 'Compara Gráficos'.Z4:'Compara Gráficos'.Z4 'ProfBcast-MIN'.H27:'ProfBcast-MIN'.K27 'Compara Gráficos'.Z5:'Compara Gráficos'.Z5 'MPIBcast-MED'.H27:'MPIBcast-MED'.K27 'Compara Gráficos'.Z6:'Compara Gráficos'.Z6 'ProfBcast-MED'.H27:'ProfBcast-MED'.K27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2">
          <table:table-cell table:number-columns-repeated="32"/>
        </table:table-row>
        <table:table-row table:style-name="ro1">
          <table:table-cell/>
          <table:table-cell table:style-name="ce2" office:value-type="string" calcext:value-type="string">
            <text:p>32 Processos</text:p>
          </table:table-cell>
          <table:table-cell table:number-columns-repeated="7"/>
          <table:table-cell table:style-name="ce2" office:value-type="string" calcext:value-type="string">
            <text:p>64 Processos</text:p>
          </table:table-cell>
          <table:table-cell table:number-columns-repeated="7"/>
          <table:table-cell table:style-name="ce2" office:value-type="string" calcext:value-type="string">
            <text:p>32 Processos</text:p>
          </table:table-cell>
          <table:table-cell table:number-columns-repeated="7"/>
          <table:table-cell table:style-name="ce2" office:value-type="string" calcext:value-type="string">
            <text:p>64 Processos</text:p>
          </table:table-cell>
          <table:table-cell table:number-columns-repeated="6"/>
        </table:table-row>
        <table:table-row table:style-name="ro1">
          <table:table-cell/>
          <table:table-cell>
            <draw:frame draw:z-index="5" draw:style-name="gr1" draw:text-style-name="P1" svg:width="16.009cm" svg:height="9.748cm" svg:x="0.036cm" svg:y="0.034cm">
              <draw:object draw:notify-on-update-of-ranges="'ProfBcast-MED'.N2:'ProfBcast-MED'.Q3 'Compara Gráficos'.Z3:'Compara Gráficos'.Z3 'MPIBcast-MIN'.N27:'MPIBcast-MIN'.Q27 'Compara Gráficos'.Z4:'Compara Gráficos'.Z4 'ProfBcast-MIN'.N27:'ProfBcast-MIN'.Q27 'Compara Gráficos'.Z5:'Compara Gráficos'.Z5 'MPIBcast-MED'.N27:'MPIBcast-MED'.Q27 'Compara Gráficos'.Z6:'Compara Gráficos'.Z6 'ProfBcast-MED'.N27:'ProfBcast-MED'.Q27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7"/>
          <table:table-cell>
            <draw:frame draw:z-index="6" draw:style-name="gr1" draw:text-style-name="P1" svg:width="16.009cm" svg:height="9.748cm" svg:x="0.001cm" svg:y="0cm">
              <draw:object draw:notify-on-update-of-ranges="'ProfBcast-MED'.T2:'ProfBcast-MED'.W3 'Compara Gráficos'.Z3:'Compara Gráficos'.Z3 'MPIBcast-MIN'.T27:'MPIBcast-MIN'.W27 'Compara Gráficos'.Z4:'Compara Gráficos'.Z4 'ProfBcast-MIN'.T27:'ProfBcast-MIN'.W27 'Compara Gráficos'.Z5:'Compara Gráficos'.Z5 'MPIBcast-MED'.T27:'MPIBcast-MED'.W27 'Compara Gráficos'.Z6:'Compara Gráficos'.Z6 'ProfBcast-MED'.T27:'ProfBcast-MED'.W27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7"/>
          <table:table-cell>
            <draw:frame draw:z-index="9" draw:style-name="gr1" draw:text-style-name="P1" svg:width="16.236cm" svg:height="9.748cm" svg:x="0.037cm" svg:y="0.034cm">
              <draw:object draw:notify-on-update-of-ranges="'ProfBcast-MED'.N2:'ProfBcast-MED'.Q3 'Compara Gráficos'.Z3:'Compara Gráficos'.Z3 'MPIBcast-MIN'.N27:'MPIBcast-MIN'.Q27 'Compara Gráficos'.Z4:'Compara Gráficos'.Z4 'ProfBcast-MIN'.N27:'ProfBcast-MIN'.Q27 'Compara Gráficos'.Z5:'Compara Gráficos'.Z5 'MPIBcast-MED'.N27:'MPIBcast-MED'.Q27 'Compara Gráficos'.Z6:'Compara Gráficos'.Z6 'ProfBcast-MED'.N27:'ProfBcast-MED'.Q27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7"/>
          <table:table-cell>
            <draw:frame draw:z-index="10" draw:style-name="gr1" draw:text-style-name="P1" svg:width="16.237cm" svg:height="9.748cm" svg:x="0.258cm" svg:y="0cm">
              <draw:object draw:notify-on-update-of-ranges="'ProfBcast-MED'.T2:'ProfBcast-MED'.W3 'Compara Gráficos'.Z3:'Compara Gráficos'.Z3 'MPIBcast-MIN'.T27:'MPIBcast-MIN'.W27 'Compara Gráficos'.Z4:'Compara Gráficos'.Z4 'ProfBcast-MIN'.T27:'ProfBcast-MIN'.W27 'Compara Gráficos'.Z5:'Compara Gráficos'.Z5 'MPIBcast-MED'.T27:'MPIBcast-MED'.W27 'Compara Gráficos'.Z6:'Compara Gráficos'.Z6 'ProfBcast-MED'.T27:'ProfBcast-MED'.W27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6"/>
          <table:table-cell table:style-name="ce32"/>
          <table:table-cell table:number-columns-repeated="15"/>
        </table:table-row>
        <table:table-row table:style-name="ro1" table:number-rows-repeated="17">
          <table:table-cell table:number-columns-repeated="32"/>
        </table:table-row>
        <table:table-row table:style-name="ro1">
          <table:table-cell/>
          <table:table-cell table:style-name="ce12"/>
          <table:table-cell table:style-name="ce18" table:number-columns-repeated="13"/>
          <table:table-cell table:style-name="ce23"/>
          <table:table-cell/>
          <table:table-cell table:style-name="ce12"/>
          <table:table-cell table:style-name="ce18" table:number-columns-repeated="13"/>
          <table:table-cell table:style-name="ce23"/>
        </table:table-row>
      </table:table>
      <table:table table:name="ProfBcast-MIN" table:style-name="ta1">
        <table:shapes>
          <draw:frame draw:z-index="0" draw:style-name="gr1" draw:text-style-name="P1" svg:width="16.009cm" svg:height="9.748cm" svg:x="2.343cm" svg:y="14.323cm">
            <draw:object draw:notify-on-update-of-ranges="'ProfBcast-MIN'.J35:'ProfBcast-MIN'.M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Default"/>
        <table:table-column table:style-name="co7" table:default-cell-style-name="Default"/>
        <table:table-column table:style-name="co1" table:default-cell-style-name="ce3"/>
        <table:table-column table:style-name="co4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Default"/>
        <table:table-column table:style-name="co1" table:default-cell-style-name="Default"/>
        <table:table-column table:style-name="co7" table:default-cell-style-name="ce3"/>
        <table:table-column table:style-name="co4" table:number-columns-repeated="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ce3"/>
        <table:table-column table:style-name="co1" table:default-cell-style-name="ce3"/>
        <table:table-column table:style-name="co8" table:default-cell-style-name="ce3"/>
        <table:table-row table:style-name="ro1">
          <table:table-cell/>
          <table:table-cell table:style-name="Default" table:number-columns-repeated="3"/>
          <table:table-cell table:style-name="ce21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3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 table:number-columns-repeated="3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office:value-type="float" office:value="1765376474" calcext:value-type="float">
            <text:p>1765376474</text:p>
          </table:table-cell>
          <table:table-cell office:value-type="float" office:value="1084937978" calcext:value-type="float">
            <text:p>1084937978</text:p>
          </table:table-cell>
          <table:table-cell office:value-type="float" office:value="469805708" calcext:value-type="float">
            <text:p>469805708</text:p>
          </table:table-cell>
          <table:table-cell office:value-type="float" office:value="293393427" calcext:value-type="float">
            <text:p>293393427</text:p>
          </table:table-cell>
          <table:table-cell table:number-columns-repeated="2"/>
          <table:table-cell office:value-type="float" office:value="1582590277" calcext:value-type="float">
            <text:p>1582590277</text:p>
          </table:table-cell>
          <table:table-cell office:value-type="float" office:value="1155608910" calcext:value-type="float">
            <text:p>1155608910</text:p>
          </table:table-cell>
          <table:table-cell office:value-type="float" office:value="500569488" calcext:value-type="float">
            <text:p>500569488</text:p>
          </table:table-cell>
          <table:table-cell office:value-type="float" office:value="374629012" calcext:value-type="float">
            <text:p>374629012</text:p>
          </table:table-cell>
          <table:table-cell table:number-columns-repeated="2"/>
          <table:table-cell office:value-type="float" office:value="1382180847" calcext:value-type="float">
            <text:p>1382180847</text:p>
          </table:table-cell>
          <table:table-cell office:value-type="float" office:value="1595002937" calcext:value-type="float">
            <text:p>1595002937</text:p>
          </table:table-cell>
          <table:table-cell office:value-type="float" office:value="466809897" calcext:value-type="float">
            <text:p>466809897</text:p>
          </table:table-cell>
          <table:table-cell office:value-type="float" office:value="1215198138" calcext:value-type="float">
            <text:p>1215198138</text:p>
          </table:table-cell>
          <table:table-cell table:number-columns-repeated="2"/>
          <table:table-cell office:value-type="float" office:value="980351532" calcext:value-type="float">
            <text:p>980351532</text:p>
          </table:table-cell>
          <table:table-cell office:value-type="float" office:value="439534795" calcext:value-type="float">
            <text:p>439534795</text:p>
          </table:table-cell>
          <table:table-cell office:value-type="float" office:value="422295764" calcext:value-type="float">
            <text:p>422295764</text:p>
          </table:table-cell>
          <table:table-cell office:value-type="float" office:value="5505390568" calcext:value-type="float">
            <text:p>5505390568</text:p>
          </table:table-cell>
        </table:table-row>
        <table:table-row table:style-name="ro1">
          <table:table-cell/>
          <table:table-cell office:value-type="float" office:value="1708569185" calcext:value-type="float">
            <text:p>1708569185</text:p>
          </table:table-cell>
          <table:table-cell office:value-type="float" office:value="935819774" calcext:value-type="float">
            <text:p>935819774</text:p>
          </table:table-cell>
          <table:table-cell office:value-type="float" office:value="531370708" calcext:value-type="float">
            <text:p>531370708</text:p>
          </table:table-cell>
          <table:table-cell office:value-type="float" office:value="394324813" calcext:value-type="float">
            <text:p>394324813</text:p>
          </table:table-cell>
          <table:table-cell table:number-columns-repeated="2"/>
          <table:table-cell office:value-type="float" office:value="1424755985" calcext:value-type="float">
            <text:p>1424755985</text:p>
          </table:table-cell>
          <table:table-cell office:value-type="float" office:value="1118878162" calcext:value-type="float">
            <text:p>1118878162</text:p>
          </table:table-cell>
          <table:table-cell office:value-type="float" office:value="537237959" calcext:value-type="float">
            <text:p>537237959</text:p>
          </table:table-cell>
          <table:table-cell office:value-type="float" office:value="369246912" calcext:value-type="float">
            <text:p>369246912</text:p>
          </table:table-cell>
          <table:table-cell table:number-columns-repeated="2"/>
          <table:table-cell office:value-type="float" office:value="1745942795" calcext:value-type="float">
            <text:p>1745942795</text:p>
          </table:table-cell>
          <table:table-cell office:value-type="float" office:value="1441281619" calcext:value-type="float">
            <text:p>1441281619</text:p>
          </table:table-cell>
          <table:table-cell office:value-type="float" office:value="874829868" calcext:value-type="float">
            <text:p>874829868</text:p>
          </table:table-cell>
          <table:table-cell office:value-type="float" office:value="1209235545" calcext:value-type="float">
            <text:p>1209235545</text:p>
          </table:table-cell>
          <table:table-cell table:number-columns-repeated="2"/>
          <table:table-cell office:value-type="float" office:value="884131644" calcext:value-type="float">
            <text:p>884131644</text:p>
          </table:table-cell>
          <table:table-cell office:value-type="float" office:value="356781250" calcext:value-type="float">
            <text:p>356781250</text:p>
          </table:table-cell>
          <table:table-cell office:value-type="float" office:value="323702789" calcext:value-type="float">
            <text:p>323702789</text:p>
          </table:table-cell>
          <table:table-cell office:value-type="float" office:value="5519136172" calcext:value-type="float">
            <text:p>5519136172</text:p>
          </table:table-cell>
        </table:table-row>
        <table:table-row table:style-name="ro1">
          <table:table-cell/>
          <table:table-cell office:value-type="float" office:value="1495617269" calcext:value-type="float">
            <text:p>1495617269</text:p>
          </table:table-cell>
          <table:table-cell office:value-type="float" office:value="944274785" calcext:value-type="float">
            <text:p>944274785</text:p>
          </table:table-cell>
          <table:table-cell office:value-type="float" office:value="539921651" calcext:value-type="float">
            <text:p>539921651</text:p>
          </table:table-cell>
          <table:table-cell office:value-type="float" office:value="393079795" calcext:value-type="float">
            <text:p>393079795</text:p>
          </table:table-cell>
          <table:table-cell table:number-columns-repeated="2"/>
          <table:table-cell office:value-type="float" office:value="1444721121" calcext:value-type="float">
            <text:p>1444721121</text:p>
          </table:table-cell>
          <table:table-cell office:value-type="float" office:value="1045912389" calcext:value-type="float">
            <text:p>1045912389</text:p>
          </table:table-cell>
          <table:table-cell office:value-type="float" office:value="459050305" calcext:value-type="float">
            <text:p>459050305</text:p>
          </table:table-cell>
          <table:table-cell office:value-type="float" office:value="381801984" calcext:value-type="float">
            <text:p>381801984</text:p>
          </table:table-cell>
          <table:table-cell table:number-columns-repeated="2"/>
          <table:table-cell office:value-type="float" office:value="1429040075" calcext:value-type="float">
            <text:p>1429040075</text:p>
          </table:table-cell>
          <table:table-cell office:value-type="float" office:value="671973330" calcext:value-type="float">
            <text:p>671973330</text:p>
          </table:table-cell>
          <table:table-cell office:value-type="float" office:value="480159610" calcext:value-type="float">
            <text:p>480159610</text:p>
          </table:table-cell>
          <table:table-cell office:value-type="float" office:value="1634970042" calcext:value-type="float">
            <text:p>1634970042</text:p>
          </table:table-cell>
          <table:table-cell table:number-columns-repeated="2"/>
          <table:table-cell office:value-type="float" office:value="783754027" calcext:value-type="float">
            <text:p>783754027</text:p>
          </table:table-cell>
          <table:table-cell office:value-type="float" office:value="719113331" calcext:value-type="float">
            <text:p>719113331</text:p>
          </table:table-cell>
          <table:table-cell office:value-type="float" office:value="391803582" calcext:value-type="float">
            <text:p>391803582</text:p>
          </table:table-cell>
          <table:table-cell office:value-type="float" office:value="5491460356" calcext:value-type="float">
            <text:p>5491460356</text:p>
          </table:table-cell>
        </table:table-row>
        <table:table-row table:style-name="ro1">
          <table:table-cell/>
          <table:table-cell office:value-type="float" office:value="1760850386" calcext:value-type="float">
            <text:p>1760850386</text:p>
          </table:table-cell>
          <table:table-cell office:value-type="float" office:value="1019777053" calcext:value-type="float">
            <text:p>1019777053</text:p>
          </table:table-cell>
          <table:table-cell office:value-type="float" office:value="540547352" calcext:value-type="float">
            <text:p>540547352</text:p>
          </table:table-cell>
          <table:table-cell office:value-type="float" office:value="338751917" calcext:value-type="float">
            <text:p>338751917</text:p>
          </table:table-cell>
          <table:table-cell table:number-columns-repeated="2"/>
          <table:table-cell office:value-type="float" office:value="1438195918" calcext:value-type="float">
            <text:p>1438195918</text:p>
          </table:table-cell>
          <table:table-cell office:value-type="float" office:value="1029340103" calcext:value-type="float">
            <text:p>1029340103</text:p>
          </table:table-cell>
          <table:table-cell office:value-type="float" office:value="732982904" calcext:value-type="float">
            <text:p>732982904</text:p>
          </table:table-cell>
          <table:table-cell office:value-type="float" office:value="297890845" calcext:value-type="float">
            <text:p>297890845</text:p>
          </table:table-cell>
          <table:table-cell table:number-columns-repeated="2"/>
          <table:table-cell office:value-type="float" office:value="1360999850" calcext:value-type="float">
            <text:p>1360999850</text:p>
          </table:table-cell>
          <table:table-cell office:value-type="float" office:value="1237932507" calcext:value-type="float">
            <text:p>1237932507</text:p>
          </table:table-cell>
          <table:table-cell office:value-type="float" office:value="760563550" calcext:value-type="float">
            <text:p>760563550</text:p>
          </table:table-cell>
          <table:table-cell office:value-type="float" office:value="1202478797" calcext:value-type="float">
            <text:p>1202478797</text:p>
          </table:table-cell>
          <table:table-cell table:number-columns-repeated="2"/>
          <table:table-cell office:value-type="float" office:value="616484224" calcext:value-type="float">
            <text:p>616484224</text:p>
          </table:table-cell>
          <table:table-cell office:value-type="float" office:value="441938592" calcext:value-type="float">
            <text:p>441938592</text:p>
          </table:table-cell>
          <table:table-cell office:value-type="float" office:value="339012143" calcext:value-type="float">
            <text:p>339012143</text:p>
          </table:table-cell>
          <table:table-cell office:value-type="float" office:value="6217367707" calcext:value-type="float">
            <text:p>6217367707</text:p>
          </table:table-cell>
        </table:table-row>
        <table:table-row table:style-name="ro1">
          <table:table-cell/>
          <table:table-cell office:value-type="float" office:value="1775795533" calcext:value-type="float">
            <text:p>1775795533</text:p>
          </table:table-cell>
          <table:table-cell office:value-type="float" office:value="958862086" calcext:value-type="float">
            <text:p>958862086</text:p>
          </table:table-cell>
          <table:table-cell office:value-type="float" office:value="524338510" calcext:value-type="float">
            <text:p>524338510</text:p>
          </table:table-cell>
          <table:table-cell office:value-type="float" office:value="335348341" calcext:value-type="float">
            <text:p>335348341</text:p>
          </table:table-cell>
          <table:table-cell table:number-columns-repeated="2"/>
          <table:table-cell office:value-type="float" office:value="1435261605" calcext:value-type="float">
            <text:p>1435261605</text:p>
          </table:table-cell>
          <table:table-cell office:value-type="float" office:value="1147672915" calcext:value-type="float">
            <text:p>1147672915</text:p>
          </table:table-cell>
          <table:table-cell office:value-type="float" office:value="370274563" calcext:value-type="float">
            <text:p>370274563</text:p>
          </table:table-cell>
          <table:table-cell office:value-type="float" office:value="373702884" calcext:value-type="float">
            <text:p>373702884</text:p>
          </table:table-cell>
          <table:table-cell table:number-columns-repeated="2"/>
          <table:table-cell office:value-type="float" office:value="1573941575" calcext:value-type="float">
            <text:p>1573941575</text:p>
          </table:table-cell>
          <table:table-cell office:value-type="float" office:value="1014754758" calcext:value-type="float">
            <text:p>1014754758</text:p>
          </table:table-cell>
          <table:table-cell office:value-type="float" office:value="944222520" calcext:value-type="float">
            <text:p>944222520</text:p>
          </table:table-cell>
          <table:table-cell office:value-type="float" office:value="1225908418" calcext:value-type="float">
            <text:p>1225908418</text:p>
          </table:table-cell>
          <table:table-cell table:number-columns-repeated="2"/>
          <table:table-cell office:value-type="float" office:value="776984840" calcext:value-type="float">
            <text:p>776984840</text:p>
          </table:table-cell>
          <table:table-cell office:value-type="float" office:value="458329042" calcext:value-type="float">
            <text:p>458329042</text:p>
          </table:table-cell>
          <table:table-cell office:value-type="float" office:value="428058950" calcext:value-type="float">
            <text:p>428058950</text:p>
          </table:table-cell>
          <table:table-cell office:value-type="float" office:value="6009921944" calcext:value-type="float">
            <text:p>6009921944</text:p>
          </table:table-cell>
        </table:table-row>
        <table:table-row table:style-name="ro1">
          <table:table-cell/>
          <table:table-cell office:value-type="float" office:value="1811274188" calcext:value-type="float">
            <text:p>1811274188</text:p>
          </table:table-cell>
          <table:table-cell office:value-type="float" office:value="836643555" calcext:value-type="float">
            <text:p>836643555</text:p>
          </table:table-cell>
          <table:table-cell office:value-type="float" office:value="517356567" calcext:value-type="float">
            <text:p>517356567</text:p>
          </table:table-cell>
          <table:table-cell office:value-type="float" office:value="352942968" calcext:value-type="float">
            <text:p>352942968</text:p>
          </table:table-cell>
          <table:table-cell table:number-columns-repeated="2"/>
          <table:table-cell office:value-type="float" office:value="1190871057" calcext:value-type="float">
            <text:p>1190871057</text:p>
          </table:table-cell>
          <table:table-cell office:value-type="float" office:value="1161373991" calcext:value-type="float">
            <text:p>1161373991</text:p>
          </table:table-cell>
          <table:table-cell office:value-type="float" office:value="796633866" calcext:value-type="float">
            <text:p>796633866</text:p>
          </table:table-cell>
          <table:table-cell office:value-type="float" office:value="284582186" calcext:value-type="float">
            <text:p>284582186</text:p>
          </table:table-cell>
          <table:table-cell table:number-columns-repeated="2"/>
          <table:table-cell office:value-type="float" office:value="1588878654" calcext:value-type="float">
            <text:p>1588878654</text:p>
          </table:table-cell>
          <table:table-cell office:value-type="float" office:value="1272146524" calcext:value-type="float">
            <text:p>1272146524</text:p>
          </table:table-cell>
          <table:table-cell office:value-type="float" office:value="947346676" calcext:value-type="float">
            <text:p>947346676</text:p>
          </table:table-cell>
          <table:table-cell office:value-type="float" office:value="1224106782" calcext:value-type="float">
            <text:p>1224106782</text:p>
          </table:table-cell>
          <table:table-cell table:number-columns-repeated="2"/>
          <table:table-cell office:value-type="float" office:value="904067500" calcext:value-type="float">
            <text:p>904067500</text:p>
          </table:table-cell>
          <table:table-cell office:value-type="float" office:value="509941454" calcext:value-type="float">
            <text:p>509941454</text:p>
          </table:table-cell>
          <table:table-cell office:value-type="float" office:value="357602071" calcext:value-type="float">
            <text:p>357602071</text:p>
          </table:table-cell>
          <table:table-cell office:value-type="float" office:value="5478613468" calcext:value-type="float">
            <text:p>5478613468</text:p>
          </table:table-cell>
        </table:table-row>
        <table:table-row table:style-name="ro1">
          <table:table-cell/>
          <table:table-cell office:value-type="float" office:value="1721289026" calcext:value-type="float">
            <text:p>1721289026</text:p>
          </table:table-cell>
          <table:table-cell office:value-type="float" office:value="785582076" calcext:value-type="float">
            <text:p>785582076</text:p>
          </table:table-cell>
          <table:table-cell office:value-type="float" office:value="545279598" calcext:value-type="float">
            <text:p>545279598</text:p>
          </table:table-cell>
          <table:table-cell office:value-type="float" office:value="378575244" calcext:value-type="float">
            <text:p>378575244</text:p>
          </table:table-cell>
          <table:table-cell table:number-columns-repeated="2"/>
          <table:table-cell office:value-type="float" office:value="1387658626" calcext:value-type="float">
            <text:p>1387658626</text:p>
          </table:table-cell>
          <table:table-cell office:value-type="float" office:value="996406438" calcext:value-type="float">
            <text:p>996406438</text:p>
          </table:table-cell>
          <table:table-cell office:value-type="float" office:value="393626663" calcext:value-type="float">
            <text:p>393626663</text:p>
          </table:table-cell>
          <table:table-cell office:value-type="float" office:value="360557572" calcext:value-type="float">
            <text:p>360557572</text:p>
          </table:table-cell>
          <table:table-cell table:number-columns-repeated="2"/>
          <table:table-cell office:value-type="float" office:value="1202313667" calcext:value-type="float">
            <text:p>1202313667</text:p>
          </table:table-cell>
          <table:table-cell office:value-type="float" office:value="1251592002" calcext:value-type="float">
            <text:p>1251592002</text:p>
          </table:table-cell>
          <table:table-cell office:value-type="float" office:value="1023098851" calcext:value-type="float">
            <text:p>1023098851</text:p>
          </table:table-cell>
          <table:table-cell office:value-type="float" office:value="1226391836" calcext:value-type="float">
            <text:p>1226391836</text:p>
          </table:table-cell>
          <table:table-cell table:number-columns-repeated="2"/>
          <table:table-cell office:value-type="float" office:value="635771196" calcext:value-type="float">
            <text:p>635771196</text:p>
          </table:table-cell>
          <table:table-cell office:value-type="float" office:value="536913594" calcext:value-type="float">
            <text:p>536913594</text:p>
          </table:table-cell>
          <table:table-cell office:value-type="float" office:value="250974130" calcext:value-type="float">
            <text:p>250974130</text:p>
          </table:table-cell>
          <table:table-cell office:value-type="float" office:value="5502396043" calcext:value-type="float">
            <text:p>5502396043</text:p>
          </table:table-cell>
        </table:table-row>
        <table:table-row table:style-name="ro1">
          <table:table-cell/>
          <table:table-cell office:value-type="float" office:value="1602523824" calcext:value-type="float">
            <text:p>1602523824</text:p>
          </table:table-cell>
          <table:table-cell office:value-type="float" office:value="930921461" calcext:value-type="float">
            <text:p>930921461</text:p>
          </table:table-cell>
          <table:table-cell office:value-type="float" office:value="521132766" calcext:value-type="float">
            <text:p>521132766</text:p>
          </table:table-cell>
          <table:table-cell office:value-type="float" office:value="320008676" calcext:value-type="float">
            <text:p>320008676</text:p>
          </table:table-cell>
          <table:table-cell table:number-columns-repeated="2"/>
          <table:table-cell office:value-type="float" office:value="1464180005" calcext:value-type="float">
            <text:p>1464180005</text:p>
          </table:table-cell>
          <table:table-cell office:value-type="float" office:value="1183316533" calcext:value-type="float">
            <text:p>1183316533</text:p>
          </table:table-cell>
          <table:table-cell office:value-type="float" office:value="882825798" calcext:value-type="float">
            <text:p>882825798</text:p>
          </table:table-cell>
          <table:table-cell office:value-type="float" office:value="375419073" calcext:value-type="float">
            <text:p>375419073</text:p>
          </table:table-cell>
          <table:table-cell table:number-columns-repeated="2"/>
          <table:table-cell office:value-type="float" office:value="1124953245" calcext:value-type="float">
            <text:p>1124953245</text:p>
          </table:table-cell>
          <table:table-cell office:value-type="float" office:value="1034951208" calcext:value-type="float">
            <text:p>1034951208</text:p>
          </table:table-cell>
          <table:table-cell office:value-type="float" office:value="842733534" calcext:value-type="float">
            <text:p>842733534</text:p>
          </table:table-cell>
          <table:table-cell office:value-type="float" office:value="1214121871" calcext:value-type="float">
            <text:p>1214121871</text:p>
          </table:table-cell>
          <table:table-cell table:number-columns-repeated="2"/>
          <table:table-cell office:value-type="float" office:value="767440197" calcext:value-type="float">
            <text:p>767440197</text:p>
          </table:table-cell>
          <table:table-cell office:value-type="float" office:value="490036723" calcext:value-type="float">
            <text:p>490036723</text:p>
          </table:table-cell>
          <table:table-cell office:value-type="float" office:value="296422253" calcext:value-type="float">
            <text:p>296422253</text:p>
          </table:table-cell>
          <table:table-cell office:value-type="float" office:value="6214581941" calcext:value-type="float">
            <text:p>6214581941</text:p>
          </table:table-cell>
        </table:table-row>
        <table:table-row table:style-name="ro1">
          <table:table-cell/>
          <table:table-cell office:value-type="float" office:value="1741246360" calcext:value-type="float">
            <text:p>1741246360</text:p>
          </table:table-cell>
          <table:table-cell office:value-type="float" office:value="969073668" calcext:value-type="float">
            <text:p>969073668</text:p>
          </table:table-cell>
          <table:table-cell office:value-type="float" office:value="534330336" calcext:value-type="float">
            <text:p>534330336</text:p>
          </table:table-cell>
          <table:table-cell office:value-type="float" office:value="371170365" calcext:value-type="float">
            <text:p>371170365</text:p>
          </table:table-cell>
          <table:table-cell table:number-columns-repeated="2"/>
          <table:table-cell office:value-type="float" office:value="963297538" calcext:value-type="float">
            <text:p>963297538</text:p>
          </table:table-cell>
          <table:table-cell office:value-type="float" office:value="1201567842" calcext:value-type="float">
            <text:p>1201567842</text:p>
          </table:table-cell>
          <table:table-cell office:value-type="float" office:value="746304269" calcext:value-type="float">
            <text:p>746304269</text:p>
          </table:table-cell>
          <table:table-cell office:value-type="float" office:value="411661877" calcext:value-type="float">
            <text:p>411661877</text:p>
          </table:table-cell>
          <table:table-cell table:number-columns-repeated="2"/>
          <table:table-cell office:value-type="float" office:value="1395015544" calcext:value-type="float">
            <text:p>1395015544</text:p>
          </table:table-cell>
          <table:table-cell office:value-type="float" office:value="1395524280" calcext:value-type="float">
            <text:p>1395524280</text:p>
          </table:table-cell>
          <table:table-cell office:value-type="float" office:value="794093687" calcext:value-type="float">
            <text:p>794093687</text:p>
          </table:table-cell>
          <table:table-cell office:value-type="float" office:value="1248099543" calcext:value-type="float">
            <text:p>1248099543</text:p>
          </table:table-cell>
          <table:table-cell table:number-columns-repeated="2"/>
          <table:table-cell office:value-type="float" office:value="1056719550" calcext:value-type="float">
            <text:p>1056719550</text:p>
          </table:table-cell>
          <table:table-cell office:value-type="float" office:value="508064949" calcext:value-type="float">
            <text:p>508064949</text:p>
          </table:table-cell>
          <table:table-cell office:value-type="float" office:value="328212434" calcext:value-type="float">
            <text:p>328212434</text:p>
          </table:table-cell>
          <table:table-cell office:value-type="float" office:value="6295591036" calcext:value-type="float">
            <text:p>6295591036</text:p>
          </table:table-cell>
        </table:table-row>
        <table:table-row table:style-name="ro1">
          <table:table-cell/>
          <table:table-cell office:value-type="float" office:value="1775390630" calcext:value-type="float">
            <text:p>1775390630</text:p>
          </table:table-cell>
          <table:table-cell office:value-type="float" office:value="931238847" calcext:value-type="float">
            <text:p>931238847</text:p>
          </table:table-cell>
          <table:table-cell office:value-type="float" office:value="588485181" calcext:value-type="float">
            <text:p>588485181</text:p>
          </table:table-cell>
          <table:table-cell office:value-type="float" office:value="337095683" calcext:value-type="float">
            <text:p>337095683</text:p>
          </table:table-cell>
          <table:table-cell table:number-columns-repeated="2"/>
          <table:table-cell office:value-type="float" office:value="1555988757" calcext:value-type="float">
            <text:p>1555988757</text:p>
          </table:table-cell>
          <table:table-cell office:value-type="float" office:value="1120246461" calcext:value-type="float">
            <text:p>1120246461</text:p>
          </table:table-cell>
          <table:table-cell office:value-type="float" office:value="701093784" calcext:value-type="float">
            <text:p>701093784</text:p>
          </table:table-cell>
          <table:table-cell office:value-type="float" office:value="324689803" calcext:value-type="float">
            <text:p>324689803</text:p>
          </table:table-cell>
          <table:table-cell table:number-columns-repeated="2"/>
          <table:table-cell office:value-type="float" office:value="1630114438" calcext:value-type="float">
            <text:p>1630114438</text:p>
          </table:table-cell>
          <table:table-cell office:value-type="float" office:value="700077547" calcext:value-type="float">
            <text:p>700077547</text:p>
          </table:table-cell>
          <table:table-cell office:value-type="float" office:value="297858616" calcext:value-type="float">
            <text:p>297858616</text:p>
          </table:table-cell>
          <table:table-cell office:value-type="float" office:value="1220578985" calcext:value-type="float">
            <text:p>1220578985</text:p>
          </table:table-cell>
          <table:table-cell table:number-columns-repeated="2"/>
          <table:table-cell office:value-type="float" office:value="1031286109" calcext:value-type="float">
            <text:p>1031286109</text:p>
          </table:table-cell>
          <table:table-cell office:value-type="float" office:value="494383607" calcext:value-type="float">
            <text:p>494383607</text:p>
          </table:table-cell>
          <table:table-cell office:value-type="float" office:value="406717575" calcext:value-type="float">
            <text:p>406717575</text:p>
          </table:table-cell>
          <table:table-cell office:value-type="float" office:value="5480944494" calcext:value-type="float">
            <text:p>5480944494</text:p>
          </table:table-cell>
        </table:table-row>
        <table:table-row table:style-name="ro1">
          <table:table-cell/>
          <table:table-cell office:value-type="float" office:value="1827153378" calcext:value-type="float">
            <text:p>1827153378</text:p>
          </table:table-cell>
          <table:table-cell office:value-type="float" office:value="982877107" calcext:value-type="float">
            <text:p>982877107</text:p>
          </table:table-cell>
          <table:table-cell office:value-type="float" office:value="564620254" calcext:value-type="float">
            <text:p>564620254</text:p>
          </table:table-cell>
          <table:table-cell office:value-type="float" office:value="362131308" calcext:value-type="float">
            <text:p>362131308</text:p>
          </table:table-cell>
          <table:table-cell table:number-columns-repeated="2"/>
          <table:table-cell office:value-type="float" office:value="1758124473" calcext:value-type="float">
            <text:p>1758124473</text:p>
          </table:table-cell>
          <table:table-cell office:value-type="float" office:value="915144209" calcext:value-type="float">
            <text:p>915144209</text:p>
          </table:table-cell>
          <table:table-cell office:value-type="float" office:value="653620271" calcext:value-type="float">
            <text:p>653620271</text:p>
          </table:table-cell>
          <table:table-cell office:value-type="float" office:value="412327507" calcext:value-type="float">
            <text:p>412327507</text:p>
          </table:table-cell>
          <table:table-cell table:number-columns-repeated="2"/>
          <table:table-cell office:value-type="float" office:value="1184753847" calcext:value-type="float">
            <text:p>1184753847</text:p>
          </table:table-cell>
          <table:table-cell office:value-type="float" office:value="1512625205" calcext:value-type="float">
            <text:p>1512625205</text:p>
          </table:table-cell>
          <table:table-cell office:value-type="float" office:value="483061171" calcext:value-type="float">
            <text:p>483061171</text:p>
          </table:table-cell>
          <table:table-cell office:value-type="float" office:value="1266901269" calcext:value-type="float">
            <text:p>1266901269</text:p>
          </table:table-cell>
          <table:table-cell table:number-columns-repeated="2"/>
          <table:table-cell office:value-type="float" office:value="832454010" calcext:value-type="float">
            <text:p>832454010</text:p>
          </table:table-cell>
          <table:table-cell office:value-type="float" office:value="517781025" calcext:value-type="float">
            <text:p>517781025</text:p>
          </table:table-cell>
          <table:table-cell office:value-type="float" office:value="367369243" calcext:value-type="float">
            <text:p>367369243</text:p>
          </table:table-cell>
          <table:table-cell office:value-type="float" office:value="5503153759" calcext:value-type="float">
            <text:p>5503153759</text:p>
          </table:table-cell>
        </table:table-row>
        <table:table-row table:style-name="ro1">
          <table:table-cell/>
          <table:table-cell office:value-type="float" office:value="1781844193" calcext:value-type="float">
            <text:p>1781844193</text:p>
          </table:table-cell>
          <table:table-cell office:value-type="float" office:value="853118456" calcext:value-type="float">
            <text:p>853118456</text:p>
          </table:table-cell>
          <table:table-cell office:value-type="float" office:value="504942824" calcext:value-type="float">
            <text:p>504942824</text:p>
          </table:table-cell>
          <table:table-cell office:value-type="float" office:value="370660897" calcext:value-type="float">
            <text:p>370660897</text:p>
          </table:table-cell>
          <table:table-cell table:number-columns-repeated="2"/>
          <table:table-cell office:value-type="float" office:value="1668119352" calcext:value-type="float">
            <text:p>1668119352</text:p>
          </table:table-cell>
          <table:table-cell office:value-type="float" office:value="1019811106" calcext:value-type="float">
            <text:p>1019811106</text:p>
          </table:table-cell>
          <table:table-cell office:value-type="float" office:value="790424967" calcext:value-type="float">
            <text:p>790424967</text:p>
          </table:table-cell>
          <table:table-cell office:value-type="float" office:value="337866213" calcext:value-type="float">
            <text:p>337866213</text:p>
          </table:table-cell>
          <table:table-cell table:number-columns-repeated="2"/>
          <table:table-cell office:value-type="float" office:value="1339631540" calcext:value-type="float">
            <text:p>1339631540</text:p>
          </table:table-cell>
          <table:table-cell office:value-type="float" office:value="762779846" calcext:value-type="float">
            <text:p>762779846</text:p>
          </table:table-cell>
          <table:table-cell office:value-type="float" office:value="563733392" calcext:value-type="float">
            <text:p>563733392</text:p>
          </table:table-cell>
          <table:table-cell office:value-type="float" office:value="1192692332" calcext:value-type="float">
            <text:p>1192692332</text:p>
          </table:table-cell>
          <table:table-cell table:number-columns-repeated="2"/>
          <table:table-cell office:value-type="float" office:value="874433041" calcext:value-type="float">
            <text:p>874433041</text:p>
          </table:table-cell>
          <table:table-cell office:value-type="float" office:value="464365354" calcext:value-type="float">
            <text:p>464365354</text:p>
          </table:table-cell>
          <table:table-cell office:value-type="float" office:value="305779733" calcext:value-type="float">
            <text:p>305779733</text:p>
          </table:table-cell>
          <table:table-cell office:value-type="float" office:value="5503100753" calcext:value-type="float">
            <text:p>5503100753</text:p>
          </table:table-cell>
        </table:table-row>
        <table:table-row table:style-name="ro1">
          <table:table-cell/>
          <table:table-cell office:value-type="float" office:value="1637928398" calcext:value-type="float">
            <text:p>1637928398</text:p>
          </table:table-cell>
          <table:table-cell office:value-type="float" office:value="885282458" calcext:value-type="float">
            <text:p>885282458</text:p>
          </table:table-cell>
          <table:table-cell office:value-type="float" office:value="530615328" calcext:value-type="float">
            <text:p>530615328</text:p>
          </table:table-cell>
          <table:table-cell office:value-type="float" office:value="353993942" calcext:value-type="float">
            <text:p>353993942</text:p>
          </table:table-cell>
          <table:table-cell table:number-columns-repeated="2"/>
          <table:table-cell office:value-type="float" office:value="1437082137" calcext:value-type="float">
            <text:p>1437082137</text:p>
          </table:table-cell>
          <table:table-cell office:value-type="float" office:value="801160909" calcext:value-type="float">
            <text:p>801160909</text:p>
          </table:table-cell>
          <table:table-cell office:value-type="float" office:value="752035632" calcext:value-type="float">
            <text:p>752035632</text:p>
          </table:table-cell>
          <table:table-cell office:value-type="float" office:value="407399618" calcext:value-type="float">
            <text:p>407399618</text:p>
          </table:table-cell>
          <table:table-cell table:number-columns-repeated="2"/>
          <table:table-cell office:value-type="float" office:value="1528537395" calcext:value-type="float">
            <text:p>1528537395</text:p>
          </table:table-cell>
          <table:table-cell office:value-type="float" office:value="1334674720" calcext:value-type="float">
            <text:p>1334674720</text:p>
          </table:table-cell>
          <table:table-cell office:value-type="float" office:value="709778003" calcext:value-type="float">
            <text:p>709778003</text:p>
          </table:table-cell>
          <table:table-cell office:value-type="float" office:value="1257422647" calcext:value-type="float">
            <text:p>1257422647</text:p>
          </table:table-cell>
          <table:table-cell table:number-columns-repeated="2"/>
          <table:table-cell office:value-type="float" office:value="646432155" calcext:value-type="float">
            <text:p>646432155</text:p>
          </table:table-cell>
          <table:table-cell office:value-type="float" office:value="510066036" calcext:value-type="float">
            <text:p>510066036</text:p>
          </table:table-cell>
          <table:table-cell office:value-type="float" office:value="433402373" calcext:value-type="float">
            <text:p>433402373</text:p>
          </table:table-cell>
          <table:table-cell office:value-type="float" office:value="5489383595" calcext:value-type="float">
            <text:p>5489383595</text:p>
          </table:table-cell>
        </table:table-row>
        <table:table-row table:style-name="ro1">
          <table:table-cell/>
          <table:table-cell office:value-type="float" office:value="1894053257" calcext:value-type="float">
            <text:p>1894053257</text:p>
          </table:table-cell>
          <table:table-cell office:value-type="float" office:value="921091382" calcext:value-type="float">
            <text:p>921091382</text:p>
          </table:table-cell>
          <table:table-cell office:value-type="float" office:value="526639914" calcext:value-type="float">
            <text:p>526639914</text:p>
          </table:table-cell>
          <table:table-cell office:value-type="float" office:value="382425968" calcext:value-type="float">
            <text:p>382425968</text:p>
          </table:table-cell>
          <table:table-cell table:number-columns-repeated="2"/>
          <table:table-cell office:value-type="float" office:value="1458379009" calcext:value-type="float">
            <text:p>1458379009</text:p>
          </table:table-cell>
          <table:table-cell office:value-type="float" office:value="1187174931" calcext:value-type="float">
            <text:p>1187174931</text:p>
          </table:table-cell>
          <table:table-cell office:value-type="float" office:value="767820007" calcext:value-type="float">
            <text:p>767820007</text:p>
          </table:table-cell>
          <table:table-cell office:value-type="float" office:value="388274955" calcext:value-type="float">
            <text:p>388274955</text:p>
          </table:table-cell>
          <table:table-cell table:number-columns-repeated="2"/>
          <table:table-cell office:value-type="float" office:value="1086547894" calcext:value-type="float">
            <text:p>1086547894</text:p>
          </table:table-cell>
          <table:table-cell office:value-type="float" office:value="738169955" calcext:value-type="float">
            <text:p>738169955</text:p>
          </table:table-cell>
          <table:table-cell office:value-type="float" office:value="1084011059" calcext:value-type="float">
            <text:p>1084011059</text:p>
          </table:table-cell>
          <table:table-cell office:value-type="float" office:value="1231996005" calcext:value-type="float">
            <text:p>1231996005</text:p>
          </table:table-cell>
          <table:table-cell table:number-columns-repeated="2"/>
          <table:table-cell office:value-type="float" office:value="506705522" calcext:value-type="float">
            <text:p>506705522</text:p>
          </table:table-cell>
          <table:table-cell office:value-type="float" office:value="370650477" calcext:value-type="float">
            <text:p>370650477</text:p>
          </table:table-cell>
          <table:table-cell office:value-type="float" office:value="254552166" calcext:value-type="float">
            <text:p>254552166</text:p>
          </table:table-cell>
          <table:table-cell office:value-type="float" office:value="6347870921" calcext:value-type="float">
            <text:p>6347870921</text:p>
          </table:table-cell>
        </table:table-row>
        <table:table-row table:style-name="ro1">
          <table:table-cell/>
          <table:table-cell office:value-type="float" office:value="1479123474" calcext:value-type="float">
            <text:p>1479123474</text:p>
          </table:table-cell>
          <table:table-cell office:value-type="float" office:value="938071296" calcext:value-type="float">
            <text:p>938071296</text:p>
          </table:table-cell>
          <table:table-cell office:value-type="float" office:value="535153330" calcext:value-type="float">
            <text:p>535153330</text:p>
          </table:table-cell>
          <table:table-cell office:value-type="float" office:value="367822911" calcext:value-type="float">
            <text:p>367822911</text:p>
          </table:table-cell>
          <table:table-cell table:number-columns-repeated="2"/>
          <table:table-cell office:value-type="float" office:value="1307422268" calcext:value-type="float">
            <text:p>1307422268</text:p>
          </table:table-cell>
          <table:table-cell office:value-type="float" office:value="1140123540" calcext:value-type="float">
            <text:p>1140123540</text:p>
          </table:table-cell>
          <table:table-cell office:value-type="float" office:value="818504773" calcext:value-type="float">
            <text:p>818504773</text:p>
          </table:table-cell>
          <table:table-cell office:value-type="float" office:value="379834250" calcext:value-type="float">
            <text:p>379834250</text:p>
          </table:table-cell>
          <table:table-cell table:number-columns-repeated="2"/>
          <table:table-cell office:value-type="float" office:value="1241289634" calcext:value-type="float">
            <text:p>1241289634</text:p>
          </table:table-cell>
          <table:table-cell office:value-type="float" office:value="1000445142" calcext:value-type="float">
            <text:p>1000445142</text:p>
          </table:table-cell>
          <table:table-cell office:value-type="float" office:value="463963536" calcext:value-type="float">
            <text:p>463963536</text:p>
          </table:table-cell>
          <table:table-cell office:value-type="float" office:value="1216055704" calcext:value-type="float">
            <text:p>1216055704</text:p>
          </table:table-cell>
          <table:table-cell table:number-columns-repeated="2"/>
          <table:table-cell office:value-type="float" office:value="728629508" calcext:value-type="float">
            <text:p>728629508</text:p>
          </table:table-cell>
          <table:table-cell office:value-type="float" office:value="452885188" calcext:value-type="float">
            <text:p>452885188</text:p>
          </table:table-cell>
          <table:table-cell office:value-type="float" office:value="448804624" calcext:value-type="float">
            <text:p>448804624</text:p>
          </table:table-cell>
          <table:table-cell office:value-type="float" office:value="5486663989" calcext:value-type="float">
            <text:p>5486663989</text:p>
          </table:table-cell>
        </table:table-row>
        <table:table-row table:style-name="ro1">
          <table:table-cell/>
          <table:table-cell office:value-type="float" office:value="1795015182" calcext:value-type="float">
            <text:p>1795015182</text:p>
          </table:table-cell>
          <table:table-cell office:value-type="float" office:value="893567275" calcext:value-type="float">
            <text:p>893567275</text:p>
          </table:table-cell>
          <table:table-cell office:value-type="float" office:value="525071199" calcext:value-type="float">
            <text:p>525071199</text:p>
          </table:table-cell>
          <table:table-cell office:value-type="float" office:value="258104091" calcext:value-type="float">
            <text:p>258104091</text:p>
          </table:table-cell>
          <table:table-cell table:number-columns-repeated="2"/>
          <table:table-cell office:value-type="float" office:value="1486769085" calcext:value-type="float">
            <text:p>1486769085</text:p>
          </table:table-cell>
          <table:table-cell office:value-type="float" office:value="1227843172" calcext:value-type="float">
            <text:p>1227843172</text:p>
          </table:table-cell>
          <table:table-cell office:value-type="float" office:value="804690253" calcext:value-type="float">
            <text:p>804690253</text:p>
          </table:table-cell>
          <table:table-cell office:value-type="float" office:value="373652888" calcext:value-type="float">
            <text:p>373652888</text:p>
          </table:table-cell>
          <table:table-cell table:number-columns-repeated="2"/>
          <table:table-cell office:value-type="float" office:value="1859401116" calcext:value-type="float">
            <text:p>1859401116</text:p>
          </table:table-cell>
          <table:table-cell office:value-type="float" office:value="1424855644" calcext:value-type="float">
            <text:p>1424855644</text:p>
          </table:table-cell>
          <table:table-cell office:value-type="float" office:value="1078590761" calcext:value-type="float">
            <text:p>1078590761</text:p>
          </table:table-cell>
          <table:table-cell office:value-type="float" office:value="1206864898" calcext:value-type="float">
            <text:p>1206864898</text:p>
          </table:table-cell>
          <table:table-cell table:number-columns-repeated="2"/>
          <table:table-cell office:value-type="float" office:value="459554561" calcext:value-type="float">
            <text:p>459554561</text:p>
          </table:table-cell>
          <table:table-cell office:value-type="float" office:value="392470531" calcext:value-type="float">
            <text:p>392470531</text:p>
          </table:table-cell>
          <table:table-cell office:value-type="float" office:value="408778487" calcext:value-type="float">
            <text:p>408778487</text:p>
          </table:table-cell>
          <table:table-cell office:value-type="float" office:value="5982356771" calcext:value-type="float">
            <text:p>5982356771</text:p>
          </table:table-cell>
        </table:table-row>
        <table:table-row table:style-name="ro1">
          <table:table-cell/>
          <table:table-cell office:value-type="float" office:value="1730655006" calcext:value-type="float">
            <text:p>1730655006</text:p>
          </table:table-cell>
          <table:table-cell office:value-type="float" office:value="990522320" calcext:value-type="float">
            <text:p>990522320</text:p>
          </table:table-cell>
          <table:table-cell office:value-type="float" office:value="524338590" calcext:value-type="float">
            <text:p>524338590</text:p>
          </table:table-cell>
          <table:table-cell office:value-type="float" office:value="369740097" calcext:value-type="float">
            <text:p>369740097</text:p>
          </table:table-cell>
          <table:table-cell table:number-columns-repeated="2"/>
          <table:table-cell office:value-type="float" office:value="1456179054" calcext:value-type="float">
            <text:p>1456179054</text:p>
          </table:table-cell>
          <table:table-cell office:value-type="float" office:value="1208200141" calcext:value-type="float">
            <text:p>1208200141</text:p>
          </table:table-cell>
          <table:table-cell office:value-type="float" office:value="428809233" calcext:value-type="float">
            <text:p>428809233</text:p>
          </table:table-cell>
          <table:table-cell office:value-type="float" office:value="323591198" calcext:value-type="float">
            <text:p>323591198</text:p>
          </table:table-cell>
          <table:table-cell table:number-columns-repeated="2"/>
          <table:table-cell office:value-type="float" office:value="1365857021" calcext:value-type="float">
            <text:p>1365857021</text:p>
          </table:table-cell>
          <table:table-cell office:value-type="float" office:value="1605548118" calcext:value-type="float">
            <text:p>1605548118</text:p>
          </table:table-cell>
          <table:table-cell office:value-type="float" office:value="659348798" calcext:value-type="float">
            <text:p>659348798</text:p>
          </table:table-cell>
          <table:table-cell office:value-type="float" office:value="1247403977" calcext:value-type="float">
            <text:p>1247403977</text:p>
          </table:table-cell>
          <table:table-cell table:number-columns-repeated="2"/>
          <table:table-cell office:value-type="float" office:value="581454758" calcext:value-type="float">
            <text:p>581454758</text:p>
          </table:table-cell>
          <table:table-cell office:value-type="float" office:value="518278453" calcext:value-type="float">
            <text:p>518278453</text:p>
          </table:table-cell>
          <table:table-cell office:value-type="float" office:value="268097270" calcext:value-type="float">
            <text:p>268097270</text:p>
          </table:table-cell>
          <table:table-cell office:value-type="float" office:value="6124484742" calcext:value-type="float">
            <text:p>6124484742</text:p>
          </table:table-cell>
        </table:table-row>
        <table:table-row table:style-name="ro1">
          <table:table-cell/>
          <table:table-cell office:value-type="float" office:value="1717573863" calcext:value-type="float">
            <text:p>1717573863</text:p>
          </table:table-cell>
          <table:table-cell office:value-type="float" office:value="916112615" calcext:value-type="float">
            <text:p>916112615</text:p>
          </table:table-cell>
          <table:table-cell office:value-type="float" office:value="490638241" calcext:value-type="float">
            <text:p>490638241</text:p>
          </table:table-cell>
          <table:table-cell office:value-type="float" office:value="368043645" calcext:value-type="float">
            <text:p>368043645</text:p>
          </table:table-cell>
          <table:table-cell table:number-columns-repeated="2"/>
          <table:table-cell office:value-type="float" office:value="1239918988" calcext:value-type="float">
            <text:p>1239918988</text:p>
          </table:table-cell>
          <table:table-cell office:value-type="float" office:value="939350305" calcext:value-type="float">
            <text:p>939350305</text:p>
          </table:table-cell>
          <table:table-cell office:value-type="float" office:value="394638432" calcext:value-type="float">
            <text:p>394638432</text:p>
          </table:table-cell>
          <table:table-cell office:value-type="float" office:value="328513379" calcext:value-type="float">
            <text:p>328513379</text:p>
          </table:table-cell>
          <table:table-cell table:number-columns-repeated="2"/>
          <table:table-cell office:value-type="float" office:value="1284957949" calcext:value-type="float">
            <text:p>1284957949</text:p>
          </table:table-cell>
          <table:table-cell office:value-type="float" office:value="863976064" calcext:value-type="float">
            <text:p>863976064</text:p>
          </table:table-cell>
          <table:table-cell office:value-type="float" office:value="770557531" calcext:value-type="float">
            <text:p>770557531</text:p>
          </table:table-cell>
          <table:table-cell office:value-type="float" office:value="1232966176" calcext:value-type="float">
            <text:p>1232966176</text:p>
          </table:table-cell>
          <table:table-cell table:number-columns-repeated="2"/>
          <table:table-cell office:value-type="float" office:value="684242343" calcext:value-type="float">
            <text:p>684242343</text:p>
          </table:table-cell>
          <table:table-cell office:value-type="float" office:value="522066783" calcext:value-type="float">
            <text:p>522066783</text:p>
          </table:table-cell>
          <table:table-cell office:value-type="float" office:value="272940201" calcext:value-type="float">
            <text:p>272940201</text:p>
          </table:table-cell>
          <table:table-cell office:value-type="float" office:value="6221745713" calcext:value-type="float">
            <text:p>6221745713</text:p>
          </table:table-cell>
        </table:table-row>
        <table:table-row table:style-name="ro1">
          <table:table-cell/>
          <table:table-cell office:value-type="float" office:value="1799956442" calcext:value-type="float">
            <text:p>1799956442</text:p>
          </table:table-cell>
          <table:table-cell office:value-type="float" office:value="954540147" calcext:value-type="float">
            <text:p>954540147</text:p>
          </table:table-cell>
          <table:table-cell office:value-type="float" office:value="529823769" calcext:value-type="float">
            <text:p>529823769</text:p>
          </table:table-cell>
          <table:table-cell office:value-type="float" office:value="347307059" calcext:value-type="float">
            <text:p>347307059</text:p>
          </table:table-cell>
          <table:table-cell table:number-columns-repeated="2"/>
          <table:table-cell office:value-type="float" office:value="1428475825" calcext:value-type="float">
            <text:p>1428475825</text:p>
          </table:table-cell>
          <table:table-cell office:value-type="float" office:value="754483240" calcext:value-type="float">
            <text:p>754483240</text:p>
          </table:table-cell>
          <table:table-cell office:value-type="float" office:value="784448388" calcext:value-type="float">
            <text:p>784448388</text:p>
          </table:table-cell>
          <table:table-cell office:value-type="float" office:value="301890913" calcext:value-type="float">
            <text:p>301890913</text:p>
          </table:table-cell>
          <table:table-cell table:number-columns-repeated="2"/>
          <table:table-cell office:value-type="float" office:value="1214021321" calcext:value-type="float">
            <text:p>1214021321</text:p>
          </table:table-cell>
          <table:table-cell office:value-type="float" office:value="1451769919" calcext:value-type="float">
            <text:p>1451769919</text:p>
          </table:table-cell>
          <table:table-cell office:value-type="float" office:value="498498054" calcext:value-type="float">
            <text:p>498498054</text:p>
          </table:table-cell>
          <table:table-cell office:value-type="float" office:value="1244371792" calcext:value-type="float">
            <text:p>1244371792</text:p>
          </table:table-cell>
          <table:table-cell table:number-columns-repeated="2"/>
          <table:table-cell office:value-type="float" office:value="602297430" calcext:value-type="float">
            <text:p>602297430</text:p>
          </table:table-cell>
          <table:table-cell office:value-type="float" office:value="507989554" calcext:value-type="float">
            <text:p>507989554</text:p>
          </table:table-cell>
          <table:table-cell office:value-type="float" office:value="441631298" calcext:value-type="float">
            <text:p>441631298</text:p>
          </table:table-cell>
          <table:table-cell office:value-type="float" office:value="5486489873" calcext:value-type="float">
            <text:p>5486489873</text:p>
          </table:table-cell>
        </table:table-row>
        <table:table-row table:style-name="ro1">
          <table:table-cell/>
          <table:table-cell office:value-type="float" office:value="1718569390" calcext:value-type="float">
            <text:p>1718569390</text:p>
          </table:table-cell>
          <table:table-cell office:value-type="float" office:value="957515789" calcext:value-type="float">
            <text:p>957515789</text:p>
          </table:table-cell>
          <table:table-cell office:value-type="float" office:value="524528712" calcext:value-type="float">
            <text:p>524528712</text:p>
          </table:table-cell>
          <table:table-cell office:value-type="float" office:value="355634958" calcext:value-type="float">
            <text:p>355634958</text:p>
          </table:table-cell>
          <table:table-cell table:number-columns-repeated="2"/>
          <table:table-cell office:value-type="float" office:value="1420091232" calcext:value-type="float">
            <text:p>1420091232</text:p>
          </table:table-cell>
          <table:table-cell office:value-type="float" office:value="1148594731" calcext:value-type="float">
            <text:p>1148594731</text:p>
          </table:table-cell>
          <table:table-cell office:value-type="float" office:value="778277062" calcext:value-type="float">
            <text:p>778277062</text:p>
          </table:table-cell>
          <table:table-cell office:value-type="float" office:value="392829655" calcext:value-type="float">
            <text:p>392829655</text:p>
          </table:table-cell>
          <table:table-cell table:number-columns-repeated="2"/>
          <table:table-cell office:value-type="float" office:value="1260899585" calcext:value-type="float">
            <text:p>1260899585</text:p>
          </table:table-cell>
          <table:table-cell office:value-type="float" office:value="669650472" calcext:value-type="float">
            <text:p>669650472</text:p>
          </table:table-cell>
          <table:table-cell office:value-type="float" office:value="954958973" calcext:value-type="float">
            <text:p>954958973</text:p>
          </table:table-cell>
          <table:table-cell office:value-type="float" office:value="1225760753" calcext:value-type="float">
            <text:p>1225760753</text:p>
          </table:table-cell>
          <table:table-cell table:number-columns-repeated="2"/>
          <table:table-cell office:value-type="float" office:value="918290605" calcext:value-type="float">
            <text:p>918290605</text:p>
          </table:table-cell>
          <table:table-cell office:value-type="float" office:value="444644777" calcext:value-type="float">
            <text:p>444644777</text:p>
          </table:table-cell>
          <table:table-cell office:value-type="float" office:value="288680829" calcext:value-type="float">
            <text:p>288680829</text:p>
          </table:table-cell>
          <table:table-cell office:value-type="float" office:value="5508495936" calcext:value-type="float">
            <text:p>5508495936</text:p>
          </table:table-cell>
        </table:table-row>
        <table:table-row table:style-name="ro1">
          <table:table-cell/>
          <table:table-cell table:style-name="Default" office:value-type="float" office:value="1019293339" calcext:value-type="float">
            <text:p>1019293339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1033454447" calcext:value-type="float">
            <text:p>1033454447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ínimo</text:p>
          </table:table-cell>
          <table:table-cell table:style-name="ce4" table:formula="of:=MIN([.B4:.B23])/(1000*1000*1000)/[.K30]" office:value-type="float" office:value="0.0000739561737" calcext:value-type="float">
            <text:p>0.0000739561737</text:p>
          </table:table-cell>
          <table:table-cell table:style-name="ce4" table:formula="of:=MIN([.C4:.C23])/(1000*1000*1000)/[.L30]" office:value-type="float" office:value="0.0000785582076" calcext:value-type="float">
            <text:p>0.0000785582076</text:p>
          </table:table-cell>
          <table:table-cell table:style-name="ce4" table:formula="of:=MIN([.D4:.D23])/(1000*1000*1000)/[.M30]" office:value-type="float" office:value="0.0000939611416" calcext:value-type="float">
            <text:p>0.0000939611416</text:p>
          </table:table-cell>
          <table:table-cell table:style-name="ce4" table:formula="of:=MIN([.E4:.E23])/(1000*1000*1000)/[.N30]" office:value-type="float" office:value="0.0001032416364" calcext:value-type="float">
            <text:p>0.0001032416364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H4:.H23])/(1000*1000*1000)/[.K30]" office:value-type="float" office:value="0.0000481648769" calcext:value-type="float">
            <text:p>0.0000481648769</text:p>
          </table:table-cell>
          <table:table-cell table:style-name="ce4" table:formula="of:=MIN([.I4:.I23])/(1000*1000*1000)/[.L30]" office:value-type="float" office:value="0.000075448324" calcext:value-type="float">
            <text:p>0.000075448324</text:p>
          </table:table-cell>
          <table:table-cell table:style-name="ce4" table:formula="of:=MIN([.J4:.J23])/(1000*1000*1000)/[.M30]" office:value-type="float" office:value="0.0000740549126" calcext:value-type="float">
            <text:p>0.0000740549126</text:p>
          </table:table-cell>
          <table:table-cell table:style-name="ce4" table:formula="of:=MIN([.K4:.K23])/(1000*1000*1000)/[.N30]" office:value-type="float" office:value="0.0001138328744" calcext:value-type="float">
            <text:p>0.0001138328744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N4:.N23])/(1000*1000*1000)/[.K30]" office:value-type="float" office:value="0.0000543273947" calcext:value-type="float">
            <text:p>0.0000543273947</text:p>
          </table:table-cell>
          <table:table-cell table:style-name="ce4" table:formula="of:=MIN([.O4:.O23])/(1000*1000*1000)/[.L30]" office:value-type="float" office:value="0.0000669650472" calcext:value-type="float">
            <text:p>0.0000669650472</text:p>
          </table:table-cell>
          <table:table-cell table:style-name="ce4" table:formula="of:=MIN([.P4:.P23])/(1000*1000*1000)/[.M30]" office:value-type="float" office:value="0.0000595717232" calcext:value-type="float">
            <text:p>0.0000595717232</text:p>
          </table:table-cell>
          <table:table-cell table:style-name="ce4" table:formula="of:=MIN([.Q4:.Q23])/(1000*1000*1000)/[.N30]" office:value-type="float" office:value="0.0004770769328" calcext:value-type="float">
            <text:p>0.0004770769328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T4:.T23])/(1000*1000*1000)/[.K30]" office:value-type="float" office:value="0.00002297772805" calcext:value-type="float">
            <text:p>0.00002297772805</text:p>
          </table:table-cell>
          <table:table-cell table:style-name="ce4" table:formula="of:=MIN([.U4:.U23])/(1000*1000*1000)/[.L30]" office:value-type="float" office:value="0.000035678125" calcext:value-type="float">
            <text:p>0.000035678125</text:p>
          </table:table-cell>
          <table:table-cell table:style-name="ce4" table:formula="of:=MIN([.V4:.V23])/(1000*1000*1000)/[.M30]" office:value-type="float" office:value="0.000050194826" calcext:value-type="float">
            <text:p>0.000050194826</text:p>
          </table:table-cell>
          <table:table-cell table:style-name="ce4" table:formula="of:=MIN([.W4:.W23])/(1000*1000*1000)/[.N30]" office:value-type="float" office:value="0.0021914453872" calcext:value-type="float">
            <text:p>0.0021914453872</text:p>
          </table:table-cell>
        </table:table-row>
        <table:table-row table:style-name="ro1">
          <table:table-cell table:style-name="ce5" office:value-type="string" calcext:value-type="string">
            <text:p>Mínimo us</text:p>
          </table:table-cell>
          <table:table-cell table:style-name="ce4" table:formula="of:=( MIN([.B4:.B23])/1000 ) /[.K$30]" office:value-type="float" office:value="73.9561737" calcext:value-type="float">
            <text:p>73.9561737</text:p>
          </table:table-cell>
          <table:table-cell table:style-name="ce4" table:formula="of:=( MIN([.C4:.C23])/1000 ) /[.L$30]" office:value-type="float" office:value="78.5582076" calcext:value-type="float">
            <text:p>78.5582076</text:p>
          </table:table-cell>
          <table:table-cell table:style-name="ce4" table:formula="of:=( MIN([.D4:.D23])/1000 ) /[.M$30]" office:value-type="float" office:value="93.9611416" calcext:value-type="float">
            <text:p>93.9611416</text:p>
          </table:table-cell>
          <table:table-cell table:style-name="ce4" table:formula="of:=( MIN([.E4:.E23])/1000 ) /[.N$30]" office:value-type="float" office:value="103.2416364" calcext:value-type="float">
            <text:p>103.2416364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H4:.H23])/1000 ) / [.K$30]" office:value-type="float" office:value="48.1648769" calcext:value-type="float">
            <text:p>48.1648769</text:p>
          </table:table-cell>
          <table:table-cell table:style-name="ce4" table:formula="of:=( MIN([.I4:.I23])/1000 ) / [.L$30]" office:value-type="float" office:value="75.448324" calcext:value-type="float">
            <text:p>75.448324</text:p>
          </table:table-cell>
          <table:table-cell table:style-name="ce4" table:formula="of:=( MIN([.J4:.J23])/1000 ) / [.M$30]" office:value-type="float" office:value="74.0549126" calcext:value-type="float">
            <text:p>74.0549126</text:p>
          </table:table-cell>
          <table:table-cell table:style-name="ce4" table:formula="of:=( MIN([.K4:.K23])/1000 ) / [.N$30]" office:value-type="float" office:value="113.8328744" calcext:value-type="float">
            <text:p>113.8328744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N4:.N23])/1000 ) / [.K$30]" office:value-type="float" office:value="54.3273947" calcext:value-type="float">
            <text:p>54.3273947</text:p>
          </table:table-cell>
          <table:table-cell table:style-name="ce4" table:formula="of:=( MIN([.O4:.O23])/1000 ) / [.L$30]" office:value-type="float" office:value="66.9650472" calcext:value-type="float">
            <text:p>66.9650472</text:p>
          </table:table-cell>
          <table:table-cell table:style-name="ce4" table:formula="of:=( MIN([.P4:.P23])/1000 ) / [.M$30]" office:value-type="float" office:value="59.5717232" calcext:value-type="float">
            <text:p>59.5717232</text:p>
          </table:table-cell>
          <table:table-cell table:style-name="ce4" table:formula="of:=( MIN([.Q4:.Q23])/1000 ) / [.N$30]" office:value-type="float" office:value="477.0769328" calcext:value-type="float">
            <text:p>477.0769328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MIN([.T4:.T23])/1000 ) / [.K$30]" office:value-type="float" office:value="22.97772805" calcext:value-type="float">
            <text:p>22.97772805</text:p>
          </table:table-cell>
          <table:table-cell table:style-name="ce4" table:formula="of:=(MIN([.U4:.U23])/1000 ) / [.L$30]" office:value-type="float" office:value="35.678125" calcext:value-type="float">
            <text:p>35.678125</text:p>
          </table:table-cell>
          <table:table-cell table:style-name="ce4" table:formula="of:=(MIN([.V4:.V23])/1000 ) / [.M$30]" office:value-type="float" office:value="50.194826" calcext:value-type="float">
            <text:p>50.194826</text:p>
          </table:table-cell>
          <table:table-cell table:style-name="ce4" table:formula="of:=(MIN([.W4:.W23])/1000 ) / [.N$30]" office:value-type="float" office:value="2191.4453872" calcext:value-type="float">
            <text:p>2191.4453872</text:p>
          </table:table-cell>
        </table:table-row>
        <table:table-row table:style-name="ro2">
          <table:table-cell table:style-name="ce8" office:value-type="string" calcext:value-type="string">
            <text:p>speedup MPIBcast</text:p>
          </table:table-cell>
          <table:table-cell table:style-name="ce15" table:formula="of:=[.B27]/[$'MPIBcast-MIN'.B27]" office:value-type="float" office:value="0.958945988887275" calcext:value-type="float">
            <text:p>0,958945988887275</text:p>
          </table:table-cell>
          <table:table-cell table:style-name="ce15" table:formula="of:=[.C27]/[$'MPIBcast-MIN'.C27]" office:value-type="float" office:value="1.31434147985097" calcext:value-type="float">
            <text:p>1,31434147985097</text:p>
          </table:table-cell>
          <table:table-cell table:style-name="ce15" table:formula="of:=[.D27]/[$'MPIBcast-MIN'.D27]" office:value-type="float" office:value="1.01513726510464" calcext:value-type="float">
            <text:p>1,01513726510464</text:p>
          </table:table-cell>
          <table:table-cell table:style-name="ce15" table:formula="of:=[.E27]/[$'MPIBcast-MIN'.E27]" office:value-type="float" office:value="0.743011205168333" calcext:value-type="float">
            <text:p>0,743011205168333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H27]/[$'MPIBcast-MIN'.H27]" office:value-type="float" office:value="0.507515102162543" calcext:value-type="float">
            <text:p>0,507515102162543</text:p>
          </table:table-cell>
          <table:table-cell table:style-name="ce15" table:formula="of:=[.I27]/[$'MPIBcast-MIN'.I27]" office:value-type="float" office:value="0.612026263293079" calcext:value-type="float">
            <text:p>0,612026263293079</text:p>
          </table:table-cell>
          <table:table-cell table:style-name="ce15" table:formula="of:=[.J27]/[$'MPIBcast-MIN'.J27]" office:value-type="float" office:value="1.07810473997246" calcext:value-type="float">
            <text:p>1,07810473997246</text:p>
          </table:table-cell>
          <table:table-cell table:style-name="ce15" table:formula="of:=[.K27]/[$'MPIBcast-MIN'.K27]" office:value-type="float" office:value="1.0398136692187" calcext:value-type="float">
            <text:p>1,0398136692187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N27]/[$'MPIBcast-MIN'.N27]" office:value-type="float" office:value="1.05579449447137" calcext:value-type="float">
            <text:p>1,05579449447137</text:p>
          </table:table-cell>
          <table:table-cell table:style-name="ce15" table:formula="of:=[.O27]/[$'MPIBcast-MIN'.O27]" office:value-type="float" office:value="1.11556306094622" calcext:value-type="float">
            <text:p>1,11556306094622</text:p>
          </table:table-cell>
          <table:table-cell table:style-name="ce15" table:formula="of:=[.P27]/[$'MPIBcast-MIN'.P27]" office:value-type="float" office:value="0.444011657857063" calcext:value-type="float">
            <text:p>0,444011657857063</text:p>
          </table:table-cell>
          <table:table-cell table:style-name="ce15" table:formula="of:=[.Q27]/[$'MPIBcast-MIN'.Q27]" office:value-type="float" office:value="2.38343128475568" calcext:value-type="float">
            <text:p>2,38343128475568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T27]/[$'MPIBcast-MIN'.T27]" office:value-type="float" office:value="0.581545927703588" calcext:value-type="float">
            <text:p>0,581545927703588</text:p>
          </table:table-cell>
          <table:table-cell table:style-name="ce15" table:formula="of:=[.U27]/[$'MPIBcast-MIN'.U27]" office:value-type="float" office:value="0.699311972376008" calcext:value-type="float">
            <text:p>0,699311972376008</text:p>
          </table:table-cell>
          <table:table-cell table:style-name="ce15" table:formula="of:=[.V27]/[$'MPIBcast-MIN'.V27]" office:value-type="float" office:value="0.736265664852562" calcext:value-type="float">
            <text:p>0,736265664852562</text:p>
          </table:table-cell>
          <table:table-cell table:style-name="ce15" table:formula="of:=[.W27]/[$'MPIBcast-MIN'.W27]" office:value-type="float" office:value="24.3743514436849" calcext:value-type="float">
            <text:p>24,374351443684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20000" calcext:value-type="float">
            <text:p>20000</text:p>
          </table:table-cell>
          <table:table-cell table:formula="of:=[.K31]" office:value-type="float" office:value="10000" calcext:value-type="float">
            <text:p>10000</text:p>
          </table:table-cell>
          <table:table-cell table:formula="of:=[.K32]" office:value-type="float" office:value="5000" calcext:value-type="float">
            <text:p>5000</text:p>
          </table:table-cell>
          <table:table-cell table:style-name="Default" table:formula="of:=[.K33]" office:value-type="float" office:value="2500" calcext:value-type="float">
            <text:p>2500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0" office:value-type="string" calcext:value-type="string">
            <text:p>1K</text:p>
          </table:table-cell>
          <table:table-cell table:style-name="ce30" table:formula="of:=[.K30]/2" office:value-type="float" office:value="10000" calcext:value-type="float">
            <text:p>100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0" office:value-type="string" calcext:value-type="string">
            <text:p>4K</text:p>
          </table:table-cell>
          <table:table-cell table:style-name="ce30" table:formula="of:=[.K31]/2" office:value-type="float" office:value="5000" calcext:value-type="float">
            <text:p>5000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ProfBcast</text:p>
          </table:table-cell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0" office:value-type="string" calcext:value-type="string">
            <text:p>16K</text:p>
          </table:table-cell>
          <table:table-cell table:style-name="ce30" table:formula="of:=[.K32]/2" office:value-type="float" office:value="2500" calcext:value-type="float">
            <text:p>2500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MPIBcast</text:p>
          </table:table-cell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/>
          <table:table-cell table:style-name="Default">
            <draw:frame draw:z-index="1" draw:style-name="gr1" draw:text-style-name="P1" svg:width="16.009cm" svg:height="9.748cm" svg:x="0.114cm" svg:y="0.096cm">
              <draw:object draw:notify-on-update-of-ranges="'ProfBcast-MIN'.P32:'ProfBcast-MIN'.P32 'ProfBcast-MIN'.P33:'ProfBcast-MIN'.P3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style-name="ce32"/>
          <table:table-cell/>
          <table:table-cell table:style-name="Default" table:number-columns-repeated="4"/>
        </table:table-row>
      </table:table>
      <table:table table:name="MPIBcast-MIN" table:style-name="ta1">
        <table:shapes>
          <draw:frame draw:z-index="0" draw:style-name="gr1" draw:text-style-name="P1" svg:width="16.009cm" svg:height="9.748cm" svg:x="1.916cm" svg:y="13.611cm">
            <draw:object draw:notify-on-update-of-ranges="'MPIBcast-MIN'.J35:'MPIBcast-MIN'.M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4" table:number-columns-repeated="2" table:default-cell-style-name="ce3"/>
        <table:table-column table:style-name="co13" table:default-cell-style-name="ce3"/>
        <table:table-column table:style-name="co6" table:default-cell-style-name="ce3"/>
        <table:table-column table:style-name="co1" table:default-cell-style-name="Default"/>
        <table:table-column table:style-name="co7" table:default-cell-style-name="Default"/>
        <table:table-column table:style-name="co1" table:default-cell-style-name="ce3"/>
        <table:table-column table:style-name="co4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Default"/>
        <table:table-column table:style-name="co1" table:default-cell-style-name="Default"/>
        <table:table-column table:style-name="co7" table:default-cell-style-name="ce3"/>
        <table:table-column table:style-name="co4" table:number-columns-repeated="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ce3"/>
        <table:table-column table:style-name="co1" table:default-cell-style-name="ce3"/>
        <table:table-column table:style-name="co8" table:default-cell-style-name="ce3"/>
        <table:table-row table:style-name="ro1">
          <table:table-cell/>
          <table:table-cell table:style-name="Default" table:number-columns-repeated="3"/>
          <table:table-cell table:style-name="ce21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3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 table:number-columns-repeated="3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office:value-type="float" office:value="1671214555" calcext:value-type="float">
            <text:p>1671214555</text:p>
          </table:table-cell>
          <table:table-cell office:value-type="float" office:value="1138199958" calcext:value-type="float">
            <text:p>1138199958</text:p>
          </table:table-cell>
          <table:table-cell office:value-type="float" office:value="535492122" calcext:value-type="float">
            <text:p>535492122</text:p>
          </table:table-cell>
          <table:table-cell office:value-type="float" office:value="392502463" calcext:value-type="float">
            <text:p>392502463</text:p>
          </table:table-cell>
          <table:table-cell table:number-columns-repeated="2"/>
          <table:table-cell office:value-type="float" office:value="2539447309" calcext:value-type="float">
            <text:p>2539447309</text:p>
          </table:table-cell>
          <table:table-cell office:value-type="float" office:value="1624780883" calcext:value-type="float">
            <text:p>1624780883</text:p>
          </table:table-cell>
          <table:table-cell office:value-type="float" office:value="492575900" calcext:value-type="float">
            <text:p>492575900</text:p>
          </table:table-cell>
          <table:table-cell office:value-type="float" office:value="327240689" calcext:value-type="float">
            <text:p>327240689</text:p>
          </table:table-cell>
          <table:table-cell table:number-columns-repeated="2"/>
          <table:table-cell office:value-type="float" office:value="1739104697" calcext:value-type="float">
            <text:p>1739104697</text:p>
          </table:table-cell>
          <table:table-cell office:value-type="float" office:value="1311555441" calcext:value-type="float">
            <text:p>1311555441</text:p>
          </table:table-cell>
          <table:table-cell office:value-type="float" office:value="1291397688" calcext:value-type="float">
            <text:p>1291397688</text:p>
          </table:table-cell>
          <table:table-cell office:value-type="float" office:value="629657624" calcext:value-type="float">
            <text:p>629657624</text:p>
          </table:table-cell>
          <table:table-cell table:number-columns-repeated="2"/>
          <table:table-cell office:value-type="float" office:value="1100496960" calcext:value-type="float">
            <text:p>1100496960</text:p>
          </table:table-cell>
          <table:table-cell office:value-type="float" office:value="620954447" calcext:value-type="float">
            <text:p>620954447</text:p>
          </table:table-cell>
          <table:table-cell office:value-type="float" office:value="382130420" calcext:value-type="float">
            <text:p>382130420</text:p>
          </table:table-cell>
          <table:table-cell office:value-type="float" office:value="287244135" calcext:value-type="float">
            <text:p>287244135</text:p>
          </table:table-cell>
        </table:table-row>
        <table:table-row table:style-name="ro1">
          <table:table-cell/>
          <table:table-cell office:value-type="float" office:value="1664272341" calcext:value-type="float">
            <text:p>1664272341</text:p>
          </table:table-cell>
          <table:table-cell office:value-type="float" office:value="597700132" calcext:value-type="float">
            <text:p>597700132</text:p>
          </table:table-cell>
          <table:table-cell office:value-type="float" office:value="540956831" calcext:value-type="float">
            <text:p>540956831</text:p>
          </table:table-cell>
          <table:table-cell office:value-type="float" office:value="378693001" calcext:value-type="float">
            <text:p>378693001</text:p>
          </table:table-cell>
          <table:table-cell table:number-columns-repeated="2"/>
          <table:table-cell office:value-type="float" office:value="2012633252" calcext:value-type="float">
            <text:p>2012633252</text:p>
          </table:table-cell>
          <table:table-cell office:value-type="float" office:value="1608021953" calcext:value-type="float">
            <text:p>1608021953</text:p>
          </table:table-cell>
          <table:table-cell office:value-type="float" office:value="667143045" calcext:value-type="float">
            <text:p>667143045</text:p>
          </table:table-cell>
          <table:table-cell office:value-type="float" office:value="331547819" calcext:value-type="float">
            <text:p>331547819</text:p>
          </table:table-cell>
          <table:table-cell table:number-columns-repeated="2"/>
          <table:table-cell office:value-type="float" office:value="1599224091" calcext:value-type="float">
            <text:p>1599224091</text:p>
          </table:table-cell>
          <table:table-cell office:value-type="float" office:value="1792458464" calcext:value-type="float">
            <text:p>1792458464</text:p>
          </table:table-cell>
          <table:table-cell office:value-type="float" office:value="885273861" calcext:value-type="float">
            <text:p>885273861</text:p>
          </table:table-cell>
          <table:table-cell office:value-type="float" office:value="739695255" calcext:value-type="float">
            <text:p>739695255</text:p>
          </table:table-cell>
          <table:table-cell table:number-columns-repeated="2"/>
          <table:table-cell office:value-type="float" office:value="828537153" calcext:value-type="float">
            <text:p>828537153</text:p>
          </table:table-cell>
          <table:table-cell office:value-type="float" office:value="749956126" calcext:value-type="float">
            <text:p>749956126</text:p>
          </table:table-cell>
          <table:table-cell office:value-type="float" office:value="422009853" calcext:value-type="float">
            <text:p>422009853</text:p>
          </table:table-cell>
          <table:table-cell office:value-type="float" office:value="341998092" calcext:value-type="float">
            <text:p>341998092</text:p>
          </table:table-cell>
        </table:table-row>
        <table:table-row table:style-name="ro1">
          <table:table-cell/>
          <table:table-cell office:value-type="float" office:value="1646535757" calcext:value-type="float">
            <text:p>1646535757</text:p>
          </table:table-cell>
          <table:table-cell office:value-type="float" office:value="1132609153" calcext:value-type="float">
            <text:p>1132609153</text:p>
          </table:table-cell>
          <table:table-cell office:value-type="float" office:value="499982131" calcext:value-type="float">
            <text:p>499982131</text:p>
          </table:table-cell>
          <table:table-cell office:value-type="float" office:value="354246254" calcext:value-type="float">
            <text:p>354246254</text:p>
          </table:table-cell>
          <table:table-cell table:number-columns-repeated="2"/>
          <table:table-cell office:value-type="float" office:value="1898066745" calcext:value-type="float">
            <text:p>1898066745</text:p>
          </table:table-cell>
          <table:table-cell office:value-type="float" office:value="1544978338" calcext:value-type="float">
            <text:p>1544978338</text:p>
          </table:table-cell>
          <table:table-cell office:value-type="float" office:value="372621367" calcext:value-type="float">
            <text:p>372621367</text:p>
          </table:table-cell>
          <table:table-cell office:value-type="float" office:value="417808373" calcext:value-type="float">
            <text:p>417808373</text:p>
          </table:table-cell>
          <table:table-cell table:number-columns-repeated="2"/>
          <table:table-cell office:value-type="float" office:value="1128198030" calcext:value-type="float">
            <text:p>1128198030</text:p>
          </table:table-cell>
          <table:table-cell office:value-type="float" office:value="1362499782" calcext:value-type="float">
            <text:p>1362499782</text:p>
          </table:table-cell>
          <table:table-cell office:value-type="float" office:value="932819446" calcext:value-type="float">
            <text:p>932819446</text:p>
          </table:table-cell>
          <table:table-cell office:value-type="float" office:value="530357891" calcext:value-type="float">
            <text:p>530357891</text:p>
          </table:table-cell>
          <table:table-cell table:number-columns-repeated="2"/>
          <table:table-cell office:value-type="float" office:value="1685500489" calcext:value-type="float">
            <text:p>1685500489</text:p>
          </table:table-cell>
          <table:table-cell office:value-type="float" office:value="946442205" calcext:value-type="float">
            <text:p>946442205</text:p>
          </table:table-cell>
          <table:table-cell office:value-type="float" office:value="522550027" calcext:value-type="float">
            <text:p>522550027</text:p>
          </table:table-cell>
          <table:table-cell office:value-type="float" office:value="349515326" calcext:value-type="float">
            <text:p>349515326</text:p>
          </table:table-cell>
        </table:table-row>
        <table:table-row table:style-name="ro1">
          <table:table-cell/>
          <table:table-cell office:value-type="float" office:value="1670282085" calcext:value-type="float">
            <text:p>1670282085</text:p>
          </table:table-cell>
          <table:table-cell office:value-type="float" office:value="1051857445" calcext:value-type="float">
            <text:p>1051857445</text:p>
          </table:table-cell>
          <table:table-cell office:value-type="float" office:value="491234780" calcext:value-type="float">
            <text:p>491234780</text:p>
          </table:table-cell>
          <table:table-cell office:value-type="float" office:value="392562883" calcext:value-type="float">
            <text:p>392562883</text:p>
          </table:table-cell>
          <table:table-cell table:number-columns-repeated="2"/>
          <table:table-cell office:value-type="float" office:value="2926275813" calcext:value-type="float">
            <text:p>2926275813</text:p>
          </table:table-cell>
          <table:table-cell office:value-type="float" office:value="1262275611" calcext:value-type="float">
            <text:p>1262275611</text:p>
          </table:table-cell>
          <table:table-cell office:value-type="float" office:value="689700416" calcext:value-type="float">
            <text:p>689700416</text:p>
          </table:table-cell>
          <table:table-cell office:value-type="float" office:value="397230841" calcext:value-type="float">
            <text:p>397230841</text:p>
          </table:table-cell>
          <table:table-cell table:number-columns-repeated="2"/>
          <table:table-cell office:value-type="float" office:value="1490553934" calcext:value-type="float">
            <text:p>1490553934</text:p>
          </table:table-cell>
          <table:table-cell office:value-type="float" office:value="954851350" calcext:value-type="float">
            <text:p>954851350</text:p>
          </table:table-cell>
          <table:table-cell office:value-type="float" office:value="1261793725" calcext:value-type="float">
            <text:p>1261793725</text:p>
          </table:table-cell>
          <table:table-cell office:value-type="float" office:value="627030510" calcext:value-type="float">
            <text:p>627030510</text:p>
          </table:table-cell>
          <table:table-cell table:number-columns-repeated="2"/>
          <table:table-cell office:value-type="float" office:value="1408688032" calcext:value-type="float">
            <text:p>1408688032</text:p>
          </table:table-cell>
          <table:table-cell office:value-type="float" office:value="726054068" calcext:value-type="float">
            <text:p>726054068</text:p>
          </table:table-cell>
          <table:table-cell office:value-type="float" office:value="654611539" calcext:value-type="float">
            <text:p>654611539</text:p>
          </table:table-cell>
          <table:table-cell office:value-type="float" office:value="369821042" calcext:value-type="float">
            <text:p>369821042</text:p>
          </table:table-cell>
        </table:table-row>
        <table:table-row table:style-name="ro1">
          <table:table-cell/>
          <table:table-cell office:value-type="float" office:value="1664646543" calcext:value-type="float">
            <text:p>1664646543</text:p>
          </table:table-cell>
          <table:table-cell office:value-type="float" office:value="1273624333" calcext:value-type="float">
            <text:p>1273624333</text:p>
          </table:table-cell>
          <table:table-cell office:value-type="float" office:value="486543615" calcext:value-type="float">
            <text:p>486543615</text:p>
          </table:table-cell>
          <table:table-cell office:value-type="float" office:value="347375772" calcext:value-type="float">
            <text:p>347375772</text:p>
          </table:table-cell>
          <table:table-cell table:number-columns-repeated="2"/>
          <table:table-cell office:value-type="float" office:value="2757421087" calcext:value-type="float">
            <text:p>2757421087</text:p>
          </table:table-cell>
          <table:table-cell office:value-type="float" office:value="1665709156" calcext:value-type="float">
            <text:p>1665709156</text:p>
          </table:table-cell>
          <table:table-cell office:value-type="float" office:value="664621532" calcext:value-type="float">
            <text:p>664621532</text:p>
          </table:table-cell>
          <table:table-cell office:value-type="float" office:value="300552622" calcext:value-type="float">
            <text:p>300552622</text:p>
          </table:table-cell>
          <table:table-cell table:number-columns-repeated="2"/>
          <table:table-cell office:value-type="float" office:value="1847481703" calcext:value-type="float">
            <text:p>1847481703</text:p>
          </table:table-cell>
          <table:table-cell office:value-type="float" office:value="888047769" calcext:value-type="float">
            <text:p>888047769</text:p>
          </table:table-cell>
          <table:table-cell office:value-type="float" office:value="1012389393" calcext:value-type="float">
            <text:p>1012389393</text:p>
          </table:table-cell>
          <table:table-cell office:value-type="float" office:value="576261772" calcext:value-type="float">
            <text:p>576261772</text:p>
          </table:table-cell>
          <table:table-cell table:number-columns-repeated="2"/>
          <table:table-cell office:value-type="float" office:value="1530477127" calcext:value-type="float">
            <text:p>1530477127</text:p>
          </table:table-cell>
          <table:table-cell office:value-type="float" office:value="784555392" calcext:value-type="float">
            <text:p>784555392</text:p>
          </table:table-cell>
          <table:table-cell office:value-type="float" office:value="477754083" calcext:value-type="float">
            <text:p>477754083</text:p>
          </table:table-cell>
          <table:table-cell office:value-type="float" office:value="346525107" calcext:value-type="float">
            <text:p>346525107</text:p>
          </table:table-cell>
        </table:table-row>
        <table:table-row table:style-name="ro1">
          <table:table-cell/>
          <table:table-cell office:value-type="float" office:value="1663708261" calcext:value-type="float">
            <text:p>1663708261</text:p>
          </table:table-cell>
          <table:table-cell office:value-type="float" office:value="1067210130" calcext:value-type="float">
            <text:p>1067210130</text:p>
          </table:table-cell>
          <table:table-cell office:value-type="float" office:value="489286183" calcext:value-type="float">
            <text:p>489286183</text:p>
          </table:table-cell>
          <table:table-cell office:value-type="float" office:value="374609018" calcext:value-type="float">
            <text:p>374609018</text:p>
          </table:table-cell>
          <table:table-cell table:number-columns-repeated="2"/>
          <table:table-cell office:value-type="float" office:value="2013315122" calcext:value-type="float">
            <text:p>2013315122</text:p>
          </table:table-cell>
          <table:table-cell office:value-type="float" office:value="1467972189" calcext:value-type="float">
            <text:p>1467972189</text:p>
          </table:table-cell>
          <table:table-cell office:value-type="float" office:value="405915356" calcext:value-type="float">
            <text:p>405915356</text:p>
          </table:table-cell>
          <table:table-cell office:value-type="float" office:value="322334466" calcext:value-type="float">
            <text:p>322334466</text:p>
          </table:table-cell>
          <table:table-cell table:number-columns-repeated="2"/>
          <table:table-cell office:value-type="float" office:value="1643722928" calcext:value-type="float">
            <text:p>1643722928</text:p>
          </table:table-cell>
          <table:table-cell office:value-type="float" office:value="1583360418" calcext:value-type="float">
            <text:p>1583360418</text:p>
          </table:table-cell>
          <table:table-cell office:value-type="float" office:value="1221238670" calcext:value-type="float">
            <text:p>1221238670</text:p>
          </table:table-cell>
          <table:table-cell office:value-type="float" office:value="576567176" calcext:value-type="float">
            <text:p>576567176</text:p>
          </table:table-cell>
          <table:table-cell table:number-columns-repeated="2"/>
          <table:table-cell office:value-type="float" office:value="1081676313" calcext:value-type="float">
            <text:p>1081676313</text:p>
          </table:table-cell>
          <table:table-cell office:value-type="float" office:value="726160346" calcext:value-type="float">
            <text:p>726160346</text:p>
          </table:table-cell>
          <table:table-cell office:value-type="float" office:value="574031038" calcext:value-type="float">
            <text:p>574031038</text:p>
          </table:table-cell>
          <table:table-cell office:value-type="float" office:value="325721407" calcext:value-type="float">
            <text:p>325721407</text:p>
          </table:table-cell>
        </table:table-row>
        <table:table-row table:style-name="ro1">
          <table:table-cell/>
          <table:table-cell office:value-type="float" office:value="2068930089" calcext:value-type="float">
            <text:p>2068930089</text:p>
          </table:table-cell>
          <table:table-cell office:value-type="float" office:value="1202900497" calcext:value-type="float">
            <text:p>1202900497</text:p>
          </table:table-cell>
          <table:table-cell office:value-type="float" office:value="484155246" calcext:value-type="float">
            <text:p>484155246</text:p>
          </table:table-cell>
          <table:table-cell office:value-type="float" office:value="376044692" calcext:value-type="float">
            <text:p>376044692</text:p>
          </table:table-cell>
          <table:table-cell table:number-columns-repeated="2"/>
          <table:table-cell office:value-type="float" office:value="2675260638" calcext:value-type="float">
            <text:p>2675260638</text:p>
          </table:table-cell>
          <table:table-cell office:value-type="float" office:value="1429204094" calcext:value-type="float">
            <text:p>1429204094</text:p>
          </table:table-cell>
          <table:table-cell office:value-type="float" office:value="812359288" calcext:value-type="float">
            <text:p>812359288</text:p>
          </table:table-cell>
          <table:table-cell office:value-type="float" office:value="402989296" calcext:value-type="float">
            <text:p>402989296</text:p>
          </table:table-cell>
          <table:table-cell table:number-columns-repeated="2"/>
          <table:table-cell office:value-type="float" office:value="1338910376" calcext:value-type="float">
            <text:p>1338910376</text:p>
          </table:table-cell>
          <table:table-cell office:value-type="float" office:value="866470152" calcext:value-type="float">
            <text:p>866470152</text:p>
          </table:table-cell>
          <table:table-cell office:value-type="float" office:value="670835125" calcext:value-type="float">
            <text:p>670835125</text:p>
          </table:table-cell>
          <table:table-cell office:value-type="float" office:value="551940017" calcext:value-type="float">
            <text:p>551940017</text:p>
          </table:table-cell>
          <table:table-cell table:number-columns-repeated="2"/>
          <table:table-cell office:value-type="float" office:value="811788233" calcext:value-type="float">
            <text:p>811788233</text:p>
          </table:table-cell>
          <table:table-cell office:value-type="float" office:value="792285760" calcext:value-type="float">
            <text:p>792285760</text:p>
          </table:table-cell>
          <table:table-cell office:value-type="float" office:value="396819753" calcext:value-type="float">
            <text:p>396819753</text:p>
          </table:table-cell>
          <table:table-cell office:value-type="float" office:value="332638890" calcext:value-type="float">
            <text:p>332638890</text:p>
          </table:table-cell>
        </table:table-row>
        <table:table-row table:style-name="ro1">
          <table:table-cell/>
          <table:table-cell office:value-type="float" office:value="1665447245" calcext:value-type="float">
            <text:p>1665447245</text:p>
          </table:table-cell>
          <table:table-cell office:value-type="float" office:value="1197563099" calcext:value-type="float">
            <text:p>1197563099</text:p>
          </table:table-cell>
          <table:table-cell office:value-type="float" office:value="478826925" calcext:value-type="float">
            <text:p>478826925</text:p>
          </table:table-cell>
          <table:table-cell office:value-type="float" office:value="376589616" calcext:value-type="float">
            <text:p>376589616</text:p>
          </table:table-cell>
          <table:table-cell table:number-columns-repeated="2"/>
          <table:table-cell office:value-type="float" office:value="2406834587" calcext:value-type="float">
            <text:p>2406834587</text:p>
          </table:table-cell>
          <table:table-cell office:value-type="float" office:value="1379476085" calcext:value-type="float">
            <text:p>1379476085</text:p>
          </table:table-cell>
          <table:table-cell office:value-type="float" office:value="703246300" calcext:value-type="float">
            <text:p>703246300</text:p>
          </table:table-cell>
          <table:table-cell office:value-type="float" office:value="298142774" calcext:value-type="float">
            <text:p>298142774</text:p>
          </table:table-cell>
          <table:table-cell table:number-columns-repeated="2"/>
          <table:table-cell office:value-type="float" office:value="1652747771" calcext:value-type="float">
            <text:p>1652747771</text:p>
          </table:table-cell>
          <table:table-cell office:value-type="float" office:value="1710045742" calcext:value-type="float">
            <text:p>1710045742</text:p>
          </table:table-cell>
          <table:table-cell office:value-type="float" office:value="902353134" calcext:value-type="float">
            <text:p>902353134</text:p>
          </table:table-cell>
          <table:table-cell office:value-type="float" office:value="699891938" calcext:value-type="float">
            <text:p>699891938</text:p>
          </table:table-cell>
          <table:table-cell table:number-columns-repeated="2"/>
          <table:table-cell office:value-type="float" office:value="1187147187" calcext:value-type="float">
            <text:p>1187147187</text:p>
          </table:table-cell>
          <table:table-cell office:value-type="float" office:value="819210376" calcext:value-type="float">
            <text:p>819210376</text:p>
          </table:table-cell>
          <table:table-cell office:value-type="float" office:value="541701748" calcext:value-type="float">
            <text:p>541701748</text:p>
          </table:table-cell>
          <table:table-cell office:value-type="float" office:value="319398009" calcext:value-type="float">
            <text:p>319398009</text:p>
          </table:table-cell>
        </table:table-row>
        <table:table-row table:style-name="ro1">
          <table:table-cell/>
          <table:table-cell office:value-type="float" office:value="1754593007" calcext:value-type="float">
            <text:p>1754593007</text:p>
          </table:table-cell>
          <table:table-cell office:value-type="float" office:value="1157377324" calcext:value-type="float">
            <text:p>1157377324</text:p>
          </table:table-cell>
          <table:table-cell office:value-type="float" office:value="465746179" calcext:value-type="float">
            <text:p>465746179</text:p>
          </table:table-cell>
          <table:table-cell office:value-type="float" office:value="359430894" calcext:value-type="float">
            <text:p>359430894</text:p>
          </table:table-cell>
          <table:table-cell table:number-columns-repeated="2"/>
          <table:table-cell office:value-type="float" office:value="2549916776" calcext:value-type="float">
            <text:p>2549916776</text:p>
          </table:table-cell>
          <table:table-cell office:value-type="float" office:value="1440569990" calcext:value-type="float">
            <text:p>1440569990</text:p>
          </table:table-cell>
          <table:table-cell office:value-type="float" office:value="673072019" calcext:value-type="float">
            <text:p>673072019</text:p>
          </table:table-cell>
          <table:table-cell office:value-type="float" office:value="360826870" calcext:value-type="float">
            <text:p>360826870</text:p>
          </table:table-cell>
          <table:table-cell table:number-columns-repeated="2"/>
          <table:table-cell office:value-type="float" office:value="1989696485" calcext:value-type="float">
            <text:p>1989696485</text:p>
          </table:table-cell>
          <table:table-cell office:value-type="float" office:value="1627584962" calcext:value-type="float">
            <text:p>1627584962</text:p>
          </table:table-cell>
          <table:table-cell office:value-type="float" office:value="1187221208" calcext:value-type="float">
            <text:p>1187221208</text:p>
          </table:table-cell>
          <table:table-cell office:value-type="float" office:value="500409783" calcext:value-type="float">
            <text:p>500409783</text:p>
          </table:table-cell>
          <table:table-cell table:number-columns-repeated="2"/>
          <table:table-cell office:value-type="float" office:value="1079628724" calcext:value-type="float">
            <text:p>1079628724</text:p>
          </table:table-cell>
          <table:table-cell office:value-type="float" office:value="649201753" calcext:value-type="float">
            <text:p>649201753</text:p>
          </table:table-cell>
          <table:table-cell office:value-type="float" office:value="474870532" calcext:value-type="float">
            <text:p>474870532</text:p>
          </table:table-cell>
          <table:table-cell office:value-type="float" office:value="328251965" calcext:value-type="float">
            <text:p>328251965</text:p>
          </table:table-cell>
        </table:table-row>
        <table:table-row table:style-name="ro1">
          <table:table-cell/>
          <table:table-cell office:value-type="float" office:value="1561614871" calcext:value-type="float">
            <text:p>1561614871</text:p>
          </table:table-cell>
          <table:table-cell office:value-type="float" office:value="1117990305" calcext:value-type="float">
            <text:p>1117990305</text:p>
          </table:table-cell>
          <table:table-cell office:value-type="float" office:value="476431719" calcext:value-type="float">
            <text:p>476431719</text:p>
          </table:table-cell>
          <table:table-cell office:value-type="float" office:value="358032848" calcext:value-type="float">
            <text:p>358032848</text:p>
          </table:table-cell>
          <table:table-cell table:number-columns-repeated="2"/>
          <table:table-cell office:value-type="float" office:value="2834893126" calcext:value-type="float">
            <text:p>2834893126</text:p>
          </table:table-cell>
          <table:table-cell office:value-type="float" office:value="1346291675" calcext:value-type="float">
            <text:p>1346291675</text:p>
          </table:table-cell>
          <table:table-cell office:value-type="float" office:value="706988879" calcext:value-type="float">
            <text:p>706988879</text:p>
          </table:table-cell>
          <table:table-cell office:value-type="float" office:value="416494017" calcext:value-type="float">
            <text:p>416494017</text:p>
          </table:table-cell>
          <table:table-cell table:number-columns-repeated="2"/>
          <table:table-cell office:value-type="float" office:value="1341447544" calcext:value-type="float">
            <text:p>1341447544</text:p>
          </table:table-cell>
          <table:table-cell office:value-type="float" office:value="783403278" calcext:value-type="float">
            <text:p>783403278</text:p>
          </table:table-cell>
          <table:table-cell office:value-type="float" office:value="676273651" calcext:value-type="float">
            <text:p>676273651</text:p>
          </table:table-cell>
          <table:table-cell office:value-type="float" office:value="505042333" calcext:value-type="float">
            <text:p>505042333</text:p>
          </table:table-cell>
          <table:table-cell table:number-columns-repeated="2"/>
          <table:table-cell office:value-type="float" office:value="838375893" calcext:value-type="float">
            <text:p>838375893</text:p>
          </table:table-cell>
          <table:table-cell office:value-type="float" office:value="778798240" calcext:value-type="float">
            <text:p>778798240</text:p>
          </table:table-cell>
          <table:table-cell office:value-type="float" office:value="340874418" calcext:value-type="float">
            <text:p>340874418</text:p>
          </table:table-cell>
          <table:table-cell office:value-type="float" office:value="298026698" calcext:value-type="float">
            <text:p>298026698</text:p>
          </table:table-cell>
        </table:table-row>
        <table:table-row table:style-name="ro1">
          <table:table-cell/>
          <table:table-cell office:value-type="float" office:value="1951339900" calcext:value-type="float">
            <text:p>1951339900</text:p>
          </table:table-cell>
          <table:table-cell office:value-type="float" office:value="976134536" calcext:value-type="float">
            <text:p>976134536</text:p>
          </table:table-cell>
          <table:table-cell office:value-type="float" office:value="484600901" calcext:value-type="float">
            <text:p>484600901</text:p>
          </table:table-cell>
          <table:table-cell office:value-type="float" office:value="404095597" calcext:value-type="float">
            <text:p>404095597</text:p>
          </table:table-cell>
          <table:table-cell table:number-columns-repeated="2"/>
          <table:table-cell office:value-type="float" office:value="2252023772" calcext:value-type="float">
            <text:p>2252023772</text:p>
          </table:table-cell>
          <table:table-cell office:value-type="float" office:value="1232762849" calcext:value-type="float">
            <text:p>1232762849</text:p>
          </table:table-cell>
          <table:table-cell office:value-type="float" office:value="673934498" calcext:value-type="float">
            <text:p>673934498</text:p>
          </table:table-cell>
          <table:table-cell office:value-type="float" office:value="416410132" calcext:value-type="float">
            <text:p>416410132</text:p>
          </table:table-cell>
          <table:table-cell table:number-columns-repeated="2"/>
          <table:table-cell office:value-type="float" office:value="1338712632" calcext:value-type="float">
            <text:p>1338712632</text:p>
          </table:table-cell>
          <table:table-cell office:value-type="float" office:value="1124896008" calcext:value-type="float">
            <text:p>1124896008</text:p>
          </table:table-cell>
          <table:table-cell office:value-type="float" office:value="964352562" calcext:value-type="float">
            <text:p>964352562</text:p>
          </table:table-cell>
          <table:table-cell office:value-type="float" office:value="542886508" calcext:value-type="float">
            <text:p>542886508</text:p>
          </table:table-cell>
          <table:table-cell table:number-columns-repeated="2"/>
          <table:table-cell office:value-type="float" office:value="937203078" calcext:value-type="float">
            <text:p>937203078</text:p>
          </table:table-cell>
          <table:table-cell office:value-type="float" office:value="590921458" calcext:value-type="float">
            <text:p>590921458</text:p>
          </table:table-cell>
          <table:table-cell office:value-type="float" office:value="372654365" calcext:value-type="float">
            <text:p>372654365</text:p>
          </table:table-cell>
          <table:table-cell office:value-type="float" office:value="338998875" calcext:value-type="float">
            <text:p>338998875</text:p>
          </table:table-cell>
        </table:table-row>
        <table:table-row table:style-name="ro1">
          <table:table-cell/>
          <table:table-cell office:value-type="float" office:value="1680381719" calcext:value-type="float">
            <text:p>1680381719</text:p>
          </table:table-cell>
          <table:table-cell office:value-type="float" office:value="1138509997" calcext:value-type="float">
            <text:p>1138509997</text:p>
          </table:table-cell>
          <table:table-cell office:value-type="float" office:value="485853527" calcext:value-type="float">
            <text:p>485853527</text:p>
          </table:table-cell>
          <table:table-cell office:value-type="float" office:value="397939944" calcext:value-type="float">
            <text:p>397939944</text:p>
          </table:table-cell>
          <table:table-cell table:number-columns-repeated="2"/>
          <table:table-cell office:value-type="float" office:value="2174815988" calcext:value-type="float">
            <text:p>2174815988</text:p>
          </table:table-cell>
          <table:table-cell office:value-type="float" office:value="1656287488" calcext:value-type="float">
            <text:p>1656287488</text:p>
          </table:table-cell>
          <table:table-cell office:value-type="float" office:value="489395077" calcext:value-type="float">
            <text:p>489395077</text:p>
          </table:table-cell>
          <table:table-cell office:value-type="float" office:value="273685752" calcext:value-type="float">
            <text:p>273685752</text:p>
          </table:table-cell>
          <table:table-cell table:number-columns-repeated="2"/>
          <table:table-cell office:value-type="float" office:value="1631130912" calcext:value-type="float">
            <text:p>1631130912</text:p>
          </table:table-cell>
          <table:table-cell office:value-type="float" office:value="1627192465" calcext:value-type="float">
            <text:p>1627192465</text:p>
          </table:table-cell>
          <table:table-cell office:value-type="float" office:value="1178232957" calcext:value-type="float">
            <text:p>1178232957</text:p>
          </table:table-cell>
          <table:table-cell office:value-type="float" office:value="547760794" calcext:value-type="float">
            <text:p>547760794</text:p>
          </table:table-cell>
          <table:table-cell table:number-columns-repeated="2"/>
          <table:table-cell office:value-type="float" office:value="790229179" calcext:value-type="float">
            <text:p>790229179</text:p>
          </table:table-cell>
          <table:table-cell office:value-type="float" office:value="510188963" calcext:value-type="float">
            <text:p>510188963</text:p>
          </table:table-cell>
          <table:table-cell office:value-type="float" office:value="486600060" calcext:value-type="float">
            <text:p>486600060</text:p>
          </table:table-cell>
          <table:table-cell office:value-type="float" office:value="325897769" calcext:value-type="float">
            <text:p>325897769</text:p>
          </table:table-cell>
        </table:table-row>
        <table:table-row table:style-name="ro1">
          <table:table-cell/>
          <table:table-cell office:value-type="float" office:value="1687821828" calcext:value-type="float">
            <text:p>1687821828</text:p>
          </table:table-cell>
          <table:table-cell office:value-type="float" office:value="1170642148" calcext:value-type="float">
            <text:p>1170642148</text:p>
          </table:table-cell>
          <table:table-cell office:value-type="float" office:value="571452199" calcext:value-type="float">
            <text:p>571452199</text:p>
          </table:table-cell>
          <table:table-cell office:value-type="float" office:value="378842423" calcext:value-type="float">
            <text:p>378842423</text:p>
          </table:table-cell>
          <table:table-cell table:number-columns-repeated="2"/>
          <table:table-cell office:value-type="float" office:value="2616165205" calcext:value-type="float">
            <text:p>2616165205</text:p>
          </table:table-cell>
          <table:table-cell office:value-type="float" office:value="1281119357" calcext:value-type="float">
            <text:p>1281119357</text:p>
          </table:table-cell>
          <table:table-cell office:value-type="float" office:value="434414379" calcext:value-type="float">
            <text:p>434414379</text:p>
          </table:table-cell>
          <table:table-cell office:value-type="float" office:value="375870349" calcext:value-type="float">
            <text:p>375870349</text:p>
          </table:table-cell>
          <table:table-cell table:number-columns-repeated="2"/>
          <table:table-cell office:value-type="float" office:value="1560171733" calcext:value-type="float">
            <text:p>1560171733</text:p>
          </table:table-cell>
          <table:table-cell office:value-type="float" office:value="788018017" calcext:value-type="float">
            <text:p>788018017</text:p>
          </table:table-cell>
          <table:table-cell office:value-type="float" office:value="1218693453" calcext:value-type="float">
            <text:p>1218693453</text:p>
          </table:table-cell>
          <table:table-cell office:value-type="float" office:value="592575916" calcext:value-type="float">
            <text:p>592575916</text:p>
          </table:table-cell>
          <table:table-cell table:number-columns-repeated="2"/>
          <table:table-cell office:value-type="float" office:value="1168203196" calcext:value-type="float">
            <text:p>1168203196</text:p>
          </table:table-cell>
          <table:table-cell office:value-type="float" office:value="874600565" calcext:value-type="float">
            <text:p>874600565</text:p>
          </table:table-cell>
          <table:table-cell office:value-type="float" office:value="386581309" calcext:value-type="float">
            <text:p>386581309</text:p>
          </table:table-cell>
          <table:table-cell office:value-type="float" office:value="355198605" calcext:value-type="float">
            <text:p>355198605</text:p>
          </table:table-cell>
        </table:table-row>
        <table:table-row table:style-name="ro1">
          <table:table-cell/>
          <table:table-cell office:value-type="float" office:value="1785150145" calcext:value-type="float">
            <text:p>1785150145</text:p>
          </table:table-cell>
          <table:table-cell office:value-type="float" office:value="1127128924" calcext:value-type="float">
            <text:p>1127128924</text:p>
          </table:table-cell>
          <table:table-cell office:value-type="float" office:value="519309139" calcext:value-type="float">
            <text:p>519309139</text:p>
          </table:table-cell>
          <table:table-cell office:value-type="float" office:value="354405902" calcext:value-type="float">
            <text:p>354405902</text:p>
          </table:table-cell>
          <table:table-cell table:number-columns-repeated="2"/>
          <table:table-cell office:value-type="float" office:value="2912882715" calcext:value-type="float">
            <text:p>2912882715</text:p>
          </table:table-cell>
          <table:table-cell office:value-type="float" office:value="1354362261" calcext:value-type="float">
            <text:p>1354362261</text:p>
          </table:table-cell>
          <table:table-cell office:value-type="float" office:value="678485594" calcext:value-type="float">
            <text:p>678485594</text:p>
          </table:table-cell>
          <table:table-cell office:value-type="float" office:value="355030349" calcext:value-type="float">
            <text:p>355030349</text:p>
          </table:table-cell>
          <table:table-cell table:number-columns-repeated="2"/>
          <table:table-cell office:value-type="float" office:value="1455983916" calcext:value-type="float">
            <text:p>1455983916</text:p>
          </table:table-cell>
          <table:table-cell office:value-type="float" office:value="1601770173" calcext:value-type="float">
            <text:p>1601770173</text:p>
          </table:table-cell>
          <table:table-cell office:value-type="float" office:value="923526877" calcext:value-type="float">
            <text:p>923526877</text:p>
          </table:table-cell>
          <table:table-cell office:value-type="float" office:value="592465986" calcext:value-type="float">
            <text:p>592465986</text:p>
          </table:table-cell>
          <table:table-cell table:number-columns-repeated="2"/>
          <table:table-cell office:value-type="float" office:value="973565422" calcext:value-type="float">
            <text:p>973565422</text:p>
          </table:table-cell>
          <table:table-cell office:value-type="float" office:value="864866938" calcext:value-type="float">
            <text:p>864866938</text:p>
          </table:table-cell>
          <table:table-cell office:value-type="float" office:value="383299742" calcext:value-type="float">
            <text:p>383299742</text:p>
          </table:table-cell>
          <table:table-cell office:value-type="float" office:value="368620264" calcext:value-type="float">
            <text:p>368620264</text:p>
          </table:table-cell>
        </table:table-row>
        <table:table-row table:style-name="ro1">
          <table:table-cell/>
          <table:table-cell office:value-type="float" office:value="1764404463" calcext:value-type="float">
            <text:p>1764404463</text:p>
          </table:table-cell>
          <table:table-cell office:value-type="float" office:value="1162310020" calcext:value-type="float">
            <text:p>1162310020</text:p>
          </table:table-cell>
          <table:table-cell office:value-type="float" office:value="533670595" calcext:value-type="float">
            <text:p>533670595</text:p>
          </table:table-cell>
          <table:table-cell office:value-type="float" office:value="379453123" calcext:value-type="float">
            <text:p>379453123</text:p>
          </table:table-cell>
          <table:table-cell table:number-columns-repeated="2"/>
          <table:table-cell office:value-type="float" office:value="1950562917" calcext:value-type="float">
            <text:p>1950562917</text:p>
          </table:table-cell>
          <table:table-cell office:value-type="float" office:value="1535063695" calcext:value-type="float">
            <text:p>1535063695</text:p>
          </table:table-cell>
          <table:table-cell office:value-type="float" office:value="665077209" calcext:value-type="float">
            <text:p>665077209</text:p>
          </table:table-cell>
          <table:table-cell office:value-type="float" office:value="332581786" calcext:value-type="float">
            <text:p>332581786</text:p>
          </table:table-cell>
          <table:table-cell table:number-columns-repeated="2"/>
          <table:table-cell office:value-type="float" office:value="1880089125" calcext:value-type="float">
            <text:p>1880089125</text:p>
          </table:table-cell>
          <table:table-cell office:value-type="float" office:value="1362386323" calcext:value-type="float">
            <text:p>1362386323</text:p>
          </table:table-cell>
          <table:table-cell office:value-type="float" office:value="829483626" calcext:value-type="float">
            <text:p>829483626</text:p>
          </table:table-cell>
          <table:table-cell office:value-type="float" office:value="510462939" calcext:value-type="float">
            <text:p>510462939</text:p>
          </table:table-cell>
          <table:table-cell table:number-columns-repeated="2"/>
          <table:table-cell office:value-type="float" office:value="1021349241" calcext:value-type="float">
            <text:p>1021349241</text:p>
          </table:table-cell>
          <table:table-cell office:value-type="float" office:value="835583311" calcext:value-type="float">
            <text:p>835583311</text:p>
          </table:table-cell>
          <table:table-cell office:value-type="float" office:value="435099322" calcext:value-type="float">
            <text:p>435099322</text:p>
          </table:table-cell>
          <table:table-cell office:value-type="float" office:value="427925119" calcext:value-type="float">
            <text:p>427925119</text:p>
          </table:table-cell>
        </table:table-row>
        <table:table-row table:style-name="ro1">
          <table:table-cell/>
          <table:table-cell office:value-type="float" office:value="1542447115" calcext:value-type="float">
            <text:p>1542447115</text:p>
          </table:table-cell>
          <table:table-cell office:value-type="float" office:value="1113272634" calcext:value-type="float">
            <text:p>1113272634</text:p>
          </table:table-cell>
          <table:table-cell office:value-type="float" office:value="580386877" calcext:value-type="float">
            <text:p>580386877</text:p>
          </table:table-cell>
          <table:table-cell office:value-type="float" office:value="379127801" calcext:value-type="float">
            <text:p>379127801</text:p>
          </table:table-cell>
          <table:table-cell table:number-columns-repeated="2"/>
          <table:table-cell office:value-type="float" office:value="2242913688" calcext:value-type="float">
            <text:p>2242913688</text:p>
          </table:table-cell>
          <table:table-cell office:value-type="float" office:value="1603580912" calcext:value-type="float">
            <text:p>1603580912</text:p>
          </table:table-cell>
          <table:table-cell office:value-type="float" office:value="343449527" calcext:value-type="float">
            <text:p>343449527</text:p>
          </table:table-cell>
          <table:table-cell office:value-type="float" office:value="274625799" calcext:value-type="float">
            <text:p>274625799</text:p>
          </table:table-cell>
          <table:table-cell table:number-columns-repeated="2"/>
          <table:table-cell office:value-type="float" office:value="1029128206" calcext:value-type="float">
            <text:p>1029128206</text:p>
          </table:table-cell>
          <table:table-cell office:value-type="float" office:value="1310764366" calcext:value-type="float">
            <text:p>1310764366</text:p>
          </table:table-cell>
          <table:table-cell office:value-type="float" office:value="1068618292" calcext:value-type="float">
            <text:p>1068618292</text:p>
          </table:table-cell>
          <table:table-cell office:value-type="float" office:value="535404331" calcext:value-type="float">
            <text:p>535404331</text:p>
          </table:table-cell>
          <table:table-cell table:number-columns-repeated="2"/>
          <table:table-cell office:value-type="float" office:value="1246531357" calcext:value-type="float">
            <text:p>1246531357</text:p>
          </table:table-cell>
          <table:table-cell office:value-type="float" office:value="776621771" calcext:value-type="float">
            <text:p>776621771</text:p>
          </table:table-cell>
          <table:table-cell office:value-type="float" office:value="383283482" calcext:value-type="float">
            <text:p>383283482</text:p>
          </table:table-cell>
          <table:table-cell office:value-type="float" office:value="287863166" calcext:value-type="float">
            <text:p>287863166</text:p>
          </table:table-cell>
        </table:table-row>
        <table:table-row table:style-name="ro1">
          <table:table-cell/>
          <table:table-cell office:value-type="float" office:value="1817894344" calcext:value-type="float">
            <text:p>1817894344</text:p>
          </table:table-cell>
          <table:table-cell office:value-type="float" office:value="1127708492" calcext:value-type="float">
            <text:p>1127708492</text:p>
          </table:table-cell>
          <table:table-cell office:value-type="float" office:value="545564230" calcext:value-type="float">
            <text:p>545564230</text:p>
          </table:table-cell>
          <table:table-cell office:value-type="float" office:value="393529785" calcext:value-type="float">
            <text:p>393529785</text:p>
          </table:table-cell>
          <table:table-cell table:number-columns-repeated="2"/>
          <table:table-cell office:value-type="float" office:value="1997813049" calcext:value-type="float">
            <text:p>1997813049</text:p>
          </table:table-cell>
          <table:table-cell office:value-type="float" office:value="1570773285" calcext:value-type="float">
            <text:p>1570773285</text:p>
          </table:table-cell>
          <table:table-cell office:value-type="float" office:value="389328366" calcext:value-type="float">
            <text:p>389328366</text:p>
          </table:table-cell>
          <table:table-cell office:value-type="float" office:value="359534451" calcext:value-type="float">
            <text:p>359534451</text:p>
          </table:table-cell>
          <table:table-cell table:number-columns-repeated="2"/>
          <table:table-cell office:value-type="float" office:value="2116052135" calcext:value-type="float">
            <text:p>2116052135</text:p>
          </table:table-cell>
          <table:table-cell office:value-type="float" office:value="1244461009" calcext:value-type="float">
            <text:p>1244461009</text:p>
          </table:table-cell>
          <table:table-cell office:value-type="float" office:value="973027083" calcext:value-type="float">
            <text:p>973027083</text:p>
          </table:table-cell>
          <table:table-cell office:value-type="float" office:value="576792492" calcext:value-type="float">
            <text:p>576792492</text:p>
          </table:table-cell>
          <table:table-cell table:number-columns-repeated="2"/>
          <table:table-cell office:value-type="float" office:value="1001373672" calcext:value-type="float">
            <text:p>1001373672</text:p>
          </table:table-cell>
          <table:table-cell office:value-type="float" office:value="844686515" calcext:value-type="float">
            <text:p>844686515</text:p>
          </table:table-cell>
          <table:table-cell office:value-type="float" office:value="441002860" calcext:value-type="float">
            <text:p>441002860</text:p>
          </table:table-cell>
          <table:table-cell office:value-type="float" office:value="224769610" calcext:value-type="float">
            <text:p>224769610</text:p>
          </table:table-cell>
        </table:table-row>
        <table:table-row table:style-name="ro1">
          <table:table-cell/>
          <table:table-cell office:value-type="float" office:value="1678241665" calcext:value-type="float">
            <text:p>1678241665</text:p>
          </table:table-cell>
          <table:table-cell office:value-type="float" office:value="1146783161" calcext:value-type="float">
            <text:p>1146783161</text:p>
          </table:table-cell>
          <table:table-cell office:value-type="float" office:value="490613598" calcext:value-type="float">
            <text:p>490613598</text:p>
          </table:table-cell>
          <table:table-cell office:value-type="float" office:value="394433350" calcext:value-type="float">
            <text:p>394433350</text:p>
          </table:table-cell>
          <table:table-cell table:number-columns-repeated="2"/>
          <table:table-cell office:value-type="float" office:value="2044702364" calcext:value-type="float">
            <text:p>2044702364</text:p>
          </table:table-cell>
          <table:table-cell office:value-type="float" office:value="1449607694" calcext:value-type="float">
            <text:p>1449607694</text:p>
          </table:table-cell>
          <table:table-cell office:value-type="float" office:value="474934581" calcext:value-type="float">
            <text:p>474934581</text:p>
          </table:table-cell>
          <table:table-cell office:value-type="float" office:value="356570631" calcext:value-type="float">
            <text:p>356570631</text:p>
          </table:table-cell>
          <table:table-cell table:number-columns-repeated="2"/>
          <table:table-cell office:value-type="float" office:value="1267001010" calcext:value-type="float">
            <text:p>1267001010</text:p>
          </table:table-cell>
          <table:table-cell office:value-type="float" office:value="1225987244" calcext:value-type="float">
            <text:p>1225987244</text:p>
          </table:table-cell>
          <table:table-cell office:value-type="float" office:value="888869151" calcext:value-type="float">
            <text:p>888869151</text:p>
          </table:table-cell>
          <table:table-cell office:value-type="float" office:value="619803718" calcext:value-type="float">
            <text:p>619803718</text:p>
          </table:table-cell>
          <table:table-cell table:number-columns-repeated="2"/>
          <table:table-cell office:value-type="float" office:value="1662680940" calcext:value-type="float">
            <text:p>1662680940</text:p>
          </table:table-cell>
          <table:table-cell office:value-type="float" office:value="760411051" calcext:value-type="float">
            <text:p>760411051</text:p>
          </table:table-cell>
          <table:table-cell office:value-type="float" office:value="435670053" calcext:value-type="float">
            <text:p>435670053</text:p>
          </table:table-cell>
          <table:table-cell office:value-type="float" office:value="314109472" calcext:value-type="float">
            <text:p>314109472</text:p>
          </table:table-cell>
        </table:table-row>
        <table:table-row table:style-name="ro1">
          <table:table-cell/>
          <table:table-cell office:value-type="float" office:value="1564077264" calcext:value-type="float">
            <text:p>1564077264</text:p>
          </table:table-cell>
          <table:table-cell office:value-type="float" office:value="1166675401" calcext:value-type="float">
            <text:p>1166675401</text:p>
          </table:table-cell>
          <table:table-cell office:value-type="float" office:value="462800179" calcext:value-type="float">
            <text:p>462800179</text:p>
          </table:table-cell>
          <table:table-cell office:value-type="float" office:value="381248121" calcext:value-type="float">
            <text:p>381248121</text:p>
          </table:table-cell>
          <table:table-cell table:number-columns-repeated="2"/>
          <table:table-cell office:value-type="float" office:value="2535934489" calcext:value-type="float">
            <text:p>2535934489</text:p>
          </table:table-cell>
          <table:table-cell office:value-type="float" office:value="1568932327" calcext:value-type="float">
            <text:p>1568932327</text:p>
          </table:table-cell>
          <table:table-cell office:value-type="float" office:value="500981000" calcext:value-type="float">
            <text:p>500981000</text:p>
          </table:table-cell>
          <table:table-cell office:value-type="float" office:value="353899467" calcext:value-type="float">
            <text:p>353899467</text:p>
          </table:table-cell>
          <table:table-cell table:number-columns-repeated="2"/>
          <table:table-cell office:value-type="float" office:value="1619152802" calcext:value-type="float">
            <text:p>1619152802</text:p>
          </table:table-cell>
          <table:table-cell office:value-type="float" office:value="1313853926" calcext:value-type="float">
            <text:p>1313853926</text:p>
          </table:table-cell>
          <table:table-cell office:value-type="float" office:value="1065232794" calcext:value-type="float">
            <text:p>1065232794</text:p>
          </table:table-cell>
          <table:table-cell office:value-type="float" office:value="768711202" calcext:value-type="float">
            <text:p>768711202</text:p>
          </table:table-cell>
          <table:table-cell table:number-columns-repeated="2"/>
          <table:table-cell office:value-type="float" office:value="989635184" calcext:value-type="float">
            <text:p>989635184</text:p>
          </table:table-cell>
          <table:table-cell office:value-type="float" office:value="581836626" calcext:value-type="float">
            <text:p>581836626</text:p>
          </table:table-cell>
          <table:table-cell office:value-type="float" office:value="421768613" calcext:value-type="float">
            <text:p>421768613</text:p>
          </table:table-cell>
          <table:table-cell office:value-type="float" office:value="237799954" calcext:value-type="float">
            <text:p>237799954</text:p>
          </table:table-cell>
        </table:table-row>
        <table:table-row table:style-name="ro1">
          <table:table-cell/>
          <table:table-cell office:value-type="float" office:value="1675351758" calcext:value-type="float">
            <text:p>1675351758</text:p>
          </table:table-cell>
          <table:table-cell office:value-type="float" office:value="1124654646" calcext:value-type="float">
            <text:p>1124654646</text:p>
          </table:table-cell>
          <table:table-cell office:value-type="float" office:value="493429607" calcext:value-type="float">
            <text:p>493429607</text:p>
          </table:table-cell>
          <table:table-cell office:value-type="float" office:value="361832119" calcext:value-type="float">
            <text:p>361832119</text:p>
          </table:table-cell>
          <table:table-cell table:number-columns-repeated="2"/>
          <table:table-cell office:value-type="float" office:value="2591795128" calcext:value-type="float">
            <text:p>2591795128</text:p>
          </table:table-cell>
          <table:table-cell office:value-type="float" office:value="1482147134" calcext:value-type="float">
            <text:p>1482147134</text:p>
          </table:table-cell>
          <table:table-cell office:value-type="float" office:value="511281002" calcext:value-type="float">
            <text:p>511281002</text:p>
          </table:table-cell>
          <table:table-cell office:value-type="float" office:value="370330701" calcext:value-type="float">
            <text:p>370330701</text:p>
          </table:table-cell>
          <table:table-cell table:number-columns-repeated="2"/>
          <table:table-cell office:value-type="float" office:value="1049528174" calcext:value-type="float">
            <text:p>1049528174</text:p>
          </table:table-cell>
          <table:table-cell office:value-type="float" office:value="600280249" calcext:value-type="float">
            <text:p>600280249</text:p>
          </table:table-cell>
          <table:table-cell office:value-type="float" office:value="1142272740" calcext:value-type="float">
            <text:p>1142272740</text:p>
          </table:table-cell>
          <table:table-cell office:value-type="float" office:value="569264931" calcext:value-type="float">
            <text:p>569264931</text:p>
          </table:table-cell>
          <table:table-cell table:number-columns-repeated="2"/>
          <table:table-cell office:value-type="float" office:value="925731362" calcext:value-type="float">
            <text:p>925731362</text:p>
          </table:table-cell>
          <table:table-cell office:value-type="float" office:value="815798919" calcext:value-type="float">
            <text:p>815798919</text:p>
          </table:table-cell>
          <table:table-cell office:value-type="float" office:value="456892195" calcext:value-type="float">
            <text:p>456892195</text:p>
          </table:table-cell>
          <table:table-cell office:value-type="float" office:value="363853155" calcext:value-type="float">
            <text:p>363853155</text:p>
          </table:table-cell>
        </table:table-row>
        <table:table-row table:style-name="ro1">
          <table:table-cell/>
          <table:table-cell table:style-name="Default" office:value-type="float" office:value="999077108" calcext:value-type="float">
            <text:p>999077108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979826557" calcext:value-type="float">
            <text:p>979826557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ínimo</text:p>
          </table:table-cell>
          <table:table-cell table:style-name="ce4" table:formula="of:=MIN([.B4:.B23])/(1000*1000*1000)/[.K30]" office:value-type="float" office:value="0.00007712235575" calcext:value-type="float">
            <text:p>0.00007712235575</text:p>
          </table:table-cell>
          <table:table-cell table:style-name="ce4" table:formula="of:=MIN([.C4:.C23])/(1000*1000*1000)/[.L30]" office:value-type="float" office:value="0.0000597700132" calcext:value-type="float">
            <text:p>0.0000597700132</text:p>
          </table:table-cell>
          <table:table-cell table:style-name="ce4" table:formula="of:=MIN([.D4:.D23])/(1000*1000*1000)/[.M30]" office:value-type="float" office:value="0.0000925600358" calcext:value-type="float">
            <text:p>0.0000925600358</text:p>
          </table:table-cell>
          <table:table-cell table:style-name="ce4" table:formula="of:=MIN([.E4:.E23])/(1000*1000*1000)/[.N30]" office:value-type="float" office:value="0.0001389503088" calcext:value-type="float">
            <text:p>0.0001389503088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H4:.H23])/(1000*1000*1000)/[.K30]" office:value-type="float" office:value="0.00009490333725" calcext:value-type="float">
            <text:p>0.00009490333725</text:p>
          </table:table-cell>
          <table:table-cell table:style-name="ce4" table:formula="of:=MIN([.I4:.I23])/(1000*1000*1000)/[.L30]" office:value-type="float" office:value="0.0001232762849" calcext:value-type="float">
            <text:p>0.0001232762849</text:p>
          </table:table-cell>
          <table:table-cell table:style-name="ce4" table:formula="of:=MIN([.J4:.J23])/(1000*1000*1000)/[.M30]" office:value-type="float" office:value="0.0000686899054" calcext:value-type="float">
            <text:p>0.0000686899054</text:p>
          </table:table-cell>
          <table:table-cell table:style-name="ce4" table:formula="of:=MIN([.K4:.K23])/(1000*1000*1000)/[.N30]" office:value-type="float" office:value="0.0001094743008" calcext:value-type="float">
            <text:p>0.0001094743008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N4:.N23])/(1000*1000*1000)/[.K30]" office:value-type="float" office:value="0.0000514564103" calcext:value-type="float">
            <text:p>0.0000514564103</text:p>
          </table:table-cell>
          <table:table-cell table:style-name="ce4" table:formula="of:=MIN([.O4:.O23])/(1000*1000*1000)/[.L30]" office:value-type="float" office:value="0.0000600280249" calcext:value-type="float">
            <text:p>0.0000600280249</text:p>
          </table:table-cell>
          <table:table-cell table:style-name="ce4" table:formula="of:=MIN([.P4:.P23])/(1000*1000*1000)/[.M30]" office:value-type="float" office:value="0.000134167025" calcext:value-type="float">
            <text:p>0.000134167025</text:p>
          </table:table-cell>
          <table:table-cell table:style-name="ce4" table:formula="of:=MIN([.Q4:.Q23])/(1000*1000*1000)/[.N30]" office:value-type="float" office:value="0.0002001639132" calcext:value-type="float">
            <text:p>0.0002001639132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T4:.T23])/(1000*1000*1000)/[.K30]" office:value-type="float" office:value="0.00003951145895" calcext:value-type="float">
            <text:p>0.00003951145895</text:p>
          </table:table-cell>
          <table:table-cell table:style-name="ce4" table:formula="of:=MIN([.U4:.U23])/(1000*1000*1000)/[.L30]" office:value-type="float" office:value="0.0000510188963" calcext:value-type="float">
            <text:p>0.0000510188963</text:p>
          </table:table-cell>
          <table:table-cell table:style-name="ce4" table:formula="of:=MIN([.V4:.V23])/(1000*1000*1000)/[.M30]" office:value-type="float" office:value="0.0000681748836" calcext:value-type="float">
            <text:p>0.0000681748836</text:p>
          </table:table-cell>
          <table:table-cell table:style-name="ce4" table:formula="of:=MIN([.W4:.W23])/(1000*1000*1000)/[.N30]" office:value-type="float" office:value="0.000089907844" calcext:value-type="float">
            <text:p>0.000089907844</text:p>
          </table:table-cell>
        </table:table-row>
        <table:table-row table:style-name="ro1">
          <table:table-cell table:style-name="ce5" office:value-type="string" calcext:value-type="string">
            <text:p>Mínimo us</text:p>
          </table:table-cell>
          <table:table-cell table:style-name="ce4" table:formula="of:=( MIN([.B4:.B23])/1000 ) /[.K$30]" office:value-type="float" office:value="77.12235575" calcext:value-type="float">
            <text:p>77.12235575</text:p>
          </table:table-cell>
          <table:table-cell table:style-name="ce4" table:formula="of:=( MIN([.C4:.C23])/1000 ) /[.L$30]" office:value-type="float" office:value="59.7700132" calcext:value-type="float">
            <text:p>59.7700132</text:p>
          </table:table-cell>
          <table:table-cell table:style-name="ce4" table:formula="of:=( MIN([.D4:.D23])/1000 ) /[.M$30]" office:value-type="float" office:value="92.5600358" calcext:value-type="float">
            <text:p>92.5600358</text:p>
          </table:table-cell>
          <table:table-cell table:style-name="ce4" table:formula="of:=( MIN([.E4:.E23])/1000 ) /[.N$30]" office:value-type="float" office:value="138.9503088" calcext:value-type="float">
            <text:p>138.9503088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H4:.H23])/1000 ) / [.K$30]" office:value-type="float" office:value="94.90333725" calcext:value-type="float">
            <text:p>94.90333725</text:p>
          </table:table-cell>
          <table:table-cell table:style-name="ce4" table:formula="of:=( MIN([.I4:.I23])/1000 ) / [.L$30]" office:value-type="float" office:value="123.2762849" calcext:value-type="float">
            <text:p>123.2762849</text:p>
          </table:table-cell>
          <table:table-cell table:style-name="ce4" table:formula="of:=( MIN([.J4:.J23])/1000 ) / [.M$30]" office:value-type="float" office:value="68.6899054" calcext:value-type="float">
            <text:p>68.6899054</text:p>
          </table:table-cell>
          <table:table-cell table:style-name="ce4" table:formula="of:=( MIN([.K4:.K23])/1000 ) / [.N$30]" office:value-type="float" office:value="109.4743008" calcext:value-type="float">
            <text:p>109.4743008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N4:.N23])/1000 ) / [.K$30]" office:value-type="float" office:value="51.4564103" calcext:value-type="float">
            <text:p>51.4564103</text:p>
          </table:table-cell>
          <table:table-cell table:style-name="ce4" table:formula="of:=( MIN([.O4:.O23])/1000 ) / [.L$30]" office:value-type="float" office:value="60.0280249" calcext:value-type="float">
            <text:p>60.0280249</text:p>
          </table:table-cell>
          <table:table-cell table:style-name="ce4" table:formula="of:=( MIN([.P4:.P23])/1000 ) / [.M$30]" office:value-type="float" office:value="134.167025" calcext:value-type="float">
            <text:p>134.167025</text:p>
          </table:table-cell>
          <table:table-cell table:style-name="ce4" table:formula="of:=( MIN([.Q4:.Q23])/1000 ) / [.N$30]" office:value-type="float" office:value="200.1639132" calcext:value-type="float">
            <text:p>200.1639132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MIN([.T4:.T23])/1000 ) / [.K$30]" office:value-type="float" office:value="39.51145895" calcext:value-type="float">
            <text:p>39.51145895</text:p>
          </table:table-cell>
          <table:table-cell table:style-name="ce4" table:formula="of:=(MIN([.U4:.U23])/1000 ) / [.L$30]" office:value-type="float" office:value="51.0188963" calcext:value-type="float">
            <text:p>51.0188963</text:p>
          </table:table-cell>
          <table:table-cell table:style-name="ce4" table:formula="of:=(MIN([.V4:.V23])/1000 ) / [.M$30]" office:value-type="float" office:value="68.1748836" calcext:value-type="float">
            <text:p>68.1748836</text:p>
          </table:table-cell>
          <table:table-cell table:style-name="ce4" table:formula="of:=(MIN([.W4:.W23])/1000 ) / [.N$30]" office:value-type="float" office:value="89.907844" calcext:value-type="float">
            <text:p>89.907844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20000" calcext:value-type="float">
            <text:p>20000</text:p>
          </table:table-cell>
          <table:table-cell table:formula="of:=[.K31]" office:value-type="float" office:value="10000" calcext:value-type="float">
            <text:p>10000</text:p>
          </table:table-cell>
          <table:table-cell table:formula="of:=[.K32]" office:value-type="float" office:value="5000" calcext:value-type="float">
            <text:p>5000</text:p>
          </table:table-cell>
          <table:table-cell table:style-name="Default" table:formula="of:=[.K33]" office:value-type="float" office:value="2500" calcext:value-type="float">
            <text:p>2500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0" office:value-type="string" calcext:value-type="string">
            <text:p>1K</text:p>
          </table:table-cell>
          <table:table-cell table:style-name="ce30" table:formula="of:=[.K30]/2" office:value-type="float" office:value="10000" calcext:value-type="float">
            <text:p>100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0" office:value-type="string" calcext:value-type="string">
            <text:p>4K</text:p>
          </table:table-cell>
          <table:table-cell table:style-name="ce30" table:formula="of:=[.K31]/2" office:value-type="float" office:value="5000" calcext:value-type="float">
            <text:p>50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0" office:value-type="string" calcext:value-type="string">
            <text:p>16K</text:p>
          </table:table-cell>
          <table:table-cell table:style-name="ce30" table:formula="of:=[.K32]/2" office:value-type="float" office:value="2500" calcext:value-type="float">
            <text:p>25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style-name="ce32"/>
          <table:table-cell/>
          <table:table-cell table:style-name="Default" table:number-columns-repeated="4"/>
        </table:table-row>
      </table:table>
      <table:table table:name="ProfBcast-MED" table:style-name="ta1">
        <table:shapes>
          <draw:frame draw:z-index="0" draw:style-name="gr1" draw:text-style-name="P1" svg:width="16.009cm" svg:height="9.748cm" svg:x="2.142cm" svg:y="15.228cm">
            <draw:object draw:notify-on-update-of-ranges="'ProfBcast-MED'.J35:'ProfBcast-MED'.M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Default"/>
        <table:table-column table:style-name="co7" table:default-cell-style-name="Default"/>
        <table:table-column table:style-name="co1" table:default-cell-style-name="ce3"/>
        <table:table-column table:style-name="co4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Default"/>
        <table:table-column table:style-name="co1" table:default-cell-style-name="Default"/>
        <table:table-column table:style-name="co7" table:default-cell-style-name="ce3"/>
        <table:table-column table:style-name="co4" table:number-columns-repeated="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ce3"/>
        <table:table-column table:style-name="co1" table:default-cell-style-name="ce3"/>
        <table:table-column table:style-name="co8" table:default-cell-style-name="ce3"/>
        <table:table-row table:style-name="ro1">
          <table:table-cell/>
          <table:table-cell table:style-name="Default" table:number-columns-repeated="3"/>
          <table:table-cell table:style-name="ce21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3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 table:number-columns-repeated="3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office:value-type="float" office:value="1765376474" calcext:value-type="float">
            <text:p>1765376474</text:p>
          </table:table-cell>
          <table:table-cell office:value-type="float" office:value="1084937978" calcext:value-type="float">
            <text:p>1084937978</text:p>
          </table:table-cell>
          <table:table-cell office:value-type="float" office:value="469805708" calcext:value-type="float">
            <text:p>469805708</text:p>
          </table:table-cell>
          <table:table-cell office:value-type="float" office:value="293393427" calcext:value-type="float">
            <text:p>293393427</text:p>
          </table:table-cell>
          <table:table-cell table:number-columns-repeated="2"/>
          <table:table-cell office:value-type="float" office:value="1582590277" calcext:value-type="float">
            <text:p>1582590277</text:p>
          </table:table-cell>
          <table:table-cell office:value-type="float" office:value="1155608910" calcext:value-type="float">
            <text:p>1155608910</text:p>
          </table:table-cell>
          <table:table-cell office:value-type="float" office:value="500569488" calcext:value-type="float">
            <text:p>500569488</text:p>
          </table:table-cell>
          <table:table-cell office:value-type="float" office:value="374629012" calcext:value-type="float">
            <text:p>374629012</text:p>
          </table:table-cell>
          <table:table-cell table:number-columns-repeated="2"/>
          <table:table-cell office:value-type="float" office:value="1382180847" calcext:value-type="float">
            <text:p>1382180847</text:p>
          </table:table-cell>
          <table:table-cell office:value-type="float" office:value="1595002937" calcext:value-type="float">
            <text:p>1595002937</text:p>
          </table:table-cell>
          <table:table-cell office:value-type="float" office:value="466809897" calcext:value-type="float">
            <text:p>466809897</text:p>
          </table:table-cell>
          <table:table-cell office:value-type="float" office:value="1215198138" calcext:value-type="float">
            <text:p>1215198138</text:p>
          </table:table-cell>
          <table:table-cell table:number-columns-repeated="2"/>
          <table:table-cell office:value-type="float" office:value="980351532" calcext:value-type="float">
            <text:p>980351532</text:p>
          </table:table-cell>
          <table:table-cell office:value-type="float" office:value="439534795" calcext:value-type="float">
            <text:p>439534795</text:p>
          </table:table-cell>
          <table:table-cell office:value-type="float" office:value="422295764" calcext:value-type="float">
            <text:p>422295764</text:p>
          </table:table-cell>
          <table:table-cell office:value-type="float" office:value="5505390568" calcext:value-type="float">
            <text:p>5505390568</text:p>
          </table:table-cell>
        </table:table-row>
        <table:table-row table:style-name="ro1">
          <table:table-cell/>
          <table:table-cell office:value-type="float" office:value="1708569185" calcext:value-type="float">
            <text:p>1708569185</text:p>
          </table:table-cell>
          <table:table-cell office:value-type="float" office:value="935819774" calcext:value-type="float">
            <text:p>935819774</text:p>
          </table:table-cell>
          <table:table-cell office:value-type="float" office:value="531370708" calcext:value-type="float">
            <text:p>531370708</text:p>
          </table:table-cell>
          <table:table-cell office:value-type="float" office:value="394324813" calcext:value-type="float">
            <text:p>394324813</text:p>
          </table:table-cell>
          <table:table-cell table:number-columns-repeated="2"/>
          <table:table-cell office:value-type="float" office:value="1424755985" calcext:value-type="float">
            <text:p>1424755985</text:p>
          </table:table-cell>
          <table:table-cell office:value-type="float" office:value="1118878162" calcext:value-type="float">
            <text:p>1118878162</text:p>
          </table:table-cell>
          <table:table-cell office:value-type="float" office:value="537237959" calcext:value-type="float">
            <text:p>537237959</text:p>
          </table:table-cell>
          <table:table-cell office:value-type="float" office:value="369246912" calcext:value-type="float">
            <text:p>369246912</text:p>
          </table:table-cell>
          <table:table-cell table:number-columns-repeated="2"/>
          <table:table-cell office:value-type="float" office:value="1745942795" calcext:value-type="float">
            <text:p>1745942795</text:p>
          </table:table-cell>
          <table:table-cell office:value-type="float" office:value="1441281619" calcext:value-type="float">
            <text:p>1441281619</text:p>
          </table:table-cell>
          <table:table-cell office:value-type="float" office:value="874829868" calcext:value-type="float">
            <text:p>874829868</text:p>
          </table:table-cell>
          <table:table-cell office:value-type="float" office:value="1209235545" calcext:value-type="float">
            <text:p>1209235545</text:p>
          </table:table-cell>
          <table:table-cell table:number-columns-repeated="2"/>
          <table:table-cell office:value-type="float" office:value="884131644" calcext:value-type="float">
            <text:p>884131644</text:p>
          </table:table-cell>
          <table:table-cell office:value-type="float" office:value="356781250" calcext:value-type="float">
            <text:p>356781250</text:p>
          </table:table-cell>
          <table:table-cell office:value-type="float" office:value="323702789" calcext:value-type="float">
            <text:p>323702789</text:p>
          </table:table-cell>
          <table:table-cell office:value-type="float" office:value="5519136172" calcext:value-type="float">
            <text:p>5519136172</text:p>
          </table:table-cell>
        </table:table-row>
        <table:table-row table:style-name="ro1">
          <table:table-cell/>
          <table:table-cell office:value-type="float" office:value="1495617269" calcext:value-type="float">
            <text:p>1495617269</text:p>
          </table:table-cell>
          <table:table-cell office:value-type="float" office:value="944274785" calcext:value-type="float">
            <text:p>944274785</text:p>
          </table:table-cell>
          <table:table-cell office:value-type="float" office:value="539921651" calcext:value-type="float">
            <text:p>539921651</text:p>
          </table:table-cell>
          <table:table-cell office:value-type="float" office:value="393079795" calcext:value-type="float">
            <text:p>393079795</text:p>
          </table:table-cell>
          <table:table-cell table:number-columns-repeated="2"/>
          <table:table-cell office:value-type="float" office:value="1444721121" calcext:value-type="float">
            <text:p>1444721121</text:p>
          </table:table-cell>
          <table:table-cell office:value-type="float" office:value="1045912389" calcext:value-type="float">
            <text:p>1045912389</text:p>
          </table:table-cell>
          <table:table-cell office:value-type="float" office:value="459050305" calcext:value-type="float">
            <text:p>459050305</text:p>
          </table:table-cell>
          <table:table-cell office:value-type="float" office:value="381801984" calcext:value-type="float">
            <text:p>381801984</text:p>
          </table:table-cell>
          <table:table-cell table:number-columns-repeated="2"/>
          <table:table-cell office:value-type="float" office:value="1429040075" calcext:value-type="float">
            <text:p>1429040075</text:p>
          </table:table-cell>
          <table:table-cell office:value-type="float" office:value="671973330" calcext:value-type="float">
            <text:p>671973330</text:p>
          </table:table-cell>
          <table:table-cell office:value-type="float" office:value="480159610" calcext:value-type="float">
            <text:p>480159610</text:p>
          </table:table-cell>
          <table:table-cell office:value-type="float" office:value="1634970042" calcext:value-type="float">
            <text:p>1634970042</text:p>
          </table:table-cell>
          <table:table-cell table:number-columns-repeated="2"/>
          <table:table-cell office:value-type="float" office:value="783754027" calcext:value-type="float">
            <text:p>783754027</text:p>
          </table:table-cell>
          <table:table-cell office:value-type="float" office:value="719113331" calcext:value-type="float">
            <text:p>719113331</text:p>
          </table:table-cell>
          <table:table-cell office:value-type="float" office:value="391803582" calcext:value-type="float">
            <text:p>391803582</text:p>
          </table:table-cell>
          <table:table-cell office:value-type="float" office:value="5491460356" calcext:value-type="float">
            <text:p>5491460356</text:p>
          </table:table-cell>
        </table:table-row>
        <table:table-row table:style-name="ro1">
          <table:table-cell/>
          <table:table-cell office:value-type="float" office:value="1760850386" calcext:value-type="float">
            <text:p>1760850386</text:p>
          </table:table-cell>
          <table:table-cell office:value-type="float" office:value="1019777053" calcext:value-type="float">
            <text:p>1019777053</text:p>
          </table:table-cell>
          <table:table-cell office:value-type="float" office:value="540547352" calcext:value-type="float">
            <text:p>540547352</text:p>
          </table:table-cell>
          <table:table-cell office:value-type="float" office:value="338751917" calcext:value-type="float">
            <text:p>338751917</text:p>
          </table:table-cell>
          <table:table-cell table:number-columns-repeated="2"/>
          <table:table-cell office:value-type="float" office:value="1438195918" calcext:value-type="float">
            <text:p>1438195918</text:p>
          </table:table-cell>
          <table:table-cell office:value-type="float" office:value="1029340103" calcext:value-type="float">
            <text:p>1029340103</text:p>
          </table:table-cell>
          <table:table-cell office:value-type="float" office:value="732982904" calcext:value-type="float">
            <text:p>732982904</text:p>
          </table:table-cell>
          <table:table-cell office:value-type="float" office:value="297890845" calcext:value-type="float">
            <text:p>297890845</text:p>
          </table:table-cell>
          <table:table-cell table:number-columns-repeated="2"/>
          <table:table-cell office:value-type="float" office:value="1360999850" calcext:value-type="float">
            <text:p>1360999850</text:p>
          </table:table-cell>
          <table:table-cell office:value-type="float" office:value="1237932507" calcext:value-type="float">
            <text:p>1237932507</text:p>
          </table:table-cell>
          <table:table-cell office:value-type="float" office:value="760563550" calcext:value-type="float">
            <text:p>760563550</text:p>
          </table:table-cell>
          <table:table-cell office:value-type="float" office:value="1202478797" calcext:value-type="float">
            <text:p>1202478797</text:p>
          </table:table-cell>
          <table:table-cell table:number-columns-repeated="2"/>
          <table:table-cell office:value-type="float" office:value="616484224" calcext:value-type="float">
            <text:p>616484224</text:p>
          </table:table-cell>
          <table:table-cell office:value-type="float" office:value="441938592" calcext:value-type="float">
            <text:p>441938592</text:p>
          </table:table-cell>
          <table:table-cell office:value-type="float" office:value="339012143" calcext:value-type="float">
            <text:p>339012143</text:p>
          </table:table-cell>
          <table:table-cell office:value-type="float" office:value="6217367707" calcext:value-type="float">
            <text:p>6217367707</text:p>
          </table:table-cell>
        </table:table-row>
        <table:table-row table:style-name="ro1">
          <table:table-cell/>
          <table:table-cell office:value-type="float" office:value="1775795533" calcext:value-type="float">
            <text:p>1775795533</text:p>
          </table:table-cell>
          <table:table-cell office:value-type="float" office:value="958862086" calcext:value-type="float">
            <text:p>958862086</text:p>
          </table:table-cell>
          <table:table-cell office:value-type="float" office:value="524338510" calcext:value-type="float">
            <text:p>524338510</text:p>
          </table:table-cell>
          <table:table-cell office:value-type="float" office:value="335348341" calcext:value-type="float">
            <text:p>335348341</text:p>
          </table:table-cell>
          <table:table-cell table:number-columns-repeated="2"/>
          <table:table-cell office:value-type="float" office:value="1435261605" calcext:value-type="float">
            <text:p>1435261605</text:p>
          </table:table-cell>
          <table:table-cell office:value-type="float" office:value="1147672915" calcext:value-type="float">
            <text:p>1147672915</text:p>
          </table:table-cell>
          <table:table-cell office:value-type="float" office:value="370274563" calcext:value-type="float">
            <text:p>370274563</text:p>
          </table:table-cell>
          <table:table-cell office:value-type="float" office:value="373702884" calcext:value-type="float">
            <text:p>373702884</text:p>
          </table:table-cell>
          <table:table-cell table:number-columns-repeated="2"/>
          <table:table-cell office:value-type="float" office:value="1573941575" calcext:value-type="float">
            <text:p>1573941575</text:p>
          </table:table-cell>
          <table:table-cell office:value-type="float" office:value="1014754758" calcext:value-type="float">
            <text:p>1014754758</text:p>
          </table:table-cell>
          <table:table-cell office:value-type="float" office:value="944222520" calcext:value-type="float">
            <text:p>944222520</text:p>
          </table:table-cell>
          <table:table-cell office:value-type="float" office:value="1225908418" calcext:value-type="float">
            <text:p>1225908418</text:p>
          </table:table-cell>
          <table:table-cell table:number-columns-repeated="2"/>
          <table:table-cell office:value-type="float" office:value="776984840" calcext:value-type="float">
            <text:p>776984840</text:p>
          </table:table-cell>
          <table:table-cell office:value-type="float" office:value="458329042" calcext:value-type="float">
            <text:p>458329042</text:p>
          </table:table-cell>
          <table:table-cell office:value-type="float" office:value="428058950" calcext:value-type="float">
            <text:p>428058950</text:p>
          </table:table-cell>
          <table:table-cell office:value-type="float" office:value="6009921944" calcext:value-type="float">
            <text:p>6009921944</text:p>
          </table:table-cell>
        </table:table-row>
        <table:table-row table:style-name="ro1">
          <table:table-cell/>
          <table:table-cell office:value-type="float" office:value="1811274188" calcext:value-type="float">
            <text:p>1811274188</text:p>
          </table:table-cell>
          <table:table-cell office:value-type="float" office:value="836643555" calcext:value-type="float">
            <text:p>836643555</text:p>
          </table:table-cell>
          <table:table-cell office:value-type="float" office:value="517356567" calcext:value-type="float">
            <text:p>517356567</text:p>
          </table:table-cell>
          <table:table-cell office:value-type="float" office:value="352942968" calcext:value-type="float">
            <text:p>352942968</text:p>
          </table:table-cell>
          <table:table-cell table:number-columns-repeated="2"/>
          <table:table-cell office:value-type="float" office:value="1190871057" calcext:value-type="float">
            <text:p>1190871057</text:p>
          </table:table-cell>
          <table:table-cell office:value-type="float" office:value="1161373991" calcext:value-type="float">
            <text:p>1161373991</text:p>
          </table:table-cell>
          <table:table-cell office:value-type="float" office:value="796633866" calcext:value-type="float">
            <text:p>796633866</text:p>
          </table:table-cell>
          <table:table-cell office:value-type="float" office:value="284582186" calcext:value-type="float">
            <text:p>284582186</text:p>
          </table:table-cell>
          <table:table-cell table:number-columns-repeated="2"/>
          <table:table-cell office:value-type="float" office:value="1588878654" calcext:value-type="float">
            <text:p>1588878654</text:p>
          </table:table-cell>
          <table:table-cell office:value-type="float" office:value="1272146524" calcext:value-type="float">
            <text:p>1272146524</text:p>
          </table:table-cell>
          <table:table-cell office:value-type="float" office:value="947346676" calcext:value-type="float">
            <text:p>947346676</text:p>
          </table:table-cell>
          <table:table-cell office:value-type="float" office:value="1224106782" calcext:value-type="float">
            <text:p>1224106782</text:p>
          </table:table-cell>
          <table:table-cell table:number-columns-repeated="2"/>
          <table:table-cell office:value-type="float" office:value="904067500" calcext:value-type="float">
            <text:p>904067500</text:p>
          </table:table-cell>
          <table:table-cell office:value-type="float" office:value="509941454" calcext:value-type="float">
            <text:p>509941454</text:p>
          </table:table-cell>
          <table:table-cell office:value-type="float" office:value="357602071" calcext:value-type="float">
            <text:p>357602071</text:p>
          </table:table-cell>
          <table:table-cell office:value-type="float" office:value="5478613468" calcext:value-type="float">
            <text:p>5478613468</text:p>
          </table:table-cell>
        </table:table-row>
        <table:table-row table:style-name="ro1">
          <table:table-cell/>
          <table:table-cell office:value-type="float" office:value="1721289026" calcext:value-type="float">
            <text:p>1721289026</text:p>
          </table:table-cell>
          <table:table-cell office:value-type="float" office:value="785582076" calcext:value-type="float">
            <text:p>785582076</text:p>
          </table:table-cell>
          <table:table-cell office:value-type="float" office:value="545279598" calcext:value-type="float">
            <text:p>545279598</text:p>
          </table:table-cell>
          <table:table-cell office:value-type="float" office:value="378575244" calcext:value-type="float">
            <text:p>378575244</text:p>
          </table:table-cell>
          <table:table-cell table:number-columns-repeated="2"/>
          <table:table-cell office:value-type="float" office:value="1387658626" calcext:value-type="float">
            <text:p>1387658626</text:p>
          </table:table-cell>
          <table:table-cell office:value-type="float" office:value="996406438" calcext:value-type="float">
            <text:p>996406438</text:p>
          </table:table-cell>
          <table:table-cell office:value-type="float" office:value="393626663" calcext:value-type="float">
            <text:p>393626663</text:p>
          </table:table-cell>
          <table:table-cell office:value-type="float" office:value="360557572" calcext:value-type="float">
            <text:p>360557572</text:p>
          </table:table-cell>
          <table:table-cell table:number-columns-repeated="2"/>
          <table:table-cell office:value-type="float" office:value="1202313667" calcext:value-type="float">
            <text:p>1202313667</text:p>
          </table:table-cell>
          <table:table-cell office:value-type="float" office:value="1251592002" calcext:value-type="float">
            <text:p>1251592002</text:p>
          </table:table-cell>
          <table:table-cell office:value-type="float" office:value="1023098851" calcext:value-type="float">
            <text:p>1023098851</text:p>
          </table:table-cell>
          <table:table-cell office:value-type="float" office:value="1226391836" calcext:value-type="float">
            <text:p>1226391836</text:p>
          </table:table-cell>
          <table:table-cell table:number-columns-repeated="2"/>
          <table:table-cell office:value-type="float" office:value="635771196" calcext:value-type="float">
            <text:p>635771196</text:p>
          </table:table-cell>
          <table:table-cell office:value-type="float" office:value="536913594" calcext:value-type="float">
            <text:p>536913594</text:p>
          </table:table-cell>
          <table:table-cell office:value-type="float" office:value="250974130" calcext:value-type="float">
            <text:p>250974130</text:p>
          </table:table-cell>
          <table:table-cell office:value-type="float" office:value="5502396043" calcext:value-type="float">
            <text:p>5502396043</text:p>
          </table:table-cell>
        </table:table-row>
        <table:table-row table:style-name="ro1">
          <table:table-cell/>
          <table:table-cell office:value-type="float" office:value="1602523824" calcext:value-type="float">
            <text:p>1602523824</text:p>
          </table:table-cell>
          <table:table-cell office:value-type="float" office:value="930921461" calcext:value-type="float">
            <text:p>930921461</text:p>
          </table:table-cell>
          <table:table-cell office:value-type="float" office:value="521132766" calcext:value-type="float">
            <text:p>521132766</text:p>
          </table:table-cell>
          <table:table-cell office:value-type="float" office:value="320008676" calcext:value-type="float">
            <text:p>320008676</text:p>
          </table:table-cell>
          <table:table-cell table:number-columns-repeated="2"/>
          <table:table-cell office:value-type="float" office:value="1464180005" calcext:value-type="float">
            <text:p>1464180005</text:p>
          </table:table-cell>
          <table:table-cell office:value-type="float" office:value="1183316533" calcext:value-type="float">
            <text:p>1183316533</text:p>
          </table:table-cell>
          <table:table-cell office:value-type="float" office:value="882825798" calcext:value-type="float">
            <text:p>882825798</text:p>
          </table:table-cell>
          <table:table-cell office:value-type="float" office:value="375419073" calcext:value-type="float">
            <text:p>375419073</text:p>
          </table:table-cell>
          <table:table-cell table:number-columns-repeated="2"/>
          <table:table-cell office:value-type="float" office:value="1124953245" calcext:value-type="float">
            <text:p>1124953245</text:p>
          </table:table-cell>
          <table:table-cell office:value-type="float" office:value="1034951208" calcext:value-type="float">
            <text:p>1034951208</text:p>
          </table:table-cell>
          <table:table-cell office:value-type="float" office:value="842733534" calcext:value-type="float">
            <text:p>842733534</text:p>
          </table:table-cell>
          <table:table-cell office:value-type="float" office:value="1214121871" calcext:value-type="float">
            <text:p>1214121871</text:p>
          </table:table-cell>
          <table:table-cell table:number-columns-repeated="2"/>
          <table:table-cell office:value-type="float" office:value="767440197" calcext:value-type="float">
            <text:p>767440197</text:p>
          </table:table-cell>
          <table:table-cell office:value-type="float" office:value="490036723" calcext:value-type="float">
            <text:p>490036723</text:p>
          </table:table-cell>
          <table:table-cell office:value-type="float" office:value="296422253" calcext:value-type="float">
            <text:p>296422253</text:p>
          </table:table-cell>
          <table:table-cell office:value-type="float" office:value="6214581941" calcext:value-type="float">
            <text:p>6214581941</text:p>
          </table:table-cell>
        </table:table-row>
        <table:table-row table:style-name="ro1">
          <table:table-cell/>
          <table:table-cell office:value-type="float" office:value="1741246360" calcext:value-type="float">
            <text:p>1741246360</text:p>
          </table:table-cell>
          <table:table-cell office:value-type="float" office:value="969073668" calcext:value-type="float">
            <text:p>969073668</text:p>
          </table:table-cell>
          <table:table-cell office:value-type="float" office:value="534330336" calcext:value-type="float">
            <text:p>534330336</text:p>
          </table:table-cell>
          <table:table-cell office:value-type="float" office:value="371170365" calcext:value-type="float">
            <text:p>371170365</text:p>
          </table:table-cell>
          <table:table-cell table:number-columns-repeated="2"/>
          <table:table-cell office:value-type="float" office:value="963297538" calcext:value-type="float">
            <text:p>963297538</text:p>
          </table:table-cell>
          <table:table-cell office:value-type="float" office:value="1201567842" calcext:value-type="float">
            <text:p>1201567842</text:p>
          </table:table-cell>
          <table:table-cell office:value-type="float" office:value="746304269" calcext:value-type="float">
            <text:p>746304269</text:p>
          </table:table-cell>
          <table:table-cell office:value-type="float" office:value="411661877" calcext:value-type="float">
            <text:p>411661877</text:p>
          </table:table-cell>
          <table:table-cell table:number-columns-repeated="2"/>
          <table:table-cell office:value-type="float" office:value="1395015544" calcext:value-type="float">
            <text:p>1395015544</text:p>
          </table:table-cell>
          <table:table-cell office:value-type="float" office:value="1395524280" calcext:value-type="float">
            <text:p>1395524280</text:p>
          </table:table-cell>
          <table:table-cell office:value-type="float" office:value="794093687" calcext:value-type="float">
            <text:p>794093687</text:p>
          </table:table-cell>
          <table:table-cell office:value-type="float" office:value="1248099543" calcext:value-type="float">
            <text:p>1248099543</text:p>
          </table:table-cell>
          <table:table-cell table:number-columns-repeated="2"/>
          <table:table-cell office:value-type="float" office:value="1056719550" calcext:value-type="float">
            <text:p>1056719550</text:p>
          </table:table-cell>
          <table:table-cell office:value-type="float" office:value="508064949" calcext:value-type="float">
            <text:p>508064949</text:p>
          </table:table-cell>
          <table:table-cell office:value-type="float" office:value="328212434" calcext:value-type="float">
            <text:p>328212434</text:p>
          </table:table-cell>
          <table:table-cell office:value-type="float" office:value="6295591036" calcext:value-type="float">
            <text:p>6295591036</text:p>
          </table:table-cell>
        </table:table-row>
        <table:table-row table:style-name="ro1">
          <table:table-cell/>
          <table:table-cell office:value-type="float" office:value="1775390630" calcext:value-type="float">
            <text:p>1775390630</text:p>
          </table:table-cell>
          <table:table-cell office:value-type="float" office:value="931238847" calcext:value-type="float">
            <text:p>931238847</text:p>
          </table:table-cell>
          <table:table-cell office:value-type="float" office:value="588485181" calcext:value-type="float">
            <text:p>588485181</text:p>
          </table:table-cell>
          <table:table-cell office:value-type="float" office:value="337095683" calcext:value-type="float">
            <text:p>337095683</text:p>
          </table:table-cell>
          <table:table-cell table:number-columns-repeated="2"/>
          <table:table-cell office:value-type="float" office:value="1555988757" calcext:value-type="float">
            <text:p>1555988757</text:p>
          </table:table-cell>
          <table:table-cell office:value-type="float" office:value="1120246461" calcext:value-type="float">
            <text:p>1120246461</text:p>
          </table:table-cell>
          <table:table-cell office:value-type="float" office:value="701093784" calcext:value-type="float">
            <text:p>701093784</text:p>
          </table:table-cell>
          <table:table-cell office:value-type="float" office:value="324689803" calcext:value-type="float">
            <text:p>324689803</text:p>
          </table:table-cell>
          <table:table-cell table:number-columns-repeated="2"/>
          <table:table-cell office:value-type="float" office:value="1630114438" calcext:value-type="float">
            <text:p>1630114438</text:p>
          </table:table-cell>
          <table:table-cell office:value-type="float" office:value="700077547" calcext:value-type="float">
            <text:p>700077547</text:p>
          </table:table-cell>
          <table:table-cell office:value-type="float" office:value="297858616" calcext:value-type="float">
            <text:p>297858616</text:p>
          </table:table-cell>
          <table:table-cell office:value-type="float" office:value="1220578985" calcext:value-type="float">
            <text:p>1220578985</text:p>
          </table:table-cell>
          <table:table-cell table:number-columns-repeated="2"/>
          <table:table-cell office:value-type="float" office:value="1031286109" calcext:value-type="float">
            <text:p>1031286109</text:p>
          </table:table-cell>
          <table:table-cell office:value-type="float" office:value="494383607" calcext:value-type="float">
            <text:p>494383607</text:p>
          </table:table-cell>
          <table:table-cell office:value-type="float" office:value="406717575" calcext:value-type="float">
            <text:p>406717575</text:p>
          </table:table-cell>
          <table:table-cell office:value-type="float" office:value="5480944494" calcext:value-type="float">
            <text:p>5480944494</text:p>
          </table:table-cell>
        </table:table-row>
        <table:table-row table:style-name="ro1">
          <table:table-cell/>
          <table:table-cell office:value-type="float" office:value="1827153378" calcext:value-type="float">
            <text:p>1827153378</text:p>
          </table:table-cell>
          <table:table-cell office:value-type="float" office:value="982877107" calcext:value-type="float">
            <text:p>982877107</text:p>
          </table:table-cell>
          <table:table-cell office:value-type="float" office:value="564620254" calcext:value-type="float">
            <text:p>564620254</text:p>
          </table:table-cell>
          <table:table-cell office:value-type="float" office:value="362131308" calcext:value-type="float">
            <text:p>362131308</text:p>
          </table:table-cell>
          <table:table-cell table:number-columns-repeated="2"/>
          <table:table-cell office:value-type="float" office:value="1758124473" calcext:value-type="float">
            <text:p>1758124473</text:p>
          </table:table-cell>
          <table:table-cell office:value-type="float" office:value="915144209" calcext:value-type="float">
            <text:p>915144209</text:p>
          </table:table-cell>
          <table:table-cell office:value-type="float" office:value="653620271" calcext:value-type="float">
            <text:p>653620271</text:p>
          </table:table-cell>
          <table:table-cell office:value-type="float" office:value="412327507" calcext:value-type="float">
            <text:p>412327507</text:p>
          </table:table-cell>
          <table:table-cell table:number-columns-repeated="2"/>
          <table:table-cell office:value-type="float" office:value="1184753847" calcext:value-type="float">
            <text:p>1184753847</text:p>
          </table:table-cell>
          <table:table-cell office:value-type="float" office:value="1512625205" calcext:value-type="float">
            <text:p>1512625205</text:p>
          </table:table-cell>
          <table:table-cell office:value-type="float" office:value="483061171" calcext:value-type="float">
            <text:p>483061171</text:p>
          </table:table-cell>
          <table:table-cell office:value-type="float" office:value="1266901269" calcext:value-type="float">
            <text:p>1266901269</text:p>
          </table:table-cell>
          <table:table-cell table:number-columns-repeated="2"/>
          <table:table-cell office:value-type="float" office:value="832454010" calcext:value-type="float">
            <text:p>832454010</text:p>
          </table:table-cell>
          <table:table-cell office:value-type="float" office:value="517781025" calcext:value-type="float">
            <text:p>517781025</text:p>
          </table:table-cell>
          <table:table-cell office:value-type="float" office:value="367369243" calcext:value-type="float">
            <text:p>367369243</text:p>
          </table:table-cell>
          <table:table-cell office:value-type="float" office:value="5503153759" calcext:value-type="float">
            <text:p>5503153759</text:p>
          </table:table-cell>
        </table:table-row>
        <table:table-row table:style-name="ro1">
          <table:table-cell/>
          <table:table-cell office:value-type="float" office:value="1781844193" calcext:value-type="float">
            <text:p>1781844193</text:p>
          </table:table-cell>
          <table:table-cell office:value-type="float" office:value="853118456" calcext:value-type="float">
            <text:p>853118456</text:p>
          </table:table-cell>
          <table:table-cell office:value-type="float" office:value="504942824" calcext:value-type="float">
            <text:p>504942824</text:p>
          </table:table-cell>
          <table:table-cell office:value-type="float" office:value="370660897" calcext:value-type="float">
            <text:p>370660897</text:p>
          </table:table-cell>
          <table:table-cell table:number-columns-repeated="2"/>
          <table:table-cell office:value-type="float" office:value="1668119352" calcext:value-type="float">
            <text:p>1668119352</text:p>
          </table:table-cell>
          <table:table-cell office:value-type="float" office:value="1019811106" calcext:value-type="float">
            <text:p>1019811106</text:p>
          </table:table-cell>
          <table:table-cell office:value-type="float" office:value="790424967" calcext:value-type="float">
            <text:p>790424967</text:p>
          </table:table-cell>
          <table:table-cell office:value-type="float" office:value="337866213" calcext:value-type="float">
            <text:p>337866213</text:p>
          </table:table-cell>
          <table:table-cell table:number-columns-repeated="2"/>
          <table:table-cell office:value-type="float" office:value="1339631540" calcext:value-type="float">
            <text:p>1339631540</text:p>
          </table:table-cell>
          <table:table-cell office:value-type="float" office:value="762779846" calcext:value-type="float">
            <text:p>762779846</text:p>
          </table:table-cell>
          <table:table-cell office:value-type="float" office:value="563733392" calcext:value-type="float">
            <text:p>563733392</text:p>
          </table:table-cell>
          <table:table-cell office:value-type="float" office:value="1192692332" calcext:value-type="float">
            <text:p>1192692332</text:p>
          </table:table-cell>
          <table:table-cell table:number-columns-repeated="2"/>
          <table:table-cell office:value-type="float" office:value="874433041" calcext:value-type="float">
            <text:p>874433041</text:p>
          </table:table-cell>
          <table:table-cell office:value-type="float" office:value="464365354" calcext:value-type="float">
            <text:p>464365354</text:p>
          </table:table-cell>
          <table:table-cell office:value-type="float" office:value="305779733" calcext:value-type="float">
            <text:p>305779733</text:p>
          </table:table-cell>
          <table:table-cell office:value-type="float" office:value="5503100753" calcext:value-type="float">
            <text:p>5503100753</text:p>
          </table:table-cell>
        </table:table-row>
        <table:table-row table:style-name="ro1">
          <table:table-cell/>
          <table:table-cell office:value-type="float" office:value="1637928398" calcext:value-type="float">
            <text:p>1637928398</text:p>
          </table:table-cell>
          <table:table-cell office:value-type="float" office:value="885282458" calcext:value-type="float">
            <text:p>885282458</text:p>
          </table:table-cell>
          <table:table-cell office:value-type="float" office:value="530615328" calcext:value-type="float">
            <text:p>530615328</text:p>
          </table:table-cell>
          <table:table-cell office:value-type="float" office:value="353993942" calcext:value-type="float">
            <text:p>353993942</text:p>
          </table:table-cell>
          <table:table-cell table:number-columns-repeated="2"/>
          <table:table-cell office:value-type="float" office:value="1437082137" calcext:value-type="float">
            <text:p>1437082137</text:p>
          </table:table-cell>
          <table:table-cell office:value-type="float" office:value="801160909" calcext:value-type="float">
            <text:p>801160909</text:p>
          </table:table-cell>
          <table:table-cell office:value-type="float" office:value="752035632" calcext:value-type="float">
            <text:p>752035632</text:p>
          </table:table-cell>
          <table:table-cell office:value-type="float" office:value="407399618" calcext:value-type="float">
            <text:p>407399618</text:p>
          </table:table-cell>
          <table:table-cell table:number-columns-repeated="2"/>
          <table:table-cell office:value-type="float" office:value="1528537395" calcext:value-type="float">
            <text:p>1528537395</text:p>
          </table:table-cell>
          <table:table-cell office:value-type="float" office:value="1334674720" calcext:value-type="float">
            <text:p>1334674720</text:p>
          </table:table-cell>
          <table:table-cell office:value-type="float" office:value="709778003" calcext:value-type="float">
            <text:p>709778003</text:p>
          </table:table-cell>
          <table:table-cell office:value-type="float" office:value="1257422647" calcext:value-type="float">
            <text:p>1257422647</text:p>
          </table:table-cell>
          <table:table-cell table:number-columns-repeated="2"/>
          <table:table-cell office:value-type="float" office:value="646432155" calcext:value-type="float">
            <text:p>646432155</text:p>
          </table:table-cell>
          <table:table-cell office:value-type="float" office:value="510066036" calcext:value-type="float">
            <text:p>510066036</text:p>
          </table:table-cell>
          <table:table-cell office:value-type="float" office:value="433402373" calcext:value-type="float">
            <text:p>433402373</text:p>
          </table:table-cell>
          <table:table-cell office:value-type="float" office:value="5489383595" calcext:value-type="float">
            <text:p>5489383595</text:p>
          </table:table-cell>
        </table:table-row>
        <table:table-row table:style-name="ro1">
          <table:table-cell/>
          <table:table-cell office:value-type="float" office:value="1894053257" calcext:value-type="float">
            <text:p>1894053257</text:p>
          </table:table-cell>
          <table:table-cell office:value-type="float" office:value="921091382" calcext:value-type="float">
            <text:p>921091382</text:p>
          </table:table-cell>
          <table:table-cell office:value-type="float" office:value="526639914" calcext:value-type="float">
            <text:p>526639914</text:p>
          </table:table-cell>
          <table:table-cell office:value-type="float" office:value="382425968" calcext:value-type="float">
            <text:p>382425968</text:p>
          </table:table-cell>
          <table:table-cell table:number-columns-repeated="2"/>
          <table:table-cell office:value-type="float" office:value="1458379009" calcext:value-type="float">
            <text:p>1458379009</text:p>
          </table:table-cell>
          <table:table-cell office:value-type="float" office:value="1187174931" calcext:value-type="float">
            <text:p>1187174931</text:p>
          </table:table-cell>
          <table:table-cell office:value-type="float" office:value="767820007" calcext:value-type="float">
            <text:p>767820007</text:p>
          </table:table-cell>
          <table:table-cell office:value-type="float" office:value="388274955" calcext:value-type="float">
            <text:p>388274955</text:p>
          </table:table-cell>
          <table:table-cell table:number-columns-repeated="2"/>
          <table:table-cell office:value-type="float" office:value="1086547894" calcext:value-type="float">
            <text:p>1086547894</text:p>
          </table:table-cell>
          <table:table-cell office:value-type="float" office:value="738169955" calcext:value-type="float">
            <text:p>738169955</text:p>
          </table:table-cell>
          <table:table-cell office:value-type="float" office:value="1084011059" calcext:value-type="float">
            <text:p>1084011059</text:p>
          </table:table-cell>
          <table:table-cell office:value-type="float" office:value="1231996005" calcext:value-type="float">
            <text:p>1231996005</text:p>
          </table:table-cell>
          <table:table-cell table:number-columns-repeated="2"/>
          <table:table-cell office:value-type="float" office:value="506705522" calcext:value-type="float">
            <text:p>506705522</text:p>
          </table:table-cell>
          <table:table-cell office:value-type="float" office:value="370650477" calcext:value-type="float">
            <text:p>370650477</text:p>
          </table:table-cell>
          <table:table-cell office:value-type="float" office:value="254552166" calcext:value-type="float">
            <text:p>254552166</text:p>
          </table:table-cell>
          <table:table-cell office:value-type="float" office:value="6347870921" calcext:value-type="float">
            <text:p>6347870921</text:p>
          </table:table-cell>
        </table:table-row>
        <table:table-row table:style-name="ro1">
          <table:table-cell/>
          <table:table-cell office:value-type="float" office:value="1479123474" calcext:value-type="float">
            <text:p>1479123474</text:p>
          </table:table-cell>
          <table:table-cell office:value-type="float" office:value="938071296" calcext:value-type="float">
            <text:p>938071296</text:p>
          </table:table-cell>
          <table:table-cell office:value-type="float" office:value="535153330" calcext:value-type="float">
            <text:p>535153330</text:p>
          </table:table-cell>
          <table:table-cell office:value-type="float" office:value="367822911" calcext:value-type="float">
            <text:p>367822911</text:p>
          </table:table-cell>
          <table:table-cell table:number-columns-repeated="2"/>
          <table:table-cell office:value-type="float" office:value="1307422268" calcext:value-type="float">
            <text:p>1307422268</text:p>
          </table:table-cell>
          <table:table-cell office:value-type="float" office:value="1140123540" calcext:value-type="float">
            <text:p>1140123540</text:p>
          </table:table-cell>
          <table:table-cell office:value-type="float" office:value="818504773" calcext:value-type="float">
            <text:p>818504773</text:p>
          </table:table-cell>
          <table:table-cell office:value-type="float" office:value="379834250" calcext:value-type="float">
            <text:p>379834250</text:p>
          </table:table-cell>
          <table:table-cell table:number-columns-repeated="2"/>
          <table:table-cell office:value-type="float" office:value="1241289634" calcext:value-type="float">
            <text:p>1241289634</text:p>
          </table:table-cell>
          <table:table-cell office:value-type="float" office:value="1000445142" calcext:value-type="float">
            <text:p>1000445142</text:p>
          </table:table-cell>
          <table:table-cell office:value-type="float" office:value="463963536" calcext:value-type="float">
            <text:p>463963536</text:p>
          </table:table-cell>
          <table:table-cell office:value-type="float" office:value="1216055704" calcext:value-type="float">
            <text:p>1216055704</text:p>
          </table:table-cell>
          <table:table-cell table:number-columns-repeated="2"/>
          <table:table-cell office:value-type="float" office:value="728629508" calcext:value-type="float">
            <text:p>728629508</text:p>
          </table:table-cell>
          <table:table-cell office:value-type="float" office:value="452885188" calcext:value-type="float">
            <text:p>452885188</text:p>
          </table:table-cell>
          <table:table-cell office:value-type="float" office:value="448804624" calcext:value-type="float">
            <text:p>448804624</text:p>
          </table:table-cell>
          <table:table-cell office:value-type="float" office:value="5486663989" calcext:value-type="float">
            <text:p>5486663989</text:p>
          </table:table-cell>
        </table:table-row>
        <table:table-row table:style-name="ro1">
          <table:table-cell/>
          <table:table-cell office:value-type="float" office:value="1795015182" calcext:value-type="float">
            <text:p>1795015182</text:p>
          </table:table-cell>
          <table:table-cell office:value-type="float" office:value="893567275" calcext:value-type="float">
            <text:p>893567275</text:p>
          </table:table-cell>
          <table:table-cell office:value-type="float" office:value="525071199" calcext:value-type="float">
            <text:p>525071199</text:p>
          </table:table-cell>
          <table:table-cell office:value-type="float" office:value="258104091" calcext:value-type="float">
            <text:p>258104091</text:p>
          </table:table-cell>
          <table:table-cell table:number-columns-repeated="2"/>
          <table:table-cell office:value-type="float" office:value="1486769085" calcext:value-type="float">
            <text:p>1486769085</text:p>
          </table:table-cell>
          <table:table-cell office:value-type="float" office:value="1227843172" calcext:value-type="float">
            <text:p>1227843172</text:p>
          </table:table-cell>
          <table:table-cell office:value-type="float" office:value="804690253" calcext:value-type="float">
            <text:p>804690253</text:p>
          </table:table-cell>
          <table:table-cell office:value-type="float" office:value="373652888" calcext:value-type="float">
            <text:p>373652888</text:p>
          </table:table-cell>
          <table:table-cell table:number-columns-repeated="2"/>
          <table:table-cell office:value-type="float" office:value="1859401116" calcext:value-type="float">
            <text:p>1859401116</text:p>
          </table:table-cell>
          <table:table-cell office:value-type="float" office:value="1424855644" calcext:value-type="float">
            <text:p>1424855644</text:p>
          </table:table-cell>
          <table:table-cell office:value-type="float" office:value="1078590761" calcext:value-type="float">
            <text:p>1078590761</text:p>
          </table:table-cell>
          <table:table-cell office:value-type="float" office:value="1206864898" calcext:value-type="float">
            <text:p>1206864898</text:p>
          </table:table-cell>
          <table:table-cell table:number-columns-repeated="2"/>
          <table:table-cell office:value-type="float" office:value="459554561" calcext:value-type="float">
            <text:p>459554561</text:p>
          </table:table-cell>
          <table:table-cell office:value-type="float" office:value="392470531" calcext:value-type="float">
            <text:p>392470531</text:p>
          </table:table-cell>
          <table:table-cell office:value-type="float" office:value="408778487" calcext:value-type="float">
            <text:p>408778487</text:p>
          </table:table-cell>
          <table:table-cell office:value-type="float" office:value="5982356771" calcext:value-type="float">
            <text:p>5982356771</text:p>
          </table:table-cell>
        </table:table-row>
        <table:table-row table:style-name="ro1">
          <table:table-cell/>
          <table:table-cell office:value-type="float" office:value="1730655006" calcext:value-type="float">
            <text:p>1730655006</text:p>
          </table:table-cell>
          <table:table-cell office:value-type="float" office:value="990522320" calcext:value-type="float">
            <text:p>990522320</text:p>
          </table:table-cell>
          <table:table-cell office:value-type="float" office:value="524338590" calcext:value-type="float">
            <text:p>524338590</text:p>
          </table:table-cell>
          <table:table-cell office:value-type="float" office:value="369740097" calcext:value-type="float">
            <text:p>369740097</text:p>
          </table:table-cell>
          <table:table-cell table:number-columns-repeated="2"/>
          <table:table-cell office:value-type="float" office:value="1456179054" calcext:value-type="float">
            <text:p>1456179054</text:p>
          </table:table-cell>
          <table:table-cell office:value-type="float" office:value="1208200141" calcext:value-type="float">
            <text:p>1208200141</text:p>
          </table:table-cell>
          <table:table-cell office:value-type="float" office:value="428809233" calcext:value-type="float">
            <text:p>428809233</text:p>
          </table:table-cell>
          <table:table-cell office:value-type="float" office:value="323591198" calcext:value-type="float">
            <text:p>323591198</text:p>
          </table:table-cell>
          <table:table-cell table:number-columns-repeated="2"/>
          <table:table-cell office:value-type="float" office:value="1365857021" calcext:value-type="float">
            <text:p>1365857021</text:p>
          </table:table-cell>
          <table:table-cell office:value-type="float" office:value="1605548118" calcext:value-type="float">
            <text:p>1605548118</text:p>
          </table:table-cell>
          <table:table-cell office:value-type="float" office:value="659348798" calcext:value-type="float">
            <text:p>659348798</text:p>
          </table:table-cell>
          <table:table-cell office:value-type="float" office:value="1247403977" calcext:value-type="float">
            <text:p>1247403977</text:p>
          </table:table-cell>
          <table:table-cell table:number-columns-repeated="2"/>
          <table:table-cell office:value-type="float" office:value="581454758" calcext:value-type="float">
            <text:p>581454758</text:p>
          </table:table-cell>
          <table:table-cell office:value-type="float" office:value="518278453" calcext:value-type="float">
            <text:p>518278453</text:p>
          </table:table-cell>
          <table:table-cell office:value-type="float" office:value="268097270" calcext:value-type="float">
            <text:p>268097270</text:p>
          </table:table-cell>
          <table:table-cell office:value-type="float" office:value="6124484742" calcext:value-type="float">
            <text:p>6124484742</text:p>
          </table:table-cell>
        </table:table-row>
        <table:table-row table:style-name="ro1">
          <table:table-cell/>
          <table:table-cell office:value-type="float" office:value="1717573863" calcext:value-type="float">
            <text:p>1717573863</text:p>
          </table:table-cell>
          <table:table-cell office:value-type="float" office:value="916112615" calcext:value-type="float">
            <text:p>916112615</text:p>
          </table:table-cell>
          <table:table-cell office:value-type="float" office:value="490638241" calcext:value-type="float">
            <text:p>490638241</text:p>
          </table:table-cell>
          <table:table-cell office:value-type="float" office:value="368043645" calcext:value-type="float">
            <text:p>368043645</text:p>
          </table:table-cell>
          <table:table-cell table:number-columns-repeated="2"/>
          <table:table-cell office:value-type="float" office:value="1239918988" calcext:value-type="float">
            <text:p>1239918988</text:p>
          </table:table-cell>
          <table:table-cell office:value-type="float" office:value="939350305" calcext:value-type="float">
            <text:p>939350305</text:p>
          </table:table-cell>
          <table:table-cell office:value-type="float" office:value="394638432" calcext:value-type="float">
            <text:p>394638432</text:p>
          </table:table-cell>
          <table:table-cell office:value-type="float" office:value="328513379" calcext:value-type="float">
            <text:p>328513379</text:p>
          </table:table-cell>
          <table:table-cell table:number-columns-repeated="2"/>
          <table:table-cell office:value-type="float" office:value="1284957949" calcext:value-type="float">
            <text:p>1284957949</text:p>
          </table:table-cell>
          <table:table-cell office:value-type="float" office:value="863976064" calcext:value-type="float">
            <text:p>863976064</text:p>
          </table:table-cell>
          <table:table-cell office:value-type="float" office:value="770557531" calcext:value-type="float">
            <text:p>770557531</text:p>
          </table:table-cell>
          <table:table-cell office:value-type="float" office:value="1232966176" calcext:value-type="float">
            <text:p>1232966176</text:p>
          </table:table-cell>
          <table:table-cell table:number-columns-repeated="2"/>
          <table:table-cell office:value-type="float" office:value="684242343" calcext:value-type="float">
            <text:p>684242343</text:p>
          </table:table-cell>
          <table:table-cell office:value-type="float" office:value="522066783" calcext:value-type="float">
            <text:p>522066783</text:p>
          </table:table-cell>
          <table:table-cell office:value-type="float" office:value="272940201" calcext:value-type="float">
            <text:p>272940201</text:p>
          </table:table-cell>
          <table:table-cell office:value-type="float" office:value="6221745713" calcext:value-type="float">
            <text:p>6221745713</text:p>
          </table:table-cell>
        </table:table-row>
        <table:table-row table:style-name="ro1">
          <table:table-cell/>
          <table:table-cell office:value-type="float" office:value="1799956442" calcext:value-type="float">
            <text:p>1799956442</text:p>
          </table:table-cell>
          <table:table-cell office:value-type="float" office:value="954540147" calcext:value-type="float">
            <text:p>954540147</text:p>
          </table:table-cell>
          <table:table-cell office:value-type="float" office:value="529823769" calcext:value-type="float">
            <text:p>529823769</text:p>
          </table:table-cell>
          <table:table-cell office:value-type="float" office:value="347307059" calcext:value-type="float">
            <text:p>347307059</text:p>
          </table:table-cell>
          <table:table-cell table:number-columns-repeated="2"/>
          <table:table-cell office:value-type="float" office:value="1428475825" calcext:value-type="float">
            <text:p>1428475825</text:p>
          </table:table-cell>
          <table:table-cell office:value-type="float" office:value="754483240" calcext:value-type="float">
            <text:p>754483240</text:p>
          </table:table-cell>
          <table:table-cell office:value-type="float" office:value="784448388" calcext:value-type="float">
            <text:p>784448388</text:p>
          </table:table-cell>
          <table:table-cell office:value-type="float" office:value="301890913" calcext:value-type="float">
            <text:p>301890913</text:p>
          </table:table-cell>
          <table:table-cell table:number-columns-repeated="2"/>
          <table:table-cell office:value-type="float" office:value="1214021321" calcext:value-type="float">
            <text:p>1214021321</text:p>
          </table:table-cell>
          <table:table-cell office:value-type="float" office:value="1451769919" calcext:value-type="float">
            <text:p>1451769919</text:p>
          </table:table-cell>
          <table:table-cell office:value-type="float" office:value="498498054" calcext:value-type="float">
            <text:p>498498054</text:p>
          </table:table-cell>
          <table:table-cell office:value-type="float" office:value="1244371792" calcext:value-type="float">
            <text:p>1244371792</text:p>
          </table:table-cell>
          <table:table-cell table:number-columns-repeated="2"/>
          <table:table-cell office:value-type="float" office:value="602297430" calcext:value-type="float">
            <text:p>602297430</text:p>
          </table:table-cell>
          <table:table-cell office:value-type="float" office:value="507989554" calcext:value-type="float">
            <text:p>507989554</text:p>
          </table:table-cell>
          <table:table-cell office:value-type="float" office:value="441631298" calcext:value-type="float">
            <text:p>441631298</text:p>
          </table:table-cell>
          <table:table-cell office:value-type="float" office:value="5486489873" calcext:value-type="float">
            <text:p>5486489873</text:p>
          </table:table-cell>
        </table:table-row>
        <table:table-row table:style-name="ro1">
          <table:table-cell/>
          <table:table-cell office:value-type="float" office:value="1718569390" calcext:value-type="float">
            <text:p>1718569390</text:p>
          </table:table-cell>
          <table:table-cell office:value-type="float" office:value="957515789" calcext:value-type="float">
            <text:p>957515789</text:p>
          </table:table-cell>
          <table:table-cell office:value-type="float" office:value="524528712" calcext:value-type="float">
            <text:p>524528712</text:p>
          </table:table-cell>
          <table:table-cell office:value-type="float" office:value="355634958" calcext:value-type="float">
            <text:p>355634958</text:p>
          </table:table-cell>
          <table:table-cell table:number-columns-repeated="2"/>
          <table:table-cell office:value-type="float" office:value="1420091232" calcext:value-type="float">
            <text:p>1420091232</text:p>
          </table:table-cell>
          <table:table-cell office:value-type="float" office:value="1148594731" calcext:value-type="float">
            <text:p>1148594731</text:p>
          </table:table-cell>
          <table:table-cell office:value-type="float" office:value="778277062" calcext:value-type="float">
            <text:p>778277062</text:p>
          </table:table-cell>
          <table:table-cell office:value-type="float" office:value="392829655" calcext:value-type="float">
            <text:p>392829655</text:p>
          </table:table-cell>
          <table:table-cell table:number-columns-repeated="2"/>
          <table:table-cell office:value-type="float" office:value="1260899585" calcext:value-type="float">
            <text:p>1260899585</text:p>
          </table:table-cell>
          <table:table-cell office:value-type="float" office:value="669650472" calcext:value-type="float">
            <text:p>669650472</text:p>
          </table:table-cell>
          <table:table-cell office:value-type="float" office:value="954958973" calcext:value-type="float">
            <text:p>954958973</text:p>
          </table:table-cell>
          <table:table-cell office:value-type="float" office:value="1225760753" calcext:value-type="float">
            <text:p>1225760753</text:p>
          </table:table-cell>
          <table:table-cell table:number-columns-repeated="2"/>
          <table:table-cell office:value-type="float" office:value="918290605" calcext:value-type="float">
            <text:p>918290605</text:p>
          </table:table-cell>
          <table:table-cell office:value-type="float" office:value="444644777" calcext:value-type="float">
            <text:p>444644777</text:p>
          </table:table-cell>
          <table:table-cell office:value-type="float" office:value="288680829" calcext:value-type="float">
            <text:p>288680829</text:p>
          </table:table-cell>
          <table:table-cell office:value-type="float" office:value="5508495936" calcext:value-type="float">
            <text:p>5508495936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1033454447" calcext:value-type="float">
            <text:p>1033454447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4" table:formula="of:=AVERAGE([.B4:.B23])/(1000*1000*1000)/[.K30]" office:value-type="float" office:value="0.000086349513645" calcext:value-type="float">
            <text:p>0.000086349513645</text:p>
          </table:table-cell>
          <table:table-cell table:style-name="ce4" table:formula="of:=AVERAGE([.C4:.C23])/(1000*1000*1000)/[.L30]" office:value-type="float" office:value="0.00009344915064" calcext:value-type="float">
            <text:p>0.00009344915064</text:p>
          </table:table-cell>
          <table:table-cell table:style-name="ce4" table:formula="of:=AVERAGE([.D4:.D23])/(1000*1000*1000)/[.M30]" office:value-type="float" office:value="0.00010568940538" calcext:value-type="float">
            <text:p>0.00010568940538</text:p>
          </table:table-cell>
          <table:table-cell table:style-name="ce4" table:formula="of:=AVERAGE([.E4:.E23])/(1000*1000*1000)/[.N30]" office:value-type="float" office:value="0.0001410111221" calcext:value-type="float">
            <text:p>0.0001410111221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H4:.H23])/(1000*1000*1000)/[.K30]" office:value-type="float" office:value="0.00007137020578" calcext:value-type="float">
            <text:p>0.00007137020578</text:p>
          </table:table-cell>
          <table:table-cell table:style-name="ce4" table:formula="of:=AVERAGE([.I4:.I23])/(1000*1000*1000)/[.L30]" office:value-type="float" office:value="0.00010751105014" calcext:value-type="float">
            <text:p>0.00010751105014</text:p>
          </table:table-cell>
          <table:table-cell table:style-name="ce4" table:formula="of:=AVERAGE([.J4:.J23])/(1000*1000*1000)/[.M30]" office:value-type="float" office:value="0.00013093868617" calcext:value-type="float">
            <text:p>0.00013093868617</text:p>
          </table:table-cell>
          <table:table-cell table:style-name="ce4" table:formula="of:=AVERAGE([.K4:.K23])/(1000*1000*1000)/[.N30]" office:value-type="float" office:value="0.00014400725448" calcext:value-type="float">
            <text:p>0.00014400725448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N4:.N23])/(1000*1000*1000)/[.K30]" office:value-type="float" office:value="0.00006949819498" calcext:value-type="float">
            <text:p>0.00006949819498</text:p>
          </table:table-cell>
          <table:table-cell table:style-name="ce4" table:formula="of:=AVERAGE([.O4:.O23])/(1000*1000*1000)/[.L30]" office:value-type="float" office:value="0.000114898658985" calcext:value-type="float">
            <text:p>0.000114898658985</text:p>
          </table:table-cell>
          <table:table-cell table:style-name="ce4" table:formula="of:=AVERAGE([.P4:.P23])/(1000*1000*1000)/[.M30]" office:value-type="float" office:value="0.00014698218087" calcext:value-type="float">
            <text:p>0.00014698218087</text:p>
          </table:table-cell>
          <table:table-cell table:style-name="ce4" table:formula="of:=AVERAGE([.Q4:.Q23])/(1000*1000*1000)/[.N30]" office:value-type="float" office:value="0.0004988705102" calcext:value-type="float">
            <text:p>0.0004988705102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T4:.T23])/(1000*1000*1000)/[.K30]" office:value-type="float" office:value="0.00003817871188" calcext:value-type="float">
            <text:p>0.00003817871188</text:p>
          </table:table-cell>
          <table:table-cell table:style-name="ce4" table:formula="of:=AVERAGE([.U4:.U23])/(1000*1000*1000)/[.L30]" office:value-type="float" office:value="0.000048281177575" calcext:value-type="float">
            <text:p>0.000048281177575</text:p>
          </table:table-cell>
          <table:table-cell table:style-name="ce4" table:formula="of:=AVERAGE([.V4:.V23])/(1000*1000*1000)/[.M30]" office:value-type="float" office:value="0.00007034837915" calcext:value-type="float">
            <text:p>0.00007034837915</text:p>
          </table:table-cell>
          <table:table-cell table:style-name="ce4" table:formula="of:=AVERAGE([.W4:.W23])/(1000*1000*1000)/[.N30]" office:value-type="float" office:value="0.00230738299562" calcext:value-type="float">
            <text:p>0.00230738299562</text:p>
          </table:table-cell>
        </table:table-row>
        <table:table-row table:style-name="ro1">
          <table:table-cell table:style-name="ce5" office:value-type="string" calcext:value-type="string">
            <text:p>Média us</text:p>
          </table:table-cell>
          <table:table-cell table:style-name="ce4" table:formula="of:=( AVERAGE([.B4:.B23])/1000 ) /[.K$30]" office:value-type="float" office:value="86.349513645" calcext:value-type="float">
            <text:p>86.349513645</text:p>
          </table:table-cell>
          <table:table-cell table:style-name="ce4" table:formula="of:=( AVERAGE([.C4:.C23])/1000 ) /[.L$30]" office:value-type="float" office:value="93.44915064" calcext:value-type="float">
            <text:p>93.44915064</text:p>
          </table:table-cell>
          <table:table-cell table:style-name="ce4" table:formula="of:=( AVERAGE([.D4:.D23])/1000 ) /[.M$30]" office:value-type="float" office:value="105.68940538" calcext:value-type="float">
            <text:p>105.68940538</text:p>
          </table:table-cell>
          <table:table-cell table:style-name="ce4" table:formula="of:=( AVERAGE([.E4:.E23])/1000 ) /[.N$30]" office:value-type="float" office:value="141.0111221" calcext:value-type="float">
            <text:p>141.0111221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 AVERAGE([.H4:.H23])/1000 ) / [.K$30]" office:value-type="float" office:value="71.37020578" calcext:value-type="float">
            <text:p>71.37020578</text:p>
          </table:table-cell>
          <table:table-cell table:style-name="ce4" table:formula="of:=( AVERAGE([.I4:.I23])/1000 ) / [.L$30]" office:value-type="float" office:value="107.51105014" calcext:value-type="float">
            <text:p>107.51105014</text:p>
          </table:table-cell>
          <table:table-cell table:style-name="ce4" table:formula="of:=( AVERAGE([.J4:.J23])/1000 ) / [.M$30]" office:value-type="float" office:value="130.93868617" calcext:value-type="float">
            <text:p>130.93868617</text:p>
          </table:table-cell>
          <table:table-cell table:style-name="ce4" table:formula="of:=( AVERAGE([.K4:.K23])/1000 ) / [.N$30]" office:value-type="float" office:value="144.00725448" calcext:value-type="float">
            <text:p>144.00725448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 AVERAGE([.N4:.N23])/1000 ) / [.K$30]" office:value-type="float" office:value="69.49819498" calcext:value-type="float">
            <text:p>69.49819498</text:p>
          </table:table-cell>
          <table:table-cell table:style-name="ce4" table:formula="of:=( AVERAGE([.O4:.O23])/1000 ) / [.L$30]" office:value-type="float" office:value="114.898658985" calcext:value-type="float">
            <text:p>114.898658985</text:p>
          </table:table-cell>
          <table:table-cell table:style-name="ce4" table:formula="of:=( AVERAGE([.P4:.P23])/1000 ) / [.M$30]" office:value-type="float" office:value="146.98218087" calcext:value-type="float">
            <text:p>146.98218087</text:p>
          </table:table-cell>
          <table:table-cell table:style-name="ce4" table:formula="of:=( AVERAGE([.Q4:.Q23])/1000 ) / [.N$30]" office:value-type="float" office:value="498.8705102" calcext:value-type="float">
            <text:p>498.8705102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AVERAGE([.T4:.T23])/1000 ) / [.K$30]" office:value-type="float" office:value="38.17871188" calcext:value-type="float">
            <text:p>38.17871188</text:p>
          </table:table-cell>
          <table:table-cell table:style-name="ce4" table:formula="of:=(AVERAGE([.U4:.U23])/1000 ) / [.L$30]" office:value-type="float" office:value="48.281177575" calcext:value-type="float">
            <text:p>48.281177575</text:p>
          </table:table-cell>
          <table:table-cell table:style-name="ce4" table:formula="of:=(AVERAGE([.V4:.V23])/1000 ) / [.M$30]" office:value-type="float" office:value="70.34837915" calcext:value-type="float">
            <text:p>70.34837915</text:p>
          </table:table-cell>
          <table:table-cell table:style-name="ce4" table:formula="of:=(AVERAGE([.W4:.W23])/1000 ) / [.N$30]" office:value-type="float" office:value="2307.38299562" calcext:value-type="float">
            <text:p>2307.38299562</text:p>
          </table:table-cell>
        </table:table-row>
        <table:table-row table:style-name="ro2">
          <table:table-cell table:style-name="ce8" office:value-type="string" calcext:value-type="string">
            <text:p>speedup MPIBcast</text:p>
          </table:table-cell>
          <table:table-cell table:style-name="ce15" table:formula="of:=[.B27]/[$'MPIBcast-MIN'.B27]" office:value-type="float" office:value="1.11964310225314" calcext:value-type="float">
            <text:p>1,11964310225314</text:p>
          </table:table-cell>
          <table:table-cell table:style-name="ce15" table:formula="of:=[.C27]/[$'MPIBcast-MIN'.C27]" office:value-type="float" office:value="1.56347883557101" calcext:value-type="float">
            <text:p>1,56347883557101</text:p>
          </table:table-cell>
          <table:table-cell table:style-name="ce15" table:formula="of:=[.D27]/[$'MPIBcast-MIN'.D27]" office:value-type="float" office:value="1.14184706678776" calcext:value-type="float">
            <text:p>1,14184706678776</text:p>
          </table:table-cell>
          <table:table-cell table:style-name="ce15" table:formula="of:=[.E27]/[$'MPIBcast-MIN'.E27]" office:value-type="float" office:value="1.014831297014" calcext:value-type="float">
            <text:p>1,014831297014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H27]/[$'MPIBcast-MIN'.H27]" office:value-type="float" office:value="0.752030517030106" calcext:value-type="float">
            <text:p>0,752030517030106</text:p>
          </table:table-cell>
          <table:table-cell table:style-name="ce15" table:formula="of:=[.I27]/[$'MPIBcast-MIN'.I27]" office:value-type="float" office:value="0.872114618210725" calcext:value-type="float">
            <text:p>0,872114618210725</text:p>
          </table:table-cell>
          <table:table-cell table:style-name="ce15" table:formula="of:=[.J27]/[$'MPIBcast-MIN'.J27]" office:value-type="float" office:value="1.90622894889007" calcext:value-type="float">
            <text:p>1,90622894889007</text:p>
          </table:table-cell>
          <table:table-cell table:style-name="ce15" table:formula="of:=[.K27]/[$'MPIBcast-MIN'.K27]" office:value-type="float" office:value="1.31544347328684" calcext:value-type="float">
            <text:p>1,31544347328684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N27]/[$'MPIBcast-MIN'.N27]" office:value-type="float" office:value="1.35062268383693" calcext:value-type="float">
            <text:p>1,35062268383693</text:p>
          </table:table-cell>
          <table:table-cell table:style-name="ce15" table:formula="of:=[.O27]/[$'MPIBcast-MIN'.O27]" office:value-type="float" office:value="1.91408361638432" calcext:value-type="float">
            <text:p>1,91408361638432</text:p>
          </table:table-cell>
          <table:table-cell table:style-name="ce15" table:formula="of:=[.P27]/[$'MPIBcast-MIN'.P27]" office:value-type="float" office:value="1.09551643460828" calcext:value-type="float">
            <text:p>1,09551643460828</text:p>
          </table:table-cell>
          <table:table-cell table:style-name="ce15" table:formula="of:=[.Q27]/[$'MPIBcast-MIN'.Q27]" office:value-type="float" office:value="2.49230993851293" calcext:value-type="float">
            <text:p>2,49230993851293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T27]/[$'MPIBcast-MIN'.T27]" office:value-type="float" office:value="0.966269353108765" calcext:value-type="float">
            <text:p>0,966269353108765</text:p>
          </table:table-cell>
          <table:table-cell table:style-name="ce15" table:formula="of:=[.U27]/[$'MPIBcast-MIN'.U27]" office:value-type="float" office:value="0.946339122882986" calcext:value-type="float">
            <text:p>0,946339122882986</text:p>
          </table:table-cell>
          <table:table-cell table:style-name="ce15" table:formula="of:=[.V27]/[$'MPIBcast-MIN'.V27]" office:value-type="float" office:value="1.03188117727861" calcext:value-type="float">
            <text:p>1,03188117727861</text:p>
          </table:table-cell>
          <table:table-cell table:style-name="ce15" table:formula="of:=[.W27]/[$'MPIBcast-MIN'.W27]" office:value-type="float" office:value="25.6638674999258" calcext:value-type="float">
            <text:p>25,6638674999258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20000" calcext:value-type="float">
            <text:p>20000</text:p>
          </table:table-cell>
          <table:table-cell table:formula="of:=[.K31]" office:value-type="float" office:value="10000" calcext:value-type="float">
            <text:p>10000</text:p>
          </table:table-cell>
          <table:table-cell table:formula="of:=[.K32]" office:value-type="float" office:value="5000" calcext:value-type="float">
            <text:p>5000</text:p>
          </table:table-cell>
          <table:table-cell table:style-name="Default" table:formula="of:=[.K33]" office:value-type="float" office:value="2500" calcext:value-type="float">
            <text:p>2500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0" office:value-type="string" calcext:value-type="string">
            <text:p>1K</text:p>
          </table:table-cell>
          <table:table-cell table:style-name="ce30" table:formula="of:=[.K30]/2" office:value-type="float" office:value="10000" calcext:value-type="float">
            <text:p>100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0" office:value-type="string" calcext:value-type="string">
            <text:p>4K</text:p>
          </table:table-cell>
          <table:table-cell table:style-name="ce30" table:formula="of:=[.K31]/2" office:value-type="float" office:value="5000" calcext:value-type="float">
            <text:p>5000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ProfBcast</text:p>
          </table:table-cell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0" office:value-type="string" calcext:value-type="string">
            <text:p>16K</text:p>
          </table:table-cell>
          <table:table-cell table:style-name="ce30" table:formula="of:=[.K32]/2" office:value-type="float" office:value="2500" calcext:value-type="float">
            <text:p>2500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MPIBcast</text:p>
          </table:table-cell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/>
          <table:table-cell table:style-name="Default">
            <draw:frame draw:z-index="1" draw:style-name="gr1" draw:text-style-name="P1" svg:width="16.009cm" svg:height="9.748cm" svg:x="0.015cm" svg:y="-0.001cm">
              <draw:object draw:notify-on-update-of-ranges="'ProfBcast-MED'.P32:'ProfBcast-MED'.P32 'ProfBcast-MED'.P33:'ProfBcast-MED'.P3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style-name="ce32"/>
          <table:table-cell/>
          <table:table-cell table:style-name="Default" table:number-columns-repeated="4"/>
        </table:table-row>
      </table:table>
      <table:table table:name="MPIBcast-MED" table:style-name="ta1">
        <table:shapes>
          <draw:frame draw:z-index="0" draw:style-name="gr1" draw:text-style-name="P1" svg:width="16.009cm" svg:height="9.748cm" svg:x="2.658cm" svg:y="13.032cm">
            <draw:object draw:notify-on-update-of-ranges="'MPIBcast-MED'.J35:'MPIBcast-MED'.M3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3" table:default-cell-style-name="Default"/>
        <table:table-column table:style-name="co4" table:number-columns-repeated="2" table:default-cell-style-name="ce3"/>
        <table:table-column table:style-name="co13" table:default-cell-style-name="ce3"/>
        <table:table-column table:style-name="co6" table:default-cell-style-name="ce3"/>
        <table:table-column table:style-name="co1" table:default-cell-style-name="Default"/>
        <table:table-column table:style-name="co7" table:default-cell-style-name="Default"/>
        <table:table-column table:style-name="co1" table:default-cell-style-name="ce3"/>
        <table:table-column table:style-name="co4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Default"/>
        <table:table-column table:style-name="co1" table:default-cell-style-name="Default"/>
        <table:table-column table:style-name="co7" table:default-cell-style-name="ce3"/>
        <table:table-column table:style-name="co4" table:number-columns-repeated="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ce3"/>
        <table:table-column table:style-name="co1" table:default-cell-style-name="ce3"/>
        <table:table-column table:style-name="co8" table:default-cell-style-name="ce3"/>
        <table:table-row table:style-name="ro1">
          <table:table-cell/>
          <table:table-cell table:style-name="Default" table:number-columns-repeated="3"/>
          <table:table-cell table:style-name="ce21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3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 table:number-columns-repeated="3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office:value-type="float" office:value="1671214555" calcext:value-type="float">
            <text:p>1671214555</text:p>
          </table:table-cell>
          <table:table-cell office:value-type="float" office:value="1138199958" calcext:value-type="float">
            <text:p>1138199958</text:p>
          </table:table-cell>
          <table:table-cell office:value-type="float" office:value="535492122" calcext:value-type="float">
            <text:p>535492122</text:p>
          </table:table-cell>
          <table:table-cell office:value-type="float" office:value="392502463" calcext:value-type="float">
            <text:p>392502463</text:p>
          </table:table-cell>
          <table:table-cell table:number-columns-repeated="2"/>
          <table:table-cell office:value-type="float" office:value="2539447309" calcext:value-type="float">
            <text:p>2539447309</text:p>
          </table:table-cell>
          <table:table-cell office:value-type="float" office:value="1624780883" calcext:value-type="float">
            <text:p>1624780883</text:p>
          </table:table-cell>
          <table:table-cell office:value-type="float" office:value="492575900" calcext:value-type="float">
            <text:p>492575900</text:p>
          </table:table-cell>
          <table:table-cell office:value-type="float" office:value="327240689" calcext:value-type="float">
            <text:p>327240689</text:p>
          </table:table-cell>
          <table:table-cell table:number-columns-repeated="2"/>
          <table:table-cell office:value-type="float" office:value="1739104697" calcext:value-type="float">
            <text:p>1739104697</text:p>
          </table:table-cell>
          <table:table-cell office:value-type="float" office:value="1311555441" calcext:value-type="float">
            <text:p>1311555441</text:p>
          </table:table-cell>
          <table:table-cell office:value-type="float" office:value="1291397688" calcext:value-type="float">
            <text:p>1291397688</text:p>
          </table:table-cell>
          <table:table-cell office:value-type="float" office:value="629657624" calcext:value-type="float">
            <text:p>629657624</text:p>
          </table:table-cell>
          <table:table-cell table:number-columns-repeated="2"/>
          <table:table-cell office:value-type="float" office:value="1100496960" calcext:value-type="float">
            <text:p>1100496960</text:p>
          </table:table-cell>
          <table:table-cell office:value-type="float" office:value="620954447" calcext:value-type="float">
            <text:p>620954447</text:p>
          </table:table-cell>
          <table:table-cell office:value-type="float" office:value="382130420" calcext:value-type="float">
            <text:p>382130420</text:p>
          </table:table-cell>
          <table:table-cell office:value-type="float" office:value="287244135" calcext:value-type="float">
            <text:p>287244135</text:p>
          </table:table-cell>
        </table:table-row>
        <table:table-row table:style-name="ro1">
          <table:table-cell/>
          <table:table-cell office:value-type="float" office:value="1664272341" calcext:value-type="float">
            <text:p>1664272341</text:p>
          </table:table-cell>
          <table:table-cell office:value-type="float" office:value="597700132" calcext:value-type="float">
            <text:p>597700132</text:p>
          </table:table-cell>
          <table:table-cell office:value-type="float" office:value="540956831" calcext:value-type="float">
            <text:p>540956831</text:p>
          </table:table-cell>
          <table:table-cell office:value-type="float" office:value="378693001" calcext:value-type="float">
            <text:p>378693001</text:p>
          </table:table-cell>
          <table:table-cell table:number-columns-repeated="2"/>
          <table:table-cell office:value-type="float" office:value="2012633252" calcext:value-type="float">
            <text:p>2012633252</text:p>
          </table:table-cell>
          <table:table-cell office:value-type="float" office:value="1608021953" calcext:value-type="float">
            <text:p>1608021953</text:p>
          </table:table-cell>
          <table:table-cell office:value-type="float" office:value="667143045" calcext:value-type="float">
            <text:p>667143045</text:p>
          </table:table-cell>
          <table:table-cell office:value-type="float" office:value="331547819" calcext:value-type="float">
            <text:p>331547819</text:p>
          </table:table-cell>
          <table:table-cell table:number-columns-repeated="2"/>
          <table:table-cell office:value-type="float" office:value="1599224091" calcext:value-type="float">
            <text:p>1599224091</text:p>
          </table:table-cell>
          <table:table-cell office:value-type="float" office:value="1792458464" calcext:value-type="float">
            <text:p>1792458464</text:p>
          </table:table-cell>
          <table:table-cell office:value-type="float" office:value="885273861" calcext:value-type="float">
            <text:p>885273861</text:p>
          </table:table-cell>
          <table:table-cell office:value-type="float" office:value="739695255" calcext:value-type="float">
            <text:p>739695255</text:p>
          </table:table-cell>
          <table:table-cell table:number-columns-repeated="2"/>
          <table:table-cell office:value-type="float" office:value="828537153" calcext:value-type="float">
            <text:p>828537153</text:p>
          </table:table-cell>
          <table:table-cell office:value-type="float" office:value="749956126" calcext:value-type="float">
            <text:p>749956126</text:p>
          </table:table-cell>
          <table:table-cell office:value-type="float" office:value="422009853" calcext:value-type="float">
            <text:p>422009853</text:p>
          </table:table-cell>
          <table:table-cell office:value-type="float" office:value="341998092" calcext:value-type="float">
            <text:p>341998092</text:p>
          </table:table-cell>
        </table:table-row>
        <table:table-row table:style-name="ro1">
          <table:table-cell/>
          <table:table-cell office:value-type="float" office:value="1646535757" calcext:value-type="float">
            <text:p>1646535757</text:p>
          </table:table-cell>
          <table:table-cell office:value-type="float" office:value="1132609153" calcext:value-type="float">
            <text:p>1132609153</text:p>
          </table:table-cell>
          <table:table-cell office:value-type="float" office:value="499982131" calcext:value-type="float">
            <text:p>499982131</text:p>
          </table:table-cell>
          <table:table-cell office:value-type="float" office:value="354246254" calcext:value-type="float">
            <text:p>354246254</text:p>
          </table:table-cell>
          <table:table-cell table:number-columns-repeated="2"/>
          <table:table-cell office:value-type="float" office:value="1898066745" calcext:value-type="float">
            <text:p>1898066745</text:p>
          </table:table-cell>
          <table:table-cell office:value-type="float" office:value="1544978338" calcext:value-type="float">
            <text:p>1544978338</text:p>
          </table:table-cell>
          <table:table-cell office:value-type="float" office:value="372621367" calcext:value-type="float">
            <text:p>372621367</text:p>
          </table:table-cell>
          <table:table-cell office:value-type="float" office:value="417808373" calcext:value-type="float">
            <text:p>417808373</text:p>
          </table:table-cell>
          <table:table-cell table:number-columns-repeated="2"/>
          <table:table-cell office:value-type="float" office:value="1128198030" calcext:value-type="float">
            <text:p>1128198030</text:p>
          </table:table-cell>
          <table:table-cell office:value-type="float" office:value="1362499782" calcext:value-type="float">
            <text:p>1362499782</text:p>
          </table:table-cell>
          <table:table-cell office:value-type="float" office:value="932819446" calcext:value-type="float">
            <text:p>932819446</text:p>
          </table:table-cell>
          <table:table-cell office:value-type="float" office:value="530357891" calcext:value-type="float">
            <text:p>530357891</text:p>
          </table:table-cell>
          <table:table-cell table:number-columns-repeated="2"/>
          <table:table-cell office:value-type="float" office:value="1685500489" calcext:value-type="float">
            <text:p>1685500489</text:p>
          </table:table-cell>
          <table:table-cell office:value-type="float" office:value="946442205" calcext:value-type="float">
            <text:p>946442205</text:p>
          </table:table-cell>
          <table:table-cell office:value-type="float" office:value="522550027" calcext:value-type="float">
            <text:p>522550027</text:p>
          </table:table-cell>
          <table:table-cell office:value-type="float" office:value="349515326" calcext:value-type="float">
            <text:p>349515326</text:p>
          </table:table-cell>
        </table:table-row>
        <table:table-row table:style-name="ro1">
          <table:table-cell/>
          <table:table-cell office:value-type="float" office:value="1670282085" calcext:value-type="float">
            <text:p>1670282085</text:p>
          </table:table-cell>
          <table:table-cell office:value-type="float" office:value="1051857445" calcext:value-type="float">
            <text:p>1051857445</text:p>
          </table:table-cell>
          <table:table-cell office:value-type="float" office:value="491234780" calcext:value-type="float">
            <text:p>491234780</text:p>
          </table:table-cell>
          <table:table-cell office:value-type="float" office:value="392562883" calcext:value-type="float">
            <text:p>392562883</text:p>
          </table:table-cell>
          <table:table-cell table:number-columns-repeated="2"/>
          <table:table-cell office:value-type="float" office:value="2926275813" calcext:value-type="float">
            <text:p>2926275813</text:p>
          </table:table-cell>
          <table:table-cell office:value-type="float" office:value="1262275611" calcext:value-type="float">
            <text:p>1262275611</text:p>
          </table:table-cell>
          <table:table-cell office:value-type="float" office:value="689700416" calcext:value-type="float">
            <text:p>689700416</text:p>
          </table:table-cell>
          <table:table-cell office:value-type="float" office:value="397230841" calcext:value-type="float">
            <text:p>397230841</text:p>
          </table:table-cell>
          <table:table-cell table:number-columns-repeated="2"/>
          <table:table-cell office:value-type="float" office:value="1490553934" calcext:value-type="float">
            <text:p>1490553934</text:p>
          </table:table-cell>
          <table:table-cell office:value-type="float" office:value="954851350" calcext:value-type="float">
            <text:p>954851350</text:p>
          </table:table-cell>
          <table:table-cell office:value-type="float" office:value="1261793725" calcext:value-type="float">
            <text:p>1261793725</text:p>
          </table:table-cell>
          <table:table-cell office:value-type="float" office:value="627030510" calcext:value-type="float">
            <text:p>627030510</text:p>
          </table:table-cell>
          <table:table-cell table:number-columns-repeated="2"/>
          <table:table-cell office:value-type="float" office:value="1408688032" calcext:value-type="float">
            <text:p>1408688032</text:p>
          </table:table-cell>
          <table:table-cell office:value-type="float" office:value="726054068" calcext:value-type="float">
            <text:p>726054068</text:p>
          </table:table-cell>
          <table:table-cell office:value-type="float" office:value="654611539" calcext:value-type="float">
            <text:p>654611539</text:p>
          </table:table-cell>
          <table:table-cell office:value-type="float" office:value="369821042" calcext:value-type="float">
            <text:p>369821042</text:p>
          </table:table-cell>
        </table:table-row>
        <table:table-row table:style-name="ro1">
          <table:table-cell/>
          <table:table-cell office:value-type="float" office:value="1664646543" calcext:value-type="float">
            <text:p>1664646543</text:p>
          </table:table-cell>
          <table:table-cell office:value-type="float" office:value="1273624333" calcext:value-type="float">
            <text:p>1273624333</text:p>
          </table:table-cell>
          <table:table-cell office:value-type="float" office:value="486543615" calcext:value-type="float">
            <text:p>486543615</text:p>
          </table:table-cell>
          <table:table-cell office:value-type="float" office:value="347375772" calcext:value-type="float">
            <text:p>347375772</text:p>
          </table:table-cell>
          <table:table-cell table:number-columns-repeated="2"/>
          <table:table-cell office:value-type="float" office:value="2757421087" calcext:value-type="float">
            <text:p>2757421087</text:p>
          </table:table-cell>
          <table:table-cell office:value-type="float" office:value="1665709156" calcext:value-type="float">
            <text:p>1665709156</text:p>
          </table:table-cell>
          <table:table-cell office:value-type="float" office:value="664621532" calcext:value-type="float">
            <text:p>664621532</text:p>
          </table:table-cell>
          <table:table-cell office:value-type="float" office:value="300552622" calcext:value-type="float">
            <text:p>300552622</text:p>
          </table:table-cell>
          <table:table-cell table:number-columns-repeated="2"/>
          <table:table-cell office:value-type="float" office:value="1847481703" calcext:value-type="float">
            <text:p>1847481703</text:p>
          </table:table-cell>
          <table:table-cell office:value-type="float" office:value="888047769" calcext:value-type="float">
            <text:p>888047769</text:p>
          </table:table-cell>
          <table:table-cell office:value-type="float" office:value="1012389393" calcext:value-type="float">
            <text:p>1012389393</text:p>
          </table:table-cell>
          <table:table-cell office:value-type="float" office:value="576261772" calcext:value-type="float">
            <text:p>576261772</text:p>
          </table:table-cell>
          <table:table-cell table:number-columns-repeated="2"/>
          <table:table-cell office:value-type="float" office:value="1530477127" calcext:value-type="float">
            <text:p>1530477127</text:p>
          </table:table-cell>
          <table:table-cell office:value-type="float" office:value="784555392" calcext:value-type="float">
            <text:p>784555392</text:p>
          </table:table-cell>
          <table:table-cell office:value-type="float" office:value="477754083" calcext:value-type="float">
            <text:p>477754083</text:p>
          </table:table-cell>
          <table:table-cell office:value-type="float" office:value="346525107" calcext:value-type="float">
            <text:p>346525107</text:p>
          </table:table-cell>
        </table:table-row>
        <table:table-row table:style-name="ro1">
          <table:table-cell/>
          <table:table-cell office:value-type="float" office:value="1663708261" calcext:value-type="float">
            <text:p>1663708261</text:p>
          </table:table-cell>
          <table:table-cell office:value-type="float" office:value="1067210130" calcext:value-type="float">
            <text:p>1067210130</text:p>
          </table:table-cell>
          <table:table-cell office:value-type="float" office:value="489286183" calcext:value-type="float">
            <text:p>489286183</text:p>
          </table:table-cell>
          <table:table-cell office:value-type="float" office:value="374609018" calcext:value-type="float">
            <text:p>374609018</text:p>
          </table:table-cell>
          <table:table-cell table:number-columns-repeated="2"/>
          <table:table-cell office:value-type="float" office:value="2013315122" calcext:value-type="float">
            <text:p>2013315122</text:p>
          </table:table-cell>
          <table:table-cell office:value-type="float" office:value="1467972189" calcext:value-type="float">
            <text:p>1467972189</text:p>
          </table:table-cell>
          <table:table-cell office:value-type="float" office:value="405915356" calcext:value-type="float">
            <text:p>405915356</text:p>
          </table:table-cell>
          <table:table-cell office:value-type="float" office:value="322334466" calcext:value-type="float">
            <text:p>322334466</text:p>
          </table:table-cell>
          <table:table-cell table:number-columns-repeated="2"/>
          <table:table-cell office:value-type="float" office:value="1643722928" calcext:value-type="float">
            <text:p>1643722928</text:p>
          </table:table-cell>
          <table:table-cell office:value-type="float" office:value="1583360418" calcext:value-type="float">
            <text:p>1583360418</text:p>
          </table:table-cell>
          <table:table-cell office:value-type="float" office:value="1221238670" calcext:value-type="float">
            <text:p>1221238670</text:p>
          </table:table-cell>
          <table:table-cell office:value-type="float" office:value="576567176" calcext:value-type="float">
            <text:p>576567176</text:p>
          </table:table-cell>
          <table:table-cell table:number-columns-repeated="2"/>
          <table:table-cell office:value-type="float" office:value="1081676313" calcext:value-type="float">
            <text:p>1081676313</text:p>
          </table:table-cell>
          <table:table-cell office:value-type="float" office:value="726160346" calcext:value-type="float">
            <text:p>726160346</text:p>
          </table:table-cell>
          <table:table-cell office:value-type="float" office:value="574031038" calcext:value-type="float">
            <text:p>574031038</text:p>
          </table:table-cell>
          <table:table-cell office:value-type="float" office:value="325721407" calcext:value-type="float">
            <text:p>325721407</text:p>
          </table:table-cell>
        </table:table-row>
        <table:table-row table:style-name="ro1">
          <table:table-cell/>
          <table:table-cell office:value-type="float" office:value="2068930089" calcext:value-type="float">
            <text:p>2068930089</text:p>
          </table:table-cell>
          <table:table-cell office:value-type="float" office:value="1202900497" calcext:value-type="float">
            <text:p>1202900497</text:p>
          </table:table-cell>
          <table:table-cell office:value-type="float" office:value="484155246" calcext:value-type="float">
            <text:p>484155246</text:p>
          </table:table-cell>
          <table:table-cell office:value-type="float" office:value="376044692" calcext:value-type="float">
            <text:p>376044692</text:p>
          </table:table-cell>
          <table:table-cell table:number-columns-repeated="2"/>
          <table:table-cell office:value-type="float" office:value="2675260638" calcext:value-type="float">
            <text:p>2675260638</text:p>
          </table:table-cell>
          <table:table-cell office:value-type="float" office:value="1429204094" calcext:value-type="float">
            <text:p>1429204094</text:p>
          </table:table-cell>
          <table:table-cell office:value-type="float" office:value="812359288" calcext:value-type="float">
            <text:p>812359288</text:p>
          </table:table-cell>
          <table:table-cell office:value-type="float" office:value="402989296" calcext:value-type="float">
            <text:p>402989296</text:p>
          </table:table-cell>
          <table:table-cell table:number-columns-repeated="2"/>
          <table:table-cell office:value-type="float" office:value="1338910376" calcext:value-type="float">
            <text:p>1338910376</text:p>
          </table:table-cell>
          <table:table-cell office:value-type="float" office:value="866470152" calcext:value-type="float">
            <text:p>866470152</text:p>
          </table:table-cell>
          <table:table-cell office:value-type="float" office:value="670835125" calcext:value-type="float">
            <text:p>670835125</text:p>
          </table:table-cell>
          <table:table-cell office:value-type="float" office:value="551940017" calcext:value-type="float">
            <text:p>551940017</text:p>
          </table:table-cell>
          <table:table-cell table:number-columns-repeated="2"/>
          <table:table-cell office:value-type="float" office:value="811788233" calcext:value-type="float">
            <text:p>811788233</text:p>
          </table:table-cell>
          <table:table-cell office:value-type="float" office:value="792285760" calcext:value-type="float">
            <text:p>792285760</text:p>
          </table:table-cell>
          <table:table-cell office:value-type="float" office:value="396819753" calcext:value-type="float">
            <text:p>396819753</text:p>
          </table:table-cell>
          <table:table-cell office:value-type="float" office:value="332638890" calcext:value-type="float">
            <text:p>332638890</text:p>
          </table:table-cell>
        </table:table-row>
        <table:table-row table:style-name="ro1">
          <table:table-cell/>
          <table:table-cell office:value-type="float" office:value="1665447245" calcext:value-type="float">
            <text:p>1665447245</text:p>
          </table:table-cell>
          <table:table-cell office:value-type="float" office:value="1197563099" calcext:value-type="float">
            <text:p>1197563099</text:p>
          </table:table-cell>
          <table:table-cell office:value-type="float" office:value="478826925" calcext:value-type="float">
            <text:p>478826925</text:p>
          </table:table-cell>
          <table:table-cell office:value-type="float" office:value="376589616" calcext:value-type="float">
            <text:p>376589616</text:p>
          </table:table-cell>
          <table:table-cell table:number-columns-repeated="2"/>
          <table:table-cell office:value-type="float" office:value="2406834587" calcext:value-type="float">
            <text:p>2406834587</text:p>
          </table:table-cell>
          <table:table-cell office:value-type="float" office:value="1379476085" calcext:value-type="float">
            <text:p>1379476085</text:p>
          </table:table-cell>
          <table:table-cell office:value-type="float" office:value="703246300" calcext:value-type="float">
            <text:p>703246300</text:p>
          </table:table-cell>
          <table:table-cell office:value-type="float" office:value="298142774" calcext:value-type="float">
            <text:p>298142774</text:p>
          </table:table-cell>
          <table:table-cell table:number-columns-repeated="2"/>
          <table:table-cell office:value-type="float" office:value="1652747771" calcext:value-type="float">
            <text:p>1652747771</text:p>
          </table:table-cell>
          <table:table-cell office:value-type="float" office:value="1710045742" calcext:value-type="float">
            <text:p>1710045742</text:p>
          </table:table-cell>
          <table:table-cell office:value-type="float" office:value="902353134" calcext:value-type="float">
            <text:p>902353134</text:p>
          </table:table-cell>
          <table:table-cell office:value-type="float" office:value="699891938" calcext:value-type="float">
            <text:p>699891938</text:p>
          </table:table-cell>
          <table:table-cell table:number-columns-repeated="2"/>
          <table:table-cell office:value-type="float" office:value="1187147187" calcext:value-type="float">
            <text:p>1187147187</text:p>
          </table:table-cell>
          <table:table-cell office:value-type="float" office:value="819210376" calcext:value-type="float">
            <text:p>819210376</text:p>
          </table:table-cell>
          <table:table-cell office:value-type="float" office:value="541701748" calcext:value-type="float">
            <text:p>541701748</text:p>
          </table:table-cell>
          <table:table-cell office:value-type="float" office:value="319398009" calcext:value-type="float">
            <text:p>319398009</text:p>
          </table:table-cell>
        </table:table-row>
        <table:table-row table:style-name="ro1">
          <table:table-cell/>
          <table:table-cell office:value-type="float" office:value="1754593007" calcext:value-type="float">
            <text:p>1754593007</text:p>
          </table:table-cell>
          <table:table-cell office:value-type="float" office:value="1157377324" calcext:value-type="float">
            <text:p>1157377324</text:p>
          </table:table-cell>
          <table:table-cell office:value-type="float" office:value="465746179" calcext:value-type="float">
            <text:p>465746179</text:p>
          </table:table-cell>
          <table:table-cell office:value-type="float" office:value="359430894" calcext:value-type="float">
            <text:p>359430894</text:p>
          </table:table-cell>
          <table:table-cell table:number-columns-repeated="2"/>
          <table:table-cell office:value-type="float" office:value="2549916776" calcext:value-type="float">
            <text:p>2549916776</text:p>
          </table:table-cell>
          <table:table-cell office:value-type="float" office:value="1440569990" calcext:value-type="float">
            <text:p>1440569990</text:p>
          </table:table-cell>
          <table:table-cell office:value-type="float" office:value="673072019" calcext:value-type="float">
            <text:p>673072019</text:p>
          </table:table-cell>
          <table:table-cell office:value-type="float" office:value="360826870" calcext:value-type="float">
            <text:p>360826870</text:p>
          </table:table-cell>
          <table:table-cell table:number-columns-repeated="2"/>
          <table:table-cell office:value-type="float" office:value="1989696485" calcext:value-type="float">
            <text:p>1989696485</text:p>
          </table:table-cell>
          <table:table-cell office:value-type="float" office:value="1627584962" calcext:value-type="float">
            <text:p>1627584962</text:p>
          </table:table-cell>
          <table:table-cell office:value-type="float" office:value="1187221208" calcext:value-type="float">
            <text:p>1187221208</text:p>
          </table:table-cell>
          <table:table-cell office:value-type="float" office:value="500409783" calcext:value-type="float">
            <text:p>500409783</text:p>
          </table:table-cell>
          <table:table-cell table:number-columns-repeated="2"/>
          <table:table-cell office:value-type="float" office:value="1079628724" calcext:value-type="float">
            <text:p>1079628724</text:p>
          </table:table-cell>
          <table:table-cell office:value-type="float" office:value="649201753" calcext:value-type="float">
            <text:p>649201753</text:p>
          </table:table-cell>
          <table:table-cell office:value-type="float" office:value="474870532" calcext:value-type="float">
            <text:p>474870532</text:p>
          </table:table-cell>
          <table:table-cell office:value-type="float" office:value="328251965" calcext:value-type="float">
            <text:p>328251965</text:p>
          </table:table-cell>
        </table:table-row>
        <table:table-row table:style-name="ro1">
          <table:table-cell/>
          <table:table-cell office:value-type="float" office:value="1561614871" calcext:value-type="float">
            <text:p>1561614871</text:p>
          </table:table-cell>
          <table:table-cell office:value-type="float" office:value="1117990305" calcext:value-type="float">
            <text:p>1117990305</text:p>
          </table:table-cell>
          <table:table-cell office:value-type="float" office:value="476431719" calcext:value-type="float">
            <text:p>476431719</text:p>
          </table:table-cell>
          <table:table-cell office:value-type="float" office:value="358032848" calcext:value-type="float">
            <text:p>358032848</text:p>
          </table:table-cell>
          <table:table-cell table:number-columns-repeated="2"/>
          <table:table-cell office:value-type="float" office:value="2834893126" calcext:value-type="float">
            <text:p>2834893126</text:p>
          </table:table-cell>
          <table:table-cell office:value-type="float" office:value="1346291675" calcext:value-type="float">
            <text:p>1346291675</text:p>
          </table:table-cell>
          <table:table-cell office:value-type="float" office:value="706988879" calcext:value-type="float">
            <text:p>706988879</text:p>
          </table:table-cell>
          <table:table-cell office:value-type="float" office:value="416494017" calcext:value-type="float">
            <text:p>416494017</text:p>
          </table:table-cell>
          <table:table-cell table:number-columns-repeated="2"/>
          <table:table-cell office:value-type="float" office:value="1341447544" calcext:value-type="float">
            <text:p>1341447544</text:p>
          </table:table-cell>
          <table:table-cell office:value-type="float" office:value="783403278" calcext:value-type="float">
            <text:p>783403278</text:p>
          </table:table-cell>
          <table:table-cell office:value-type="float" office:value="676273651" calcext:value-type="float">
            <text:p>676273651</text:p>
          </table:table-cell>
          <table:table-cell office:value-type="float" office:value="505042333" calcext:value-type="float">
            <text:p>505042333</text:p>
          </table:table-cell>
          <table:table-cell table:number-columns-repeated="2"/>
          <table:table-cell office:value-type="float" office:value="838375893" calcext:value-type="float">
            <text:p>838375893</text:p>
          </table:table-cell>
          <table:table-cell office:value-type="float" office:value="778798240" calcext:value-type="float">
            <text:p>778798240</text:p>
          </table:table-cell>
          <table:table-cell office:value-type="float" office:value="340874418" calcext:value-type="float">
            <text:p>340874418</text:p>
          </table:table-cell>
          <table:table-cell office:value-type="float" office:value="298026698" calcext:value-type="float">
            <text:p>298026698</text:p>
          </table:table-cell>
        </table:table-row>
        <table:table-row table:style-name="ro1">
          <table:table-cell/>
          <table:table-cell office:value-type="float" office:value="1951339900" calcext:value-type="float">
            <text:p>1951339900</text:p>
          </table:table-cell>
          <table:table-cell office:value-type="float" office:value="976134536" calcext:value-type="float">
            <text:p>976134536</text:p>
          </table:table-cell>
          <table:table-cell office:value-type="float" office:value="484600901" calcext:value-type="float">
            <text:p>484600901</text:p>
          </table:table-cell>
          <table:table-cell office:value-type="float" office:value="404095597" calcext:value-type="float">
            <text:p>404095597</text:p>
          </table:table-cell>
          <table:table-cell table:number-columns-repeated="2"/>
          <table:table-cell office:value-type="float" office:value="2252023772" calcext:value-type="float">
            <text:p>2252023772</text:p>
          </table:table-cell>
          <table:table-cell office:value-type="float" office:value="1232762849" calcext:value-type="float">
            <text:p>1232762849</text:p>
          </table:table-cell>
          <table:table-cell office:value-type="float" office:value="673934498" calcext:value-type="float">
            <text:p>673934498</text:p>
          </table:table-cell>
          <table:table-cell office:value-type="float" office:value="416410132" calcext:value-type="float">
            <text:p>416410132</text:p>
          </table:table-cell>
          <table:table-cell table:number-columns-repeated="2"/>
          <table:table-cell office:value-type="float" office:value="1338712632" calcext:value-type="float">
            <text:p>1338712632</text:p>
          </table:table-cell>
          <table:table-cell office:value-type="float" office:value="1124896008" calcext:value-type="float">
            <text:p>1124896008</text:p>
          </table:table-cell>
          <table:table-cell office:value-type="float" office:value="964352562" calcext:value-type="float">
            <text:p>964352562</text:p>
          </table:table-cell>
          <table:table-cell office:value-type="float" office:value="542886508" calcext:value-type="float">
            <text:p>542886508</text:p>
          </table:table-cell>
          <table:table-cell table:number-columns-repeated="2"/>
          <table:table-cell office:value-type="float" office:value="937203078" calcext:value-type="float">
            <text:p>937203078</text:p>
          </table:table-cell>
          <table:table-cell office:value-type="float" office:value="590921458" calcext:value-type="float">
            <text:p>590921458</text:p>
          </table:table-cell>
          <table:table-cell office:value-type="float" office:value="372654365" calcext:value-type="float">
            <text:p>372654365</text:p>
          </table:table-cell>
          <table:table-cell office:value-type="float" office:value="338998875" calcext:value-type="float">
            <text:p>338998875</text:p>
          </table:table-cell>
        </table:table-row>
        <table:table-row table:style-name="ro1">
          <table:table-cell/>
          <table:table-cell office:value-type="float" office:value="1680381719" calcext:value-type="float">
            <text:p>1680381719</text:p>
          </table:table-cell>
          <table:table-cell office:value-type="float" office:value="1138509997" calcext:value-type="float">
            <text:p>1138509997</text:p>
          </table:table-cell>
          <table:table-cell office:value-type="float" office:value="485853527" calcext:value-type="float">
            <text:p>485853527</text:p>
          </table:table-cell>
          <table:table-cell office:value-type="float" office:value="397939944" calcext:value-type="float">
            <text:p>397939944</text:p>
          </table:table-cell>
          <table:table-cell table:number-columns-repeated="2"/>
          <table:table-cell office:value-type="float" office:value="2174815988" calcext:value-type="float">
            <text:p>2174815988</text:p>
          </table:table-cell>
          <table:table-cell office:value-type="float" office:value="1656287488" calcext:value-type="float">
            <text:p>1656287488</text:p>
          </table:table-cell>
          <table:table-cell office:value-type="float" office:value="489395077" calcext:value-type="float">
            <text:p>489395077</text:p>
          </table:table-cell>
          <table:table-cell office:value-type="float" office:value="273685752" calcext:value-type="float">
            <text:p>273685752</text:p>
          </table:table-cell>
          <table:table-cell table:number-columns-repeated="2"/>
          <table:table-cell office:value-type="float" office:value="1631130912" calcext:value-type="float">
            <text:p>1631130912</text:p>
          </table:table-cell>
          <table:table-cell office:value-type="float" office:value="1627192465" calcext:value-type="float">
            <text:p>1627192465</text:p>
          </table:table-cell>
          <table:table-cell office:value-type="float" office:value="1178232957" calcext:value-type="float">
            <text:p>1178232957</text:p>
          </table:table-cell>
          <table:table-cell office:value-type="float" office:value="547760794" calcext:value-type="float">
            <text:p>547760794</text:p>
          </table:table-cell>
          <table:table-cell table:number-columns-repeated="2"/>
          <table:table-cell office:value-type="float" office:value="790229179" calcext:value-type="float">
            <text:p>790229179</text:p>
          </table:table-cell>
          <table:table-cell office:value-type="float" office:value="510188963" calcext:value-type="float">
            <text:p>510188963</text:p>
          </table:table-cell>
          <table:table-cell office:value-type="float" office:value="486600060" calcext:value-type="float">
            <text:p>486600060</text:p>
          </table:table-cell>
          <table:table-cell office:value-type="float" office:value="325897769" calcext:value-type="float">
            <text:p>325897769</text:p>
          </table:table-cell>
        </table:table-row>
        <table:table-row table:style-name="ro1">
          <table:table-cell/>
          <table:table-cell office:value-type="float" office:value="1687821828" calcext:value-type="float">
            <text:p>1687821828</text:p>
          </table:table-cell>
          <table:table-cell office:value-type="float" office:value="1170642148" calcext:value-type="float">
            <text:p>1170642148</text:p>
          </table:table-cell>
          <table:table-cell office:value-type="float" office:value="571452199" calcext:value-type="float">
            <text:p>571452199</text:p>
          </table:table-cell>
          <table:table-cell office:value-type="float" office:value="378842423" calcext:value-type="float">
            <text:p>378842423</text:p>
          </table:table-cell>
          <table:table-cell table:number-columns-repeated="2"/>
          <table:table-cell office:value-type="float" office:value="2616165205" calcext:value-type="float">
            <text:p>2616165205</text:p>
          </table:table-cell>
          <table:table-cell office:value-type="float" office:value="1281119357" calcext:value-type="float">
            <text:p>1281119357</text:p>
          </table:table-cell>
          <table:table-cell office:value-type="float" office:value="434414379" calcext:value-type="float">
            <text:p>434414379</text:p>
          </table:table-cell>
          <table:table-cell office:value-type="float" office:value="375870349" calcext:value-type="float">
            <text:p>375870349</text:p>
          </table:table-cell>
          <table:table-cell table:number-columns-repeated="2"/>
          <table:table-cell office:value-type="float" office:value="1560171733" calcext:value-type="float">
            <text:p>1560171733</text:p>
          </table:table-cell>
          <table:table-cell office:value-type="float" office:value="788018017" calcext:value-type="float">
            <text:p>788018017</text:p>
          </table:table-cell>
          <table:table-cell office:value-type="float" office:value="1218693453" calcext:value-type="float">
            <text:p>1218693453</text:p>
          </table:table-cell>
          <table:table-cell office:value-type="float" office:value="592575916" calcext:value-type="float">
            <text:p>592575916</text:p>
          </table:table-cell>
          <table:table-cell table:number-columns-repeated="2"/>
          <table:table-cell office:value-type="float" office:value="1168203196" calcext:value-type="float">
            <text:p>1168203196</text:p>
          </table:table-cell>
          <table:table-cell office:value-type="float" office:value="874600565" calcext:value-type="float">
            <text:p>874600565</text:p>
          </table:table-cell>
          <table:table-cell office:value-type="float" office:value="386581309" calcext:value-type="float">
            <text:p>386581309</text:p>
          </table:table-cell>
          <table:table-cell office:value-type="float" office:value="355198605" calcext:value-type="float">
            <text:p>355198605</text:p>
          </table:table-cell>
        </table:table-row>
        <table:table-row table:style-name="ro1">
          <table:table-cell/>
          <table:table-cell office:value-type="float" office:value="1785150145" calcext:value-type="float">
            <text:p>1785150145</text:p>
          </table:table-cell>
          <table:table-cell office:value-type="float" office:value="1127128924" calcext:value-type="float">
            <text:p>1127128924</text:p>
          </table:table-cell>
          <table:table-cell office:value-type="float" office:value="519309139" calcext:value-type="float">
            <text:p>519309139</text:p>
          </table:table-cell>
          <table:table-cell office:value-type="float" office:value="354405902" calcext:value-type="float">
            <text:p>354405902</text:p>
          </table:table-cell>
          <table:table-cell table:number-columns-repeated="2"/>
          <table:table-cell office:value-type="float" office:value="2912882715" calcext:value-type="float">
            <text:p>2912882715</text:p>
          </table:table-cell>
          <table:table-cell office:value-type="float" office:value="1354362261" calcext:value-type="float">
            <text:p>1354362261</text:p>
          </table:table-cell>
          <table:table-cell office:value-type="float" office:value="678485594" calcext:value-type="float">
            <text:p>678485594</text:p>
          </table:table-cell>
          <table:table-cell office:value-type="float" office:value="355030349" calcext:value-type="float">
            <text:p>355030349</text:p>
          </table:table-cell>
          <table:table-cell table:number-columns-repeated="2"/>
          <table:table-cell office:value-type="float" office:value="1455983916" calcext:value-type="float">
            <text:p>1455983916</text:p>
          </table:table-cell>
          <table:table-cell office:value-type="float" office:value="1601770173" calcext:value-type="float">
            <text:p>1601770173</text:p>
          </table:table-cell>
          <table:table-cell office:value-type="float" office:value="923526877" calcext:value-type="float">
            <text:p>923526877</text:p>
          </table:table-cell>
          <table:table-cell office:value-type="float" office:value="592465986" calcext:value-type="float">
            <text:p>592465986</text:p>
          </table:table-cell>
          <table:table-cell table:number-columns-repeated="2"/>
          <table:table-cell office:value-type="float" office:value="973565422" calcext:value-type="float">
            <text:p>973565422</text:p>
          </table:table-cell>
          <table:table-cell office:value-type="float" office:value="864866938" calcext:value-type="float">
            <text:p>864866938</text:p>
          </table:table-cell>
          <table:table-cell office:value-type="float" office:value="383299742" calcext:value-type="float">
            <text:p>383299742</text:p>
          </table:table-cell>
          <table:table-cell office:value-type="float" office:value="368620264" calcext:value-type="float">
            <text:p>368620264</text:p>
          </table:table-cell>
        </table:table-row>
        <table:table-row table:style-name="ro1">
          <table:table-cell/>
          <table:table-cell office:value-type="float" office:value="1764404463" calcext:value-type="float">
            <text:p>1764404463</text:p>
          </table:table-cell>
          <table:table-cell office:value-type="float" office:value="1162310020" calcext:value-type="float">
            <text:p>1162310020</text:p>
          </table:table-cell>
          <table:table-cell office:value-type="float" office:value="533670595" calcext:value-type="float">
            <text:p>533670595</text:p>
          </table:table-cell>
          <table:table-cell office:value-type="float" office:value="379453123" calcext:value-type="float">
            <text:p>379453123</text:p>
          </table:table-cell>
          <table:table-cell table:number-columns-repeated="2"/>
          <table:table-cell office:value-type="float" office:value="1950562917" calcext:value-type="float">
            <text:p>1950562917</text:p>
          </table:table-cell>
          <table:table-cell office:value-type="float" office:value="1535063695" calcext:value-type="float">
            <text:p>1535063695</text:p>
          </table:table-cell>
          <table:table-cell office:value-type="float" office:value="665077209" calcext:value-type="float">
            <text:p>665077209</text:p>
          </table:table-cell>
          <table:table-cell office:value-type="float" office:value="332581786" calcext:value-type="float">
            <text:p>332581786</text:p>
          </table:table-cell>
          <table:table-cell table:number-columns-repeated="2"/>
          <table:table-cell office:value-type="float" office:value="1880089125" calcext:value-type="float">
            <text:p>1880089125</text:p>
          </table:table-cell>
          <table:table-cell office:value-type="float" office:value="1362386323" calcext:value-type="float">
            <text:p>1362386323</text:p>
          </table:table-cell>
          <table:table-cell office:value-type="float" office:value="829483626" calcext:value-type="float">
            <text:p>829483626</text:p>
          </table:table-cell>
          <table:table-cell office:value-type="float" office:value="510462939" calcext:value-type="float">
            <text:p>510462939</text:p>
          </table:table-cell>
          <table:table-cell table:number-columns-repeated="2"/>
          <table:table-cell office:value-type="float" office:value="1021349241" calcext:value-type="float">
            <text:p>1021349241</text:p>
          </table:table-cell>
          <table:table-cell office:value-type="float" office:value="835583311" calcext:value-type="float">
            <text:p>835583311</text:p>
          </table:table-cell>
          <table:table-cell office:value-type="float" office:value="435099322" calcext:value-type="float">
            <text:p>435099322</text:p>
          </table:table-cell>
          <table:table-cell office:value-type="float" office:value="427925119" calcext:value-type="float">
            <text:p>427925119</text:p>
          </table:table-cell>
        </table:table-row>
        <table:table-row table:style-name="ro1">
          <table:table-cell/>
          <table:table-cell office:value-type="float" office:value="1542447115" calcext:value-type="float">
            <text:p>1542447115</text:p>
          </table:table-cell>
          <table:table-cell office:value-type="float" office:value="1113272634" calcext:value-type="float">
            <text:p>1113272634</text:p>
          </table:table-cell>
          <table:table-cell office:value-type="float" office:value="580386877" calcext:value-type="float">
            <text:p>580386877</text:p>
          </table:table-cell>
          <table:table-cell office:value-type="float" office:value="379127801" calcext:value-type="float">
            <text:p>379127801</text:p>
          </table:table-cell>
          <table:table-cell table:number-columns-repeated="2"/>
          <table:table-cell office:value-type="float" office:value="2242913688" calcext:value-type="float">
            <text:p>2242913688</text:p>
          </table:table-cell>
          <table:table-cell office:value-type="float" office:value="1603580912" calcext:value-type="float">
            <text:p>1603580912</text:p>
          </table:table-cell>
          <table:table-cell office:value-type="float" office:value="343449527" calcext:value-type="float">
            <text:p>343449527</text:p>
          </table:table-cell>
          <table:table-cell office:value-type="float" office:value="274625799" calcext:value-type="float">
            <text:p>274625799</text:p>
          </table:table-cell>
          <table:table-cell table:number-columns-repeated="2"/>
          <table:table-cell office:value-type="float" office:value="1029128206" calcext:value-type="float">
            <text:p>1029128206</text:p>
          </table:table-cell>
          <table:table-cell office:value-type="float" office:value="1310764366" calcext:value-type="float">
            <text:p>1310764366</text:p>
          </table:table-cell>
          <table:table-cell office:value-type="float" office:value="1068618292" calcext:value-type="float">
            <text:p>1068618292</text:p>
          </table:table-cell>
          <table:table-cell office:value-type="float" office:value="535404331" calcext:value-type="float">
            <text:p>535404331</text:p>
          </table:table-cell>
          <table:table-cell table:number-columns-repeated="2"/>
          <table:table-cell office:value-type="float" office:value="1246531357" calcext:value-type="float">
            <text:p>1246531357</text:p>
          </table:table-cell>
          <table:table-cell office:value-type="float" office:value="776621771" calcext:value-type="float">
            <text:p>776621771</text:p>
          </table:table-cell>
          <table:table-cell office:value-type="float" office:value="383283482" calcext:value-type="float">
            <text:p>383283482</text:p>
          </table:table-cell>
          <table:table-cell office:value-type="float" office:value="287863166" calcext:value-type="float">
            <text:p>287863166</text:p>
          </table:table-cell>
        </table:table-row>
        <table:table-row table:style-name="ro1">
          <table:table-cell/>
          <table:table-cell office:value-type="float" office:value="1817894344" calcext:value-type="float">
            <text:p>1817894344</text:p>
          </table:table-cell>
          <table:table-cell office:value-type="float" office:value="1127708492" calcext:value-type="float">
            <text:p>1127708492</text:p>
          </table:table-cell>
          <table:table-cell office:value-type="float" office:value="545564230" calcext:value-type="float">
            <text:p>545564230</text:p>
          </table:table-cell>
          <table:table-cell office:value-type="float" office:value="393529785" calcext:value-type="float">
            <text:p>393529785</text:p>
          </table:table-cell>
          <table:table-cell table:number-columns-repeated="2"/>
          <table:table-cell office:value-type="float" office:value="1997813049" calcext:value-type="float">
            <text:p>1997813049</text:p>
          </table:table-cell>
          <table:table-cell office:value-type="float" office:value="1570773285" calcext:value-type="float">
            <text:p>1570773285</text:p>
          </table:table-cell>
          <table:table-cell office:value-type="float" office:value="389328366" calcext:value-type="float">
            <text:p>389328366</text:p>
          </table:table-cell>
          <table:table-cell office:value-type="float" office:value="359534451" calcext:value-type="float">
            <text:p>359534451</text:p>
          </table:table-cell>
          <table:table-cell table:number-columns-repeated="2"/>
          <table:table-cell office:value-type="float" office:value="2116052135" calcext:value-type="float">
            <text:p>2116052135</text:p>
          </table:table-cell>
          <table:table-cell office:value-type="float" office:value="1244461009" calcext:value-type="float">
            <text:p>1244461009</text:p>
          </table:table-cell>
          <table:table-cell office:value-type="float" office:value="973027083" calcext:value-type="float">
            <text:p>973027083</text:p>
          </table:table-cell>
          <table:table-cell office:value-type="float" office:value="576792492" calcext:value-type="float">
            <text:p>576792492</text:p>
          </table:table-cell>
          <table:table-cell table:number-columns-repeated="2"/>
          <table:table-cell office:value-type="float" office:value="1001373672" calcext:value-type="float">
            <text:p>1001373672</text:p>
          </table:table-cell>
          <table:table-cell office:value-type="float" office:value="844686515" calcext:value-type="float">
            <text:p>844686515</text:p>
          </table:table-cell>
          <table:table-cell office:value-type="float" office:value="441002860" calcext:value-type="float">
            <text:p>441002860</text:p>
          </table:table-cell>
          <table:table-cell office:value-type="float" office:value="224769610" calcext:value-type="float">
            <text:p>224769610</text:p>
          </table:table-cell>
        </table:table-row>
        <table:table-row table:style-name="ro1">
          <table:table-cell/>
          <table:table-cell office:value-type="float" office:value="1678241665" calcext:value-type="float">
            <text:p>1678241665</text:p>
          </table:table-cell>
          <table:table-cell office:value-type="float" office:value="1146783161" calcext:value-type="float">
            <text:p>1146783161</text:p>
          </table:table-cell>
          <table:table-cell office:value-type="float" office:value="490613598" calcext:value-type="float">
            <text:p>490613598</text:p>
          </table:table-cell>
          <table:table-cell office:value-type="float" office:value="394433350" calcext:value-type="float">
            <text:p>394433350</text:p>
          </table:table-cell>
          <table:table-cell table:number-columns-repeated="2"/>
          <table:table-cell office:value-type="float" office:value="2044702364" calcext:value-type="float">
            <text:p>2044702364</text:p>
          </table:table-cell>
          <table:table-cell office:value-type="float" office:value="1449607694" calcext:value-type="float">
            <text:p>1449607694</text:p>
          </table:table-cell>
          <table:table-cell office:value-type="float" office:value="474934581" calcext:value-type="float">
            <text:p>474934581</text:p>
          </table:table-cell>
          <table:table-cell office:value-type="float" office:value="356570631" calcext:value-type="float">
            <text:p>356570631</text:p>
          </table:table-cell>
          <table:table-cell table:number-columns-repeated="2"/>
          <table:table-cell office:value-type="float" office:value="1267001010" calcext:value-type="float">
            <text:p>1267001010</text:p>
          </table:table-cell>
          <table:table-cell office:value-type="float" office:value="1225987244" calcext:value-type="float">
            <text:p>1225987244</text:p>
          </table:table-cell>
          <table:table-cell office:value-type="float" office:value="888869151" calcext:value-type="float">
            <text:p>888869151</text:p>
          </table:table-cell>
          <table:table-cell office:value-type="float" office:value="619803718" calcext:value-type="float">
            <text:p>619803718</text:p>
          </table:table-cell>
          <table:table-cell table:number-columns-repeated="2"/>
          <table:table-cell office:value-type="float" office:value="1662680940" calcext:value-type="float">
            <text:p>1662680940</text:p>
          </table:table-cell>
          <table:table-cell office:value-type="float" office:value="760411051" calcext:value-type="float">
            <text:p>760411051</text:p>
          </table:table-cell>
          <table:table-cell office:value-type="float" office:value="435670053" calcext:value-type="float">
            <text:p>435670053</text:p>
          </table:table-cell>
          <table:table-cell office:value-type="float" office:value="314109472" calcext:value-type="float">
            <text:p>314109472</text:p>
          </table:table-cell>
        </table:table-row>
        <table:table-row table:style-name="ro1">
          <table:table-cell/>
          <table:table-cell office:value-type="float" office:value="1564077264" calcext:value-type="float">
            <text:p>1564077264</text:p>
          </table:table-cell>
          <table:table-cell office:value-type="float" office:value="1166675401" calcext:value-type="float">
            <text:p>1166675401</text:p>
          </table:table-cell>
          <table:table-cell office:value-type="float" office:value="462800179" calcext:value-type="float">
            <text:p>462800179</text:p>
          </table:table-cell>
          <table:table-cell office:value-type="float" office:value="381248121" calcext:value-type="float">
            <text:p>381248121</text:p>
          </table:table-cell>
          <table:table-cell table:number-columns-repeated="2"/>
          <table:table-cell office:value-type="float" office:value="2535934489" calcext:value-type="float">
            <text:p>2535934489</text:p>
          </table:table-cell>
          <table:table-cell office:value-type="float" office:value="1568932327" calcext:value-type="float">
            <text:p>1568932327</text:p>
          </table:table-cell>
          <table:table-cell office:value-type="float" office:value="500981000" calcext:value-type="float">
            <text:p>500981000</text:p>
          </table:table-cell>
          <table:table-cell office:value-type="float" office:value="353899467" calcext:value-type="float">
            <text:p>353899467</text:p>
          </table:table-cell>
          <table:table-cell table:number-columns-repeated="2"/>
          <table:table-cell office:value-type="float" office:value="1619152802" calcext:value-type="float">
            <text:p>1619152802</text:p>
          </table:table-cell>
          <table:table-cell office:value-type="float" office:value="1313853926" calcext:value-type="float">
            <text:p>1313853926</text:p>
          </table:table-cell>
          <table:table-cell office:value-type="float" office:value="1065232794" calcext:value-type="float">
            <text:p>1065232794</text:p>
          </table:table-cell>
          <table:table-cell office:value-type="float" office:value="768711202" calcext:value-type="float">
            <text:p>768711202</text:p>
          </table:table-cell>
          <table:table-cell table:number-columns-repeated="2"/>
          <table:table-cell office:value-type="float" office:value="989635184" calcext:value-type="float">
            <text:p>989635184</text:p>
          </table:table-cell>
          <table:table-cell office:value-type="float" office:value="581836626" calcext:value-type="float">
            <text:p>581836626</text:p>
          </table:table-cell>
          <table:table-cell office:value-type="float" office:value="421768613" calcext:value-type="float">
            <text:p>421768613</text:p>
          </table:table-cell>
          <table:table-cell office:value-type="float" office:value="237799954" calcext:value-type="float">
            <text:p>237799954</text:p>
          </table:table-cell>
        </table:table-row>
        <table:table-row table:style-name="ro1">
          <table:table-cell/>
          <table:table-cell office:value-type="float" office:value="1675351758" calcext:value-type="float">
            <text:p>1675351758</text:p>
          </table:table-cell>
          <table:table-cell office:value-type="float" office:value="1124654646" calcext:value-type="float">
            <text:p>1124654646</text:p>
          </table:table-cell>
          <table:table-cell office:value-type="float" office:value="493429607" calcext:value-type="float">
            <text:p>493429607</text:p>
          </table:table-cell>
          <table:table-cell office:value-type="float" office:value="361832119" calcext:value-type="float">
            <text:p>361832119</text:p>
          </table:table-cell>
          <table:table-cell table:number-columns-repeated="2"/>
          <table:table-cell office:value-type="float" office:value="2591795128" calcext:value-type="float">
            <text:p>2591795128</text:p>
          </table:table-cell>
          <table:table-cell office:value-type="float" office:value="1482147134" calcext:value-type="float">
            <text:p>1482147134</text:p>
          </table:table-cell>
          <table:table-cell office:value-type="float" office:value="511281002" calcext:value-type="float">
            <text:p>511281002</text:p>
          </table:table-cell>
          <table:table-cell office:value-type="float" office:value="370330701" calcext:value-type="float">
            <text:p>370330701</text:p>
          </table:table-cell>
          <table:table-cell table:number-columns-repeated="2"/>
          <table:table-cell office:value-type="float" office:value="1049528174" calcext:value-type="float">
            <text:p>1049528174</text:p>
          </table:table-cell>
          <table:table-cell office:value-type="float" office:value="600280249" calcext:value-type="float">
            <text:p>600280249</text:p>
          </table:table-cell>
          <table:table-cell office:value-type="float" office:value="1142272740" calcext:value-type="float">
            <text:p>1142272740</text:p>
          </table:table-cell>
          <table:table-cell office:value-type="float" office:value="569264931" calcext:value-type="float">
            <text:p>569264931</text:p>
          </table:table-cell>
          <table:table-cell table:number-columns-repeated="2"/>
          <table:table-cell office:value-type="float" office:value="925731362" calcext:value-type="float">
            <text:p>925731362</text:p>
          </table:table-cell>
          <table:table-cell office:value-type="float" office:value="815798919" calcext:value-type="float">
            <text:p>815798919</text:p>
          </table:table-cell>
          <table:table-cell office:value-type="float" office:value="456892195" calcext:value-type="float">
            <text:p>456892195</text:p>
          </table:table-cell>
          <table:table-cell office:value-type="float" office:value="363853155" calcext:value-type="float">
            <text:p>363853155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979826557" calcext:value-type="float">
            <text:p>979826557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4" table:formula="of:=AVERAGE([.B4:.B23])/(1000*1000*1000)/[.K30]" office:value-type="float" office:value="0.0000854458873875" calcext:value-type="float">
            <text:p>0.0000854458873875</text:p>
          </table:table-cell>
          <table:table-cell table:style-name="ce4" table:formula="of:=AVERAGE([.C4:.C23])/(1000*1000*1000)/[.L30]" office:value-type="float" office:value="0.000110954261675" calcext:value-type="float">
            <text:p>0.000110954261675</text:p>
          </table:table-cell>
          <table:table-cell table:style-name="ce4" table:formula="of:=AVERAGE([.D4:.D23])/(1000*1000*1000)/[.M30]" office:value-type="float" office:value="0.00010116336583" calcext:value-type="float">
            <text:p>0.00010116336583</text:p>
          </table:table-cell>
          <table:table-cell table:style-name="ce4" table:formula="of:=AVERAGE([.E4:.E23])/(1000*1000*1000)/[.N30]" office:value-type="float" office:value="0.00015069991212" calcext:value-type="float">
            <text:p>0.00015069991212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H4:.H23])/(1000*1000*1000)/[.K30]" office:value-type="float" office:value="0.000119834184425" calcext:value-type="float">
            <text:p>0.000119834184425</text:p>
          </table:table-cell>
          <table:table-cell table:style-name="ce4" table:formula="of:=AVERAGE([.I4:.I23])/(1000*1000*1000)/[.L30]" office:value-type="float" office:value="0.00014751958488" calcext:value-type="float">
            <text:p>0.00014751958488</text:p>
          </table:table-cell>
          <table:table-cell table:style-name="ce4" table:formula="of:=AVERAGE([.J4:.J23])/(1000*1000*1000)/[.M30]" office:value-type="float" office:value="0.00011349525335" calcext:value-type="float">
            <text:p>0.00011349525335</text:p>
          </table:table-cell>
          <table:table-cell table:style-name="ce4" table:formula="of:=AVERAGE([.K4:.K23])/(1000*1000*1000)/[.N30]" office:value-type="float" office:value="0.00014087414368" calcext:value-type="float">
            <text:p>0.00014087414368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N4:.N23])/(1000*1000*1000)/[.K30]" office:value-type="float" office:value="0.00007679509551" calcext:value-type="float">
            <text:p>0.00007679509551</text:p>
          </table:table-cell>
          <table:table-cell table:style-name="ce4" table:formula="of:=AVERAGE([.O4:.O23])/(1000*1000*1000)/[.L30]" office:value-type="float" office:value="0.00012539943569" calcext:value-type="float">
            <text:p>0.00012539943569</text:p>
          </table:table-cell>
          <table:table-cell table:style-name="ce4" table:formula="of:=AVERAGE([.P4:.P23])/(1000*1000*1000)/[.M30]" office:value-type="float" office:value="0.00020293905436" calcext:value-type="float">
            <text:p>0.00020293905436</text:p>
          </table:table-cell>
          <table:table-cell table:style-name="ce4" table:formula="of:=AVERAGE([.Q4:.Q23])/(1000*1000*1000)/[.N30]" office:value-type="float" office:value="0.00023585966232" calcext:value-type="float">
            <text:p>0.00023585966232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T4:.T23])/(1000*1000*1000)/[.K30]" office:value-type="float" office:value="0.000055672046855" calcext:value-type="float">
            <text:p>0.000055672046855</text:p>
          </table:table-cell>
          <table:table-cell table:style-name="ce4" table:formula="of:=AVERAGE([.U4:.U23])/(1000*1000*1000)/[.L30]" office:value-type="float" office:value="0.00007524567415" calcext:value-type="float">
            <text:p>0.00007524567415</text:p>
          </table:table-cell>
          <table:table-cell table:style-name="ce4" table:formula="of:=AVERAGE([.V4:.V23])/(1000*1000*1000)/[.M30]" office:value-type="float" office:value="0.00008990205412" calcext:value-type="float">
            <text:p>0.00008990205412</text:p>
          </table:table-cell>
          <table:table-cell table:style-name="ce4" table:formula="of:=AVERAGE([.W4:.W23])/(1000*1000*1000)/[.N30]" office:value-type="float" office:value="0.0001308835332" calcext:value-type="float">
            <text:p>0.0001308835332</text:p>
          </table:table-cell>
        </table:table-row>
        <table:table-row table:style-name="ro1">
          <table:table-cell table:style-name="ce5" office:value-type="string" calcext:value-type="string">
            <text:p>Média us</text:p>
          </table:table-cell>
          <table:table-cell table:style-name="ce4" table:formula="of:=( AVERAGE([.B4:.B23])/1000 ) /[.K$30]" office:value-type="float" office:value="85.4458873875" calcext:value-type="float">
            <text:p>85.4458873875</text:p>
          </table:table-cell>
          <table:table-cell table:style-name="ce4" table:formula="of:=( AVERAGE([.C4:.C23])/1000 ) /[.L$30]" office:value-type="float" office:value="110.954261675" calcext:value-type="float">
            <text:p>110.954261675</text:p>
          </table:table-cell>
          <table:table-cell table:style-name="ce4" table:formula="of:=( AVERAGE([.D4:.D23])/1000 ) /[.M$30]" office:value-type="float" office:value="101.16336583" calcext:value-type="float">
            <text:p>101.16336583</text:p>
          </table:table-cell>
          <table:table-cell table:style-name="ce4" table:formula="of:=( AVERAGE([.E4:.E23])/1000 ) /[.N$30]" office:value-type="float" office:value="150.69991212" calcext:value-type="float">
            <text:p>150.69991212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 AVERAGE([.H4:.H23])/1000 ) / [.K$30]" office:value-type="float" office:value="119.834184425" calcext:value-type="float">
            <text:p>119.834184425</text:p>
          </table:table-cell>
          <table:table-cell table:style-name="ce4" table:formula="of:=( AVERAGE([.I4:.I23])/1000 ) / [.L$30]" office:value-type="float" office:value="147.51958488" calcext:value-type="float">
            <text:p>147.51958488</text:p>
          </table:table-cell>
          <table:table-cell table:style-name="ce4" table:formula="of:=( AVERAGE([.J4:.J23])/1000 ) / [.M$30]" office:value-type="float" office:value="113.49525335" calcext:value-type="float">
            <text:p>113.49525335</text:p>
          </table:table-cell>
          <table:table-cell table:style-name="ce4" table:formula="of:=( AVERAGE([.K4:.K23])/1000 ) / [.N$30]" office:value-type="float" office:value="140.87414368" calcext:value-type="float">
            <text:p>140.87414368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 AVERAGE([.N4:.N23])/1000 ) / [.K$30]" office:value-type="float" office:value="76.79509551" calcext:value-type="float">
            <text:p>76.79509551</text:p>
          </table:table-cell>
          <table:table-cell table:style-name="ce4" table:formula="of:=( AVERAGE([.O4:.O23])/1000 ) / [.L$30]" office:value-type="float" office:value="125.39943569" calcext:value-type="float">
            <text:p>125.39943569</text:p>
          </table:table-cell>
          <table:table-cell table:style-name="ce4" table:formula="of:=( AVERAGE([.P4:.P23])/1000 ) / [.M$30]" office:value-type="float" office:value="202.93905436" calcext:value-type="float">
            <text:p>202.93905436</text:p>
          </table:table-cell>
          <table:table-cell table:style-name="ce4" table:formula="of:=( AVERAGE([.Q4:.Q23])/1000 ) / [.N$30]" office:value-type="float" office:value="235.85966232" calcext:value-type="float">
            <text:p>235.85966232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AVERAGE([.T4:.T23])/1000 ) / [.K$30]" office:value-type="float" office:value="55.672046855" calcext:value-type="float">
            <text:p>55.672046855</text:p>
          </table:table-cell>
          <table:table-cell table:style-name="ce4" table:formula="of:=(AVERAGE([.U4:.U23])/1000 ) / [.L$30]" office:value-type="float" office:value="75.24567415" calcext:value-type="float">
            <text:p>75.24567415</text:p>
          </table:table-cell>
          <table:table-cell table:style-name="ce4" table:formula="of:=(AVERAGE([.V4:.V23])/1000 ) / [.M$30]" office:value-type="float" office:value="89.90205412" calcext:value-type="float">
            <text:p>89.90205412</text:p>
          </table:table-cell>
          <table:table-cell table:style-name="ce4" table:formula="of:=(AVERAGE([.W4:.W23])/1000 ) / [.N$30]" office:value-type="float" office:value="130.8835332" calcext:value-type="float">
            <text:p>130.8835332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20000" calcext:value-type="float">
            <text:p>20000</text:p>
          </table:table-cell>
          <table:table-cell table:formula="of:=[.K31]" office:value-type="float" office:value="10000" calcext:value-type="float">
            <text:p>10000</text:p>
          </table:table-cell>
          <table:table-cell table:formula="of:=[.K32]" office:value-type="float" office:value="5000" calcext:value-type="float">
            <text:p>5000</text:p>
          </table:table-cell>
          <table:table-cell table:style-name="Default" table:formula="of:=[.K33]" office:value-type="float" office:value="2500" calcext:value-type="float">
            <text:p>2500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0" office:value-type="string" calcext:value-type="string">
            <text:p>1K</text:p>
          </table:table-cell>
          <table:table-cell table:style-name="ce30" table:formula="of:=[.K30]/2" office:value-type="float" office:value="10000" calcext:value-type="float">
            <text:p>100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0" office:value-type="string" calcext:value-type="string">
            <text:p>4K</text:p>
          </table:table-cell>
          <table:table-cell table:style-name="ce30" table:formula="of:=[.K31]/2" office:value-type="float" office:value="5000" calcext:value-type="float">
            <text:p>50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style-name="ce30" office:value-type="string" calcext:value-type="string">
            <text:p>16K</text:p>
          </table:table-cell>
          <table:table-cell table:style-name="ce30" table:formula="of:=[.K32]/2" office:value-type="float" office:value="2500" calcext:value-type="float">
            <text:p>25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style-name="ce32"/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3T17:11:53.904000000</meta:creation-date>
    <dc:date>2023-03-11T21:17:01.059000000</dc:date>
    <meta:editing-duration>PT7H10M16S</meta:editing-duration>
    <meta:editing-cycles>36</meta:editing-cycles>
    <meta:generator>LibreOffice/7.4.3.2$Windows_X86_64 LibreOffice_project/1048a8393ae2eeec98dff31b5c133c5f1d08b890</meta:generator>
    <meta:document-statistic meta:table-count="5" meta:cell-count="1718" meta:object-count="1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6cm" chart:style-name="ch2">
          <text:p>Tempo Mínimo/mensagem em Cada Experimento</text:p>
        </chart:title>
        <chart:subtitle svg:x="6.785cm" svg:y="1.121cm" chart:style-name="ch3">
          <text:p>MPIBcast</text:p>
        </chart:subtitle>
        <chart:plot-area chart:style-name="ch4" table:cell-range-address="'MPIBcast-MIN'.B2:'MPIBcast-MIN'.E3 'MPIBcast-MIN'.H2:'MPIBcast-MIN'.K3 'MPIBcast-MIN'.N2:'MPIBcast-MIN'.Q3 'MPIBcast-MIN'.T2:'MPIBcast-MIN'.W3 'MPIBcast-MIN'.B26:'MPIBcast-MIN'.E26 'MPIBcast-MIN'.H26:'MPIBcast-MIN'.K26 'MPIBcast-MIN'.N26:'MPIBcast-MIN'.Q26 'MPIBcast-MIN'.T26:'MPIBcast-MIN'.W26 'MPIBcast-MIN'.J35:'MPIBcast-MIN'.M35" chart:data-source-has-labels="row" svg:x="0.282cm" svg:y="0.729cm" svg:width="13.308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5.966cm" svg:y="9.189cm" chart:style-name="ch6">
              <text:p>Experimento</text:p>
            </chart:title>
            <chart:categories table:cell-range-address="'MPIBcast-MIN'.B2:'MPIBcast-MIN'.E3 'MPIBcast-MIN'.H2:'MPIBcast-MIN'.K3 'MPIBcast-MIN'.N2:'MPIBcast-MIN'.Q3 'MPIBcast-MIN'.T2:'MPIBcast-MIN'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MPIBcast-MIN'.B26:'MPIBcast-MIN'.E26 'MPIBcast-MIN'.H26:'MPIBcast-MIN'.K26 'MPIBcast-MIN'.N26:'MPIBcast-MIN'.Q26 'MPIBcast-MIN'.T26:'MPIBcast-MIN'.W2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'MPIBcast-MIN'.J35:'MPIBcast-MIN'.M3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MPIBcast-MIN'.B2:'MPIBcast-MIN'.E3 'MPIBcast-MIN'.H2:'MPIBcast-MIN'.K3 'MPIBcast-MIN'.N2:'MPIBcast-MIN'.Q3 'MPIBcast-MIN'.T2:'MPIBcast-MIN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26 Linha 26 Linha 26 Linha 26</text:p>
                <draw:g>
                  <svg:desc/>
                </draw:g>
              </table:table-cell>
              <table:table-cell office:value-type="float" office:value="0.00007712235575">
                <text:p>0.00007712235575</text:p>
                <draw:g>
                  <svg:desc>'MPIBcast-MIN'.B26:'MPIBcast-MIN'.E26 'MPIBcast-MIN'.H26:'MPIBcast-MIN'.K26 'MPIBcast-MIN'.N26:'MPIBcast-MIN'.Q26 'MPIBcast-MIN'.T26:'MPIBcast-MIN'.W26</svg:desc>
                </draw:g>
              </table:table-cell>
              <table:table-cell office:value-type="float" office:value="0.0000597700132">
                <text:p>0.0000597700132</text:p>
              </table:table-cell>
              <table:table-cell office:value-type="float" office:value="0.0000925600358">
                <text:p>0.0000925600358</text:p>
              </table:table-cell>
              <table:table-cell office:value-type="float" office:value="0.0001389503088">
                <text:p>0.0001389503088</text:p>
              </table:table-cell>
              <table:table-cell office:value-type="float" office:value="0.00009490333725">
                <text:p>0.00009490333725</text:p>
              </table:table-cell>
              <table:table-cell office:value-type="float" office:value="0.0001232762849">
                <text:p>0.0001232762849</text:p>
              </table:table-cell>
              <table:table-cell office:value-type="float" office:value="0.0000686899054">
                <text:p>0.0000686899054</text:p>
              </table:table-cell>
              <table:table-cell office:value-type="float" office:value="0.0001094743008">
                <text:p>0.0001094743008</text:p>
              </table:table-cell>
              <table:table-cell office:value-type="float" office:value="0.0000514564103">
                <text:p>0.0000514564103</text:p>
              </table:table-cell>
              <table:table-cell office:value-type="float" office:value="0.0000600280249">
                <text:p>0.0000600280249</text:p>
              </table:table-cell>
              <table:table-cell office:value-type="float" office:value="0.000134167025">
                <text:p>0.000134167025</text:p>
              </table:table-cell>
              <table:table-cell office:value-type="float" office:value="0.0002001639132">
                <text:p>0.0002001639132</text:p>
              </table:table-cell>
              <table:table-cell office:value-type="float" office:value="0.00003951145895">
                <text:p>0.00003951145895</text:p>
              </table:table-cell>
              <table:table-cell office:value-type="float" office:value="0.0000510188963">
                <text:p>0.0000510188963</text:p>
              </table:table-cell>
              <table:table-cell office:value-type="float" office:value="0.0000681748836">
                <text:p>0.0000681748836</text:p>
              </table:table-cell>
              <table:table-cell office:value-type="float" office:value="0.000089907844">
                <text:p>0.000089907844</text:p>
              </table:table-cell>
            </table:table-row>
            <table:table-row>
              <table:table-cell office:value-type="string">
                <text:p>Linha 3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MPIBcast-MIN'.J35:'MPIBcast-MIN'.M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8 Processos</text:p>
        </chart:title>
        <chart:subtitle svg:x="0cm" svg:y="0cm" chart:style-name="ch3">
          <text:p/>
        </chart:subtitle>
        <chart:legend chart:legend-position="end" svg:x="9.475cm" svg:y="5.124cm" style:legend-expansion="custom" svg:width="3.793cm" svg:height="2.682cm" style:legend-expansion-aspect-ratio="1.41424310216257" chart:style-name="ch4"/>
        <chart:plot-area chart:style-name="ch5" table:cell-range-address="'ProfBcast-MED'.B2:'ProfBcast-MED'.E3 'Compara Gráficos'.Z3:'Compara Gráficos'.Z6 'MPIBcast-MIN'.B27:'MPIBcast-MIN'.E27 'ProfBcast-MIN'.B27:'ProfBcast-MIN'.E27 'MPIBcast-MED'.B27:'MPIBcast-MED'.E27 'ProfBcast-MED'.B27:'ProfBcast-MED'.E27" chart:data-source-has-labels="both" svg:x="0.943cm" svg:y="0.729cm" svg:width="12.647cm" svg:height="8.571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296cm" svg:y="9.189cm" chart:style-name="ch7">
              <text:p>Experimento</text:p>
            </chart:title>
            <chart:categories table:cell-range-address="'ProfBcast-MED'.B2:'ProfBcast-MED'.E3"/>
          </chart:axis>
          <chart:axis chart:dimension="x" chart:name="secondary-x" chart:style-name="ch8"/>
          <chart:axis chart:dimension="y" chart:name="primary-y" chart:style-name="ch9">
            <chart:title svg:x="0.06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MPIBcast-MIN'.B27:'MPIBcast-MIN'.E27" chart:label-cell-address="'Compara Gráficos'.Z3:'Compara Gráficos'.Z3" chart:class="chart:line">
            <chart:data-point chart:repeated="4"/>
          </chart:series>
          <chart:series chart:attached-axis="primary-y" chart:style-name="ch13" chart:values-cell-range-address="'ProfBcast-MIN'.B27:'ProfBcast-MIN'.E27" chart:label-cell-address="'Compara Gráficos'.Z4:'Compara Gráficos'.Z4" chart:class="chart:line">
            <chart:data-point chart:repeated="4"/>
          </chart:series>
          <chart:series chart:attached-axis="primary-y" chart:style-name="ch14" chart:values-cell-range-address="'MPIBcast-MED'.B27:'MPIBcast-MED'.E27" chart:label-cell-address="'Compara Gráficos'.Z5:'Compara Gráficos'.Z5" chart:class="chart:line">
            <chart:data-point chart:repeated="4"/>
          </chart:series>
          <chart:series chart:attached-axis="primary-y" chart:style-name="ch15" chart:values-cell-range-address="'ProfBcast-MED'.B27:'ProfBcast-MED'.E27" chart:label-cell-address="'Compara Gráficos'.Z6:'Compara Gráficos'.Z6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ED'.B2:'ProfBcast-MED'.E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PIBcast-MIN</text:p>
                <draw:g>
                  <svg:desc>'Compara Gráficos'.Z3:'Compara Gráficos'.Z3</svg:desc>
                </draw:g>
              </table:table-cell>
              <table:table-cell office:value-type="float" office:value="77.12235575">
                <text:p>77.12235575</text:p>
                <draw:g>
                  <svg:desc>'MPIBcast-MIN'.B27:'MPIBcast-MIN'.E27</svg:desc>
                </draw:g>
              </table:table-cell>
              <table:table-cell office:value-type="float" office:value="59.7700132">
                <text:p>59.7700132</text:p>
              </table:table-cell>
              <table:table-cell office:value-type="float" office:value="92.5600358">
                <text:p>92.5600358</text:p>
              </table:table-cell>
              <table:table-cell office:value-type="float" office:value="138.9503088">
                <text:p>138.9503088</text:p>
              </table:table-cell>
            </table:table-row>
            <table:table-row>
              <table:table-cell office:value-type="string">
                <text:p>ProfBcast-MIN</text:p>
                <draw:g>
                  <svg:desc>'Compara Gráficos'.Z4:'Compara Gráficos'.Z4</svg:desc>
                </draw:g>
              </table:table-cell>
              <table:table-cell office:value-type="float" office:value="73.9561737">
                <text:p>73.9561737</text:p>
                <draw:g>
                  <svg:desc>'ProfBcast-MIN'.B27:'ProfBcast-MIN'.E27</svg:desc>
                </draw:g>
              </table:table-cell>
              <table:table-cell office:value-type="float" office:value="78.5582076">
                <text:p>78.5582076</text:p>
              </table:table-cell>
              <table:table-cell office:value-type="float" office:value="93.9611416">
                <text:p>93.9611416</text:p>
              </table:table-cell>
              <table:table-cell office:value-type="float" office:value="103.2416364">
                <text:p>103.2416364</text:p>
              </table:table-cell>
            </table:table-row>
            <table:table-row>
              <table:table-cell office:value-type="string">
                <text:p>MPIBcast-MED</text:p>
                <draw:g>
                  <svg:desc>'Compara Gráficos'.Z5:'Compara Gráficos'.Z5</svg:desc>
                </draw:g>
              </table:table-cell>
              <table:table-cell office:value-type="float" office:value="85.4458873875">
                <text:p>85.4458873875</text:p>
                <draw:g>
                  <svg:desc>'MPIBcast-MED'.B27:'MPIBcast-MED'.E27</svg:desc>
                </draw:g>
              </table:table-cell>
              <table:table-cell office:value-type="float" office:value="110.954261675">
                <text:p>110.954261675</text:p>
              </table:table-cell>
              <table:table-cell office:value-type="float" office:value="101.16336583">
                <text:p>101.16336583</text:p>
              </table:table-cell>
              <table:table-cell office:value-type="float" office:value="150.69991212">
                <text:p>150.69991212</text:p>
              </table:table-cell>
            </table:table-row>
            <table:table-row>
              <table:table-cell office:value-type="string">
                <text:p>ProfBcast-MED</text:p>
                <draw:g>
                  <svg:desc>'Compara Gráficos'.Z6:'Compara Gráficos'.Z6</svg:desc>
                </draw:g>
              </table:table-cell>
              <table:table-cell office:value-type="float" office:value="86.349513645">
                <text:p>86.349513645</text:p>
                <draw:g>
                  <svg:desc>'ProfBcast-MED'.B27:'ProfBcast-MED'.E27</svg:desc>
                </draw:g>
              </table:table-cell>
              <table:table-cell office:value-type="float" office:value="93.44915064">
                <text:p>93.44915064</text:p>
              </table:table-cell>
              <table:table-cell office:value-type="float" office:value="105.68940538">
                <text:p>105.68940538</text:p>
              </table:table-cell>
              <table:table-cell office:value-type="float" office:value="141.0111221">
                <text:p>141.011122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16 Processos</text:p>
        </chart:title>
        <chart:subtitle svg:x="0cm" svg:y="0cm" chart:style-name="ch3">
          <text:p/>
        </chart:subtitle>
        <chart:legend chart:legend-position="end" svg:x="9.407cm" svg:y="5.158cm" style:legend-expansion="custom" svg:width="3.793cm" svg:height="2.682cm" style:legend-expansion-aspect-ratio="1.41424310216257" chart:style-name="ch4"/>
        <chart:plot-area chart:style-name="ch5" table:cell-range-address="'ProfBcast-MED'.H2:'ProfBcast-MED'.K3 'Compara Gráficos'.Z3:'Compara Gráficos'.Z6 'MPIBcast-MIN'.H27:'MPIBcast-MIN'.K27 'ProfBcast-MIN'.H27:'ProfBcast-MIN'.K27 'MPIBcast-MED'.H27:'MPIBcast-MED'.K27 'ProfBcast-MED'.H27:'ProfBcast-MED'.K27" chart:data-source-has-labels="both" svg:x="0.943cm" svg:y="0.729cm" svg:width="12.647cm" svg:height="8.571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296cm" svg:y="9.189cm" chart:style-name="ch7">
              <text:p>Experimento</text:p>
            </chart:title>
            <chart:categories table:cell-range-address="'ProfBcast-MED'.H2:'ProfBcast-MED'.K3"/>
          </chart:axis>
          <chart:axis chart:dimension="x" chart:name="secondary-x" chart:style-name="ch8"/>
          <chart:axis chart:dimension="y" chart:name="primary-y" chart:style-name="ch9">
            <chart:title svg:x="0.06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MPIBcast-MIN'.H27:'MPIBcast-MIN'.K27" chart:label-cell-address="'Compara Gráficos'.Z3:'Compara Gráficos'.Z3" chart:class="chart:line">
            <chart:data-point chart:repeated="4"/>
          </chart:series>
          <chart:series chart:attached-axis="primary-y" chart:style-name="ch13" chart:values-cell-range-address="'ProfBcast-MIN'.H27:'ProfBcast-MIN'.K27" chart:label-cell-address="'Compara Gráficos'.Z4:'Compara Gráficos'.Z4" chart:class="chart:line">
            <chart:data-point chart:repeated="4"/>
          </chart:series>
          <chart:series chart:attached-axis="primary-y" chart:style-name="ch14" chart:values-cell-range-address="'MPIBcast-MED'.H27:'MPIBcast-MED'.K27" chart:label-cell-address="'Compara Gráficos'.Z5:'Compara Gráficos'.Z5" chart:class="chart:line">
            <chart:data-point chart:repeated="4"/>
          </chart:series>
          <chart:series chart:attached-axis="primary-y" chart:style-name="ch15" chart:values-cell-range-address="'ProfBcast-MED'.H27:'ProfBcast-MED'.K27" chart:label-cell-address="'Compara Gráficos'.Z6:'Compara Gráficos'.Z6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  <draw:g>
                  <svg:desc>'ProfBcast-MED'.H2:'ProfBcast-MED'.K3</svg:desc>
                </draw:g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PIBcast-MIN</text:p>
                <draw:g>
                  <svg:desc>'Compara Gráficos'.Z3:'Compara Gráficos'.Z3</svg:desc>
                </draw:g>
              </table:table-cell>
              <table:table-cell office:value-type="float" office:value="94.90333725">
                <text:p>94.90333725</text:p>
                <draw:g>
                  <svg:desc>'MPIBcast-MIN'.H27:'MPIBcast-MIN'.K27</svg:desc>
                </draw:g>
              </table:table-cell>
              <table:table-cell office:value-type="float" office:value="123.2762849">
                <text:p>123.2762849</text:p>
              </table:table-cell>
              <table:table-cell office:value-type="float" office:value="68.6899054">
                <text:p>68.6899054</text:p>
              </table:table-cell>
              <table:table-cell office:value-type="float" office:value="109.4743008">
                <text:p>109.4743008</text:p>
              </table:table-cell>
            </table:table-row>
            <table:table-row>
              <table:table-cell office:value-type="string">
                <text:p>ProfBcast-MIN</text:p>
                <draw:g>
                  <svg:desc>'Compara Gráficos'.Z4:'Compara Gráficos'.Z4</svg:desc>
                </draw:g>
              </table:table-cell>
              <table:table-cell office:value-type="float" office:value="48.1648769">
                <text:p>48.1648769</text:p>
                <draw:g>
                  <svg:desc>'ProfBcast-MIN'.H27:'ProfBcast-MIN'.K27</svg:desc>
                </draw:g>
              </table:table-cell>
              <table:table-cell office:value-type="float" office:value="75.448324">
                <text:p>75.448324</text:p>
              </table:table-cell>
              <table:table-cell office:value-type="float" office:value="74.0549126">
                <text:p>74.0549126</text:p>
              </table:table-cell>
              <table:table-cell office:value-type="float" office:value="113.8328744">
                <text:p>113.8328744</text:p>
              </table:table-cell>
            </table:table-row>
            <table:table-row>
              <table:table-cell office:value-type="string">
                <text:p>MPIBcast-MED</text:p>
                <draw:g>
                  <svg:desc>'Compara Gráficos'.Z5:'Compara Gráficos'.Z5</svg:desc>
                </draw:g>
              </table:table-cell>
              <table:table-cell office:value-type="float" office:value="119.834184425">
                <text:p>119.834184425</text:p>
                <draw:g>
                  <svg:desc>'MPIBcast-MED'.H27:'MPIBcast-MED'.K27</svg:desc>
                </draw:g>
              </table:table-cell>
              <table:table-cell office:value-type="float" office:value="147.51958488">
                <text:p>147.51958488</text:p>
              </table:table-cell>
              <table:table-cell office:value-type="float" office:value="113.49525335">
                <text:p>113.49525335</text:p>
              </table:table-cell>
              <table:table-cell office:value-type="float" office:value="140.87414368">
                <text:p>140.87414368</text:p>
              </table:table-cell>
            </table:table-row>
            <table:table-row>
              <table:table-cell office:value-type="string">
                <text:p>ProfBcast-MED</text:p>
                <draw:g>
                  <svg:desc>'Compara Gráficos'.Z6:'Compara Gráficos'.Z6</svg:desc>
                </draw:g>
              </table:table-cell>
              <table:table-cell office:value-type="float" office:value="71.37020578">
                <text:p>71.37020578</text:p>
                <draw:g>
                  <svg:desc>'ProfBcast-MED'.H27:'ProfBcast-MED'.K27</svg:desc>
                </draw:g>
              </table:table-cell>
              <table:table-cell office:value-type="float" office:value="107.51105014">
                <text:p>107.51105014</text:p>
              </table:table-cell>
              <table:table-cell office:value-type="float" office:value="130.93868617">
                <text:p>130.93868617</text:p>
              </table:table-cell>
              <table:table-cell office:value-type="float" office:value="144.00725448">
                <text:p>144.0072544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32 Processos</text:p>
        </chart:title>
        <chart:subtitle svg:x="0cm" svg:y="0cm" chart:style-name="ch3">
          <text:p/>
        </chart:subtitle>
        <chart:legend chart:legend-position="end" svg:x="3.552cm" svg:y="1.788cm" style:legend-expansion="custom" svg:width="3.793cm" svg:height="2.682cm" style:legend-expansion-aspect-ratio="1.41424310216257" chart:style-name="ch4"/>
        <chart:plot-area chart:style-name="ch5" table:cell-range-address="'ProfBcast-MED'.N2:'ProfBcast-MED'.Q3 'Compara Gráficos'.Z3:'Compara Gráficos'.Z6 'MPIBcast-MIN'.N27:'MPIBcast-MIN'.Q27 'ProfBcast-MIN'.N27:'ProfBcast-MIN'.Q27 'MPIBcast-MED'.N27:'MPIBcast-MED'.Q27 'ProfBcast-MED'.N27:'ProfBcast-MED'.Q27" chart:data-source-has-labels="both" svg:x="0.943cm" svg:y="0.728cm" svg:width="12.647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296cm" svg:y="9.189cm" chart:style-name="ch7">
              <text:p>Experimento</text:p>
            </chart:title>
            <chart:categories table:cell-range-address="'ProfBcast-MED'.N2:'ProfBcast-MED'.Q3"/>
          </chart:axis>
          <chart:axis chart:dimension="x" chart:name="secondary-x" chart:style-name="ch8"/>
          <chart:axis chart:dimension="y" chart:name="primary-y" chart:style-name="ch9">
            <chart:title svg:x="0.06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MPIBcast-MIN'.N27:'MPIBcast-MIN'.Q27" chart:label-cell-address="'Compara Gráficos'.Z3:'Compara Gráficos'.Z3" chart:class="chart:line">
            <chart:data-point chart:repeated="4"/>
          </chart:series>
          <chart:series chart:attached-axis="primary-y" chart:style-name="ch13" chart:values-cell-range-address="'ProfBcast-MIN'.N27:'ProfBcast-MIN'.Q27" chart:label-cell-address="'Compara Gráficos'.Z4:'Compara Gráficos'.Z4" chart:class="chart:line">
            <chart:data-point chart:repeated="4"/>
          </chart:series>
          <chart:series chart:attached-axis="primary-y" chart:style-name="ch14" chart:values-cell-range-address="'MPIBcast-MED'.N27:'MPIBcast-MED'.Q27" chart:label-cell-address="'Compara Gráficos'.Z5:'Compara Gráficos'.Z5" chart:class="chart:line">
            <chart:data-point chart:repeated="4"/>
          </chart:series>
          <chart:series chart:attached-axis="primary-y" chart:style-name="ch15" chart:values-cell-range-address="'ProfBcast-MED'.N27:'ProfBcast-MED'.Q27" chart:label-cell-address="'Compara Gráficos'.Z6:'Compara Gráficos'.Z6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  <draw:g>
                  <svg:desc>'ProfBcast-MED'.N2:'ProfBcast-MED'.Q3</svg:desc>
                </draw:g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PIBcast-MIN</text:p>
                <draw:g>
                  <svg:desc>'Compara Gráficos'.Z3:'Compara Gráficos'.Z3</svg:desc>
                </draw:g>
              </table:table-cell>
              <table:table-cell office:value-type="float" office:value="51.4564103">
                <text:p>51.4564103</text:p>
                <draw:g>
                  <svg:desc>'MPIBcast-MIN'.N27:'MPIBcast-MIN'.Q27</svg:desc>
                </draw:g>
              </table:table-cell>
              <table:table-cell office:value-type="float" office:value="60.0280249">
                <text:p>60.0280249</text:p>
              </table:table-cell>
              <table:table-cell office:value-type="float" office:value="134.167025">
                <text:p>134.167025</text:p>
              </table:table-cell>
              <table:table-cell office:value-type="float" office:value="200.1639132">
                <text:p>200.1639132</text:p>
              </table:table-cell>
            </table:table-row>
            <table:table-row>
              <table:table-cell office:value-type="string">
                <text:p>ProfBcast-MIN</text:p>
                <draw:g>
                  <svg:desc>'Compara Gráficos'.Z4:'Compara Gráficos'.Z4</svg:desc>
                </draw:g>
              </table:table-cell>
              <table:table-cell office:value-type="float" office:value="54.3273947">
                <text:p>54.3273947</text:p>
                <draw:g>
                  <svg:desc>'ProfBcast-MIN'.N27:'ProfBcast-MIN'.Q27</svg:desc>
                </draw:g>
              </table:table-cell>
              <table:table-cell office:value-type="float" office:value="66.9650472">
                <text:p>66.9650472</text:p>
              </table:table-cell>
              <table:table-cell office:value-type="float" office:value="59.5717232">
                <text:p>59.5717232</text:p>
              </table:table-cell>
              <table:table-cell office:value-type="float" office:value="477.0769328">
                <text:p>477.0769328</text:p>
              </table:table-cell>
            </table:table-row>
            <table:table-row>
              <table:table-cell office:value-type="string">
                <text:p>MPIBcast-MED</text:p>
                <draw:g>
                  <svg:desc>'Compara Gráficos'.Z5:'Compara Gráficos'.Z5</svg:desc>
                </draw:g>
              </table:table-cell>
              <table:table-cell office:value-type="float" office:value="76.79509551">
                <text:p>76.79509551</text:p>
                <draw:g>
                  <svg:desc>'MPIBcast-MED'.N27:'MPIBcast-MED'.Q27</svg:desc>
                </draw:g>
              </table:table-cell>
              <table:table-cell office:value-type="float" office:value="125.39943569">
                <text:p>125.39943569</text:p>
              </table:table-cell>
              <table:table-cell office:value-type="float" office:value="202.93905436">
                <text:p>202.93905436</text:p>
              </table:table-cell>
              <table:table-cell office:value-type="float" office:value="235.85966232">
                <text:p>235.85966232</text:p>
              </table:table-cell>
            </table:table-row>
            <table:table-row>
              <table:table-cell office:value-type="string">
                <text:p>ProfBcast-MED</text:p>
                <draw:g>
                  <svg:desc>'Compara Gráficos'.Z6:'Compara Gráficos'.Z6</svg:desc>
                </draw:g>
              </table:table-cell>
              <table:table-cell office:value-type="float" office:value="69.49819498">
                <text:p>69.49819498</text:p>
                <draw:g>
                  <svg:desc>'ProfBcast-MED'.N27:'ProfBcast-MED'.Q27</svg:desc>
                </draw:g>
              </table:table-cell>
              <table:table-cell office:value-type="float" office:value="114.898658985">
                <text:p>114.898658985</text:p>
              </table:table-cell>
              <table:table-cell office:value-type="float" office:value="146.98218087">
                <text:p>146.98218087</text:p>
              </table:table-cell>
              <table:table-cell office:value-type="float" office:value="498.8705102">
                <text:p>498.870510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64 Processos</text:p>
        </chart:title>
        <chart:subtitle svg:x="0cm" svg:y="0cm" chart:style-name="ch3">
          <text:p/>
        </chart:subtitle>
        <chart:legend chart:legend-position="end" svg:x="2.575cm" svg:y="1.904cm" style:legend-expansion="custom" svg:width="3.769cm" svg:height="2.621cm" style:legend-expansion-aspect-ratio="1.43800076306753" chart:style-name="ch4"/>
        <chart:plot-area chart:style-name="ch5" table:cell-range-address="'ProfBcast-MED'.T2:'ProfBcast-MED'.W3 'Compara Gráficos'.Z3:'Compara Gráficos'.Z6 'MPIBcast-MIN'.T27:'MPIBcast-MIN'.W27 'ProfBcast-MIN'.T27:'ProfBcast-MIN'.W27 'MPIBcast-MED'.T27:'MPIBcast-MED'.W27 'ProfBcast-MED'.T27:'ProfBcast-MED'.W27" chart:data-source-has-labels="both" svg:x="0.758cm" svg:y="0.729cm" svg:width="12.832cm" svg:height="8.571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204cm" svg:y="9.189cm" chart:style-name="ch7">
              <text:p>Experimento</text:p>
            </chart:title>
            <chart:categories table:cell-range-address="'ProfBcast-MED'.T2:'ProfBcast-MED'.W3"/>
          </chart:axis>
          <chart:axis chart:dimension="x" chart:name="secondary-x" chart:style-name="ch8"/>
          <chart:axis chart:dimension="y" chart:name="primary-y" chart:style-name="ch9">
            <chart:title svg:x="0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MPIBcast-MIN'.T27:'MPIBcast-MIN'.W27" chart:label-cell-address="'Compara Gráficos'.Z3:'Compara Gráficos'.Z3" chart:class="chart:line">
            <chart:data-point chart:repeated="4"/>
          </chart:series>
          <chart:series chart:attached-axis="primary-y" chart:style-name="ch13" chart:values-cell-range-address="'ProfBcast-MIN'.T27:'ProfBcast-MIN'.W27" chart:label-cell-address="'Compara Gráficos'.Z4:'Compara Gráficos'.Z4" chart:class="chart:line">
            <chart:data-point chart:repeated="4"/>
          </chart:series>
          <chart:series chart:attached-axis="primary-y" chart:style-name="ch14" chart:values-cell-range-address="'MPIBcast-MED'.T27:'MPIBcast-MED'.W27" chart:label-cell-address="'Compara Gráficos'.Z5:'Compara Gráficos'.Z5" chart:class="chart:line">
            <chart:data-point chart:repeated="4"/>
          </chart:series>
          <chart:series chart:attached-axis="primary-y" chart:style-name="ch15" chart:values-cell-range-address="'ProfBcast-MED'.T27:'ProfBcast-MED'.W27" chart:label-cell-address="'Compara Gráficos'.Z6:'Compara Gráficos'.Z6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  <draw:g>
                  <svg:desc>'ProfBcast-MED'.T2:'ProfBcast-MED'.W3</svg:desc>
                </draw:g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PIBcast-MIN</text:p>
                <draw:g>
                  <svg:desc>'Compara Gráficos'.Z3:'Compara Gráficos'.Z3</svg:desc>
                </draw:g>
              </table:table-cell>
              <table:table-cell office:value-type="float" office:value="39.51145895">
                <text:p>39.51145895</text:p>
                <draw:g>
                  <svg:desc>'MPIBcast-MIN'.T27:'MPIBcast-MIN'.W27</svg:desc>
                </draw:g>
              </table:table-cell>
              <table:table-cell office:value-type="float" office:value="51.0188963">
                <text:p>51.0188963</text:p>
              </table:table-cell>
              <table:table-cell office:value-type="float" office:value="68.1748836">
                <text:p>68.1748836</text:p>
              </table:table-cell>
              <table:table-cell office:value-type="float" office:value="89.907844">
                <text:p>89.907844</text:p>
              </table:table-cell>
            </table:table-row>
            <table:table-row>
              <table:table-cell office:value-type="string">
                <text:p>ProfBcast-MIN</text:p>
                <draw:g>
                  <svg:desc>'Compara Gráficos'.Z4:'Compara Gráficos'.Z4</svg:desc>
                </draw:g>
              </table:table-cell>
              <table:table-cell office:value-type="float" office:value="22.97772805">
                <text:p>22.97772805</text:p>
                <draw:g>
                  <svg:desc>'ProfBcast-MIN'.T27:'ProfBcast-MIN'.W27</svg:desc>
                </draw:g>
              </table:table-cell>
              <table:table-cell office:value-type="float" office:value="35.678125">
                <text:p>35.678125</text:p>
              </table:table-cell>
              <table:table-cell office:value-type="float" office:value="50.194826">
                <text:p>50.194826</text:p>
              </table:table-cell>
              <table:table-cell office:value-type="float" office:value="2191.4453872">
                <text:p>2191.4453872</text:p>
              </table:table-cell>
            </table:table-row>
            <table:table-row>
              <table:table-cell office:value-type="string">
                <text:p>MPIBcast-MED</text:p>
                <draw:g>
                  <svg:desc>'Compara Gráficos'.Z5:'Compara Gráficos'.Z5</svg:desc>
                </draw:g>
              </table:table-cell>
              <table:table-cell office:value-type="float" office:value="55.672046855">
                <text:p>55.672046855</text:p>
                <draw:g>
                  <svg:desc>'MPIBcast-MED'.T27:'MPIBcast-MED'.W27</svg:desc>
                </draw:g>
              </table:table-cell>
              <table:table-cell office:value-type="float" office:value="75.24567415">
                <text:p>75.24567415</text:p>
              </table:table-cell>
              <table:table-cell office:value-type="float" office:value="89.90205412">
                <text:p>89.90205412</text:p>
              </table:table-cell>
              <table:table-cell office:value-type="float" office:value="130.8835332">
                <text:p>130.8835332</text:p>
              </table:table-cell>
            </table:table-row>
            <table:table-row>
              <table:table-cell office:value-type="string">
                <text:p>ProfBcast-MED</text:p>
                <draw:g>
                  <svg:desc>'Compara Gráficos'.Z6:'Compara Gráficos'.Z6</svg:desc>
                </draw:g>
              </table:table-cell>
              <table:table-cell office:value-type="float" office:value="38.17871188">
                <text:p>38.17871188</text:p>
                <draw:g>
                  <svg:desc>'ProfBcast-MED'.T27:'ProfBcast-MED'.W27</svg:desc>
                </draw:g>
              </table:table-cell>
              <table:table-cell office:value-type="float" office:value="48.281177575">
                <text:p>48.281177575</text:p>
              </table:table-cell>
              <table:table-cell office:value-type="float" office:value="70.34837915">
                <text:p>70.34837915</text:p>
              </table:table-cell>
              <table:table-cell office:value-type="float" office:value="2307.38299562">
                <text:p>2307.3829956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238cm" svg:height="9.749cm" xlink:href=".." xlink:type="simple" chart:class="chart:bar" chart:style-name="ch1">
        <chart:title svg:x="2.939cm" svg:y="0.106cm" chart:style-name="ch2">
          <text:p>8 Processos</text:p>
        </chart:title>
        <chart:subtitle svg:x="0cm" svg:y="0cm" chart:style-name="ch3">
          <text:p/>
        </chart:subtitle>
        <chart:legend chart:legend-position="end" svg:x="1.973cm" svg:y="1.035cm" style:legend-expansion="custom" svg:width="3.847cm" svg:height="2.682cm" style:legend-expansion-aspect-ratio="1.43437733035048" chart:style-name="ch4"/>
        <chart:plot-area chart:style-name="ch5" table:cell-range-address="'ProfBcast-MED'.B2:'ProfBcast-MED'.E3 'Compara Gráficos'.Z3:'Compara Gráficos'.Z6 'MPIBcast-MIN'.B27:'MPIBcast-MIN'.E27 'ProfBcast-MIN'.B27:'ProfBcast-MIN'.E27 'MPIBcast-MED'.B27:'MPIBcast-MED'.E27 'ProfBcast-MED'.B27:'ProfBcast-MED'.E27" chart:data-source-has-labels="both" svg:x="0.967cm" svg:y="0.729cm" svg:width="12.815cm" svg:height="8.571cm">
          <chart:coordinate-region svg:x="1.774cm" svg:y="0.928cm" svg:width="12.008cm" svg:height="7.327cm"/>
          <chart:axis chart:dimension="x" chart:name="primary-x" chart:style-name="ch6" chartooo:axis-type="auto">
            <chartooo:date-scale/>
            <chart:title svg:x="6.404cm" svg:y="9.189cm" chart:style-name="ch7">
              <text:p>Experimento</text:p>
            </chart:title>
            <chart:categories table:cell-range-address="'ProfBcast-MED'.B2:'ProfBcast-MED'.E3"/>
          </chart:axis>
          <chart:axis chart:dimension="x" chart:name="secondary-x" chart:style-name="ch8"/>
          <chart:axis chart:dimension="y" chart:name="primary-y" chart:style-name="ch9">
            <chart:title svg:x="0.08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MPIBcast-MIN'.B27:'MPIBcast-MIN'.E27" chart:label-cell-address="'Compara Gráficos'.Z3:'Compara Gráficos'.Z3" chart:class="chart:bar">
            <chart:data-point chart:repeated="4"/>
          </chart:series>
          <chart:series chart:attached-axis="primary-y" chart:style-name="ch14" chart:values-cell-range-address="'ProfBcast-MIN'.B27:'ProfBcast-MIN'.E27" chart:label-cell-address="'Compara Gráficos'.Z4:'Compara Gráficos'.Z4" chart:class="chart:bar">
            <chart:data-point chart:repeated="4"/>
          </chart:series>
          <chart:series chart:attached-axis="primary-y" chart:style-name="ch15" chart:values-cell-range-address="'MPIBcast-MED'.B27:'MPIBcast-MED'.E27" chart:label-cell-address="'Compara Gráficos'.Z5:'Compara Gráficos'.Z5" chart:class="chart:bar">
            <chart:data-point chart:repeated="4"/>
          </chart:series>
          <chart:series chart:attached-axis="primary-y" chart:style-name="ch16" chart:values-cell-range-address="'ProfBcast-MED'.B27:'ProfBcast-MED'.E27" chart:label-cell-address="'Compara Gráficos'.Z6:'Compara Gráficos'.Z6" chart:class="chart:ba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ED'.B2:'ProfBcast-MED'.E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PIBcast-MIN</text:p>
                <draw:g>
                  <svg:desc>'Compara Gráficos'.Z3:'Compara Gráficos'.Z3</svg:desc>
                </draw:g>
              </table:table-cell>
              <table:table-cell office:value-type="float" office:value="77.12235575">
                <text:p>77.12235575</text:p>
                <draw:g>
                  <svg:desc>'MPIBcast-MIN'.B27:'MPIBcast-MIN'.E27</svg:desc>
                </draw:g>
              </table:table-cell>
              <table:table-cell office:value-type="float" office:value="59.7700132">
                <text:p>59.7700132</text:p>
              </table:table-cell>
              <table:table-cell office:value-type="float" office:value="92.5600358">
                <text:p>92.5600358</text:p>
              </table:table-cell>
              <table:table-cell office:value-type="float" office:value="138.9503088">
                <text:p>138.9503088</text:p>
              </table:table-cell>
            </table:table-row>
            <table:table-row>
              <table:table-cell office:value-type="string">
                <text:p>ProfBcast-MIN</text:p>
                <draw:g>
                  <svg:desc>'Compara Gráficos'.Z4:'Compara Gráficos'.Z4</svg:desc>
                </draw:g>
              </table:table-cell>
              <table:table-cell office:value-type="float" office:value="73.9561737">
                <text:p>73.9561737</text:p>
                <draw:g>
                  <svg:desc>'ProfBcast-MIN'.B27:'ProfBcast-MIN'.E27</svg:desc>
                </draw:g>
              </table:table-cell>
              <table:table-cell office:value-type="float" office:value="78.5582076">
                <text:p>78.5582076</text:p>
              </table:table-cell>
              <table:table-cell office:value-type="float" office:value="93.9611416">
                <text:p>93.9611416</text:p>
              </table:table-cell>
              <table:table-cell office:value-type="float" office:value="103.2416364">
                <text:p>103.2416364</text:p>
              </table:table-cell>
            </table:table-row>
            <table:table-row>
              <table:table-cell office:value-type="string">
                <text:p>MPIBcast-MED</text:p>
                <draw:g>
                  <svg:desc>'Compara Gráficos'.Z5:'Compara Gráficos'.Z5</svg:desc>
                </draw:g>
              </table:table-cell>
              <table:table-cell office:value-type="float" office:value="85.4458873875">
                <text:p>85.4458873875</text:p>
                <draw:g>
                  <svg:desc>'MPIBcast-MED'.B27:'MPIBcast-MED'.E27</svg:desc>
                </draw:g>
              </table:table-cell>
              <table:table-cell office:value-type="float" office:value="110.954261675">
                <text:p>110.954261675</text:p>
              </table:table-cell>
              <table:table-cell office:value-type="float" office:value="101.16336583">
                <text:p>101.16336583</text:p>
              </table:table-cell>
              <table:table-cell office:value-type="float" office:value="150.69991212">
                <text:p>150.69991212</text:p>
              </table:table-cell>
            </table:table-row>
            <table:table-row>
              <table:table-cell office:value-type="string">
                <text:p>ProfBcast-MED</text:p>
                <draw:g>
                  <svg:desc>'Compara Gráficos'.Z6:'Compara Gráficos'.Z6</svg:desc>
                </draw:g>
              </table:table-cell>
              <table:table-cell office:value-type="float" office:value="86.349513645">
                <text:p>86.349513645</text:p>
                <draw:g>
                  <svg:desc>'ProfBcast-MED'.B27:'ProfBcast-MED'.E27</svg:desc>
                </draw:g>
              </table:table-cell>
              <table:table-cell office:value-type="float" office:value="93.44915064">
                <text:p>93.44915064</text:p>
              </table:table-cell>
              <table:table-cell office:value-type="float" office:value="105.68940538">
                <text:p>105.68940538</text:p>
              </table:table-cell>
              <table:table-cell office:value-type="float" office:value="141.0111221">
                <text:p>141.011122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238cm" svg:height="9.749cm" xlink:href=".." xlink:type="simple" chart:class="chart:bar" chart:style-name="ch1">
        <chart:title svg:x="2.939cm" svg:y="0.106cm" chart:style-name="ch2">
          <text:p>16 Processos</text:p>
        </chart:title>
        <chart:subtitle svg:x="0cm" svg:y="0cm" chart:style-name="ch3">
          <text:p/>
        </chart:subtitle>
        <chart:legend chart:legend-position="end" svg:x="6.596cm" svg:y="0.171cm" style:legend-expansion="custom" svg:width="3.847cm" svg:height="2.682cm" style:legend-expansion-aspect-ratio="1.43437733035048" chart:style-name="ch4"/>
        <chart:plot-area chart:style-name="ch5" table:cell-range-address="'ProfBcast-MED'.H2:'ProfBcast-MED'.K3 'Compara Gráficos'.Z3:'Compara Gráficos'.Z6 'MPIBcast-MIN'.H27:'MPIBcast-MIN'.K27 'ProfBcast-MIN'.H27:'ProfBcast-MIN'.K27 'MPIBcast-MED'.H27:'MPIBcast-MED'.K27 'ProfBcast-MED'.H27:'ProfBcast-MED'.K27" chart:data-source-has-labels="both" svg:x="0.967cm" svg:y="0.729cm" svg:width="12.815cm" svg:height="8.571cm">
          <chart:coordinate-region svg:x="1.774cm" svg:y="0.928cm" svg:width="12.008cm" svg:height="7.327cm"/>
          <chart:axis chart:dimension="x" chart:name="primary-x" chart:style-name="ch6" chartooo:axis-type="auto">
            <chartooo:date-scale/>
            <chart:title svg:x="6.404cm" svg:y="9.189cm" chart:style-name="ch7">
              <text:p>Experimento</text:p>
            </chart:title>
            <chart:categories table:cell-range-address="'ProfBcast-MED'.H2:'ProfBcast-MED'.K3"/>
          </chart:axis>
          <chart:axis chart:dimension="x" chart:name="secondary-x" chart:style-name="ch8"/>
          <chart:axis chart:dimension="y" chart:name="primary-y" chart:style-name="ch9">
            <chart:title svg:x="0.08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MPIBcast-MIN'.H27:'MPIBcast-MIN'.K27" chart:label-cell-address="'Compara Gráficos'.Z3:'Compara Gráficos'.Z3" chart:class="chart:bar">
            <chart:data-point chart:repeated="4"/>
          </chart:series>
          <chart:series chart:attached-axis="primary-y" chart:style-name="ch14" chart:values-cell-range-address="'ProfBcast-MIN'.H27:'ProfBcast-MIN'.K27" chart:label-cell-address="'Compara Gráficos'.Z4:'Compara Gráficos'.Z4" chart:class="chart:bar">
            <chart:data-point chart:repeated="4"/>
          </chart:series>
          <chart:series chart:attached-axis="primary-y" chart:style-name="ch15" chart:values-cell-range-address="'MPIBcast-MED'.H27:'MPIBcast-MED'.K27" chart:label-cell-address="'Compara Gráficos'.Z5:'Compara Gráficos'.Z5" chart:class="chart:bar">
            <chart:data-point chart:repeated="4"/>
          </chart:series>
          <chart:series chart:attached-axis="primary-y" chart:style-name="ch16" chart:values-cell-range-address="'ProfBcast-MED'.H27:'ProfBcast-MED'.K27" chart:label-cell-address="'Compara Gráficos'.Z6:'Compara Gráficos'.Z6" chart:class="chart:ba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  <draw:g>
                  <svg:desc>'ProfBcast-MED'.H2:'ProfBcast-MED'.K3</svg:desc>
                </draw:g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PIBcast-MIN</text:p>
                <draw:g>
                  <svg:desc>'Compara Gráficos'.Z3:'Compara Gráficos'.Z3</svg:desc>
                </draw:g>
              </table:table-cell>
              <table:table-cell office:value-type="float" office:value="94.90333725">
                <text:p>94.90333725</text:p>
                <draw:g>
                  <svg:desc>'MPIBcast-MIN'.H27:'MPIBcast-MIN'.K27</svg:desc>
                </draw:g>
              </table:table-cell>
              <table:table-cell office:value-type="float" office:value="123.2762849">
                <text:p>123.2762849</text:p>
              </table:table-cell>
              <table:table-cell office:value-type="float" office:value="68.6899054">
                <text:p>68.6899054</text:p>
              </table:table-cell>
              <table:table-cell office:value-type="float" office:value="109.4743008">
                <text:p>109.4743008</text:p>
              </table:table-cell>
            </table:table-row>
            <table:table-row>
              <table:table-cell office:value-type="string">
                <text:p>ProfBcast-MIN</text:p>
                <draw:g>
                  <svg:desc>'Compara Gráficos'.Z4:'Compara Gráficos'.Z4</svg:desc>
                </draw:g>
              </table:table-cell>
              <table:table-cell office:value-type="float" office:value="48.1648769">
                <text:p>48.1648769</text:p>
                <draw:g>
                  <svg:desc>'ProfBcast-MIN'.H27:'ProfBcast-MIN'.K27</svg:desc>
                </draw:g>
              </table:table-cell>
              <table:table-cell office:value-type="float" office:value="75.448324">
                <text:p>75.448324</text:p>
              </table:table-cell>
              <table:table-cell office:value-type="float" office:value="74.0549126">
                <text:p>74.0549126</text:p>
              </table:table-cell>
              <table:table-cell office:value-type="float" office:value="113.8328744">
                <text:p>113.8328744</text:p>
              </table:table-cell>
            </table:table-row>
            <table:table-row>
              <table:table-cell office:value-type="string">
                <text:p>MPIBcast-MED</text:p>
                <draw:g>
                  <svg:desc>'Compara Gráficos'.Z5:'Compara Gráficos'.Z5</svg:desc>
                </draw:g>
              </table:table-cell>
              <table:table-cell office:value-type="float" office:value="119.834184425">
                <text:p>119.834184425</text:p>
                <draw:g>
                  <svg:desc>'MPIBcast-MED'.H27:'MPIBcast-MED'.K27</svg:desc>
                </draw:g>
              </table:table-cell>
              <table:table-cell office:value-type="float" office:value="147.51958488">
                <text:p>147.51958488</text:p>
              </table:table-cell>
              <table:table-cell office:value-type="float" office:value="113.49525335">
                <text:p>113.49525335</text:p>
              </table:table-cell>
              <table:table-cell office:value-type="float" office:value="140.87414368">
                <text:p>140.87414368</text:p>
              </table:table-cell>
            </table:table-row>
            <table:table-row>
              <table:table-cell office:value-type="string">
                <text:p>ProfBcast-MED</text:p>
                <draw:g>
                  <svg:desc>'Compara Gráficos'.Z6:'Compara Gráficos'.Z6</svg:desc>
                </draw:g>
              </table:table-cell>
              <table:table-cell office:value-type="float" office:value="71.37020578">
                <text:p>71.37020578</text:p>
                <draw:g>
                  <svg:desc>'ProfBcast-MED'.H27:'ProfBcast-MED'.K27</svg:desc>
                </draw:g>
              </table:table-cell>
              <table:table-cell office:value-type="float" office:value="107.51105014">
                <text:p>107.51105014</text:p>
              </table:table-cell>
              <table:table-cell office:value-type="float" office:value="130.93868617">
                <text:p>130.93868617</text:p>
              </table:table-cell>
              <table:table-cell office:value-type="float" office:value="144.00725448">
                <text:p>144.0072544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237cm" svg:height="9.749cm" xlink:href=".." xlink:type="simple" chart:class="chart:bar" chart:style-name="ch1">
        <chart:title svg:x="2.939cm" svg:y="0.106cm" chart:style-name="ch2">
          <text:p>32 Processos</text:p>
        </chart:title>
        <chart:subtitle svg:x="0cm" svg:y="0cm" chart:style-name="ch3">
          <text:p/>
        </chart:subtitle>
        <chart:legend chart:legend-position="end" svg:x="2.583cm" svg:y="1.384cm" style:legend-expansion="custom" svg:width="3.847cm" svg:height="2.682cm" style:legend-expansion-aspect-ratio="1.43437733035048" chart:style-name="ch4"/>
        <chart:plot-area chart:style-name="ch5" table:cell-range-address="'ProfBcast-MED'.N2:'ProfBcast-MED'.Q3 'Compara Gráficos'.Z3:'Compara Gráficos'.Z6 'MPIBcast-MIN'.N27:'MPIBcast-MIN'.Q27 'ProfBcast-MIN'.N27:'ProfBcast-MIN'.Q27 'MPIBcast-MED'.N27:'MPIBcast-MED'.Q27 'ProfBcast-MED'.N27:'ProfBcast-MED'.Q27" chart:data-source-has-labels="both" svg:x="0.967cm" svg:y="0.728cm" svg:width="12.814cm" svg:height="8.572cm">
          <chart:coordinate-region svg:x="1.774cm" svg:y="0.928cm" svg:width="12.007cm" svg:height="7.327cm"/>
          <chart:axis chart:dimension="x" chart:name="primary-x" chart:style-name="ch6" chartooo:axis-type="auto">
            <chartooo:date-scale/>
            <chart:title svg:x="6.404cm" svg:y="9.189cm" chart:style-name="ch7">
              <text:p>Experimento</text:p>
            </chart:title>
            <chart:categories table:cell-range-address="'ProfBcast-MED'.N2:'ProfBcast-MED'.Q3"/>
          </chart:axis>
          <chart:axis chart:dimension="x" chart:name="secondary-x" chart:style-name="ch8"/>
          <chart:axis chart:dimension="y" chart:name="primary-y" chart:style-name="ch9">
            <chart:title svg:x="0.08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MPIBcast-MIN'.N27:'MPIBcast-MIN'.Q27" chart:label-cell-address="'Compara Gráficos'.Z3:'Compara Gráficos'.Z3" chart:class="chart:bar">
            <chart:data-point chart:repeated="4"/>
          </chart:series>
          <chart:series chart:attached-axis="primary-y" chart:style-name="ch14" chart:values-cell-range-address="'ProfBcast-MIN'.N27:'ProfBcast-MIN'.Q27" chart:label-cell-address="'Compara Gráficos'.Z4:'Compara Gráficos'.Z4" chart:class="chart:bar">
            <chart:data-point chart:repeated="4"/>
          </chart:series>
          <chart:series chart:attached-axis="primary-y" chart:style-name="ch15" chart:values-cell-range-address="'MPIBcast-MED'.N27:'MPIBcast-MED'.Q27" chart:label-cell-address="'Compara Gráficos'.Z5:'Compara Gráficos'.Z5" chart:class="chart:bar">
            <chart:data-point chart:repeated="4"/>
          </chart:series>
          <chart:series chart:attached-axis="primary-y" chart:style-name="ch16" chart:values-cell-range-address="'ProfBcast-MED'.N27:'ProfBcast-MED'.Q27" chart:label-cell-address="'Compara Gráficos'.Z6:'Compara Gráficos'.Z6" chart:class="chart:ba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  <draw:g>
                  <svg:desc>'ProfBcast-MED'.N2:'ProfBcast-MED'.Q3</svg:desc>
                </draw:g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PIBcast-MIN</text:p>
                <draw:g>
                  <svg:desc>'Compara Gráficos'.Z3:'Compara Gráficos'.Z3</svg:desc>
                </draw:g>
              </table:table-cell>
              <table:table-cell office:value-type="float" office:value="51.4564103">
                <text:p>51.4564103</text:p>
                <draw:g>
                  <svg:desc>'MPIBcast-MIN'.N27:'MPIBcast-MIN'.Q27</svg:desc>
                </draw:g>
              </table:table-cell>
              <table:table-cell office:value-type="float" office:value="60.0280249">
                <text:p>60.0280249</text:p>
              </table:table-cell>
              <table:table-cell office:value-type="float" office:value="134.167025">
                <text:p>134.167025</text:p>
              </table:table-cell>
              <table:table-cell office:value-type="float" office:value="200.1639132">
                <text:p>200.1639132</text:p>
              </table:table-cell>
            </table:table-row>
            <table:table-row>
              <table:table-cell office:value-type="string">
                <text:p>ProfBcast-MIN</text:p>
                <draw:g>
                  <svg:desc>'Compara Gráficos'.Z4:'Compara Gráficos'.Z4</svg:desc>
                </draw:g>
              </table:table-cell>
              <table:table-cell office:value-type="float" office:value="54.3273947">
                <text:p>54.3273947</text:p>
                <draw:g>
                  <svg:desc>'ProfBcast-MIN'.N27:'ProfBcast-MIN'.Q27</svg:desc>
                </draw:g>
              </table:table-cell>
              <table:table-cell office:value-type="float" office:value="66.9650472">
                <text:p>66.9650472</text:p>
              </table:table-cell>
              <table:table-cell office:value-type="float" office:value="59.5717232">
                <text:p>59.5717232</text:p>
              </table:table-cell>
              <table:table-cell office:value-type="float" office:value="477.0769328">
                <text:p>477.0769328</text:p>
              </table:table-cell>
            </table:table-row>
            <table:table-row>
              <table:table-cell office:value-type="string">
                <text:p>MPIBcast-MED</text:p>
                <draw:g>
                  <svg:desc>'Compara Gráficos'.Z5:'Compara Gráficos'.Z5</svg:desc>
                </draw:g>
              </table:table-cell>
              <table:table-cell office:value-type="float" office:value="76.79509551">
                <text:p>76.79509551</text:p>
                <draw:g>
                  <svg:desc>'MPIBcast-MED'.N27:'MPIBcast-MED'.Q27</svg:desc>
                </draw:g>
              </table:table-cell>
              <table:table-cell office:value-type="float" office:value="125.39943569">
                <text:p>125.39943569</text:p>
              </table:table-cell>
              <table:table-cell office:value-type="float" office:value="202.93905436">
                <text:p>202.93905436</text:p>
              </table:table-cell>
              <table:table-cell office:value-type="float" office:value="235.85966232">
                <text:p>235.85966232</text:p>
              </table:table-cell>
            </table:table-row>
            <table:table-row>
              <table:table-cell office:value-type="string">
                <text:p>ProfBcast-MED</text:p>
                <draw:g>
                  <svg:desc>'Compara Gráficos'.Z6:'Compara Gráficos'.Z6</svg:desc>
                </draw:g>
              </table:table-cell>
              <table:table-cell office:value-type="float" office:value="69.49819498">
                <text:p>69.49819498</text:p>
                <draw:g>
                  <svg:desc>'ProfBcast-MED'.N27:'ProfBcast-MED'.Q27</svg:desc>
                </draw:g>
              </table:table-cell>
              <table:table-cell office:value-type="float" office:value="114.898658985">
                <text:p>114.898658985</text:p>
              </table:table-cell>
              <table:table-cell office:value-type="float" office:value="146.98218087">
                <text:p>146.98218087</text:p>
              </table:table-cell>
              <table:table-cell office:value-type="float" office:value="498.8705102">
                <text:p>498.870510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238cm" svg:height="9.749cm" xlink:href=".." xlink:type="simple" chart:class="chart:bar" chart:style-name="ch1">
        <chart:title svg:x="2.939cm" svg:y="0.106cm" chart:style-name="ch2">
          <text:p>64 Processos</text:p>
        </chart:title>
        <chart:subtitle svg:x="0cm" svg:y="0cm" chart:style-name="ch3">
          <text:p/>
        </chart:subtitle>
        <chart:legend chart:legend-position="end" svg:x="1.963cm" svg:y="1.05cm" style:legend-expansion="custom" svg:width="3.822cm" svg:height="2.621cm" style:legend-expansion-aspect-ratio="1.45822205265166" chart:style-name="ch4"/>
        <chart:plot-area chart:style-name="ch5" table:cell-range-address="'ProfBcast-MED'.T2:'ProfBcast-MED'.W3 'Compara Gráficos'.Z3:'Compara Gráficos'.Z6 'MPIBcast-MIN'.T27:'MPIBcast-MIN'.W27 'ProfBcast-MIN'.T27:'ProfBcast-MIN'.W27 'MPIBcast-MED'.T27:'MPIBcast-MED'.W27 'ProfBcast-MED'.T27:'ProfBcast-MED'.W27" chart:data-source-has-labels="both" svg:x="0.782cm" svg:y="0.729cm" svg:width="13cm" svg:height="8.571cm">
          <chart:coordinate-region svg:x="1.774cm" svg:y="0.928cm" svg:width="12.008cm" svg:height="7.327cm"/>
          <chart:axis chart:dimension="x" chart:name="primary-x" chart:style-name="ch6" chartooo:axis-type="auto">
            <chartooo:date-scale/>
            <chart:title svg:x="6.312cm" svg:y="9.189cm" chart:style-name="ch7">
              <text:p>Experimento</text:p>
            </chart:title>
            <chart:categories table:cell-range-address="'ProfBcast-MED'.T2:'ProfBcast-MED'.W3"/>
          </chart:axis>
          <chart:axis chart:dimension="x" chart:name="secondary-x" chart:style-name="ch8"/>
          <chart:axis chart:dimension="y" chart:name="primary-y" chart:style-name="ch9">
            <chart:title svg:x="0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MPIBcast-MIN'.T27:'MPIBcast-MIN'.W27" chart:label-cell-address="'Compara Gráficos'.Z3:'Compara Gráficos'.Z3" chart:class="chart:bar">
            <chart:data-point chart:repeated="4"/>
          </chart:series>
          <chart:series chart:attached-axis="primary-y" chart:style-name="ch14" chart:values-cell-range-address="'ProfBcast-MIN'.T27:'ProfBcast-MIN'.W27" chart:label-cell-address="'Compara Gráficos'.Z4:'Compara Gráficos'.Z4" chart:class="chart:bar">
            <chart:data-point chart:repeated="4"/>
          </chart:series>
          <chart:series chart:attached-axis="primary-y" chart:style-name="ch15" chart:values-cell-range-address="'MPIBcast-MED'.T27:'MPIBcast-MED'.W27" chart:label-cell-address="'Compara Gráficos'.Z5:'Compara Gráficos'.Z5" chart:class="chart:bar">
            <chart:data-point chart:repeated="4"/>
          </chart:series>
          <chart:series chart:attached-axis="primary-y" chart:style-name="ch16" chart:values-cell-range-address="'ProfBcast-MED'.T27:'ProfBcast-MED'.W27" chart:label-cell-address="'Compara Gráficos'.Z6:'Compara Gráficos'.Z6" chart:class="chart:bar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  <draw:g>
                  <svg:desc>'ProfBcast-MED'.T2:'ProfBcast-MED'.W3</svg:desc>
                </draw:g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PIBcast-MIN</text:p>
                <draw:g>
                  <svg:desc>'Compara Gráficos'.Z3:'Compara Gráficos'.Z3</svg:desc>
                </draw:g>
              </table:table-cell>
              <table:table-cell office:value-type="float" office:value="39.51145895">
                <text:p>39.51145895</text:p>
                <draw:g>
                  <svg:desc>'MPIBcast-MIN'.T27:'MPIBcast-MIN'.W27</svg:desc>
                </draw:g>
              </table:table-cell>
              <table:table-cell office:value-type="float" office:value="51.0188963">
                <text:p>51.0188963</text:p>
              </table:table-cell>
              <table:table-cell office:value-type="float" office:value="68.1748836">
                <text:p>68.1748836</text:p>
              </table:table-cell>
              <table:table-cell office:value-type="float" office:value="89.907844">
                <text:p>89.907844</text:p>
              </table:table-cell>
            </table:table-row>
            <table:table-row>
              <table:table-cell office:value-type="string">
                <text:p>ProfBcast-MIN</text:p>
                <draw:g>
                  <svg:desc>'Compara Gráficos'.Z4:'Compara Gráficos'.Z4</svg:desc>
                </draw:g>
              </table:table-cell>
              <table:table-cell office:value-type="float" office:value="22.97772805">
                <text:p>22.97772805</text:p>
                <draw:g>
                  <svg:desc>'ProfBcast-MIN'.T27:'ProfBcast-MIN'.W27</svg:desc>
                </draw:g>
              </table:table-cell>
              <table:table-cell office:value-type="float" office:value="35.678125">
                <text:p>35.678125</text:p>
              </table:table-cell>
              <table:table-cell office:value-type="float" office:value="50.194826">
                <text:p>50.194826</text:p>
              </table:table-cell>
              <table:table-cell office:value-type="float" office:value="2191.4453872">
                <text:p>2191.4453872</text:p>
              </table:table-cell>
            </table:table-row>
            <table:table-row>
              <table:table-cell office:value-type="string">
                <text:p>MPIBcast-MED</text:p>
                <draw:g>
                  <svg:desc>'Compara Gráficos'.Z5:'Compara Gráficos'.Z5</svg:desc>
                </draw:g>
              </table:table-cell>
              <table:table-cell office:value-type="float" office:value="55.672046855">
                <text:p>55.672046855</text:p>
                <draw:g>
                  <svg:desc>'MPIBcast-MED'.T27:'MPIBcast-MED'.W27</svg:desc>
                </draw:g>
              </table:table-cell>
              <table:table-cell office:value-type="float" office:value="75.24567415">
                <text:p>75.24567415</text:p>
              </table:table-cell>
              <table:table-cell office:value-type="float" office:value="89.90205412">
                <text:p>89.90205412</text:p>
              </table:table-cell>
              <table:table-cell office:value-type="float" office:value="130.8835332">
                <text:p>130.8835332</text:p>
              </table:table-cell>
            </table:table-row>
            <table:table-row>
              <table:table-cell office:value-type="string">
                <text:p>ProfBcast-MED</text:p>
                <draw:g>
                  <svg:desc>'Compara Gráficos'.Z6:'Compara Gráficos'.Z6</svg:desc>
                </draw:g>
              </table:table-cell>
              <table:table-cell office:value-type="float" office:value="38.17871188">
                <text:p>38.17871188</text:p>
                <draw:g>
                  <svg:desc>'ProfBcast-MED'.T27:'ProfBcast-MED'.W27</svg:desc>
                </draw:g>
              </table:table-cell>
              <table:table-cell office:value-type="float" office:value="48.281177575">
                <text:p>48.281177575</text:p>
              </table:table-cell>
              <table:table-cell office:value-type="float" office:value="70.34837915">
                <text:p>70.34837915</text:p>
              </table:table-cell>
              <table:table-cell office:value-type="float" office:value="2307.38299562">
                <text:p>2307.3829956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aximum="0.00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c9211e" draw:gradient-step-count="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6cm" chart:style-name="ch2">
          <text:p>Tempo Mínimo/mensagem em Cada Experimento</text:p>
        </chart:title>
        <chart:subtitle svg:x="6.798cm" svg:y="1.121cm" chart:style-name="ch3">
          <text:p>ProfBcast</text:p>
        </chart:subtitle>
        <chart:plot-area chart:style-name="ch4" table:cell-range-address="'ProfBcast-MIN'.B2:'ProfBcast-MIN'.E3 'ProfBcast-MIN'.H2:'ProfBcast-MIN'.K3 'ProfBcast-MIN'.N2:'ProfBcast-MIN'.Q3 'ProfBcast-MIN'.T2:'ProfBcast-MIN'.W3 'ProfBcast-MIN'.B26:'ProfBcast-MIN'.E26 'ProfBcast-MIN'.H26:'ProfBcast-MIN'.K26 'ProfBcast-MIN'.N26:'ProfBcast-MIN'.Q26 'ProfBcast-MIN'.T26:'ProfBcast-MIN'.W26 'ProfBcast-MIN'.J35:'ProfBcast-MIN'.M35" chart:data-source-has-labels="row" svg:x="0.282cm" svg:y="0.729cm" svg:width="13.308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5.966cm" svg:y="9.189cm" chart:style-name="ch6">
              <text:p>Experimento</text:p>
            </chart:title>
            <chart:categories table:cell-range-address="'ProfBcast-MIN'.B2:'ProfBcast-MIN'.E3 'ProfBcast-MIN'.H2:'ProfBcast-MIN'.K3 'ProfBcast-MIN'.N2:'ProfBcast-MIN'.Q3 'ProfBcast-MIN'.T2:'ProfBcast-MIN'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ProfBcast-MIN'.B26:'ProfBcast-MIN'.E26 'ProfBcast-MIN'.H26:'ProfBcast-MIN'.K26 'ProfBcast-MIN'.N26:'ProfBcast-MIN'.Q26 'ProfBcast-MIN'.T26:'ProfBcast-MIN'.W2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'ProfBcast-MIN'.J35:'ProfBcast-MIN'.M3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IN'.B2:'ProfBcast-MIN'.E3 'ProfBcast-MIN'.H2:'ProfBcast-MIN'.K3 'ProfBcast-MIN'.N2:'ProfBcast-MIN'.Q3 'ProfBcast-MIN'.T2:'ProfBcast-MIN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26 Linha 26 Linha 26 Linha 26</text:p>
                <draw:g>
                  <svg:desc/>
                </draw:g>
              </table:table-cell>
              <table:table-cell office:value-type="float" office:value="0.0000739561737">
                <text:p>0.0000739561737</text:p>
                <draw:g>
                  <svg:desc>'ProfBcast-MIN'.B26:'ProfBcast-MIN'.E26 'ProfBcast-MIN'.H26:'ProfBcast-MIN'.K26 'ProfBcast-MIN'.N26:'ProfBcast-MIN'.Q26 'ProfBcast-MIN'.T26:'ProfBcast-MIN'.W26</svg:desc>
                </draw:g>
              </table:table-cell>
              <table:table-cell office:value-type="float" office:value="0.0000785582076">
                <text:p>0.0000785582076</text:p>
              </table:table-cell>
              <table:table-cell office:value-type="float" office:value="0.0000939611416">
                <text:p>0.0000939611416</text:p>
              </table:table-cell>
              <table:table-cell office:value-type="float" office:value="0.0001032416364">
                <text:p>0.0001032416364</text:p>
              </table:table-cell>
              <table:table-cell office:value-type="float" office:value="0.0000481648769">
                <text:p>0.0000481648769</text:p>
              </table:table-cell>
              <table:table-cell office:value-type="float" office:value="0.000075448324">
                <text:p>0.000075448324</text:p>
              </table:table-cell>
              <table:table-cell office:value-type="float" office:value="0.0000740549126">
                <text:p>0.0000740549126</text:p>
              </table:table-cell>
              <table:table-cell office:value-type="float" office:value="0.0001138328744">
                <text:p>0.0001138328744</text:p>
              </table:table-cell>
              <table:table-cell office:value-type="float" office:value="0.0000543273947">
                <text:p>0.0000543273947</text:p>
              </table:table-cell>
              <table:table-cell office:value-type="float" office:value="0.0000669650472">
                <text:p>0.0000669650472</text:p>
              </table:table-cell>
              <table:table-cell office:value-type="float" office:value="0.0000595717232">
                <text:p>0.0000595717232</text:p>
              </table:table-cell>
              <table:table-cell office:value-type="float" office:value="0.0004770769328">
                <text:p>0.0004770769328</text:p>
              </table:table-cell>
              <table:table-cell office:value-type="float" office:value="0.00002297772805">
                <text:p>0.00002297772805</text:p>
              </table:table-cell>
              <table:table-cell office:value-type="float" office:value="0.000035678125">
                <text:p>0.000035678125</text:p>
              </table:table-cell>
              <table:table-cell office:value-type="float" office:value="0.000050194826">
                <text:p>0.000050194826</text:p>
              </table:table-cell>
              <table:table-cell office:value-type="float" office:value="0.0021914453872">
                <text:p>0.0021914453872</text:p>
              </table:table-cell>
            </table:table-row>
            <table:table-row>
              <table:table-cell office:value-type="string">
                <text:p>Linha 3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ProfBcast-MIN'.J35:'ProfBcast-MIN'.M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aximum="0.00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6cm" chart:style-name="ch2">
          <text:p>Tempo Médio/mensagem em Cada Experimento</text:p>
        </chart:title>
        <chart:subtitle svg:x="6.8cm" svg:y="1.121cm" chart:style-name="ch3">
          <text:p>ProfBcast</text:p>
        </chart:subtitle>
        <chart:plot-area chart:style-name="ch4" table:cell-range-address="'ProfBcast-MED'.B2:'ProfBcast-MED'.E3 'ProfBcast-MED'.H2:'ProfBcast-MED'.K3 'ProfBcast-MED'.N2:'ProfBcast-MED'.Q3 'ProfBcast-MED'.T2:'ProfBcast-MED'.W3 'ProfBcast-MED'.B26:'ProfBcast-MED'.E26 'ProfBcast-MED'.H26:'ProfBcast-MED'.K26 'ProfBcast-MED'.N26:'ProfBcast-MED'.Q26 'ProfBcast-MED'.T26:'ProfBcast-MED'.W26 'ProfBcast-MED'.J35:'ProfBcast-MED'.M35" chart:data-source-has-labels="row" svg:x="0.282cm" svg:y="0.729cm" svg:width="13.308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5.966cm" svg:y="9.189cm" chart:style-name="ch6">
              <text:p>Experimento</text:p>
            </chart:title>
            <chart:categories table:cell-range-address="'ProfBcast-MED'.B2:'ProfBcast-MED'.E3 'ProfBcast-MED'.H2:'ProfBcast-MED'.K3 'ProfBcast-MED'.N2:'ProfBcast-MED'.Q3 'ProfBcast-MED'.T2:'ProfBcast-MED'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ProfBcast-MED'.B26:'ProfBcast-MED'.E26 'ProfBcast-MED'.H26:'ProfBcast-MED'.K26 'ProfBcast-MED'.N26:'ProfBcast-MED'.Q26 'ProfBcast-MED'.T26:'ProfBcast-MED'.W2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'ProfBcast-MED'.J35:'ProfBcast-MED'.M3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ED'.B2:'ProfBcast-MED'.E3 'ProfBcast-MED'.H2:'ProfBcast-MED'.K3 'ProfBcast-MED'.N2:'ProfBcast-MED'.Q3 'ProfBcast-MED'.T2:'ProfBcast-MED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26 Linha 26 Linha 26 Linha 26</text:p>
                <draw:g>
                  <svg:desc/>
                </draw:g>
              </table:table-cell>
              <table:table-cell office:value-type="float" office:value="0.000086349513645">
                <text:p>0.000086349513645</text:p>
                <draw:g>
                  <svg:desc>'ProfBcast-MED'.B26:'ProfBcast-MED'.E26 'ProfBcast-MED'.H26:'ProfBcast-MED'.K26 'ProfBcast-MED'.N26:'ProfBcast-MED'.Q26 'ProfBcast-MED'.T26:'ProfBcast-MED'.W26</svg:desc>
                </draw:g>
              </table:table-cell>
              <table:table-cell office:value-type="float" office:value="0.00009344915064">
                <text:p>0.00009344915064</text:p>
              </table:table-cell>
              <table:table-cell office:value-type="float" office:value="0.00010568940538">
                <text:p>0.00010568940538</text:p>
              </table:table-cell>
              <table:table-cell office:value-type="float" office:value="0.0001410111221">
                <text:p>0.0001410111221</text:p>
              </table:table-cell>
              <table:table-cell office:value-type="float" office:value="0.00007137020578">
                <text:p>0.00007137020578</text:p>
              </table:table-cell>
              <table:table-cell office:value-type="float" office:value="0.00010751105014">
                <text:p>0.00010751105014</text:p>
              </table:table-cell>
              <table:table-cell office:value-type="float" office:value="0.00013093868617">
                <text:p>0.00013093868617</text:p>
              </table:table-cell>
              <table:table-cell office:value-type="float" office:value="0.00014400725448">
                <text:p>0.00014400725448</text:p>
              </table:table-cell>
              <table:table-cell office:value-type="float" office:value="0.00006949819498">
                <text:p>0.00006949819498</text:p>
              </table:table-cell>
              <table:table-cell office:value-type="float" office:value="0.000114898658985">
                <text:p>0.000114898658985</text:p>
              </table:table-cell>
              <table:table-cell office:value-type="float" office:value="0.00014698218087">
                <text:p>0.00014698218087</text:p>
              </table:table-cell>
              <table:table-cell office:value-type="float" office:value="0.0004988705102">
                <text:p>0.0004988705102</text:p>
              </table:table-cell>
              <table:table-cell office:value-type="float" office:value="0.00003817871188">
                <text:p>0.00003817871188</text:p>
              </table:table-cell>
              <table:table-cell office:value-type="float" office:value="0.000048281177575">
                <text:p>0.000048281177575</text:p>
              </table:table-cell>
              <table:table-cell office:value-type="float" office:value="0.00007034837915">
                <text:p>0.00007034837915</text:p>
              </table:table-cell>
              <table:table-cell office:value-type="float" office:value="0.00230738299562">
                <text:p>0.00230738299562</text:p>
              </table:table-cell>
            </table:table-row>
            <table:table-row>
              <table:table-cell office:value-type="string">
                <text:p>Linha 3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ProfBcast-MED'.J35:'ProfBcast-MED'.M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0.00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svg:stroke-color="#729fcf" draw:fill-color="#729fcf"/>
    </style:style>
    <style:style style:name="ch14" style:family="chart">
      <style:chart-properties chart:solid-type="cuboid"/>
      <style:graphic-properties svg:stroke-color="#ff6d6d" draw:fill-color="#ff6d6d"/>
    </style:style>
    <style:style style:name="ch15" style:family="chart">
      <style:chart-properties chart:solid-type="cuboid"/>
      <style:graphic-properties svg:stroke-color="#bbe33d" draw:fill-color="#bbe33d"/>
    </style:style>
    <style:style style:name="ch16" style:family="chart">
      <style:chart-properties chart:solid-type="cuboid"/>
      <style:graphic-properties svg:stroke-color="#ffde59" draw:fill-color="#ffde59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Tempo Mínimo/mensagem em Cada Experimento</text:p>
        </chart:title>
        <chart:subtitle svg:x="0cm" svg:y="0cm" chart:style-name="ch3">
          <text:p/>
        </chart:subtitle>
        <chart:legend chart:legend-position="end" svg:x="2.588cm" svg:y="1.724cm" style:legend-expansion="custom" svg:width="2.43cm" svg:height="1.594cm" style:legend-expansion-aspect-ratio="1.52446675031368" chart:style-name="ch4"/>
        <chart:plot-area chart:style-name="ch5" table:cell-range-address="'ProfBcast-MIN'.B2:'ProfBcast-MIN'.E3 'ProfBcast-MIN'.H2:'ProfBcast-MIN'.K3 'ProfBcast-MIN'.N2:'ProfBcast-MIN'.Q3 'ProfBcast-MIN'.T2:'ProfBcast-MIN'.W3 'ProfBcast-MIN'.P32:'ProfBcast-MIN'.P33 'ProfBcast-MIN'.B26:'ProfBcast-MIN'.E26 'ProfBcast-MIN'.H26:'ProfBcast-MIN'.K26 'ProfBcast-MIN'.N26:'ProfBcast-MIN'.Q26 'ProfBcast-MIN'.T26:'ProfBcast-MIN'.W26 'MPIBcast-MIN'.B26:'MPIBcast-MIN'.E26 'MPIBcast-MIN'.H26:'MPIBcast-MIN'.K26 'MPIBcast-MIN'.N26:'MPIBcast-MIN'.Q26 'MPIBcast-MIN'.T26:'MPIBcast-MIN'.W26" chart:data-source-has-labels="both" svg:x="0.467cm" svg:y="0.728cm" svg:width="13.123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058cm" svg:y="9.189cm" chart:style-name="ch7">
              <text:p>Experimento</text:p>
            </chart:title>
            <chart:categories table:cell-range-address="'ProfBcast-MIN'.B2:'ProfBcast-MIN'.E3 'ProfBcast-MIN'.H2:'ProfBcast-MIN'.K3 'ProfBcast-MIN'.N2:'ProfBcast-MIN'.Q3 'ProfBcast-MIN'.T2:'ProfBcast-MIN'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ProfBcast-MIN'.B26:'ProfBcast-MIN'.E26 'ProfBcast-MIN'.H26:'ProfBcast-MIN'.K26 'ProfBcast-MIN'.N26:'ProfBcast-MIN'.Q26 'ProfBcast-MIN'.T26:'ProfBcast-MIN'.W26" chart:label-cell-address="'ProfBcast-MIN'.P32:'ProfBcast-MIN'.P32" chart:class="chart:line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attached-axis="primary-y" chart:style-name="ch17" chart:values-cell-range-address="'MPIBcast-MIN'.B26:'MPIBcast-MIN'.E26 'MPIBcast-MIN'.H26:'MPIBcast-MIN'.K26 'MPIBcast-MIN'.N26:'MPIBcast-MIN'.Q26 'MPIBcast-MIN'.T26:'MPIBcast-MIN'.W26" chart:label-cell-address="'ProfBcast-MIN'.P33:'ProfBcast-MIN'.P33" chart:class="chart:line">
            <chart:data-point chart:repeated="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IN'.B2:'ProfBcast-MIN'.E3 'ProfBcast-MIN'.H2:'ProfBcast-MIN'.K3 'ProfBcast-MIN'.N2:'ProfBcast-MIN'.Q3 'ProfBcast-MIN'.T2:'ProfBcast-MIN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ProfBcast</text:p>
                <draw:g>
                  <svg:desc>'ProfBcast-MIN'.P32:'ProfBcast-MIN'.P32</svg:desc>
                </draw:g>
              </table:table-cell>
              <table:table-cell office:value-type="float" office:value="0.0000739561737">
                <text:p>0.0000739561737</text:p>
                <draw:g>
                  <svg:desc>'ProfBcast-MIN'.B26:'ProfBcast-MIN'.E26 'ProfBcast-MIN'.H26:'ProfBcast-MIN'.K26 'ProfBcast-MIN'.N26:'ProfBcast-MIN'.Q26 'ProfBcast-MIN'.T26:'ProfBcast-MIN'.W26</svg:desc>
                </draw:g>
              </table:table-cell>
              <table:table-cell office:value-type="float" office:value="0.0000785582076">
                <text:p>0.0000785582076</text:p>
              </table:table-cell>
              <table:table-cell office:value-type="float" office:value="0.0000939611416">
                <text:p>0.0000939611416</text:p>
              </table:table-cell>
              <table:table-cell office:value-type="float" office:value="0.0001032416364">
                <text:p>0.0001032416364</text:p>
              </table:table-cell>
              <table:table-cell office:value-type="float" office:value="0.0000481648769">
                <text:p>0.0000481648769</text:p>
              </table:table-cell>
              <table:table-cell office:value-type="float" office:value="0.000075448324">
                <text:p>0.000075448324</text:p>
              </table:table-cell>
              <table:table-cell office:value-type="float" office:value="0.0000740549126">
                <text:p>0.0000740549126</text:p>
              </table:table-cell>
              <table:table-cell office:value-type="float" office:value="0.0001138328744">
                <text:p>0.0001138328744</text:p>
              </table:table-cell>
              <table:table-cell office:value-type="float" office:value="0.0000543273947">
                <text:p>0.0000543273947</text:p>
              </table:table-cell>
              <table:table-cell office:value-type="float" office:value="0.0000669650472">
                <text:p>0.0000669650472</text:p>
              </table:table-cell>
              <table:table-cell office:value-type="float" office:value="0.0000595717232">
                <text:p>0.0000595717232</text:p>
              </table:table-cell>
              <table:table-cell office:value-type="float" office:value="0.0004770769328">
                <text:p>0.0004770769328</text:p>
              </table:table-cell>
              <table:table-cell office:value-type="float" office:value="0.00002297772805">
                <text:p>0.00002297772805</text:p>
              </table:table-cell>
              <table:table-cell office:value-type="float" office:value="0.000035678125">
                <text:p>0.000035678125</text:p>
              </table:table-cell>
              <table:table-cell office:value-type="float" office:value="0.000050194826">
                <text:p>0.000050194826</text:p>
              </table:table-cell>
              <table:table-cell office:value-type="float" office:value="0.0021914453872">
                <text:p>0.0021914453872</text:p>
              </table:table-cell>
            </table:table-row>
            <table:table-row>
              <table:table-cell office:value-type="string">
                <text:p>MPIBcast</text:p>
                <draw:g>
                  <svg:desc>'ProfBcast-MIN'.P33:'ProfBcast-MIN'.P33</svg:desc>
                </draw:g>
              </table:table-cell>
              <table:table-cell office:value-type="float" office:value="0.00007712235575">
                <text:p>0.00007712235575</text:p>
                <draw:g>
                  <svg:desc>'MPIBcast-MIN'.B26:'MPIBcast-MIN'.E26 'MPIBcast-MIN'.H26:'MPIBcast-MIN'.K26 'MPIBcast-MIN'.N26:'MPIBcast-MIN'.Q26 'MPIBcast-MIN'.T26:'MPIBcast-MIN'.W26</svg:desc>
                </draw:g>
              </table:table-cell>
              <table:table-cell office:value-type="float" office:value="0.0000597700132">
                <text:p>0.0000597700132</text:p>
              </table:table-cell>
              <table:table-cell office:value-type="float" office:value="0.0000925600358">
                <text:p>0.0000925600358</text:p>
              </table:table-cell>
              <table:table-cell office:value-type="float" office:value="0.0001389503088">
                <text:p>0.0001389503088</text:p>
              </table:table-cell>
              <table:table-cell office:value-type="float" office:value="0.00009490333725">
                <text:p>0.00009490333725</text:p>
              </table:table-cell>
              <table:table-cell office:value-type="float" office:value="0.0001232762849">
                <text:p>0.0001232762849</text:p>
              </table:table-cell>
              <table:table-cell office:value-type="float" office:value="0.0000686899054">
                <text:p>0.0000686899054</text:p>
              </table:table-cell>
              <table:table-cell office:value-type="float" office:value="0.0001094743008">
                <text:p>0.0001094743008</text:p>
              </table:table-cell>
              <table:table-cell office:value-type="float" office:value="0.0000514564103">
                <text:p>0.0000514564103</text:p>
              </table:table-cell>
              <table:table-cell office:value-type="float" office:value="0.0000600280249">
                <text:p>0.0000600280249</text:p>
              </table:table-cell>
              <table:table-cell office:value-type="float" office:value="0.000134167025">
                <text:p>0.000134167025</text:p>
              </table:table-cell>
              <table:table-cell office:value-type="float" office:value="0.0002001639132">
                <text:p>0.0002001639132</text:p>
              </table:table-cell>
              <table:table-cell office:value-type="float" office:value="0.00003951145895">
                <text:p>0.00003951145895</text:p>
              </table:table-cell>
              <table:table-cell office:value-type="float" office:value="0.0000510188963">
                <text:p>0.0000510188963</text:p>
              </table:table-cell>
              <table:table-cell office:value-type="float" office:value="0.0000681748836">
                <text:p>0.0000681748836</text:p>
              </table:table-cell>
              <table:table-cell office:value-type="float" office:value="0.000089907844">
                <text:p>0.0000899078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0.00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svg:stroke-color="#729fcf" draw:fill-color="#729fcf"/>
    </style:style>
    <style:style style:name="ch14" style:family="chart">
      <style:chart-properties chart:solid-type="cuboid"/>
      <style:graphic-properties svg:stroke-color="#ff6d6d" draw:fill-color="#ff6d6d"/>
    </style:style>
    <style:style style:name="ch15" style:family="chart">
      <style:chart-properties chart:solid-type="cuboid"/>
      <style:graphic-properties svg:stroke-color="#bbe33d" draw:fill-color="#bbe33d"/>
    </style:style>
    <style:style style:name="ch16" style:family="chart">
      <style:chart-properties chart:solid-type="cuboid"/>
      <style:graphic-properties svg:stroke-color="#ffde59" draw:fill-color="#ffde59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Tempo Médio/mensagem em Cada Experimento</text:p>
        </chart:title>
        <chart:subtitle svg:x="0cm" svg:y="0cm" chart:style-name="ch3">
          <text:p/>
        </chart:subtitle>
        <chart:legend chart:legend-position="end" svg:x="2.588cm" svg:y="1.724cm" style:legend-expansion="custom" svg:width="2.43cm" svg:height="1.594cm" style:legend-expansion-aspect-ratio="1.52446675031368" chart:style-name="ch4"/>
        <chart:plot-area chart:style-name="ch5" table:cell-range-address="'ProfBcast-MED'.B2:'ProfBcast-MED'.E3 'ProfBcast-MED'.H2:'ProfBcast-MED'.K3 'ProfBcast-MED'.N2:'ProfBcast-MED'.Q3 'ProfBcast-MED'.T2:'ProfBcast-MED'.W3 'ProfBcast-MED'.P32:'ProfBcast-MED'.P33 'ProfBcast-MED'.B26:'ProfBcast-MED'.E26 'ProfBcast-MED'.H26:'ProfBcast-MED'.K26 'ProfBcast-MED'.N26:'ProfBcast-MED'.Q26 'ProfBcast-MED'.T26:'ProfBcast-MED'.W26 'MPIBcast-MED'.B26:'MPIBcast-MED'.E26 'MPIBcast-MED'.H26:'MPIBcast-MED'.K26 'MPIBcast-MED'.N26:'MPIBcast-MED'.Q26 'MPIBcast-MED'.T26:'MPIBcast-MED'.W26" chart:data-source-has-labels="both" svg:x="0.467cm" svg:y="0.728cm" svg:width="13.123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058cm" svg:y="9.189cm" chart:style-name="ch7">
              <text:p>Experimento</text:p>
            </chart:title>
            <chart:categories table:cell-range-address="'ProfBcast-MED'.B2:'ProfBcast-MED'.E3 'ProfBcast-MED'.H2:'ProfBcast-MED'.K3 'ProfBcast-MED'.N2:'ProfBcast-MED'.Q3 'ProfBcast-MED'.T2:'ProfBcast-MED'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ProfBcast-MED'.B26:'ProfBcast-MED'.E26 'ProfBcast-MED'.H26:'ProfBcast-MED'.K26 'ProfBcast-MED'.N26:'ProfBcast-MED'.Q26 'ProfBcast-MED'.T26:'ProfBcast-MED'.W26" chart:label-cell-address="'ProfBcast-MED'.P32:'ProfBcast-MED'.P32" chart:class="chart:line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attached-axis="primary-y" chart:style-name="ch17" chart:values-cell-range-address="'MPIBcast-MED'.B26:'MPIBcast-MED'.E26 'MPIBcast-MED'.H26:'MPIBcast-MED'.K26 'MPIBcast-MED'.N26:'MPIBcast-MED'.Q26 'MPIBcast-MED'.T26:'MPIBcast-MED'.W26" chart:label-cell-address="'ProfBcast-MED'.P33:'ProfBcast-MED'.P33" chart:class="chart:line">
            <chart:data-point chart:repeated="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ED'.B2:'ProfBcast-MED'.E3 'ProfBcast-MED'.H2:'ProfBcast-MED'.K3 'ProfBcast-MED'.N2:'ProfBcast-MED'.Q3 'ProfBcast-MED'.T2:'ProfBcast-MED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ProfBcast</text:p>
                <draw:g>
                  <svg:desc>'ProfBcast-MED'.P32:'ProfBcast-MED'.P32</svg:desc>
                </draw:g>
              </table:table-cell>
              <table:table-cell office:value-type="float" office:value="0.000086349513645">
                <text:p>0.000086349513645</text:p>
                <draw:g>
                  <svg:desc>'ProfBcast-MED'.B26:'ProfBcast-MED'.E26 'ProfBcast-MED'.H26:'ProfBcast-MED'.K26 'ProfBcast-MED'.N26:'ProfBcast-MED'.Q26 'ProfBcast-MED'.T26:'ProfBcast-MED'.W26</svg:desc>
                </draw:g>
              </table:table-cell>
              <table:table-cell office:value-type="float" office:value="0.00009344915064">
                <text:p>0.00009344915064</text:p>
              </table:table-cell>
              <table:table-cell office:value-type="float" office:value="0.00010568940538">
                <text:p>0.00010568940538</text:p>
              </table:table-cell>
              <table:table-cell office:value-type="float" office:value="0.0001410111221">
                <text:p>0.0001410111221</text:p>
              </table:table-cell>
              <table:table-cell office:value-type="float" office:value="0.00007137020578">
                <text:p>0.00007137020578</text:p>
              </table:table-cell>
              <table:table-cell office:value-type="float" office:value="0.00010751105014">
                <text:p>0.00010751105014</text:p>
              </table:table-cell>
              <table:table-cell office:value-type="float" office:value="0.00013093868617">
                <text:p>0.00013093868617</text:p>
              </table:table-cell>
              <table:table-cell office:value-type="float" office:value="0.00014400725448">
                <text:p>0.00014400725448</text:p>
              </table:table-cell>
              <table:table-cell office:value-type="float" office:value="0.00006949819498">
                <text:p>0.00006949819498</text:p>
              </table:table-cell>
              <table:table-cell office:value-type="float" office:value="0.000114898658985">
                <text:p>0.000114898658985</text:p>
              </table:table-cell>
              <table:table-cell office:value-type="float" office:value="0.00014698218087">
                <text:p>0.00014698218087</text:p>
              </table:table-cell>
              <table:table-cell office:value-type="float" office:value="0.0004988705102">
                <text:p>0.0004988705102</text:p>
              </table:table-cell>
              <table:table-cell office:value-type="float" office:value="0.00003817871188">
                <text:p>0.00003817871188</text:p>
              </table:table-cell>
              <table:table-cell office:value-type="float" office:value="0.000048281177575">
                <text:p>0.000048281177575</text:p>
              </table:table-cell>
              <table:table-cell office:value-type="float" office:value="0.00007034837915">
                <text:p>0.00007034837915</text:p>
              </table:table-cell>
              <table:table-cell office:value-type="float" office:value="0.00230738299562">
                <text:p>0.00230738299562</text:p>
              </table:table-cell>
            </table:table-row>
            <table:table-row>
              <table:table-cell office:value-type="string">
                <text:p>MPIBcast</text:p>
                <draw:g>
                  <svg:desc>'ProfBcast-MED'.P33:'ProfBcast-MED'.P33</svg:desc>
                </draw:g>
              </table:table-cell>
              <table:table-cell office:value-type="float" office:value="0.0000854458873875">
                <text:p>0.0000854458873875</text:p>
                <draw:g>
                  <svg:desc>'MPIBcast-MED'.B26:'MPIBcast-MED'.E26 'MPIBcast-MED'.H26:'MPIBcast-MED'.K26 'MPIBcast-MED'.N26:'MPIBcast-MED'.Q26 'MPIBcast-MED'.T26:'MPIBcast-MED'.W26</svg:desc>
                </draw:g>
              </table:table-cell>
              <table:table-cell office:value-type="float" office:value="0.000110954261675">
                <text:p>0.000110954261675</text:p>
              </table:table-cell>
              <table:table-cell office:value-type="float" office:value="0.00010116336583">
                <text:p>0.00010116336583</text:p>
              </table:table-cell>
              <table:table-cell office:value-type="float" office:value="0.00015069991212">
                <text:p>0.00015069991212</text:p>
              </table:table-cell>
              <table:table-cell office:value-type="float" office:value="0.000119834184425">
                <text:p>0.000119834184425</text:p>
              </table:table-cell>
              <table:table-cell office:value-type="float" office:value="0.00014751958488">
                <text:p>0.00014751958488</text:p>
              </table:table-cell>
              <table:table-cell office:value-type="float" office:value="0.00011349525335">
                <text:p>0.00011349525335</text:p>
              </table:table-cell>
              <table:table-cell office:value-type="float" office:value="0.00014087414368">
                <text:p>0.00014087414368</text:p>
              </table:table-cell>
              <table:table-cell office:value-type="float" office:value="0.00007679509551">
                <text:p>0.00007679509551</text:p>
              </table:table-cell>
              <table:table-cell office:value-type="float" office:value="0.00012539943569">
                <text:p>0.00012539943569</text:p>
              </table:table-cell>
              <table:table-cell office:value-type="float" office:value="0.00020293905436">
                <text:p>0.00020293905436</text:p>
              </table:table-cell>
              <table:table-cell office:value-type="float" office:value="0.00023585966232">
                <text:p>0.00023585966232</text:p>
              </table:table-cell>
              <table:table-cell office:value-type="float" office:value="0.000055672046855">
                <text:p>0.000055672046855</text:p>
              </table:table-cell>
              <table:table-cell office:value-type="float" office:value="0.00007524567415">
                <text:p>0.00007524567415</text:p>
              </table:table-cell>
              <table:table-cell office:value-type="float" office:value="0.00008990205412">
                <text:p>0.00008990205412</text:p>
              </table:table-cell>
              <table:table-cell office:value-type="float" office:value="0.0001308835332">
                <text:p>0.00013088353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6cm" chart:style-name="ch2">
          <text:p>Tempo Médio/mensagem em Cada Experimento</text:p>
        </chart:title>
        <chart:subtitle svg:x="6.785cm" svg:y="1.121cm" chart:style-name="ch3">
          <text:p>MPIBcast</text:p>
        </chart:subtitle>
        <chart:plot-area chart:style-name="ch4" table:cell-range-address="'MPIBcast-MED'.B2:'MPIBcast-MED'.E3 'MPIBcast-MED'.H2:'MPIBcast-MED'.K3 'MPIBcast-MED'.N2:'MPIBcast-MED'.Q3 'MPIBcast-MED'.T2:'MPIBcast-MED'.W3 'MPIBcast-MED'.B26:'MPIBcast-MED'.E26 'MPIBcast-MED'.H26:'MPIBcast-MED'.K26 'MPIBcast-MED'.N26:'MPIBcast-MED'.Q26 'MPIBcast-MED'.T26:'MPIBcast-MED'.W26 'MPIBcast-MED'.J35:'MPIBcast-MED'.M35" chart:data-source-has-labels="row" svg:x="0.282cm" svg:y="0.729cm" svg:width="13.308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5.966cm" svg:y="9.189cm" chart:style-name="ch6">
              <text:p>Experimento</text:p>
            </chart:title>
            <chart:categories table:cell-range-address="'MPIBcast-MED'.B2:'MPIBcast-MED'.E3 'MPIBcast-MED'.H2:'MPIBcast-MED'.K3 'MPIBcast-MED'.N2:'MPIBcast-MED'.Q3 'MPIBcast-MED'.T2:'MPIBcast-MED'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MPIBcast-MED'.B26:'MPIBcast-MED'.E26 'MPIBcast-MED'.H26:'MPIBcast-MED'.K26 'MPIBcast-MED'.N26:'MPIBcast-MED'.Q26 'MPIBcast-MED'.T26:'MPIBcast-MED'.W2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'MPIBcast-MED'.J35:'MPIBcast-MED'.M3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MPIBcast-MED'.B2:'MPIBcast-MED'.E3 'MPIBcast-MED'.H2:'MPIBcast-MED'.K3 'MPIBcast-MED'.N2:'MPIBcast-MED'.Q3 'MPIBcast-MED'.T2:'MPIBcast-MED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26 Linha 26 Linha 26 Linha 26</text:p>
                <draw:g>
                  <svg:desc/>
                </draw:g>
              </table:table-cell>
              <table:table-cell office:value-type="float" office:value="0.0000854458873875">
                <text:p>0.0000854458873875</text:p>
                <draw:g>
                  <svg:desc>'MPIBcast-MED'.B26:'MPIBcast-MED'.E26 'MPIBcast-MED'.H26:'MPIBcast-MED'.K26 'MPIBcast-MED'.N26:'MPIBcast-MED'.Q26 'MPIBcast-MED'.T26:'MPIBcast-MED'.W26</svg:desc>
                </draw:g>
              </table:table-cell>
              <table:table-cell office:value-type="float" office:value="0.000110954261675">
                <text:p>0.000110954261675</text:p>
              </table:table-cell>
              <table:table-cell office:value-type="float" office:value="0.00010116336583">
                <text:p>0.00010116336583</text:p>
              </table:table-cell>
              <table:table-cell office:value-type="float" office:value="0.00015069991212">
                <text:p>0.00015069991212</text:p>
              </table:table-cell>
              <table:table-cell office:value-type="float" office:value="0.000119834184425">
                <text:p>0.000119834184425</text:p>
              </table:table-cell>
              <table:table-cell office:value-type="float" office:value="0.00014751958488">
                <text:p>0.00014751958488</text:p>
              </table:table-cell>
              <table:table-cell office:value-type="float" office:value="0.00011349525335">
                <text:p>0.00011349525335</text:p>
              </table:table-cell>
              <table:table-cell office:value-type="float" office:value="0.00014087414368">
                <text:p>0.00014087414368</text:p>
              </table:table-cell>
              <table:table-cell office:value-type="float" office:value="0.00007679509551">
                <text:p>0.00007679509551</text:p>
              </table:table-cell>
              <table:table-cell office:value-type="float" office:value="0.00012539943569">
                <text:p>0.00012539943569</text:p>
              </table:table-cell>
              <table:table-cell office:value-type="float" office:value="0.00020293905436">
                <text:p>0.00020293905436</text:p>
              </table:table-cell>
              <table:table-cell office:value-type="float" office:value="0.00023585966232">
                <text:p>0.00023585966232</text:p>
              </table:table-cell>
              <table:table-cell office:value-type="float" office:value="0.000055672046855">
                <text:p>0.000055672046855</text:p>
              </table:table-cell>
              <table:table-cell office:value-type="float" office:value="0.00007524567415">
                <text:p>0.00007524567415</text:p>
              </table:table-cell>
              <table:table-cell office:value-type="float" office:value="0.00008990205412">
                <text:p>0.00008990205412</text:p>
              </table:table-cell>
              <table:table-cell office:value-type="float" office:value="0.0001308835332">
                <text:p>0.0001308835332</text:p>
              </table:table-cell>
            </table:table-row>
            <table:table-row>
              <table:table-cell office:value-type="string">
                <text:p>Linha 3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MPIBcast-MED'.J35:'MPIBcast-MED'.M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0.00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Tempo Mínimo/mensagem em Cada Experimento</text:p>
        </chart:title>
        <chart:subtitle svg:x="0cm" svg:y="0cm" chart:style-name="ch3">
          <text:p/>
        </chart:subtitle>
        <chart:legend chart:legend-position="end" svg:x="2.588cm" svg:y="1.724cm" style:legend-expansion="custom" svg:width="2.43cm" svg:height="1.594cm" style:legend-expansion-aspect-ratio="1.52446675031368" chart:style-name="ch4"/>
        <chart:plot-area chart:style-name="ch5" table:cell-range-address="'ProfBcast-MIN'.B2:'ProfBcast-MIN'.E3 'ProfBcast-MIN'.H2:'ProfBcast-MIN'.K3 'ProfBcast-MIN'.N2:'ProfBcast-MIN'.Q3 'ProfBcast-MIN'.T2:'ProfBcast-MIN'.W3 'ProfBcast-MIN'.P32:'ProfBcast-MIN'.P33 'ProfBcast-MIN'.B26:'ProfBcast-MIN'.E26 'ProfBcast-MIN'.H26:'ProfBcast-MIN'.K26 'ProfBcast-MIN'.N26:'ProfBcast-MIN'.Q26 'ProfBcast-MIN'.T26:'ProfBcast-MIN'.W26 'MPIBcast-MIN'.B26:'MPIBcast-MIN'.E26 'MPIBcast-MIN'.H26:'MPIBcast-MIN'.K26 'MPIBcast-MIN'.N26:'MPIBcast-MIN'.Q26 'MPIBcast-MIN'.T26:'MPIBcast-MIN'.W26" chart:data-source-has-labels="both" svg:x="0.467cm" svg:y="0.728cm" svg:width="13.123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058cm" svg:y="9.189cm" chart:style-name="ch7">
              <text:p>Experimento</text:p>
            </chart:title>
            <chart:categories table:cell-range-address="'ProfBcast-MIN'.B2:'ProfBcast-MIN'.E3 'ProfBcast-MIN'.H2:'ProfBcast-MIN'.K3 'ProfBcast-MIN'.N2:'ProfBcast-MIN'.Q3 'ProfBcast-MIN'.T2:'ProfBcast-MIN'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ProfBcast-MIN'.B26:'ProfBcast-MIN'.E26 'ProfBcast-MIN'.H26:'ProfBcast-MIN'.K26 'ProfBcast-MIN'.N26:'ProfBcast-MIN'.Q26 'ProfBcast-MIN'.T26:'ProfBcast-MIN'.W26" chart:label-cell-address="'ProfBcast-MIN'.P32:'ProfBcast-MIN'.P32" chart:class="chart:line">
            <chart:data-point chart:repeated="16"/>
          </chart:series>
          <chart:series chart:attached-axis="primary-y" chart:style-name="ch13" chart:values-cell-range-address="'MPIBcast-MIN'.B26:'MPIBcast-MIN'.E26 'MPIBcast-MIN'.H26:'MPIBcast-MIN'.K26 'MPIBcast-MIN'.N26:'MPIBcast-MIN'.Q26 'MPIBcast-MIN'.T26:'MPIBcast-MIN'.W26" chart:label-cell-address="'ProfBcast-MIN'.P33:'ProfBcast-MIN'.P33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IN'.B2:'ProfBcast-MIN'.E3 'ProfBcast-MIN'.H2:'ProfBcast-MIN'.K3 'ProfBcast-MIN'.N2:'ProfBcast-MIN'.Q3 'ProfBcast-MIN'.T2:'ProfBcast-MIN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ProfBcast</text:p>
                <draw:g>
                  <svg:desc>'ProfBcast-MIN'.P32:'ProfBcast-MIN'.P32</svg:desc>
                </draw:g>
              </table:table-cell>
              <table:table-cell office:value-type="float" office:value="0.0000739561737">
                <text:p>0.0000739561737</text:p>
                <draw:g>
                  <svg:desc>'ProfBcast-MIN'.B26:'ProfBcast-MIN'.E26 'ProfBcast-MIN'.H26:'ProfBcast-MIN'.K26 'ProfBcast-MIN'.N26:'ProfBcast-MIN'.Q26 'ProfBcast-MIN'.T26:'ProfBcast-MIN'.W26</svg:desc>
                </draw:g>
              </table:table-cell>
              <table:table-cell office:value-type="float" office:value="0.0000785582076">
                <text:p>0.0000785582076</text:p>
              </table:table-cell>
              <table:table-cell office:value-type="float" office:value="0.0000939611416">
                <text:p>0.0000939611416</text:p>
              </table:table-cell>
              <table:table-cell office:value-type="float" office:value="0.0001032416364">
                <text:p>0.0001032416364</text:p>
              </table:table-cell>
              <table:table-cell office:value-type="float" office:value="0.0000481648769">
                <text:p>0.0000481648769</text:p>
              </table:table-cell>
              <table:table-cell office:value-type="float" office:value="0.000075448324">
                <text:p>0.000075448324</text:p>
              </table:table-cell>
              <table:table-cell office:value-type="float" office:value="0.0000740549126">
                <text:p>0.0000740549126</text:p>
              </table:table-cell>
              <table:table-cell office:value-type="float" office:value="0.0001138328744">
                <text:p>0.0001138328744</text:p>
              </table:table-cell>
              <table:table-cell office:value-type="float" office:value="0.0000543273947">
                <text:p>0.0000543273947</text:p>
              </table:table-cell>
              <table:table-cell office:value-type="float" office:value="0.0000669650472">
                <text:p>0.0000669650472</text:p>
              </table:table-cell>
              <table:table-cell office:value-type="float" office:value="0.0000595717232">
                <text:p>0.0000595717232</text:p>
              </table:table-cell>
              <table:table-cell office:value-type="float" office:value="0.0004770769328">
                <text:p>0.0004770769328</text:p>
              </table:table-cell>
              <table:table-cell office:value-type="float" office:value="0.00002297772805">
                <text:p>0.00002297772805</text:p>
              </table:table-cell>
              <table:table-cell office:value-type="float" office:value="0.000035678125">
                <text:p>0.000035678125</text:p>
              </table:table-cell>
              <table:table-cell office:value-type="float" office:value="0.000050194826">
                <text:p>0.000050194826</text:p>
              </table:table-cell>
              <table:table-cell office:value-type="float" office:value="0.0021914453872">
                <text:p>0.0021914453872</text:p>
              </table:table-cell>
            </table:table-row>
            <table:table-row>
              <table:table-cell office:value-type="string">
                <text:p>MPIBcast</text:p>
                <draw:g>
                  <svg:desc>'ProfBcast-MIN'.P33:'ProfBcast-MIN'.P33</svg:desc>
                </draw:g>
              </table:table-cell>
              <table:table-cell office:value-type="float" office:value="0.00007712235575">
                <text:p>0.00007712235575</text:p>
                <draw:g>
                  <svg:desc>'MPIBcast-MIN'.B26:'MPIBcast-MIN'.E26 'MPIBcast-MIN'.H26:'MPIBcast-MIN'.K26 'MPIBcast-MIN'.N26:'MPIBcast-MIN'.Q26 'MPIBcast-MIN'.T26:'MPIBcast-MIN'.W26</svg:desc>
                </draw:g>
              </table:table-cell>
              <table:table-cell office:value-type="float" office:value="0.0000597700132">
                <text:p>0.0000597700132</text:p>
              </table:table-cell>
              <table:table-cell office:value-type="float" office:value="0.0000925600358">
                <text:p>0.0000925600358</text:p>
              </table:table-cell>
              <table:table-cell office:value-type="float" office:value="0.0001389503088">
                <text:p>0.0001389503088</text:p>
              </table:table-cell>
              <table:table-cell office:value-type="float" office:value="0.00009490333725">
                <text:p>0.00009490333725</text:p>
              </table:table-cell>
              <table:table-cell office:value-type="float" office:value="0.0001232762849">
                <text:p>0.0001232762849</text:p>
              </table:table-cell>
              <table:table-cell office:value-type="float" office:value="0.0000686899054">
                <text:p>0.0000686899054</text:p>
              </table:table-cell>
              <table:table-cell office:value-type="float" office:value="0.0001094743008">
                <text:p>0.0001094743008</text:p>
              </table:table-cell>
              <table:table-cell office:value-type="float" office:value="0.0000514564103">
                <text:p>0.0000514564103</text:p>
              </table:table-cell>
              <table:table-cell office:value-type="float" office:value="0.0000600280249">
                <text:p>0.0000600280249</text:p>
              </table:table-cell>
              <table:table-cell office:value-type="float" office:value="0.000134167025">
                <text:p>0.000134167025</text:p>
              </table:table-cell>
              <table:table-cell office:value-type="float" office:value="0.0002001639132">
                <text:p>0.0002001639132</text:p>
              </table:table-cell>
              <table:table-cell office:value-type="float" office:value="0.00003951145895">
                <text:p>0.00003951145895</text:p>
              </table:table-cell>
              <table:table-cell office:value-type="float" office:value="0.0000510188963">
                <text:p>0.0000510188963</text:p>
              </table:table-cell>
              <table:table-cell office:value-type="float" office:value="0.0000681748836">
                <text:p>0.0000681748836</text:p>
              </table:table-cell>
              <table:table-cell office:value-type="float" office:value="0.000089907844">
                <text:p>0.00008990784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0.00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Tempo Médio/mensagem em Cada Experimento</text:p>
        </chart:title>
        <chart:subtitle svg:x="0cm" svg:y="0cm" chart:style-name="ch3">
          <text:p/>
        </chart:subtitle>
        <chart:legend chart:legend-position="end" svg:x="2.588cm" svg:y="1.724cm" style:legend-expansion="custom" svg:width="2.43cm" svg:height="1.594cm" style:legend-expansion-aspect-ratio="1.52446675031368" chart:style-name="ch4"/>
        <chart:plot-area chart:style-name="ch5" table:cell-range-address="'ProfBcast-MED'.B2:'ProfBcast-MED'.E3 'ProfBcast-MED'.H2:'ProfBcast-MED'.K3 'ProfBcast-MED'.N2:'ProfBcast-MED'.Q3 'ProfBcast-MED'.T2:'ProfBcast-MED'.W3 'ProfBcast-MED'.P32:'ProfBcast-MED'.P33 'ProfBcast-MED'.B26:'ProfBcast-MED'.E26 'ProfBcast-MED'.H26:'ProfBcast-MED'.K26 'ProfBcast-MED'.N26:'ProfBcast-MED'.Q26 'ProfBcast-MED'.T26:'ProfBcast-MED'.W26 'MPIBcast-MED'.B26:'MPIBcast-MED'.E26 'MPIBcast-MED'.H26:'MPIBcast-MED'.K26 'MPIBcast-MED'.N26:'MPIBcast-MED'.Q26 'MPIBcast-MED'.T26:'MPIBcast-MED'.W26" chart:data-source-has-labels="both" svg:x="0.467cm" svg:y="0.728cm" svg:width="13.123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058cm" svg:y="9.189cm" chart:style-name="ch7">
              <text:p>Experimento</text:p>
            </chart:title>
            <chart:categories table:cell-range-address="'ProfBcast-MED'.B2:'ProfBcast-MED'.E3 'ProfBcast-MED'.H2:'ProfBcast-MED'.K3 'ProfBcast-MED'.N2:'ProfBcast-MED'.Q3 'ProfBcast-MED'.T2:'ProfBcast-MED'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ProfBcast-MED'.B26:'ProfBcast-MED'.E26 'ProfBcast-MED'.H26:'ProfBcast-MED'.K26 'ProfBcast-MED'.N26:'ProfBcast-MED'.Q26 'ProfBcast-MED'.T26:'ProfBcast-MED'.W26" chart:label-cell-address="'ProfBcast-MED'.P32:'ProfBcast-MED'.P32" chart:class="chart:line">
            <chart:data-point chart:repeated="16"/>
          </chart:series>
          <chart:series chart:attached-axis="primary-y" chart:style-name="ch13" chart:values-cell-range-address="'MPIBcast-MED'.B26:'MPIBcast-MED'.E26 'MPIBcast-MED'.H26:'MPIBcast-MED'.K26 'MPIBcast-MED'.N26:'MPIBcast-MED'.Q26 'MPIBcast-MED'.T26:'MPIBcast-MED'.W26" chart:label-cell-address="'ProfBcast-MED'.P33:'ProfBcast-MED'.P33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ED'.B2:'ProfBcast-MED'.E3 'ProfBcast-MED'.H2:'ProfBcast-MED'.K3 'ProfBcast-MED'.N2:'ProfBcast-MED'.Q3 'ProfBcast-MED'.T2:'ProfBcast-MED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ProfBcast</text:p>
                <draw:g>
                  <svg:desc>'ProfBcast-MED'.P32:'ProfBcast-MED'.P32</svg:desc>
                </draw:g>
              </table:table-cell>
              <table:table-cell office:value-type="float" office:value="0.000086349513645">
                <text:p>0.000086349513645</text:p>
                <draw:g>
                  <svg:desc>'ProfBcast-MED'.B26:'ProfBcast-MED'.E26 'ProfBcast-MED'.H26:'ProfBcast-MED'.K26 'ProfBcast-MED'.N26:'ProfBcast-MED'.Q26 'ProfBcast-MED'.T26:'ProfBcast-MED'.W26</svg:desc>
                </draw:g>
              </table:table-cell>
              <table:table-cell office:value-type="float" office:value="0.00009344915064">
                <text:p>0.00009344915064</text:p>
              </table:table-cell>
              <table:table-cell office:value-type="float" office:value="0.00010568940538">
                <text:p>0.00010568940538</text:p>
              </table:table-cell>
              <table:table-cell office:value-type="float" office:value="0.0001410111221">
                <text:p>0.0001410111221</text:p>
              </table:table-cell>
              <table:table-cell office:value-type="float" office:value="0.00007137020578">
                <text:p>0.00007137020578</text:p>
              </table:table-cell>
              <table:table-cell office:value-type="float" office:value="0.00010751105014">
                <text:p>0.00010751105014</text:p>
              </table:table-cell>
              <table:table-cell office:value-type="float" office:value="0.00013093868617">
                <text:p>0.00013093868617</text:p>
              </table:table-cell>
              <table:table-cell office:value-type="float" office:value="0.00014400725448">
                <text:p>0.00014400725448</text:p>
              </table:table-cell>
              <table:table-cell office:value-type="float" office:value="0.00006949819498">
                <text:p>0.00006949819498</text:p>
              </table:table-cell>
              <table:table-cell office:value-type="float" office:value="0.000114898658985">
                <text:p>0.000114898658985</text:p>
              </table:table-cell>
              <table:table-cell office:value-type="float" office:value="0.00014698218087">
                <text:p>0.00014698218087</text:p>
              </table:table-cell>
              <table:table-cell office:value-type="float" office:value="0.0004988705102">
                <text:p>0.0004988705102</text:p>
              </table:table-cell>
              <table:table-cell office:value-type="float" office:value="0.00003817871188">
                <text:p>0.00003817871188</text:p>
              </table:table-cell>
              <table:table-cell office:value-type="float" office:value="0.000048281177575">
                <text:p>0.000048281177575</text:p>
              </table:table-cell>
              <table:table-cell office:value-type="float" office:value="0.00007034837915">
                <text:p>0.00007034837915</text:p>
              </table:table-cell>
              <table:table-cell office:value-type="float" office:value="0.00230738299562">
                <text:p>0.00230738299562</text:p>
              </table:table-cell>
            </table:table-row>
            <table:table-row>
              <table:table-cell office:value-type="string">
                <text:p>MPIBcast</text:p>
                <draw:g>
                  <svg:desc>'ProfBcast-MED'.P33:'ProfBcast-MED'.P33</svg:desc>
                </draw:g>
              </table:table-cell>
              <table:table-cell office:value-type="float" office:value="0.0000854458873875">
                <text:p>0.0000854458873875</text:p>
                <draw:g>
                  <svg:desc>'MPIBcast-MED'.B26:'MPIBcast-MED'.E26 'MPIBcast-MED'.H26:'MPIBcast-MED'.K26 'MPIBcast-MED'.N26:'MPIBcast-MED'.Q26 'MPIBcast-MED'.T26:'MPIBcast-MED'.W26</svg:desc>
                </draw:g>
              </table:table-cell>
              <table:table-cell office:value-type="float" office:value="0.000110954261675">
                <text:p>0.000110954261675</text:p>
              </table:table-cell>
              <table:table-cell office:value-type="float" office:value="0.00010116336583">
                <text:p>0.00010116336583</text:p>
              </table:table-cell>
              <table:table-cell office:value-type="float" office:value="0.00015069991212">
                <text:p>0.00015069991212</text:p>
              </table:table-cell>
              <table:table-cell office:value-type="float" office:value="0.000119834184425">
                <text:p>0.000119834184425</text:p>
              </table:table-cell>
              <table:table-cell office:value-type="float" office:value="0.00014751958488">
                <text:p>0.00014751958488</text:p>
              </table:table-cell>
              <table:table-cell office:value-type="float" office:value="0.00011349525335">
                <text:p>0.00011349525335</text:p>
              </table:table-cell>
              <table:table-cell office:value-type="float" office:value="0.00014087414368">
                <text:p>0.00014087414368</text:p>
              </table:table-cell>
              <table:table-cell office:value-type="float" office:value="0.00007679509551">
                <text:p>0.00007679509551</text:p>
              </table:table-cell>
              <table:table-cell office:value-type="float" office:value="0.00012539943569">
                <text:p>0.00012539943569</text:p>
              </table:table-cell>
              <table:table-cell office:value-type="float" office:value="0.00020293905436">
                <text:p>0.00020293905436</text:p>
              </table:table-cell>
              <table:table-cell office:value-type="float" office:value="0.00023585966232">
                <text:p>0.00023585966232</text:p>
              </table:table-cell>
              <table:table-cell office:value-type="float" office:value="0.000055672046855">
                <text:p>0.000055672046855</text:p>
              </table:table-cell>
              <table:table-cell office:value-type="float" office:value="0.00007524567415">
                <text:p>0.00007524567415</text:p>
              </table:table-cell>
              <table:table-cell office:value-type="float" office:value="0.00008990205412">
                <text:p>0.00008990205412</text:p>
              </table:table-cell>
              <table:table-cell office:value-type="float" office:value="0.0001308835332">
                <text:p>0.00013088353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0.00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Comparando Gráficos</text:p>
        </chart:title>
        <chart:subtitle svg:x="0cm" svg:y="0cm" chart:style-name="ch3">
          <text:p/>
        </chart:subtitle>
        <chart:legend chart:legend-position="end" svg:x="2.102cm" svg:y="1.113cm" style:legend-expansion="custom" svg:width="3.793cm" svg:height="2.682cm" style:legend-expansion-aspect-ratio="1.41424310216257" chart:style-name="ch4"/>
        <chart:plot-area chart:style-name="ch5" table:cell-range-address="'ProfBcast-MED'.B2:'ProfBcast-MED'.E3 'ProfBcast-MED'.H2:'ProfBcast-MED'.K3 'ProfBcast-MED'.N2:'ProfBcast-MED'.Q3 'ProfBcast-MED'.T2:'ProfBcast-MED'.W3 'Compara Gráficos'.Z3:'Compara Gráficos'.Z5 'MPIBcast-MIN'.B26:'MPIBcast-MIN'.E26 'MPIBcast-MIN'.H26:'MPIBcast-MIN'.K26 'MPIBcast-MIN'.N26:'MPIBcast-MIN'.Q26 'MPIBcast-MIN'.T26:'MPIBcast-MIN'.W26 'ProfBcast-MIN'.B26:'ProfBcast-MIN'.E26 'ProfBcast-MIN'.H26:'ProfBcast-MIN'.K26 'ProfBcast-MIN'.N26:'ProfBcast-MIN'.Q26 'ProfBcast-MIN'.T26:'ProfBcast-MIN'.W26 'Compara Gráficos'.Z6:'Compara Gráficos'.Z6 'ProfBcast-MED'.B26:'ProfBcast-MED'.E26 'ProfBcast-MED'.H26:'ProfBcast-MED'.K26 'ProfBcast-MED'.N26:'ProfBcast-MED'.Q26 'ProfBcast-MED'.T26:'ProfBcast-MED'.W26 'MPIBcast-MED'.B26:'MPIBcast-MED'.E26 'MPIBcast-MED'.H26:'MPIBcast-MED'.K26 'MPIBcast-MED'.N26:'MPIBcast-MED'.Q26 'MPIBcast-MED'.T26:'MPIBcast-MED'.W26" chart:data-source-has-labels="both" svg:x="0.467cm" svg:y="0.728cm" svg:width="13.123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058cm" svg:y="9.189cm" chart:style-name="ch7">
              <text:p>Experimento</text:p>
            </chart:title>
            <chart:categories table:cell-range-address="'ProfBcast-MED'.B2:'ProfBcast-MED'.E3 'ProfBcast-MED'.H2:'ProfBcast-MED'.K3 'ProfBcast-MED'.N2:'ProfBcast-MED'.Q3 'ProfBcast-MED'.T2:'ProfBcast-MED'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MPIBcast-MIN'.B26:'MPIBcast-MIN'.E26 'MPIBcast-MIN'.H26:'MPIBcast-MIN'.K26 'MPIBcast-MIN'.N26:'MPIBcast-MIN'.Q26 'MPIBcast-MIN'.T26:'MPIBcast-MIN'.W26" chart:label-cell-address="'Compara Gráficos'.Z3:'Compara Gráficos'.Z3" chart:class="chart:line">
            <chart:data-point chart:repeated="16"/>
          </chart:series>
          <chart:series chart:attached-axis="primary-y" chart:style-name="ch13" chart:values-cell-range-address="'ProfBcast-MIN'.B26:'ProfBcast-MIN'.E26 'ProfBcast-MIN'.H26:'ProfBcast-MIN'.K26 'ProfBcast-MIN'.N26:'ProfBcast-MIN'.Q26 'ProfBcast-MIN'.T26:'ProfBcast-MIN'.W26" chart:label-cell-address="'Compara Gráficos'.Z4:'Compara Gráficos'.Z4" chart:class="chart:line">
            <chart:data-point chart:repeated="16"/>
          </chart:series>
          <chart:series chart:attached-axis="primary-y" chart:style-name="ch14" chart:values-cell-range-address="'ProfBcast-MED'.B26:'ProfBcast-MED'.E26 'ProfBcast-MED'.H26:'ProfBcast-MED'.K26 'ProfBcast-MED'.N26:'ProfBcast-MED'.Q26 'ProfBcast-MED'.T26:'ProfBcast-MED'.W26" chart:label-cell-address="'Compara Gráficos'.Z6:'Compara Gráficos'.Z6" chart:class="chart:line">
            <chart:data-point chart:repeated="16"/>
          </chart:series>
          <chart:series chart:attached-axis="primary-y" chart:style-name="ch15" chart:values-cell-range-address="'MPIBcast-MED'.B26:'MPIBcast-MED'.E26 'MPIBcast-MED'.H26:'MPIBcast-MED'.K26 'MPIBcast-MED'.N26:'MPIBcast-MED'.Q26 'MPIBcast-MED'.T26:'MPIBcast-MED'.W26" chart:label-cell-address="'Compara Gráficos'.Z5:'Compara Gráficos'.Z5" chart:class="chart:line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ED'.B2:'ProfBcast-MED'.E3 'ProfBcast-MED'.H2:'ProfBcast-MED'.K3 'ProfBcast-MED'.N2:'ProfBcast-MED'.Q3 'ProfBcast-MED'.T2:'ProfBcast-MED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PIBcast-MIN</text:p>
                <draw:g>
                  <svg:desc>'Compara Gráficos'.Z3:'Compara Gráficos'.Z3</svg:desc>
                </draw:g>
              </table:table-cell>
              <table:table-cell office:value-type="float" office:value="0.00007712235575">
                <text:p>0.00007712235575</text:p>
                <draw:g>
                  <svg:desc>'MPIBcast-MIN'.B26:'MPIBcast-MIN'.E26 'MPIBcast-MIN'.H26:'MPIBcast-MIN'.K26 'MPIBcast-MIN'.N26:'MPIBcast-MIN'.Q26 'MPIBcast-MIN'.T26:'MPIBcast-MIN'.W26</svg:desc>
                </draw:g>
              </table:table-cell>
              <table:table-cell office:value-type="float" office:value="0.0000597700132">
                <text:p>0.0000597700132</text:p>
              </table:table-cell>
              <table:table-cell office:value-type="float" office:value="0.0000925600358">
                <text:p>0.0000925600358</text:p>
              </table:table-cell>
              <table:table-cell office:value-type="float" office:value="0.0001389503088">
                <text:p>0.0001389503088</text:p>
              </table:table-cell>
              <table:table-cell office:value-type="float" office:value="0.00009490333725">
                <text:p>0.00009490333725</text:p>
              </table:table-cell>
              <table:table-cell office:value-type="float" office:value="0.0001232762849">
                <text:p>0.0001232762849</text:p>
              </table:table-cell>
              <table:table-cell office:value-type="float" office:value="0.0000686899054">
                <text:p>0.0000686899054</text:p>
              </table:table-cell>
              <table:table-cell office:value-type="float" office:value="0.0001094743008">
                <text:p>0.0001094743008</text:p>
              </table:table-cell>
              <table:table-cell office:value-type="float" office:value="0.0000514564103">
                <text:p>0.0000514564103</text:p>
              </table:table-cell>
              <table:table-cell office:value-type="float" office:value="0.0000600280249">
                <text:p>0.0000600280249</text:p>
              </table:table-cell>
              <table:table-cell office:value-type="float" office:value="0.000134167025">
                <text:p>0.000134167025</text:p>
              </table:table-cell>
              <table:table-cell office:value-type="float" office:value="0.0002001639132">
                <text:p>0.0002001639132</text:p>
              </table:table-cell>
              <table:table-cell office:value-type="float" office:value="0.00003951145895">
                <text:p>0.00003951145895</text:p>
              </table:table-cell>
              <table:table-cell office:value-type="float" office:value="0.0000510188963">
                <text:p>0.0000510188963</text:p>
              </table:table-cell>
              <table:table-cell office:value-type="float" office:value="0.0000681748836">
                <text:p>0.0000681748836</text:p>
              </table:table-cell>
              <table:table-cell office:value-type="float" office:value="0.000089907844">
                <text:p>0.000089907844</text:p>
              </table:table-cell>
            </table:table-row>
            <table:table-row>
              <table:table-cell office:value-type="string">
                <text:p>ProfBcast-MIN</text:p>
                <draw:g>
                  <svg:desc>'Compara Gráficos'.Z4:'Compara Gráficos'.Z4</svg:desc>
                </draw:g>
              </table:table-cell>
              <table:table-cell office:value-type="float" office:value="0.0000739561737">
                <text:p>0.0000739561737</text:p>
                <draw:g>
                  <svg:desc>'ProfBcast-MIN'.B26:'ProfBcast-MIN'.E26 'ProfBcast-MIN'.H26:'ProfBcast-MIN'.K26 'ProfBcast-MIN'.N26:'ProfBcast-MIN'.Q26 'ProfBcast-MIN'.T26:'ProfBcast-MIN'.W26</svg:desc>
                </draw:g>
              </table:table-cell>
              <table:table-cell office:value-type="float" office:value="0.0000785582076">
                <text:p>0.0000785582076</text:p>
              </table:table-cell>
              <table:table-cell office:value-type="float" office:value="0.0000939611416">
                <text:p>0.0000939611416</text:p>
              </table:table-cell>
              <table:table-cell office:value-type="float" office:value="0.0001032416364">
                <text:p>0.0001032416364</text:p>
              </table:table-cell>
              <table:table-cell office:value-type="float" office:value="0.0000481648769">
                <text:p>0.0000481648769</text:p>
              </table:table-cell>
              <table:table-cell office:value-type="float" office:value="0.000075448324">
                <text:p>0.000075448324</text:p>
              </table:table-cell>
              <table:table-cell office:value-type="float" office:value="0.0000740549126">
                <text:p>0.0000740549126</text:p>
              </table:table-cell>
              <table:table-cell office:value-type="float" office:value="0.0001138328744">
                <text:p>0.0001138328744</text:p>
              </table:table-cell>
              <table:table-cell office:value-type="float" office:value="0.0000543273947">
                <text:p>0.0000543273947</text:p>
              </table:table-cell>
              <table:table-cell office:value-type="float" office:value="0.0000669650472">
                <text:p>0.0000669650472</text:p>
              </table:table-cell>
              <table:table-cell office:value-type="float" office:value="0.0000595717232">
                <text:p>0.0000595717232</text:p>
              </table:table-cell>
              <table:table-cell office:value-type="float" office:value="0.0004770769328">
                <text:p>0.0004770769328</text:p>
              </table:table-cell>
              <table:table-cell office:value-type="float" office:value="0.00002297772805">
                <text:p>0.00002297772805</text:p>
              </table:table-cell>
              <table:table-cell office:value-type="float" office:value="0.000035678125">
                <text:p>0.000035678125</text:p>
              </table:table-cell>
              <table:table-cell office:value-type="float" office:value="0.000050194826">
                <text:p>0.000050194826</text:p>
              </table:table-cell>
              <table:table-cell office:value-type="float" office:value="0.0021914453872">
                <text:p>0.0021914453872</text:p>
              </table:table-cell>
            </table:table-row>
            <table:table-row>
              <table:table-cell office:value-type="string">
                <text:p>ProfBcast-MED</text:p>
                <draw:g>
                  <svg:desc>'Compara Gráficos'.Z6:'Compara Gráficos'.Z6</svg:desc>
                </draw:g>
              </table:table-cell>
              <table:table-cell office:value-type="float" office:value="0.000086349513645">
                <text:p>0.000086349513645</text:p>
                <draw:g>
                  <svg:desc>'ProfBcast-MED'.B26:'ProfBcast-MED'.E26 'ProfBcast-MED'.H26:'ProfBcast-MED'.K26 'ProfBcast-MED'.N26:'ProfBcast-MED'.Q26 'ProfBcast-MED'.T26:'ProfBcast-MED'.W26</svg:desc>
                </draw:g>
              </table:table-cell>
              <table:table-cell office:value-type="float" office:value="0.00009344915064">
                <text:p>0.00009344915064</text:p>
              </table:table-cell>
              <table:table-cell office:value-type="float" office:value="0.00010568940538">
                <text:p>0.00010568940538</text:p>
              </table:table-cell>
              <table:table-cell office:value-type="float" office:value="0.0001410111221">
                <text:p>0.0001410111221</text:p>
              </table:table-cell>
              <table:table-cell office:value-type="float" office:value="0.00007137020578">
                <text:p>0.00007137020578</text:p>
              </table:table-cell>
              <table:table-cell office:value-type="float" office:value="0.00010751105014">
                <text:p>0.00010751105014</text:p>
              </table:table-cell>
              <table:table-cell office:value-type="float" office:value="0.00013093868617">
                <text:p>0.00013093868617</text:p>
              </table:table-cell>
              <table:table-cell office:value-type="float" office:value="0.00014400725448">
                <text:p>0.00014400725448</text:p>
              </table:table-cell>
              <table:table-cell office:value-type="float" office:value="0.00006949819498">
                <text:p>0.00006949819498</text:p>
              </table:table-cell>
              <table:table-cell office:value-type="float" office:value="0.000114898658985">
                <text:p>0.000114898658985</text:p>
              </table:table-cell>
              <table:table-cell office:value-type="float" office:value="0.00014698218087">
                <text:p>0.00014698218087</text:p>
              </table:table-cell>
              <table:table-cell office:value-type="float" office:value="0.0004988705102">
                <text:p>0.0004988705102</text:p>
              </table:table-cell>
              <table:table-cell office:value-type="float" office:value="0.00003817871188">
                <text:p>0.00003817871188</text:p>
              </table:table-cell>
              <table:table-cell office:value-type="float" office:value="0.000048281177575">
                <text:p>0.000048281177575</text:p>
              </table:table-cell>
              <table:table-cell office:value-type="float" office:value="0.00007034837915">
                <text:p>0.00007034837915</text:p>
              </table:table-cell>
              <table:table-cell office:value-type="float" office:value="0.00230738299562">
                <text:p>0.00230738299562</text:p>
              </table:table-cell>
            </table:table-row>
            <table:table-row>
              <table:table-cell office:value-type="string">
                <text:p>MPIBcast-MED</text:p>
                <draw:g>
                  <svg:desc>'Compara Gráficos'.Z5:'Compara Gráficos'.Z5</svg:desc>
                </draw:g>
              </table:table-cell>
              <table:table-cell office:value-type="float" office:value="0.0000854458873875">
                <text:p>0.0000854458873875</text:p>
                <draw:g>
                  <svg:desc>'MPIBcast-MED'.B26:'MPIBcast-MED'.E26 'MPIBcast-MED'.H26:'MPIBcast-MED'.K26 'MPIBcast-MED'.N26:'MPIBcast-MED'.Q26 'MPIBcast-MED'.T26:'MPIBcast-MED'.W26</svg:desc>
                </draw:g>
              </table:table-cell>
              <table:table-cell office:value-type="float" office:value="0.000110954261675">
                <text:p>0.000110954261675</text:p>
              </table:table-cell>
              <table:table-cell office:value-type="float" office:value="0.00010116336583">
                <text:p>0.00010116336583</text:p>
              </table:table-cell>
              <table:table-cell office:value-type="float" office:value="0.00015069991212">
                <text:p>0.00015069991212</text:p>
              </table:table-cell>
              <table:table-cell office:value-type="float" office:value="0.000119834184425">
                <text:p>0.000119834184425</text:p>
              </table:table-cell>
              <table:table-cell office:value-type="float" office:value="0.00014751958488">
                <text:p>0.00014751958488</text:p>
              </table:table-cell>
              <table:table-cell office:value-type="float" office:value="0.00011349525335">
                <text:p>0.00011349525335</text:p>
              </table:table-cell>
              <table:table-cell office:value-type="float" office:value="0.00014087414368">
                <text:p>0.00014087414368</text:p>
              </table:table-cell>
              <table:table-cell office:value-type="float" office:value="0.00007679509551">
                <text:p>0.00007679509551</text:p>
              </table:table-cell>
              <table:table-cell office:value-type="float" office:value="0.00012539943569">
                <text:p>0.00012539943569</text:p>
              </table:table-cell>
              <table:table-cell office:value-type="float" office:value="0.00020293905436">
                <text:p>0.00020293905436</text:p>
              </table:table-cell>
              <table:table-cell office:value-type="float" office:value="0.00023585966232">
                <text:p>0.00023585966232</text:p>
              </table:table-cell>
              <table:table-cell office:value-type="float" office:value="0.000055672046855">
                <text:p>0.000055672046855</text:p>
              </table:table-cell>
              <table:table-cell office:value-type="float" office:value="0.00007524567415">
                <text:p>0.00007524567415</text:p>
              </table:table-cell>
              <table:table-cell office:value-type="float" office:value="0.00008990205412">
                <text:p>0.00008990205412</text:p>
              </table:table-cell>
              <table:table-cell office:value-type="float" office:value="0.0001308835332">
                <text:p>0.000130883533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